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337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4.092cm"/>
    </style:style>
    <style:style style:name="co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4.175cm"/>
    </style:style>
    <style:style style:name="co10" style:family="table-column">
      <style:table-column-properties fo:break-before="auto" style:column-width="3.221cm"/>
    </style:style>
    <style:style style:name="co11" style:family="table-column">
      <style:table-column-properties fo:break-before="auto" style:column-width="3.33cm"/>
    </style:style>
    <style:style style:name="co12" style:family="table-column">
      <style:table-column-properties fo:break-before="auto" style:column-width="8.042cm"/>
    </style:style>
    <style:style style:name="co13" style:family="table-column">
      <style:table-column-properties fo:break-before="auto" style:column-width="6.287cm"/>
    </style:style>
    <style:style style:name="co14" style:family="table-column">
      <style:table-column-properties fo:break-before="auto" style:column-width="5.389cm"/>
    </style:style>
    <style:style style:name="co15" style:family="table-column">
      <style:table-column-properties fo:break-before="auto" style:column-width="6.382cm"/>
    </style:style>
    <style:style style:name="co16" style:family="table-column">
      <style:table-column-properties fo:break-before="auto" style:column-width="5.644cm"/>
    </style:style>
    <style:style style:name="co17" style:family="table-column">
      <style:table-column-properties fo:break-before="auto" style:column-width="5.073cm"/>
    </style:style>
    <style:style style:name="co18" style:family="table-column">
      <style:table-column-properties fo:break-before="auto" style:column-width="5.613cm"/>
    </style:style>
    <style:style style:name="co19" style:family="table-column">
      <style:table-column-properties fo:break-before="auto" style:column-width="5.808cm"/>
    </style:style>
    <style:style style:name="co20" style:family="table-column">
      <style:table-column-properties fo:break-before="auto" style:column-width="6.299cm"/>
    </style:style>
    <style:style style:name="co21" style:family="table-column">
      <style:table-column-properties fo:break-before="auto" style:column-width="6.189cm"/>
    </style:style>
    <style:style style:name="co22" style:family="table-column">
      <style:table-column-properties fo:break-before="auto" style:column-width="5.427cm"/>
    </style:style>
    <style:style style:name="co23" style:family="table-column">
      <style:table-column-properties fo:break-before="auto" style:column-width="6.354cm"/>
    </style:style>
    <style:style style:name="co24" style:family="table-column">
      <style:table-column-properties fo:break-before="auto" style:column-width="5.165cm"/>
    </style:style>
    <style:style style:name="co25" style:family="table-column">
      <style:table-column-properties fo:break-before="auto" style:column-width="5.325cm"/>
    </style:style>
    <style:style style:name="co26" style:family="table-column">
      <style:table-column-properties fo:break-before="auto" style:column-width="5.965cm"/>
    </style:style>
    <style:style style:name="co27" style:family="table-column">
      <style:table-column-properties fo:break-before="auto" style:column-width="5.581cm"/>
    </style:style>
    <style:style style:name="co28" style:family="table-column">
      <style:table-column-properties fo:break-before="auto" style:column-width="7.472cm"/>
    </style:style>
    <style:style style:name="co29" style:family="table-column">
      <style:table-column-properties fo:break-before="auto" style:column-width="6.029cm"/>
    </style:style>
    <style:style style:name="co30" style:family="table-column">
      <style:table-column-properties fo:break-before="auto" style:column-width="5.549cm"/>
    </style:style>
    <style:style style:name="co31" style:family="table-column">
      <style:table-column-properties fo:break-before="auto" style:column-width="5.004cm"/>
    </style:style>
    <style:style style:name="co32" style:family="table-column">
      <style:table-column-properties fo:break-before="auto" style:column-width="2.826cm"/>
    </style:style>
    <style:style style:name="co38" style:family="table-column">
      <style:table-column-properties fo:break-before="auto" style:column-width="6.735cm"/>
    </style:style>
    <style:style style:name="co39" style:family="table-column">
      <style:table-column-properties fo:break-before="auto" style:column-width="1.506cm"/>
    </style:style>
    <style:style style:name="co40" style:family="table-column">
      <style:table-column-properties fo:break-before="auto" style:column-width="7.407cm"/>
    </style:style>
    <style:style style:name="co41" style:family="table-column">
      <style:table-column-properties fo:break-before="auto" style:column-width="5.292cm"/>
    </style:style>
    <style:style style:name="co42" style:family="table-column">
      <style:table-column-properties fo:break-before="auto" style:column-width="6.408cm"/>
    </style:style>
    <style:style style:name="co43" style:family="table-column">
      <style:table-column-properties fo:break-before="auto" style:column-width="5.89cm"/>
    </style:style>
    <style:style style:name="co44" style:family="table-column">
      <style:table-column-properties fo:break-before="auto" style:column-width="5.237cm"/>
    </style:style>
    <style:style style:name="co45" style:family="table-column">
      <style:table-column-properties fo:break-before="auto" style:column-width="6.073cm"/>
    </style:style>
    <style:style style:name="co46" style:family="table-column">
      <style:table-column-properties fo:break-before="auto" style:column-width="2.649cm"/>
    </style:style>
    <style:style style:name="co47" style:family="table-column">
      <style:table-column-properties fo:break-before="auto" style:column-width="6.489cm"/>
    </style:style>
    <style:style style:name="co48" style:family="table-column">
      <style:table-column-properties fo:break-before="auto" style:column-width="3.556cm"/>
    </style:style>
    <style:style style:name="co49" style:family="table-column">
      <style:table-column-properties fo:break-before="auto" style:column-width="3.524cm"/>
    </style:style>
    <style:style style:name="co50" style:family="table-column">
      <style:table-column-properties fo:break-before="auto" style:column-width="3.074cm"/>
    </style:style>
    <style:style style:name="co51" style:family="table-column">
      <style:table-column-properties fo:break-before="auto" style:column-width="3.427cm"/>
    </style:style>
    <style:style style:name="co52" style:family="table-column">
      <style:table-column-properties fo:break-before="auto" style:column-width="6.971cm"/>
    </style:style>
    <style:style style:name="co53" style:family="table-column">
      <style:table-column-properties fo:break-before="auto" style:column-width="6.018cm"/>
    </style:style>
    <style:style style:name="co54" style:family="table-column">
      <style:table-column-properties fo:break-before="auto" style:column-width="2.84cm"/>
    </style:style>
    <style:style style:name="co55" style:family="table-column">
      <style:table-column-properties fo:break-before="auto" style:column-width="6.59cm"/>
    </style:style>
    <style:style style:name="co56" style:family="table-column">
      <style:table-column-properties fo:break-before="auto" style:column-width="3.03cm"/>
    </style:style>
    <style:style style:name="co57" style:family="table-column">
      <style:table-column-properties fo:break-before="auto" style:column-width="8.114cm"/>
    </style:style>
    <style:style style:name="co58" style:family="table-column">
      <style:table-column-properties fo:break-before="auto" style:column-width="2.187cm"/>
    </style:style>
    <style:style style:name="co59" style:family="table-column">
      <style:table-column-properties fo:break-before="auto" style:column-width="6.87cm"/>
    </style:style>
    <style:style style:name="co60" style:family="table-column">
      <style:table-column-properties fo:break-before="auto" style:column-width="10.1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04"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order="none"/>
      <style:text-properties style:text-position="" style:text-underline-style="none" fo:font-weight="bold" style:font-weight-asian="bold" style:font-weight-complex="bold"/>
    </style:style>
    <style:style style:name="ce12" style:family="table-cell" style:parent-style-name="Default" style:data-style-name="N104">
      <style:text-properties style:text-position="" fo:font-weight="normal" style:font-weight-asian="normal" style:font-weight-complex="normal"/>
    </style:style>
    <style:style style:name="ce13" style:family="table-cell" style:parent-style-name="Default" style:data-style-name="N104">
      <style:table-cell-properties fo:border="none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style:text-position="" fo:font-style="normal" style:font-style-asian="normal" style:font-style-complex="normal"/>
    </style:style>
    <style:style style:name="ce4" style:family="table-cell" style:parent-style-name="Default">
      <style:text-properties style:text-position="" fo:font-weight="normal" style:font-weight-asian="normal" style:font-weight-complex="normal"/>
    </style:style>
    <style:style style:name="ce5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="none"/>
      <style:text-properties style:text-position=""/>
    </style:style>
    <style:style style:name="ce7" style:family="table-cell" style:parent-style-name="Default">
      <style:table-cell-properties fo:border="none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04">
      <style:text-properties style:text-position=""/>
    </style:style>
    <style:style style:name="ce9" style:family="table-cell" style:parent-style-name="Default" style:data-style-name="N104">
      <style:table-cell-properties fo:border="none"/>
      <style:text-properties style:text-position=""/>
    </style:style>
    <style:style style:name="ce14" style:family="table-cell" style:parent-style-name="Default">
      <style:text-properties style:text-position="" fo:font-style="normal" style:font-style-asian="normal" style:font-style-complex="normal"/>
    </style:style>
    <style:style style:name="ce15" style:family="table-cell" style:parent-style-name="Default" style:data-style-name="N104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0">
      <style:table-cell-properties fo:border="none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0">
      <style:text-properties style:text-position=""/>
    </style:style>
    <style:style style:name="ce18" style:family="table-cell" style:parent-style-name="Default" style:data-style-name="N0">
      <style:table-cell-properties fo:border="none"/>
      <style:text-properties style:text-position=""/>
    </style:style>
    <style:style style:name="ce19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0">
      <style:text-properties style:text-position=""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none"/>
      <style:text-properties style:text-position="" style:text-underline-style="none" fo:font-weight="bold" style:font-weight-asian="bold" style:font-weight-complex="bold"/>
    </style:style>
    <style:style style:name="ce22" style:family="table-cell" style:parent-style-name="Default" style:data-style-name="N0">
      <style:table-cell-properties fo:border="none"/>
      <style:text-properties style:text-position="" fo:font-weight="normal" style:font-weight-asian="normal" style:font-weight-complex="normal"/>
    </style:style>
    <style:style style:name="ce23" style:family="table-cell" style:parent-style-name="Default" style:data-style-name="N0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5" style:family="table-cell" style:parent-style-name="Default" style:data-style-name="N104"/>
    <style:style style:name="ce36" style:family="table-cell" style:parent-style-name="Default" style:data-style-name="N104">
      <style:table-cell-properties fo:border="none"/>
    </style:style>
    <style:style style:name="ce37" style:family="table-cell" style:parent-style-name="Default" style:data-style-name="N104"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none"/>
      <style:text-properties style:text-underline-style="none" fo:font-weight="bold" style:font-weight-asian="bold" style:font-weight-complex="bold"/>
    </style:style>
    <style:style style:name="ce39" style:family="table-cell" style:parent-style-name="Default" style:data-style-name="N104">
      <style:text-properties fo:font-weight="normal" style:font-weight-asian="normal" style:font-weight-complex="normal"/>
    </style:style>
    <style:style style:name="ce40" style:family="table-cell" style:parent-style-name="Default" style:data-style-name="N104">
      <style:table-cell-properties fo:border="none"/>
      <style:text-properties fo:font-weight="bold" style:font-weight-asian="bold" style:font-weight-complex="bold"/>
    </style:style>
    <style:style style:name="ce41" style:family="table-cell" style:parent-style-name="Default">
      <style:text-properties fo:font-style="normal" style:font-style-asian="normal" style:font-style-complex="normal"/>
    </style:style>
    <style:style style:name="ce42" style:family="table-cell" style:parent-style-name="Default" style:data-style-name="N104"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44" style:family="table-cell" style:parent-style-name="Default" style:data-style-name="N0"/>
    <style:style style:name="ce45" style:family="table-cell" style:parent-style-name="Default" style:data-style-name="N0">
      <style:table-cell-properties fo:border="none"/>
    </style:style>
    <style:style style:name="ce46" style:family="table-cell" style:parent-style-name="Default" style:data-style-name="N0">
      <style:text-properties fo:font-weight="bold" style:font-weight-asian="bold" style:font-weight-complex="bold"/>
    </style:style>
    <style:style style:name="ce47" style:family="table-cell" style:parent-style-name="Default" style:data-style-name="N0">
      <style:text-properties fo:font-weight="normal" style:font-weight-asian="normal" style:font-weight-complex="normal"/>
    </style:style>
    <style:style style:name="ce48" style:family="table-cell" style:parent-style-name="Default" style:data-style-name="N0">
      <style:table-cell-properties fo:border="none"/>
      <style:text-properties style:text-underline-style="none" fo:font-weight="bold" style:font-weight-asian="bold" style:font-weight-complex="bold"/>
    </style:style>
    <style:style style:name="ce49" style:family="table-cell" style:parent-style-name="Default" style:data-style-name="N0">
      <style:table-cell-properties fo:border="none"/>
      <style:text-properties fo:font-weight="normal" style:font-weight-asian="normal" style:font-weight-complex="normal"/>
    </style:style>
    <style:style style:name="ce50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publica_ordinari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Formación Política</text:p>
          </table:table-cell>
          <table:table-cell table:style-name="ce1" office:value-type="string" calcext:value-type="string">
            <text:p>Origen</text:p>
          </table:table-cell>
          <table:table-cell table:style-name="ce1" office:value-type="string" calcext:value-type="string">
            <text:p>Fuent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Subvención Estatal</text:p>
          </table:table-cell>
          <table:table-cell table:style-name="ce1" office:value-type="string" calcext:value-type="string">
            <text:p>Gobiernos Autonómicos</text:p>
          </table:table-cell>
          <table:table-cell table:style-name="ce1" office:value-type="string" calcext:value-type="string">
            <text:p>Cortes Generales</text:p>
          </table:table-cell>
          <table:table-cell table:style-name="ce1" office:value-type="string" calcext:value-type="string">
            <text:p>Asambleas Legislativas Autonómicas y Ciudades Autónomas</text:p>
          </table:table-cell>
          <table:table-cell table:style-name="ce11" office:value-type="string" calcext:value-type="string">
            <text:p>Entidades Locales</text:p>
          </table:table-cell>
          <table:table-cell table:style-name="ce1" office:value-type="string" calcext:value-type="string">
            <text:p>Total</text:p>
          </table:table-cell>
          <table:table-cell table:number-columns-repeated="101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Partido Popula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33190065.69" calcext:value-type="currency">
            <text:p>33.190.065,69 €</text:p>
          </table:table-cell>
          <table:table-cell table:style-name="ce8" office:value-type="currency" office:currency="EUR" office:value="1825893.98" calcext:value-type="currency">
            <text:p>1.825.893,98 €</text:p>
          </table:table-cell>
          <table:table-cell table:style-name="ce8" office:value-type="currency" office:currency="EUR" office:value="7709805.17" calcext:value-type="currency">
            <text:p>7.709.805,17 €</text:p>
          </table:table-cell>
          <table:table-cell table:style-name="ce8" office:value-type="currency" office:currency="EUR" office:value="22754635.18" calcext:value-type="currency">
            <text:p>22.754.635,18 €</text:p>
          </table:table-cell>
          <table:table-cell table:style-name="ce8" office:value-type="currency" office:currency="EUR" office:value="17967298.53" calcext:value-type="currency">
            <text:p>17.967.298,53 €</text:p>
          </table:table-cell>
          <table:table-cell table:style-name="ce13" table:formula="of:=SUM([.F2:.J2])" office:value-type="currency" office:currency="EUR" office:value="83447698.55" calcext:value-type="currency">
            <text:p>83.447.698,55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Partido Socialista Obrero Español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18422695.51" calcext:value-type="currency">
            <text:p>18.422.695,51 €</text:p>
          </table:table-cell>
          <table:table-cell table:style-name="ce8" office:value-type="currency" office:currency="EUR" office:value="2279522.5" calcext:value-type="currency">
            <text:p>2.279.522,50 €</text:p>
          </table:table-cell>
          <table:table-cell table:style-name="ce8" office:value-type="currency" office:currency="EUR" office:value="4151412.16" calcext:value-type="currency">
            <text:p>4.151.412,16 €</text:p>
          </table:table-cell>
          <table:table-cell table:style-name="ce8" office:value-type="currency" office:currency="EUR" office:value="16676854.93" calcext:value-type="currency">
            <text:p>16.676.854,93 €</text:p>
          </table:table-cell>
          <table:table-cell table:style-name="ce8" office:value-type="currency" office:currency="EUR" office:value="13027063.89" calcext:value-type="currency">
            <text:p>13.027.063,89 €</text:p>
          </table:table-cell>
          <table:table-cell table:style-name="ce13" table:formula="of:=SUM([.F3:.J3])" office:value-type="currency" office:currency="EUR" office:value="54557548.99" calcext:value-type="currency">
            <text:p>54.557.548,99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Izquierda Unid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3107791.43" calcext:value-type="currency">
            <text:p>3.107.791,43 €</text:p>
          </table:table-cell>
          <table:table-cell table:style-name="ce8" office:value-type="currency" office:currency="EUR" office:value="106379.15" calcext:value-type="currency">
            <text:p>106.379,15 €</text:p>
          </table:table-cell>
          <table:table-cell table:style-name="ce8"/>
          <table:table-cell table:style-name="ce8" office:value-type="currency" office:currency="EUR" office:value="3870277.42" calcext:value-type="currency">
            <text:p>3.870.277,42 €</text:p>
          </table:table-cell>
          <table:table-cell table:style-name="ce8" office:value-type="currency" office:currency="EUR" office:value="2786276.36" calcext:value-type="currency">
            <text:p>2.786.276,36 €</text:p>
          </table:table-cell>
          <table:table-cell table:style-name="ce13" table:formula="of:=SUM([.F4:.J4])" office:value-type="currency" office:currency="EUR" office:value="9870724.36" calcext:value-type="currency">
            <text:p>9.870.724,36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Convergencia i Unió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150134.13" calcext:value-type="currency">
            <text:p>150.134,13 €</text:p>
          </table:table-cell>
          <table:table-cell table:style-name="ce8"/>
          <table:table-cell table:style-name="ce8" office:value-type="currency" office:currency="EUR" office:value="1113746.92" calcext:value-type="currency">
            <text:p>1.113.746,92 €</text:p>
          </table:table-cell>
          <table:table-cell table:style-name="ce8" office:value-type="currency" office:currency="EUR" office:value="5264942.6" calcext:value-type="currency">
            <text:p>5.264.942,60 €</text:p>
          </table:table-cell>
          <table:table-cell table:style-name="ce8" office:value-type="currency" office:currency="EUR" office:value="2476594.48" calcext:value-type="currency">
            <text:p>2.476.594,48 €</text:p>
          </table:table-cell>
          <table:table-cell table:style-name="ce13" table:formula="of:=SUM([.F5:.J5])" office:value-type="currency" office:currency="EUR" office:value="9005418.13" calcext:value-type="currency">
            <text:p>9.005.418,13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Partit dels Socialistes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2757699.23" calcext:value-type="currency">
            <text:p>2.757.699,23 €</text:p>
          </table:table-cell>
          <table:table-cell table:style-name="ce8" table:number-columns-repeated="2"/>
          <table:table-cell table:style-name="ce8" office:value-type="currency" office:currency="EUR" office:value="2572846.02" calcext:value-type="currency">
            <text:p>2.572.846,02 €</text:p>
          </table:table-cell>
          <table:table-cell table:style-name="ce8" office:value-type="currency" office:currency="EUR" office:value="3095054.23" calcext:value-type="currency">
            <text:p>3.095.054,23 €</text:p>
          </table:table-cell>
          <table:table-cell table:style-name="ce13" table:formula="of:=SUM([.F6:.J6])" office:value-type="currency" office:currency="EUR" office:value="8425599.48" calcext:value-type="currency">
            <text:p>8.425.599,48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Partido Nacionalista Vasc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974625.62" calcext:value-type="currency">
            <text:p>974.625,62 €</text:p>
          </table:table-cell>
          <table:table-cell table:style-name="ce8" office:value-type="currency" office:currency="EUR" office:value="2250184.28" calcext:value-type="currency">
            <text:p>2.250.184,28 €</text:p>
          </table:table-cell>
          <table:table-cell table:style-name="ce8" office:value-type="currency" office:currency="EUR" office:value="734031.33" calcext:value-type="currency">
            <text:p>734.031,33 €</text:p>
          </table:table-cell>
          <table:table-cell table:style-name="ce8" office:value-type="currency" office:currency="EUR" office:value="1126733.92" calcext:value-type="currency">
            <text:p>1.126.733,92 €</text:p>
          </table:table-cell>
          <table:table-cell table:style-name="ce8" office:value-type="currency" office:currency="EUR" office:value="2557572.88" calcext:value-type="currency">
            <text:p>2.557.572,88 €</text:p>
          </table:table-cell>
          <table:table-cell table:style-name="ce13" table:formula="of:=SUM([.F7:.J7])" office:value-type="currency" office:currency="EUR" office:value="7643148.03" calcext:value-type="currency">
            <text:p>7.643.148,03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Otras formacione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table:number-columns-repeated="4"/>
          <table:table-cell table:style-name="ce8" office:value-type="currency" office:currency="EUR" office:value="6176513.15" calcext:value-type="currency">
            <text:p>6.176.513,15 €</text:p>
          </table:table-cell>
          <table:table-cell table:style-name="ce13" table:formula="of:=SUM([.F8:.J8])" office:value-type="currency" office:currency="EUR" office:value="6176513.15" calcext:value-type="currency">
            <text:p>6.176.513,15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Unión Progreso y Democrac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2602741.15" calcext:value-type="currency">
            <text:p>2.602.741,15 €</text:p>
          </table:table-cell>
          <table:table-cell table:style-name="ce8" office:value-type="currency" office:currency="EUR" office:value="47589.56" calcext:value-type="currency">
            <text:p>47.589,56 €</text:p>
          </table:table-cell>
          <table:table-cell table:style-name="ce8" office:value-type="currency" office:currency="EUR" office:value="442058.91" calcext:value-type="currency">
            <text:p>442.058,91 €</text:p>
          </table:table-cell>
          <table:table-cell table:style-name="ce8" office:value-type="currency" office:currency="EUR" office:value="828703.46" calcext:value-type="currency">
            <text:p>828.703,46 €</text:p>
          </table:table-cell>
          <table:table-cell table:style-name="ce8" office:value-type="currency" office:currency="EUR" office:value="341592.75" calcext:value-type="currency">
            <text:p>341.592,75 €</text:p>
          </table:table-cell>
          <table:table-cell table:style-name="ce13" table:formula="of:=SUM([.F9:.J9])" office:value-type="currency" office:currency="EUR" office:value="4262685.83" calcext:value-type="currency">
            <text:p>4.262.685,83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Otras formaciones con representación parlamentar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table:number-columns-repeated="3"/>
          <table:table-cell table:style-name="ce8" office:value-type="currency" office:currency="EUR" office:value="3669516.89" calcext:value-type="currency">
            <text:p>3.669.516,89 €</text:p>
          </table:table-cell>
          <table:table-cell table:style-name="ce8"/>
          <table:table-cell table:style-name="ce13" table:formula="of:=SUM([.F10:.J10])" office:value-type="currency" office:currency="EUR" office:value="3669516.89" calcext:value-type="currency">
            <text:p>3.669.516,89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Iniciativa per Catalunya-Verd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754885.45" calcext:value-type="currency">
            <text:p>754.885,45 €</text:p>
          </table:table-cell>
          <table:table-cell table:style-name="ce8" table:number-columns-repeated="2"/>
          <table:table-cell table:style-name="ce8" office:value-type="currency" office:currency="EUR" office:value="1175625.97" calcext:value-type="currency">
            <text:p>1.175.625,97 €</text:p>
          </table:table-cell>
          <table:table-cell table:style-name="ce8" office:value-type="currency" office:currency="EUR" office:value="1323460.89" calcext:value-type="currency">
            <text:p>1.323.460,89 €</text:p>
          </table:table-cell>
          <table:table-cell table:style-name="ce13" table:formula="of:=SUM([.F11:.J11])" office:value-type="currency" office:currency="EUR" office:value="3253972.31" calcext:value-type="currency">
            <text:p>3.253.972,31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Esquerra Republican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708825.87" calcext:value-type="currency">
            <text:p>708.825,87 €</text:p>
          </table:table-cell>
          <table:table-cell table:style-name="ce8" table:number-columns-repeated="2"/>
          <table:table-cell table:style-name="ce8" office:value-type="currency" office:currency="EUR" office:value="1206593.71" calcext:value-type="currency">
            <text:p>1.206.593,71 €</text:p>
          </table:table-cell>
          <table:table-cell table:style-name="ce8" office:value-type="currency" office:currency="EUR" office:value="783698.13" calcext:value-type="currency">
            <text:p>783.698,13 €</text:p>
          </table:table-cell>
          <table:table-cell table:style-name="ce13" table:formula="of:=SUM([.F12:.J12])" office:value-type="currency" office:currency="EUR" office:value="2699117.71" calcext:value-type="currency">
            <text:p>2.699.117,71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Convergencia Democrátic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2193512.32" calcext:value-type="currency">
            <text:p>2.193.512,32 €</text:p>
          </table:table-cell>
          <table:table-cell table:style-name="ce8" table:number-columns-repeated="3"/>
          <table:table-cell table:style-name="ce8" office:value-type="currency" office:currency="EUR" office:value="178315.82" calcext:value-type="currency">
            <text:p>178.315,82 €</text:p>
          </table:table-cell>
          <table:table-cell table:style-name="ce13" table:formula="of:=SUM([.F13:.J13])" office:value-type="currency" office:currency="EUR" office:value="2371828.14" calcext:value-type="currency">
            <text:p>2.371.828,14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Coalición Canar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262933.75" calcext:value-type="currency">
            <text:p>262.933,75 €</text:p>
          </table:table-cell>
          <table:table-cell table:style-name="ce8" table:number-columns-repeated="2"/>
          <table:table-cell table:style-name="ce8" office:value-type="currency" office:currency="EUR" office:value="714600" calcext:value-type="currency">
            <text:p>714.600,00 €</text:p>
          </table:table-cell>
          <table:table-cell table:style-name="ce8" office:value-type="currency" office:currency="EUR" office:value="882149.23" calcext:value-type="currency">
            <text:p>882.149,23 €</text:p>
          </table:table-cell>
          <table:table-cell table:style-name="ce13" table:formula="of:=SUM([.F14:.J14])" office:value-type="currency" office:currency="EUR" office:value="1859682.98" calcext:value-type="currency">
            <text:p>1.859.682,98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Bloque Nacionalista Galeg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497827.3" calcext:value-type="currency">
            <text:p>497.827,30 €</text:p>
          </table:table-cell>
          <table:table-cell table:style-name="ce8" table:number-columns-repeated="2"/>
          <table:table-cell table:style-name="ce8" office:value-type="currency" office:currency="EUR" office:value="504677.51" calcext:value-type="currency">
            <text:p>504.677,51 €</text:p>
          </table:table-cell>
          <table:table-cell table:style-name="ce8" office:value-type="currency" office:currency="EUR" office:value="434657.48" calcext:value-type="currency">
            <text:p>434.657,48 €</text:p>
          </table:table-cell>
          <table:table-cell table:style-name="ce13" table:formula="of:=SUM([.F15:.J15])" office:value-type="currency" office:currency="EUR" office:value="1437162.29" calcext:value-type="currency">
            <text:p>1.437.162,29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Unión del Pueblo Navarr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383466.67" calcext:value-type="currency">
            <text:p>383.466,67 €</text:p>
          </table:table-cell>
          <table:table-cell table:style-name="ce8" table:number-columns-repeated="2"/>
          <table:table-cell table:style-name="ce8" office:value-type="currency" office:currency="EUR" office:value="910904.96" calcext:value-type="currency">
            <text:p>910.904,96 €</text:p>
          </table:table-cell>
          <table:table-cell table:style-name="ce8" office:value-type="currency" office:currency="EUR" office:value="55923" calcext:value-type="currency">
            <text:p>55.923,00 €</text:p>
          </table:table-cell>
          <table:table-cell table:style-name="ce13" table:formula="of:=SUM([.F16:.J16])" office:value-type="currency" office:currency="EUR" office:value="1350294.63" calcext:value-type="currency">
            <text:p>1.350.294,63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Foro de Ciudadano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263734.36" calcext:value-type="currency">
            <text:p>263.734,36 €</text:p>
          </table:table-cell>
          <table:table-cell table:style-name="ce8" table:number-columns-repeated="2"/>
          <table:table-cell table:style-name="ce8" office:value-type="currency" office:currency="EUR" office:value="747188.76" calcext:value-type="currency">
            <text:p>747.188,76 €</text:p>
          </table:table-cell>
          <table:table-cell table:style-name="ce8" office:value-type="currency" office:currency="EUR" office:value="323867.56" calcext:value-type="currency">
            <text:p>323.867,56 €</text:p>
          </table:table-cell>
          <table:table-cell table:style-name="ce13" table:formula="of:=SUM([.F17:.J17])" office:value-type="currency" office:currency="EUR" office:value="1334790.68" calcext:value-type="currency">
            <text:p>1.334.790,68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Amaiu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1126800.35" calcext:value-type="currency">
            <text:p>1.126.800,35 €</text:p>
          </table:table-cell>
          <table:table-cell table:style-name="ce8" table:number-columns-repeated="4"/>
          <table:table-cell table:style-name="ce13" table:formula="of:=SUM([.F18:.J18])" office:value-type="currency" office:currency="EUR" office:value="1126800.35" calcext:value-type="currency">
            <text:p>1.126.800,35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Grupo Mixt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table:number-columns-repeated="2"/>
          <table:table-cell table:style-name="ce8" office:value-type="currency" office:currency="EUR" office:value="1061133.11" calcext:value-type="currency">
            <text:p>1.061.133,11 €</text:p>
          </table:table-cell>
          <table:table-cell table:style-name="ce8" table:number-columns-repeated="2"/>
          <table:table-cell table:style-name="ce13" table:formula="of:=SUM([.F19:.J19])" office:value-type="currency" office:currency="EUR" office:value="1061133.11" calcext:value-type="currency">
            <text:p>1.061.133,11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Partido Aragoné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300678.95" calcext:value-type="currency">
            <text:p>300.678,95 €</text:p>
          </table:table-cell>
          <table:table-cell table:style-name="ce8" table:number-columns-repeated="2"/>
          <table:table-cell table:style-name="ce8" office:value-type="currency" office:currency="EUR" office:value="415126.32" calcext:value-type="currency">
            <text:p>415.126,32 €</text:p>
          </table:table-cell>
          <table:table-cell table:style-name="ce8" office:value-type="currency" office:currency="EUR" office:value="143266.11" calcext:value-type="currency">
            <text:p>143.266,11 €</text:p>
          </table:table-cell>
          <table:table-cell table:style-name="ce13" table:formula="of:=SUM([.F20:.J20])" office:value-type="currency" office:currency="EUR" office:value="859071.38" calcext:value-type="currency">
            <text:p>859.071,38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Unió Democrátic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731170.77" calcext:value-type="currency">
            <text:p>731.170,77 €</text:p>
          </table:table-cell>
          <table:table-cell table:style-name="ce8" table:number-columns-repeated="3"/>
          <table:table-cell table:style-name="ce8" office:value-type="currency" office:currency="EUR" office:value="42170.62" calcext:value-type="currency">
            <text:p>42.170,62 €</text:p>
          </table:table-cell>
          <table:table-cell table:style-name="ce13" table:formula="of:=SUM([.F21:.J21])" office:value-type="currency" office:currency="EUR" office:value="773341.39" calcext:value-type="currency">
            <text:p>773.341,39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Arala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/>
          <table:table-cell table:style-name="ce8" office:value-type="currency" office:currency="EUR" office:value="273657.38" calcext:value-type="currency">
            <text:p>273.657,38 €</text:p>
          </table:table-cell>
          <table:table-cell table:style-name="ce8"/>
          <table:table-cell table:style-name="ce8" office:value-type="currency" office:currency="EUR" office:value="290732.46" calcext:value-type="currency">
            <text:p>290.732,46 €</text:p>
          </table:table-cell>
          <table:table-cell table:style-name="ce8" office:value-type="currency" office:currency="EUR" office:value="120968.74" calcext:value-type="currency">
            <text:p>120.968,74 €</text:p>
          </table:table-cell>
          <table:table-cell table:style-name="ce13" table:formula="of:=SUM([.F22:.J22])" office:value-type="currency" office:currency="EUR" office:value="685358.58" calcext:value-type="currency">
            <text:p>685.358,58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La Izquierda Plural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64490.08" calcext:value-type="currency">
            <text:p>64.490,08 €</text:p>
          </table:table-cell>
          <table:table-cell table:style-name="ce8"/>
          <table:table-cell table:style-name="ce8" office:value-type="currency" office:currency="EUR" office:value="560369.64" calcext:value-type="currency">
            <text:p>560.369,64 €</text:p>
          </table:table-cell>
          <table:table-cell table:style-name="ce8" table:number-columns-repeated="2"/>
          <table:table-cell table:style-name="ce13" table:formula="of:=SUM([.F23:.J23])" office:value-type="currency" office:currency="EUR" office:value="624859.72" calcext:value-type="currency">
            <text:p>624.859,72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Chunta Aragonesist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150476.85" calcext:value-type="currency">
            <text:p>150.476,85 €</text:p>
          </table:table-cell>
          <table:table-cell table:style-name="ce8" table:number-columns-repeated="2"/>
          <table:table-cell table:style-name="ce8" office:value-type="currency" office:currency="EUR" office:value="312072.24" calcext:value-type="currency">
            <text:p>312.072,24 €</text:p>
          </table:table-cell>
          <table:table-cell table:style-name="ce8" office:value-type="currency" office:currency="EUR" office:value="105967.79" calcext:value-type="currency">
            <text:p>105.967,79 €</text:p>
          </table:table-cell>
          <table:table-cell table:style-name="ce13" table:formula="of:=SUM([.F24:.J24])" office:value-type="currency" office:currency="EUR" office:value="568516.88" calcext:value-type="currency">
            <text:p>568.516,88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Bloc-Iniciativa-Verds: Coalició Compromí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/>
          <table:table-cell table:style-name="ce8" office:value-type="currency" office:currency="EUR" office:value="31040.28" calcext:value-type="currency">
            <text:p>31.040,28 €</text:p>
          </table:table-cell>
          <table:table-cell table:style-name="ce8"/>
          <table:table-cell table:style-name="ce8" office:value-type="currency" office:currency="EUR" office:value="420165.54" calcext:value-type="currency">
            <text:p>420.165,54 €</text:p>
          </table:table-cell>
          <table:table-cell table:style-name="ce8" office:value-type="currency" office:currency="EUR" office:value="47212.68" calcext:value-type="currency">
            <text:p>47.212,68 €</text:p>
          </table:table-cell>
          <table:table-cell table:style-name="ce13" table:formula="of:=SUM([.F25:.J25])" office:value-type="currency" office:currency="EUR" office:value="498418.5" calcext:value-type="currency">
            <text:p>498.418,50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Ezker Bauta Berdeak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/>
          <table:table-cell table:style-name="ce8" office:value-type="currency" office:currency="EUR" office:value="132263.73" calcext:value-type="currency">
            <text:p>132.263,73 €</text:p>
          </table:table-cell>
          <table:table-cell table:style-name="ce8"/>
          <table:table-cell table:style-name="ce8" office:value-type="currency" office:currency="EUR" office:value="88767.38" calcext:value-type="currency">
            <text:p>88.767,38 €</text:p>
          </table:table-cell>
          <table:table-cell table:style-name="ce8" office:value-type="currency" office:currency="EUR" office:value="218461.18" calcext:value-type="currency">
            <text:p>218.461,18 €</text:p>
          </table:table-cell>
          <table:table-cell table:style-name="ce13" table:formula="of:=SUM([.F26:.J26])" office:value-type="currency" office:currency="EUR" office:value="439492.29" calcext:value-type="currency">
            <text:p>439.492,29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Euskal Herria Bildu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/>
          <table:table-cell table:style-name="ce8" office:value-type="currency" office:currency="EUR" office:value="304130.07" calcext:value-type="currency">
            <text:p>304.130,07 €</text:p>
          </table:table-cell>
          <table:table-cell table:style-name="ce8"/>
          <table:table-cell table:style-name="ce8" office:value-type="currency" office:currency="EUR" office:value="112402.87" calcext:value-type="currency">
            <text:p>112.402,87 €</text:p>
          </table:table-cell>
          <table:table-cell table:style-name="ce8"/>
          <table:table-cell table:style-name="ce13" table:formula="of:=SUM([.F27:.J27])" office:value-type="currency" office:currency="EUR" office:value="416532.94" calcext:value-type="currency">
            <text:p>416.532,94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Entesa Pel Progress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table:number-columns-repeated="2"/>
          <table:table-cell table:style-name="ce8" office:value-type="currency" office:currency="EUR" office:value="393791.52" calcext:value-type="currency">
            <text:p>393.791,52 €</text:p>
          </table:table-cell>
          <table:table-cell table:style-name="ce8" table:number-columns-repeated="2"/>
          <table:table-cell table:style-name="ce13" table:formula="of:=SUM([.F28:.J28])" office:value-type="currency" office:currency="EUR" office:value="393791.52" calcext:value-type="currency">
            <text:p>393.791,52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Bloc-Iniciativa-Verds-Equo-Coalició Comprom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315094.36" calcext:value-type="currency">
            <text:p>315.094,36 €</text:p>
          </table:table-cell>
          <table:table-cell table:style-name="ce8" table:number-columns-repeated="4"/>
          <table:table-cell table:style-name="ce13" table:formula="of:=SUM([.F29:.J29])" office:value-type="currency" office:currency="EUR" office:value="315094.36" calcext:value-type="currency">
            <text:p>315.094,36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Nueva Canaria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155057.23" calcext:value-type="currency">
            <text:p>155.057,23 €</text:p>
          </table:table-cell>
          <table:table-cell table:style-name="ce8" table:number-columns-repeated="3"/>
          <table:table-cell table:style-name="ce8" office:value-type="currency" office:currency="EUR" office:value="104251" calcext:value-type="currency">
            <text:p>104.251,00 €</text:p>
          </table:table-cell>
          <table:table-cell table:style-name="ce13" table:formula="of:=SUM([.F30:.J30])" office:value-type="currency" office:currency="EUR" office:value="259308.23" calcext:value-type="currency">
            <text:p>259.308,23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Eusko Alkartasun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/>
          <table:table-cell table:style-name="ce8" office:value-type="currency" office:currency="EUR" office:value="85362.77" calcext:value-type="currency">
            <text:p>85.362,77 €</text:p>
          </table:table-cell>
          <table:table-cell table:style-name="ce8"/>
          <table:table-cell table:style-name="ce8" office:value-type="currency" office:currency="EUR" office:value="97181.54" calcext:value-type="currency">
            <text:p>97.181,54 €</text:p>
          </table:table-cell>
          <table:table-cell table:style-name="ce8"/>
          <table:table-cell table:style-name="ce13" table:formula="of:=SUM([.F31:.J31])" office:value-type="currency" office:currency="EUR" office:value="182544.31" calcext:value-type="currency">
            <text:p>182.544,31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Geroa Bai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150294.26" calcext:value-type="currency">
            <text:p>150.294,26 €</text:p>
          </table:table-cell>
          <table:table-cell table:style-name="ce8" table:number-columns-repeated="3"/>
          <table:table-cell table:style-name="ce8" office:value-type="currency" office:currency="EUR" office:value="6020.95" calcext:value-type="currency">
            <text:p>6.020,95 €</text:p>
          </table:table-cell>
          <table:table-cell table:style-name="ce13" table:formula="of:=SUM([.F32:.J32])" office:value-type="currency" office:currency="EUR" office:value="156315.21" calcext:value-type="currency">
            <text:p>156.315,21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Bloc Nacionalista Valenciá 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table:number-columns-repeated="4"/>
          <table:table-cell table:style-name="ce8" office:value-type="currency" office:currency="EUR" office:value="129884.98" calcext:value-type="currency">
            <text:p>129.884,98 €</text:p>
          </table:table-cell>
          <table:table-cell table:style-name="ce13" table:formula="of:=SUM([.F33:.J33])" office:value-type="currency" office:currency="EUR" office:value="129884.98" calcext:value-type="currency">
            <text:p>129.884,98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Esquerra Unida i Alternativ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table:number-columns-repeated="4"/>
          <table:table-cell table:style-name="ce8" office:value-type="currency" office:currency="EUR" office:value="48178.88" calcext:value-type="currency">
            <text:p>48.178,88 €</text:p>
          </table:table-cell>
          <table:table-cell table:style-name="ce13" table:formula="of:=SUM([.F34:.J34])" office:value-type="currency" office:currency="EUR" office:value="48178.88" calcext:value-type="currency">
            <text:p>48.178,88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Partido Popula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36823386.29" calcext:value-type="currency">
            <text:p>36.823.386,29 €</text:p>
          </table:table-cell>
          <table:table-cell table:style-name="ce8" office:value-type="currency" office:currency="EUR" office:value="2195748.59" calcext:value-type="currency">
            <text:p>2.195.748,59 €</text:p>
          </table:table-cell>
          <table:table-cell table:style-name="ce8" office:value-type="currency" office:currency="EUR" office:value="6317143.18" calcext:value-type="currency">
            <text:p>6.317.143,18 €</text:p>
          </table:table-cell>
          <table:table-cell table:style-name="ce8" office:value-type="currency" office:currency="EUR" office:value="23367279.64" calcext:value-type="currency">
            <text:p>23.367.279,64 €</text:p>
          </table:table-cell>
          <table:table-cell table:style-name="ce9" office:value-type="currency" office:currency="EUR" office:value="17822757.05" calcext:value-type="currency">
            <text:p>17.822.757,05 €</text:p>
          </table:table-cell>
          <table:table-cell table:style-name="ce13" table:formula="of:=SUM([.F35:.J35])" office:value-type="currency" office:currency="EUR" office:value="86526314.75" calcext:value-type="currency">
            <text:p>86.526.314,75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Partido Socialista Obrero Español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33051886.63" calcext:value-type="currency">
            <text:p>33.051.886,63 €</text:p>
          </table:table-cell>
          <table:table-cell table:style-name="ce8" office:value-type="currency" office:currency="EUR" office:value="2795237.36" calcext:value-type="currency">
            <text:p>2.795.237,36 €</text:p>
          </table:table-cell>
          <table:table-cell table:style-name="ce8" office:value-type="currency" office:currency="EUR" office:value="6058131.22" calcext:value-type="currency">
            <text:p>6.058.131,22 €</text:p>
          </table:table-cell>
          <table:table-cell table:style-name="ce8" office:value-type="currency" office:currency="EUR" office:value="18702616.18" calcext:value-type="currency">
            <text:p>18.702.616,18 €</text:p>
          </table:table-cell>
          <table:table-cell table:style-name="ce9" office:value-type="currency" office:currency="EUR" office:value="15153967.09" calcext:value-type="currency">
            <text:p>15.153.967,09 €</text:p>
          </table:table-cell>
          <table:table-cell table:style-name="ce13" table:formula="of:=SUM([.F36:.J36])" office:value-type="currency" office:currency="EUR" office:value="75761838.48" calcext:value-type="currency">
            <text:p>75.761.838,48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Partit dels Socialistes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5725686.96" calcext:value-type="currency">
            <text:p>5.725.686,96 €</text:p>
          </table:table-cell>
          <table:table-cell table:style-name="ce8" table:number-columns-repeated="2"/>
          <table:table-cell table:style-name="ce8" office:value-type="currency" office:currency="EUR" office:value="4030287.19" calcext:value-type="currency">
            <text:p>4.030.287,19 €</text:p>
          </table:table-cell>
          <table:table-cell table:style-name="ce9" office:value-type="currency" office:currency="EUR" office:value="3707929.56" calcext:value-type="currency">
            <text:p>3.707.929,56 €</text:p>
          </table:table-cell>
          <table:table-cell table:style-name="ce13" table:formula="of:=SUM([.F37:.J37])" office:value-type="currency" office:currency="EUR" office:value="13463903.71" calcext:value-type="currency">
            <text:p>13.463.903,71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Convergencia i Unió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135719.5" calcext:value-type="currency">
            <text:p>135.719,50 €</text:p>
          </table:table-cell>
          <table:table-cell table:style-name="ce8"/>
          <table:table-cell table:style-name="ce8" office:value-type="currency" office:currency="EUR" office:value="902665.99" calcext:value-type="currency">
            <text:p>902.665,99 €</text:p>
          </table:table-cell>
          <table:table-cell table:style-name="ce8" office:value-type="currency" office:currency="EUR" office:value="7924504.52" calcext:value-type="currency">
            <text:p>7.924.504,52 €</text:p>
          </table:table-cell>
          <table:table-cell table:style-name="ce9" office:value-type="currency" office:currency="EUR" office:value="2559172.68" calcext:value-type="currency">
            <text:p>2.559.172,68 €</text:p>
          </table:table-cell>
          <table:table-cell table:style-name="ce13" table:formula="of:=SUM([.F38:.J38])" office:value-type="currency" office:currency="EUR" office:value="11522062.69" calcext:value-type="currency">
            <text:p>11.522.062,69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Izquierda Unid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2147659.34" calcext:value-type="currency">
            <text:p>2.147.659,34 €</text:p>
          </table:table-cell>
          <table:table-cell table:style-name="ce8" office:value-type="currency" office:currency="EUR" office:value="263114.89" calcext:value-type="currency">
            <text:p>263.114,89 €</text:p>
          </table:table-cell>
          <table:table-cell table:style-name="ce8" office:value-type="currency" office:currency="EUR" office:value="29663.94" calcext:value-type="currency">
            <text:p>29.663,94 €</text:p>
          </table:table-cell>
          <table:table-cell table:style-name="ce8" office:value-type="currency" office:currency="EUR" office:value="3271795.33" calcext:value-type="currency">
            <text:p>3.271.795,33 €</text:p>
          </table:table-cell>
          <table:table-cell table:style-name="ce9" office:value-type="currency" office:currency="EUR" office:value="3288117.19" calcext:value-type="currency">
            <text:p>3.288.117,19 €</text:p>
          </table:table-cell>
          <table:table-cell table:style-name="ce13" table:formula="of:=SUM([.F39:.J39])" office:value-type="currency" office:currency="EUR" office:value="9000350.69" calcext:value-type="currency">
            <text:p>9.000.350,69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Partido Nacionalista Vasc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1211031.7" calcext:value-type="currency">
            <text:p>1.211.031,70 €</text:p>
          </table:table-cell>
          <table:table-cell table:style-name="ce8" office:value-type="currency" office:currency="EUR" office:value="2535491.94" calcext:value-type="currency">
            <text:p>2.535.491,94 €</text:p>
          </table:table-cell>
          <table:table-cell table:style-name="ce8" office:value-type="currency" office:currency="EUR" office:value="470691.49" calcext:value-type="currency">
            <text:p>470.691,49 €</text:p>
          </table:table-cell>
          <table:table-cell table:style-name="ce8" office:value-type="currency" office:currency="EUR" office:value="1332720" calcext:value-type="currency">
            <text:p>1.332.720,00 €</text:p>
          </table:table-cell>
          <table:table-cell table:style-name="ce9" office:value-type="currency" office:currency="EUR" office:value="2446660.38" calcext:value-type="currency">
            <text:p>2.446.660,38 €</text:p>
          </table:table-cell>
          <table:table-cell table:style-name="ce13" table:formula="of:=SUM([.F40:.J40])" office:value-type="currency" office:currency="EUR" office:value="7996595.51" calcext:value-type="currency">
            <text:p>7.996.595,51 €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Otras formaciones</text:p>
          </table:table-cell>
          <table:table-cell table:style-name="ce7" office:value-type="string" calcext:value-type="string">
            <text:p>Pública</text:p>
          </table:table-cell>
          <table:table-cell table:style-name="ce7" office:value-type="string" calcext:value-type="string">
            <text:p>Subvención</text:p>
          </table:table-cell>
          <table:table-cell table:style-name="ce7" office:value-type="string" calcext:value-type="string">
            <text:p>Funcionamiento Ordinario</text:p>
          </table:table-cell>
          <table:table-cell table:style-name="ce8" table:number-columns-repeated="4"/>
          <table:table-cell table:style-name="ce8" office:value-type="currency" office:currency="EUR" office:value="6283637.14" calcext:value-type="currency">
            <text:p>6.283.637,14 €</text:p>
          </table:table-cell>
          <table:table-cell table:style-name="ce13" table:formula="of:=SUM([.F41:.J41])" office:value-type="currency" office:currency="EUR" office:value="6283637.14" calcext:value-type="currency">
            <text:p>6.283.637,14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Otras formaciones con representación parlamentar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/>
          <table:table-cell table:style-name="ce8"/>
          <table:table-cell table:style-name="ce8" office:value-type="currency" office:currency="EUR" office:value="419799.63" calcext:value-type="currency">
            <text:p>419.799,63 €</text:p>
          </table:table-cell>
          <table:table-cell table:style-name="ce8" office:value-type="currency" office:currency="EUR" office:value="3827528.74" calcext:value-type="currency">
            <text:p>3.827.528,74 €</text:p>
          </table:table-cell>
          <table:table-cell table:style-name="ce9"/>
          <table:table-cell table:style-name="ce13" table:formula="of:=SUM([.F42:.J42])" office:value-type="currency" office:currency="EUR" office:value="4247328.37" calcext:value-type="currency">
            <text:p>4.247.328,37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Esquerra Republican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990499" calcext:value-type="currency">
            <text:p>990.499,00 €</text:p>
          </table:table-cell>
          <table:table-cell table:style-name="ce8"/>
          <table:table-cell table:style-name="ce8" office:value-type="currency" office:currency="EUR" office:value="4344.32" calcext:value-type="currency">
            <text:p>4.344,32 €</text:p>
          </table:table-cell>
          <table:table-cell table:style-name="ce8" office:value-type="currency" office:currency="EUR" office:value="1900039.63" calcext:value-type="currency">
            <text:p>1.900.039,63 €</text:p>
          </table:table-cell>
          <table:table-cell table:style-name="ce9" office:value-type="currency" office:currency="EUR" office:value="1085760.16" calcext:value-type="currency">
            <text:p>1.085.760,16 €</text:p>
          </table:table-cell>
          <table:table-cell table:style-name="ce13" table:formula="of:=SUM([.F43:.J43])" office:value-type="currency" office:currency="EUR" office:value="3980643.11" calcext:value-type="currency">
            <text:p>3.980.643,11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Iniciativa per Catalunya-Verd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558968.07" calcext:value-type="currency">
            <text:p>558.968,07 €</text:p>
          </table:table-cell>
          <table:table-cell table:style-name="ce8" table:number-columns-repeated="2"/>
          <table:table-cell table:style-name="ce8" office:value-type="currency" office:currency="EUR" office:value="1792325.63" calcext:value-type="currency">
            <text:p>1.792.325,63 €</text:p>
          </table:table-cell>
          <table:table-cell table:style-name="ce9" office:value-type="currency" office:currency="EUR" office:value="1017465.19" calcext:value-type="currency">
            <text:p>1.017.465,19 €</text:p>
          </table:table-cell>
          <table:table-cell table:style-name="ce13" table:formula="of:=SUM([.F44:.J44])" office:value-type="currency" office:currency="EUR" office:value="3368758.89" calcext:value-type="currency">
            <text:p>3.368.758,89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Coalición Canar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567384.06" calcext:value-type="currency">
            <text:p>567.384,06 €</text:p>
          </table:table-cell>
          <table:table-cell table:style-name="ce8"/>
          <table:table-cell table:style-name="ce8" office:value-type="currency" office:currency="EUR" office:value="129139.99" calcext:value-type="currency">
            <text:p>129.139,99 €</text:p>
          </table:table-cell>
          <table:table-cell table:style-name="ce8" office:value-type="currency" office:currency="EUR" office:value="649605" calcext:value-type="currency">
            <text:p>649.605,00 €</text:p>
          </table:table-cell>
          <table:table-cell table:style-name="ce9" office:value-type="currency" office:currency="EUR" office:value="942049.49" calcext:value-type="currency">
            <text:p>942.049,49 €</text:p>
          </table:table-cell>
          <table:table-cell table:style-name="ce13" table:formula="of:=SUM([.F45:.J45])" office:value-type="currency" office:currency="EUR" office:value="2288178.54" calcext:value-type="currency">
            <text:p>2.288.178,54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Convergencia Democrátic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1982488.22" calcext:value-type="currency">
            <text:p>1.982.488,22 €</text:p>
          </table:table-cell>
          <table:table-cell table:style-name="ce8" table:number-columns-repeated="3"/>
          <table:table-cell table:style-name="ce9" office:value-type="currency" office:currency="EUR" office:value="203866.3" calcext:value-type="currency">
            <text:p>203.866,30 €</text:p>
          </table:table-cell>
          <table:table-cell table:style-name="ce13" table:formula="of:=SUM([.F46:.J46])" office:value-type="currency" office:currency="EUR" office:value="2186354.52" calcext:value-type="currency">
            <text:p>2.186.354,52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Unión Progreso y Democrac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1070570.89" calcext:value-type="currency">
            <text:p>1.070.570,89 €</text:p>
          </table:table-cell>
          <table:table-cell table:style-name="ce8" office:value-type="currency" office:currency="EUR" office:value="53415.41" calcext:value-type="currency">
            <text:p>53.415,41 €</text:p>
          </table:table-cell>
          <table:table-cell table:style-name="ce8" office:value-type="currency" office:currency="EUR" office:value="85655.39" calcext:value-type="currency">
            <text:p>85.655,39 €</text:p>
          </table:table-cell>
          <table:table-cell table:style-name="ce8" office:value-type="currency" office:currency="EUR" office:value="476114.45" calcext:value-type="currency">
            <text:p>476.114,45 €</text:p>
          </table:table-cell>
          <table:table-cell table:style-name="ce9" office:value-type="currency" office:currency="EUR" office:value="192107.68" calcext:value-type="currency">
            <text:p>192.107,68 €</text:p>
          </table:table-cell>
          <table:table-cell table:style-name="ce13" table:formula="of:=SUM([.F47:.J47])" office:value-type="currency" office:currency="EUR" office:value="1877863.82" calcext:value-type="currency">
            <text:p>1.877.863,82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Bloque Nacionalista Galeg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657226.52" calcext:value-type="currency">
            <text:p>657.226,52 €</text:p>
          </table:table-cell>
          <table:table-cell table:style-name="ce8"/>
          <table:table-cell table:style-name="ce8" office:value-type="currency" office:currency="EUR" office:value="129139.99" calcext:value-type="currency">
            <text:p>129.139,99 €</text:p>
          </table:table-cell>
          <table:table-cell table:style-name="ce8" office:value-type="currency" office:currency="EUR" office:value="518455.08" calcext:value-type="currency">
            <text:p>518.455,08 €</text:p>
          </table:table-cell>
          <table:table-cell table:style-name="ce9" office:value-type="currency" office:currency="EUR" office:value="557019.2" calcext:value-type="currency">
            <text:p>557.019,20 €</text:p>
          </table:table-cell>
          <table:table-cell table:style-name="ce13" table:formula="of:=SUM([.F48:.J48])" office:value-type="currency" office:currency="EUR" office:value="1861840.79" calcext:value-type="currency">
            <text:p>1.861.840,79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Unión del Pueblo Navarr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476241.2" calcext:value-type="currency">
            <text:p>476.241,20 €</text:p>
          </table:table-cell>
          <table:table-cell table:style-name="ce8"/>
          <table:table-cell table:style-name="ce8" office:value-type="currency" office:currency="EUR" office:value="94459.01" calcext:value-type="currency">
            <text:p>94.459,01 €</text:p>
          </table:table-cell>
          <table:table-cell table:style-name="ce8" office:value-type="currency" office:currency="EUR" office:value="976701.05" calcext:value-type="currency">
            <text:p>976.701,05 €</text:p>
          </table:table-cell>
          <table:table-cell table:style-name="ce9" office:value-type="currency" office:currency="EUR" office:value="67108.48" calcext:value-type="currency">
            <text:p>67.108,48 €</text:p>
          </table:table-cell>
          <table:table-cell table:style-name="ce13" table:formula="of:=SUM([.F49:.J49])" office:value-type="currency" office:currency="EUR" office:value="1614509.74" calcext:value-type="currency">
            <text:p>1.614.509,74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Arala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/>
          <table:table-cell table:style-name="ce8" office:value-type="currency" office:currency="EUR" office:value="377245.21" calcext:value-type="currency">
            <text:p>377.245,21 €</text:p>
          </table:table-cell>
          <table:table-cell table:style-name="ce8"/>
          <table:table-cell table:style-name="ce8" office:value-type="currency" office:currency="EUR" office:value="367808" calcext:value-type="currency">
            <text:p>367.808,00 €</text:p>
          </table:table-cell>
          <table:table-cell table:style-name="ce9" office:value-type="currency" office:currency="EUR" office:value="140449.68" calcext:value-type="currency">
            <text:p>140.449,68 €</text:p>
          </table:table-cell>
          <table:table-cell table:style-name="ce13" table:formula="of:=SUM([.F50:.J50])" office:value-type="currency" office:currency="EUR" office:value="885502.89" calcext:value-type="currency">
            <text:p>885.502,89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Unió Democrátic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660829.41" calcext:value-type="currency">
            <text:p>660.829,41 €</text:p>
          </table:table-cell>
          <table:table-cell table:style-name="ce8" table:number-columns-repeated="3"/>
          <table:table-cell table:style-name="ce9" office:value-type="currency" office:currency="EUR" office:value="78364.32" calcext:value-type="currency">
            <text:p>78.364,32 €</text:p>
          </table:table-cell>
          <table:table-cell table:style-name="ce13" table:formula="of:=SUM([.F51:.J51])" office:value-type="currency" office:currency="EUR" office:value="739193.73" calcext:value-type="currency">
            <text:p>739.193,73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Foro de Ciudadano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36630.47" calcext:value-type="currency">
            <text:p>36.630,47 €</text:p>
          </table:table-cell>
          <table:table-cell table:style-name="ce8" table:number-columns-repeated="2"/>
          <table:table-cell table:style-name="ce8" office:value-type="currency" office:currency="EUR" office:value="468278.43" calcext:value-type="currency">
            <text:p>468.278,43 €</text:p>
          </table:table-cell>
          <table:table-cell table:style-name="ce9" office:value-type="currency" office:currency="EUR" office:value="158159.28" calcext:value-type="currency">
            <text:p>158.159,28 €</text:p>
          </table:table-cell>
          <table:table-cell table:style-name="ce13" table:formula="of:=SUM([.F52:.J52])" office:value-type="currency" office:currency="EUR" office:value="663068.18" calcext:value-type="currency">
            <text:p>663.068,18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Partido Aragoné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41761.77" calcext:value-type="currency">
            <text:p>41.761,77 €</text:p>
          </table:table-cell>
          <table:table-cell table:style-name="ce8" table:number-columns-repeated="2"/>
          <table:table-cell table:style-name="ce8" office:value-type="currency" office:currency="EUR" office:value="448773.51" calcext:value-type="currency">
            <text:p>448.773,51 €</text:p>
          </table:table-cell>
          <table:table-cell table:style-name="ce9" office:value-type="currency" office:currency="EUR" office:value="167625.82" calcext:value-type="currency">
            <text:p>167.625,82 €</text:p>
          </table:table-cell>
          <table:table-cell table:style-name="ce13" table:formula="of:=SUM([.F53:.J53])" office:value-type="currency" office:currency="EUR" office:value="658161.1" calcext:value-type="currency">
            <text:p>658.161,10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Nafarroa Bai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202908.69" calcext:value-type="currency">
            <text:p>202.908,69 €</text:p>
          </table:table-cell>
          <table:table-cell table:style-name="ce8"/>
          <table:table-cell table:style-name="ce8" office:value-type="currency" office:currency="EUR" office:value="62573.4" calcext:value-type="currency">
            <text:p>62.573,40 €</text:p>
          </table:table-cell>
          <table:table-cell table:style-name="ce8" office:value-type="currency" office:currency="EUR" office:value="290564.27" calcext:value-type="currency">
            <text:p>290.564,27 €</text:p>
          </table:table-cell>
          <table:table-cell table:style-name="ce9" office:value-type="currency" office:currency="EUR" office:value="40941.68" calcext:value-type="currency">
            <text:p>40.941,68 €</text:p>
          </table:table-cell>
          <table:table-cell table:style-name="ce13" table:formula="of:=SUM([.F54:.J54])" office:value-type="currency" office:currency="EUR" office:value="596988.04" calcext:value-type="currency">
            <text:p>596.988,04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Chunta Aragonesist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20899.95" calcext:value-type="currency">
            <text:p>20.899,95 €</text:p>
          </table:table-cell>
          <table:table-cell table:style-name="ce8" table:number-columns-repeated="2"/>
          <table:table-cell table:style-name="ce8" office:value-type="currency" office:currency="EUR" office:value="328388.07" calcext:value-type="currency">
            <text:p>328.388,07 €</text:p>
          </table:table-cell>
          <table:table-cell table:style-name="ce9" office:value-type="currency" office:currency="EUR" office:value="125524.22" calcext:value-type="currency">
            <text:p>125.524,22 €</text:p>
          </table:table-cell>
          <table:table-cell table:style-name="ce13" table:formula="of:=SUM([.F55:.J55])" office:value-type="currency" office:currency="EUR" office:value="474812.24" calcext:value-type="currency">
            <text:p>474.812,24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Entesa Catalana de Progrè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/>
          <table:table-cell table:style-name="ce8"/>
          <table:table-cell table:style-name="ce8" office:value-type="currency" office:currency="EUR" office:value="472768.7" calcext:value-type="currency">
            <text:p>472.768,70 €</text:p>
          </table:table-cell>
          <table:table-cell table:style-name="ce8"/>
          <table:table-cell table:style-name="ce9"/>
          <table:table-cell table:style-name="ce13" table:formula="of:=SUM([.F56:.J56])" office:value-type="currency" office:currency="EUR" office:value="472768.7" calcext:value-type="currency">
            <text:p>472.768,70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Grupo Mixt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/>
          <table:table-cell table:style-name="ce8"/>
          <table:table-cell table:style-name="ce8" office:value-type="currency" office:currency="EUR" office:value="440910.54" calcext:value-type="currency">
            <text:p>440.910,54 €</text:p>
          </table:table-cell>
          <table:table-cell table:style-name="ce8"/>
          <table:table-cell table:style-name="ce9"/>
          <table:table-cell table:style-name="ce13" table:formula="of:=SUM([.F57:.J57])" office:value-type="currency" office:currency="EUR" office:value="440910.54" calcext:value-type="currency">
            <text:p>440.910,54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Eusko Alkartasun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/>
          <table:table-cell table:style-name="ce8" office:value-type="currency" office:currency="EUR" office:value="117675.23" calcext:value-type="currency">
            <text:p>117.675,23 €</text:p>
          </table:table-cell>
          <table:table-cell table:style-name="ce8"/>
          <table:table-cell table:style-name="ce8" office:value-type="currency" office:currency="EUR" office:value="110231.96" calcext:value-type="currency">
            <text:p>110.231,96 €</text:p>
          </table:table-cell>
          <table:table-cell table:style-name="ce9" office:value-type="currency" office:currency="EUR" office:value="140945.69" calcext:value-type="currency">
            <text:p>140.945,69 €</text:p>
          </table:table-cell>
          <table:table-cell table:style-name="ce13" table:formula="of:=SUM([.F58:.J58])" office:value-type="currency" office:currency="EUR" office:value="368852.88" calcext:value-type="currency">
            <text:p>368.852,88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Bloc-Iniciativa-Verds: Coalició Compromí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/>
          <table:table-cell table:style-name="ce8" office:value-type="currency" office:currency="EUR" office:value="97976.3" calcext:value-type="currency">
            <text:p>97.976,30 €</text:p>
          </table:table-cell>
          <table:table-cell table:style-name="ce8"/>
          <table:table-cell table:style-name="ce8" office:value-type="currency" office:currency="EUR" office:value="220983.79" calcext:value-type="currency">
            <text:p>220.983,79 €</text:p>
          </table:table-cell>
          <table:table-cell table:style-name="ce9" office:value-type="currency" office:currency="EUR" office:value="29513.43" calcext:value-type="currency">
            <text:p>29.513,43 €</text:p>
          </table:table-cell>
          <table:table-cell table:style-name="ce13" table:formula="of:=SUM([.F59:.J59])" office:value-type="currency" office:currency="EUR" office:value="348473.52" calcext:value-type="currency">
            <text:p>348.473,52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Grupo Senadores Nacionalista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/>
          <table:table-cell table:style-name="ce8"/>
          <table:table-cell table:style-name="ce8" office:value-type="currency" office:currency="EUR" office:value="266151.43" calcext:value-type="currency">
            <text:p>266.151,43 €</text:p>
          </table:table-cell>
          <table:table-cell table:style-name="ce8"/>
          <table:table-cell table:style-name="ce9"/>
          <table:table-cell table:style-name="ce13" table:formula="of:=SUM([.F60:.J60])" office:value-type="currency" office:currency="EUR" office:value="266151.43" calcext:value-type="currency">
            <text:p>266.151,43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Esquerra Unida- BLOC -VERDS -Izquierda Republicana: COMPROMÍS Pel País Valencià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/>
          <table:table-cell table:style-name="ce8" office:value-type="currency" office:currency="EUR" office:value="69095.12" calcext:value-type="currency">
            <text:p>69.095,12 €</text:p>
          </table:table-cell>
          <table:table-cell table:style-name="ce8"/>
          <table:table-cell table:style-name="ce8" office:value-type="currency" office:currency="EUR" office:value="173799.35" calcext:value-type="currency">
            <text:p>173.799,35 €</text:p>
          </table:table-cell>
          <table:table-cell table:style-name="ce9"/>
          <table:table-cell table:style-name="ce13" table:formula="of:=SUM([.F61:.J61])" office:value-type="currency" office:currency="EUR" office:value="242894.47" calcext:value-type="currency">
            <text:p>242.894,47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Amaiu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156503.06" calcext:value-type="currency">
            <text:p>156.503,06 €</text:p>
          </table:table-cell>
          <table:table-cell table:style-name="ce8"/>
          <table:table-cell table:style-name="ce8" office:value-type="currency" office:currency="EUR" office:value="13647.1" calcext:value-type="currency">
            <text:p>13.647,10 €</text:p>
          </table:table-cell>
          <table:table-cell table:style-name="ce8"/>
          <table:table-cell table:style-name="ce9"/>
          <table:table-cell table:style-name="ce13" table:formula="of:=SUM([.F62:.J62])" office:value-type="currency" office:currency="EUR" office:value="170150.16" calcext:value-type="currency">
            <text:p>170.150,16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Bloc Nacionalista Valenciá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/>
          <table:table-cell table:style-name="ce8" table:number-columns-repeated="3"/>
          <table:table-cell table:style-name="ce9" office:value-type="currency" office:currency="EUR" office:value="102386" calcext:value-type="currency">
            <text:p>102.386,00 €</text:p>
          </table:table-cell>
          <table:table-cell table:style-name="ce13" table:formula="of:=SUM([.F63:.J63])" office:value-type="currency" office:currency="EUR" office:value="102386" calcext:value-type="currency">
            <text:p>102.386,00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Bloc-Iniciativa-Verds-Equo-Coalició Compromí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43763.94" calcext:value-type="currency">
            <text:p>43.763,94 €</text:p>
          </table:table-cell>
          <table:table-cell table:style-name="ce8"/>
          <table:table-cell table:style-name="ce8" office:value-type="currency" office:currency="EUR" office:value="1996.6" calcext:value-type="currency">
            <text:p>1.996,60 €</text:p>
          </table:table-cell>
          <table:table-cell table:style-name="ce8"/>
          <table:table-cell table:style-name="ce9"/>
          <table:table-cell table:style-name="ce13" table:formula="of:=SUM([.F64:.J64])" office:value-type="currency" office:currency="EUR" office:value="45760.54" calcext:value-type="currency">
            <text:p>45.760,54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Geroa Bai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20874.6" calcext:value-type="currency">
            <text:p>20.874,60 €</text:p>
          </table:table-cell>
          <table:table-cell table:style-name="ce8"/>
          <table:table-cell table:style-name="ce8" office:value-type="currency" office:currency="EUR" office:value="1996.6" calcext:value-type="currency">
            <text:p>1.996,60 €</text:p>
          </table:table-cell>
          <table:table-cell table:style-name="ce8"/>
          <table:table-cell table:style-name="ce9"/>
          <table:table-cell table:style-name="ce13" table:formula="of:=SUM([.F65:.J65])" office:value-type="currency" office:currency="EUR" office:value="22871.2" calcext:value-type="currency">
            <text:p>22.871,20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Entesa pel Progres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/>
          <table:table-cell table:style-name="ce8"/>
          <table:table-cell table:style-name="ce8" office:value-type="currency" office:currency="EUR" office:value="20461.29" calcext:value-type="currency">
            <text:p>20.461,29 €</text:p>
          </table:table-cell>
          <table:table-cell table:style-name="ce8"/>
          <table:table-cell table:style-name="ce9"/>
          <table:table-cell table:style-name="ce13" table:formula="of:=SUM([.F66:.J66])" office:value-type="currency" office:currency="EUR" office:value="20461.29" calcext:value-type="currency">
            <text:p>20.461,29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Partido Popula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35739905.46" calcext:value-type="currency">
            <text:p>35.739.905,46 €</text:p>
          </table:table-cell>
          <table:table-cell table:style-name="ce8" office:value-type="currency" office:currency="EUR" office:value="2834525.48" calcext:value-type="currency">
            <text:p>2.834.525,48 €</text:p>
          </table:table-cell>
          <table:table-cell table:style-name="ce8" office:value-type="currency" office:currency="EUR" office:value="6564211.88" calcext:value-type="currency">
            <text:p>6.564.211,88 €</text:p>
          </table:table-cell>
          <table:table-cell table:style-name="ce8" office:value-type="currency" office:currency="EUR" office:value="21962842.6" calcext:value-type="currency">
            <text:p>21.962.842,60 €</text:p>
          </table:table-cell>
          <table:table-cell table:style-name="ce9" office:value-type="currency" office:currency="EUR" office:value="17518460.14" calcext:value-type="currency">
            <text:p>17.518.460,14 €</text:p>
          </table:table-cell>
          <table:table-cell table:style-name="ce13" table:formula="of:=SUM([.F67:.J67])" office:value-type="currency" office:currency="EUR" office:value="84619945.56" calcext:value-type="currency">
            <text:p>84.619.945,56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Partido Socialista Obrero Español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33831136.9" calcext:value-type="currency">
            <text:p>33.831.136,90 €</text:p>
          </table:table-cell>
          <table:table-cell table:style-name="ce8" office:value-type="currency" office:currency="EUR" office:value="3458987.91" calcext:value-type="currency">
            <text:p>3.458.987,91 €</text:p>
          </table:table-cell>
          <table:table-cell table:style-name="ce8" office:value-type="currency" office:currency="EUR" office:value="6509214.09" calcext:value-type="currency">
            <text:p>6.509.214,09 €</text:p>
          </table:table-cell>
          <table:table-cell table:style-name="ce8" office:value-type="currency" office:currency="EUR" office:value="19908246.46" calcext:value-type="currency">
            <text:p>19.908.246,46 €</text:p>
          </table:table-cell>
          <table:table-cell table:style-name="ce9" office:value-type="currency" office:currency="EUR" office:value="17834171.96" calcext:value-type="currency">
            <text:p>17.834.171,96 €</text:p>
          </table:table-cell>
          <table:table-cell table:style-name="ce13" table:formula="of:=SUM([.F68:.J68])" office:value-type="currency" office:currency="EUR" office:value="81541757.32" calcext:value-type="currency">
            <text:p>81.541.757,32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Partit dels Socialistes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5927514.22" calcext:value-type="currency">
            <text:p>5.927.514,22 €</text:p>
          </table:table-cell>
          <table:table-cell table:style-name="ce8" table:number-columns-repeated="2"/>
          <table:table-cell table:style-name="ce8" office:value-type="currency" office:currency="EUR" office:value="3673693.76" calcext:value-type="currency">
            <text:p>3.673.693,76 €</text:p>
          </table:table-cell>
          <table:table-cell table:style-name="ce9" office:value-type="currency" office:currency="EUR" office:value="4130226.07" calcext:value-type="currency">
            <text:p>4.130.226,07 €</text:p>
          </table:table-cell>
          <table:table-cell table:style-name="ce13" table:formula="of:=SUM([.F69:.J69])" office:value-type="currency" office:currency="EUR" office:value="13731434.05" calcext:value-type="currency">
            <text:p>13.731.434,05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Izquierda Unid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1893923.32" calcext:value-type="currency">
            <text:p>1.893.923,32 €</text:p>
          </table:table-cell>
          <table:table-cell table:style-name="ce8" office:value-type="currency" office:currency="EUR" office:value="211120.29" calcext:value-type="currency">
            <text:p>211.120,29 €</text:p>
          </table:table-cell>
          <table:table-cell table:style-name="ce8"/>
          <table:table-cell table:style-name="ce8" office:value-type="currency" office:currency="EUR" office:value="3201915.36" calcext:value-type="currency">
            <text:p>3.201.915,36 €</text:p>
          </table:table-cell>
          <table:table-cell table:style-name="ce9" office:value-type="currency" office:currency="EUR" office:value="3997806.87" calcext:value-type="currency">
            <text:p>3.997.806,87 €</text:p>
          </table:table-cell>
          <table:table-cell table:style-name="ce13" table:formula="of:=SUM([.F70:.J70])" office:value-type="currency" office:currency="EUR" office:value="9304765.84" calcext:value-type="currency">
            <text:p>9.304.765,84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Partido Nacionalista Vasc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1193414.78" calcext:value-type="currency">
            <text:p>1.193.414,78 €</text:p>
          </table:table-cell>
          <table:table-cell table:style-name="ce8" office:value-type="currency" office:currency="EUR" office:value="2837336.22" calcext:value-type="currency">
            <text:p>2.837.336,22 €</text:p>
          </table:table-cell>
          <table:table-cell table:style-name="ce8" office:value-type="currency" office:currency="EUR" office:value="485937.48" calcext:value-type="currency">
            <text:p>485.937,48 €</text:p>
          </table:table-cell>
          <table:table-cell table:style-name="ce8" office:value-type="currency" office:currency="EUR" office:value="1344417.49" calcext:value-type="currency">
            <text:p>1.344.417,49 €</text:p>
          </table:table-cell>
          <table:table-cell table:style-name="ce9" office:value-type="currency" office:currency="EUR" office:value="2671982.66" calcext:value-type="currency">
            <text:p>2.671.982,66 €</text:p>
          </table:table-cell>
          <table:table-cell table:style-name="ce13" table:formula="of:=SUM([.F71:.J71])" office:value-type="currency" office:currency="EUR" office:value="8533088.63" calcext:value-type="currency">
            <text:p>8.533.088,63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Convergencia i Unió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127436.72" calcext:value-type="currency">
            <text:p>127.436,72 €</text:p>
          </table:table-cell>
          <table:table-cell table:style-name="ce8"/>
          <table:table-cell table:style-name="ce8" office:value-type="currency" office:currency="EUR" office:value="918772.2" calcext:value-type="currency">
            <text:p>918.772,20 €</text:p>
          </table:table-cell>
          <table:table-cell table:style-name="ce8" office:value-type="currency" office:currency="EUR" office:value="4778012.32" calcext:value-type="currency">
            <text:p>4.778.012,32 €</text:p>
          </table:table-cell>
          <table:table-cell table:style-name="ce9" office:value-type="currency" office:currency="EUR" office:value="2645484.52" calcext:value-type="currency">
            <text:p>2.645.484,52 €</text:p>
          </table:table-cell>
          <table:table-cell table:style-name="ce13" table:formula="of:=SUM([.F72:.J72])" office:value-type="currency" office:currency="EUR" office:value="8469705.76" calcext:value-type="currency">
            <text:p>8.469.705,76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4" office:value-type="string" calcext:value-type="string">
            <text:p>Otras formaciones</text:p>
          </table:table-cell>
          <table:table-cell table:style-name="ce7" office:value-type="string" calcext:value-type="string">
            <text:p>Pública</text:p>
          </table:table-cell>
          <table:table-cell table:style-name="ce7" office:value-type="string" calcext:value-type="string">
            <text:p>Subvención</text:p>
          </table:table-cell>
          <table:table-cell table:style-name="ce7" office:value-type="string" calcext:value-type="string">
            <text:p>Funcionamiento Ordinario</text:p>
          </table:table-cell>
          <table:table-cell table:style-name="ce10" table:number-columns-repeated="4"/>
          <table:table-cell table:style-name="ce12" office:value-type="currency" office:currency="EUR" office:value="5347395.66" calcext:value-type="currency">
            <text:p>5.347.395,66 €</text:p>
          </table:table-cell>
          <table:table-cell table:style-name="ce13" table:formula="of:=SUM([.F73:.J73])" office:value-type="currency" office:currency="EUR" office:value="5347395.66" calcext:value-type="currency">
            <text:p>5.347.395,66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Esquerra Republican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989699.41" calcext:value-type="currency">
            <text:p>989.699,41 €</text:p>
          </table:table-cell>
          <table:table-cell table:style-name="ce8" table:number-columns-repeated="2"/>
          <table:table-cell table:style-name="ce8" office:value-type="currency" office:currency="EUR" office:value="2213516.68" calcext:value-type="currency">
            <text:p>2.213.516,68 €</text:p>
          </table:table-cell>
          <table:table-cell table:style-name="ce9" office:value-type="currency" office:currency="EUR" office:value="1398862.31" calcext:value-type="currency">
            <text:p>1.398.862,31 €</text:p>
          </table:table-cell>
          <table:table-cell table:style-name="ce13" table:formula="of:=SUM([.F74:.J74])" office:value-type="currency" office:currency="EUR" office:value="4602078.4" calcext:value-type="currency">
            <text:p>4.602.078,40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Otras formaciones con representación parlamentar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/>
          <table:table-cell table:style-name="ce8"/>
          <table:table-cell table:style-name="ce8" office:value-type="currency" office:currency="EUR" office:value="465152.28" calcext:value-type="currency">
            <text:p>465.152,28 €</text:p>
          </table:table-cell>
          <table:table-cell table:style-name="ce8" office:value-type="currency" office:currency="EUR" office:value="3100760.22" calcext:value-type="currency">
            <text:p>3.100.760,22 €</text:p>
          </table:table-cell>
          <table:table-cell table:style-name="ce9"/>
          <table:table-cell table:style-name="ce13" table:formula="of:=SUM([.F75:.J75])" office:value-type="currency" office:currency="EUR" office:value="3565912.5" calcext:value-type="currency">
            <text:p>3.565.912,50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Iniciativa per Catalunya-Verd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503832.38" calcext:value-type="currency">
            <text:p>503.832,38 €</text:p>
          </table:table-cell>
          <table:table-cell table:style-name="ce8" table:number-columns-repeated="2"/>
          <table:table-cell table:style-name="ce8" office:value-type="currency" office:currency="EUR" office:value="1415202.48" calcext:value-type="currency">
            <text:p>1.415.202,48 €</text:p>
          </table:table-cell>
          <table:table-cell table:style-name="ce9" office:value-type="currency" office:currency="EUR" office:value="1369369.1" calcext:value-type="currency">
            <text:p>1.369.369,10 €</text:p>
          </table:table-cell>
          <table:table-cell table:style-name="ce13" table:formula="of:=SUM([.F76:.J76])" office:value-type="currency" office:currency="EUR" office:value="3288403.96" calcext:value-type="currency">
            <text:p>3.288.403,96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Coalición Canar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565083.51" calcext:value-type="currency">
            <text:p>565.083,51 €</text:p>
          </table:table-cell>
          <table:table-cell table:style-name="ce8"/>
          <table:table-cell table:style-name="ce8" office:value-type="currency" office:currency="EUR" office:value="144777.92" calcext:value-type="currency">
            <text:p>144.777,92 €</text:p>
          </table:table-cell>
          <table:table-cell table:style-name="ce8" office:value-type="currency" office:currency="EUR" office:value="672600" calcext:value-type="currency">
            <text:p>672.600,00 €</text:p>
          </table:table-cell>
          <table:table-cell table:style-name="ce9" office:value-type="currency" office:currency="EUR" office:value="903169.71" calcext:value-type="currency">
            <text:p>903.169,71 €</text:p>
          </table:table-cell>
          <table:table-cell table:style-name="ce13" table:formula="of:=SUM([.F77:.J77])" office:value-type="currency" office:currency="EUR" office:value="2285631.14" calcext:value-type="currency">
            <text:p>2.285.631,14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Bloque Nacionalista Galeg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652458.09" calcext:value-type="currency">
            <text:p>652.458,09 €</text:p>
          </table:table-cell>
          <table:table-cell table:style-name="ce8"/>
          <table:table-cell table:style-name="ce8" office:value-type="currency" office:currency="EUR" office:value="144777.92" calcext:value-type="currency">
            <text:p>144.777,92 €</text:p>
          </table:table-cell>
          <table:table-cell table:style-name="ce8" office:value-type="currency" office:currency="EUR" office:value="518455.08" calcext:value-type="currency">
            <text:p>518.455,08 €</text:p>
          </table:table-cell>
          <table:table-cell table:style-name="ce9" office:value-type="currency" office:currency="EUR" office:value="620451.04" calcext:value-type="currency">
            <text:p>620.451,04 €</text:p>
          </table:table-cell>
          <table:table-cell table:style-name="ce13" table:formula="of:=SUM([.F78:.J78])" office:value-type="currency" office:currency="EUR" office:value="1936142.13" calcext:value-type="currency">
            <text:p>1.936.142,13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Convergencia Democrátic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1861499.04" calcext:value-type="currency">
            <text:p>1.861.499,04 €</text:p>
          </table:table-cell>
          <table:table-cell table:style-name="ce8" table:number-columns-repeated="3"/>
          <table:table-cell table:style-name="ce9" office:value-type="currency" office:currency="EUR" office:value="66371.34" calcext:value-type="currency">
            <text:p>66.371,34 €</text:p>
          </table:table-cell>
          <table:table-cell table:style-name="ce13" table:formula="of:=SUM([.F79:.J79])" office:value-type="currency" office:currency="EUR" office:value="1927870.38" calcext:value-type="currency">
            <text:p>1.927.870,38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Unión del Pueblo Navarr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469283.52" calcext:value-type="currency">
            <text:p>469.283,52 €</text:p>
          </table:table-cell>
          <table:table-cell table:style-name="ce8"/>
          <table:table-cell table:style-name="ce8" office:value-type="currency" office:currency="EUR" office:value="72388.96" calcext:value-type="currency">
            <text:p>72.388,96 €</text:p>
          </table:table-cell>
          <table:table-cell table:style-name="ce8" office:value-type="currency" office:currency="EUR" office:value="1060128" calcext:value-type="currency">
            <text:p>1.060.128,00 €</text:p>
          </table:table-cell>
          <table:table-cell table:style-name="ce9" office:value-type="currency" office:currency="EUR" office:value="66614.14" calcext:value-type="currency">
            <text:p>66.614,14 €</text:p>
          </table:table-cell>
          <table:table-cell table:style-name="ce13" table:formula="of:=SUM([.F80:.J80])" office:value-type="currency" office:currency="EUR" office:value="1668414.62" calcext:value-type="currency">
            <text:p>1.668.414,62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Unión Progreso y Democrac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786692.42" calcext:value-type="currency">
            <text:p>786.692,42 €</text:p>
          </table:table-cell>
          <table:table-cell table:style-name="ce8" office:value-type="currency" office:currency="EUR" office:value="53415.41" calcext:value-type="currency">
            <text:p>53.415,41 €</text:p>
          </table:table-cell>
          <table:table-cell table:style-name="ce8" office:value-type="currency" office:currency="EUR" office:value="72388.96" calcext:value-type="currency">
            <text:p>72.388,96 €</text:p>
          </table:table-cell>
          <table:table-cell table:style-name="ce8" office:value-type="currency" office:currency="EUR" office:value="110631.96" calcext:value-type="currency">
            <text:p>110.631,96 €</text:p>
          </table:table-cell>
          <table:table-cell table:style-name="ce9"/>
          <table:table-cell table:style-name="ce13" table:formula="of:=SUM([.F81:.J81])" office:value-type="currency" office:currency="EUR" office:value="1023128.75" calcext:value-type="currency">
            <text:p>1.023.128,75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Nafarroa Bai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225120.52" calcext:value-type="currency">
            <text:p>225.120,52 €</text:p>
          </table:table-cell>
          <table:table-cell table:style-name="ce8"/>
          <table:table-cell table:style-name="ce8" office:value-type="currency" office:currency="EUR" office:value="72388.92" calcext:value-type="currency">
            <text:p>72.388,92 €</text:p>
          </table:table-cell>
          <table:table-cell table:style-name="ce8" office:value-type="currency" office:currency="EUR" office:value="637824" calcext:value-type="currency">
            <text:p>637.824,00 €</text:p>
          </table:table-cell>
          <table:table-cell table:style-name="ce9" office:value-type="currency" office:currency="EUR" office:value="44570.51" calcext:value-type="currency">
            <text:p>44.570,51 €</text:p>
          </table:table-cell>
          <table:table-cell table:style-name="ce13" table:formula="of:=SUM([.F82:.J82])" office:value-type="currency" office:currency="EUR" office:value="979903.95" calcext:value-type="currency">
            <text:p>979.903,95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Arala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/>
          <table:table-cell table:style-name="ce8" office:value-type="currency" office:currency="EUR" office:value="377245.21" calcext:value-type="currency">
            <text:p>377.245,21 €</text:p>
          </table:table-cell>
          <table:table-cell table:style-name="ce8"/>
          <table:table-cell table:style-name="ce8" office:value-type="currency" office:currency="EUR" office:value="369408" calcext:value-type="currency">
            <text:p>369.408,00 €</text:p>
          </table:table-cell>
          <table:table-cell table:style-name="ce9" office:value-type="currency" office:currency="EUR" office:value="122470.48" calcext:value-type="currency">
            <text:p>122.470,48 €</text:p>
          </table:table-cell>
          <table:table-cell table:style-name="ce13" table:formula="of:=SUM([.F83:.J83])" office:value-type="currency" office:currency="EUR" office:value="869123.69" calcext:value-type="currency">
            <text:p>869.123,69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Unió Democrátic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620499.71" calcext:value-type="currency">
            <text:p>620.499,71 €</text:p>
          </table:table-cell>
          <table:table-cell table:style-name="ce8" table:number-columns-repeated="3"/>
          <table:table-cell table:style-name="ce9" office:value-type="currency" office:currency="EUR" office:value="30059.79" calcext:value-type="currency">
            <text:p>30.059,79 €</text:p>
          </table:table-cell>
          <table:table-cell table:style-name="ce13" table:formula="of:=SUM([.F84:.J84])" office:value-type="currency" office:currency="EUR" office:value="650559.5" calcext:value-type="currency">
            <text:p>650.559,50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Esquerra Unida- BLOC -VERDS -Izquierda Republicana: COMPROMÍS Pel País Valencià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/>
          <table:table-cell table:style-name="ce8" office:value-type="currency" office:currency="EUR" office:value="251500.82" calcext:value-type="currency">
            <text:p>251.500,82 €</text:p>
          </table:table-cell>
          <table:table-cell table:style-name="ce8"/>
          <table:table-cell table:style-name="ce8" office:value-type="currency" office:currency="EUR" office:value="380831.69" calcext:value-type="currency">
            <text:p>380.831,69 €</text:p>
          </table:table-cell>
          <table:table-cell table:style-name="ce9"/>
          <table:table-cell table:style-name="ce13" table:formula="of:=SUM([.F85:.J85])" office:value-type="currency" office:currency="EUR" office:value="632332.51" calcext:value-type="currency">
            <text:p>632.332,51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Eusko Alkartasun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/>
          <table:table-cell table:style-name="ce8" office:value-type="currency" office:currency="EUR" office:value="131684.18" calcext:value-type="currency">
            <text:p>131.684,18 €</text:p>
          </table:table-cell>
          <table:table-cell table:style-name="ce8"/>
          <table:table-cell table:style-name="ce8" office:value-type="currency" office:currency="EUR" office:value="110026.93" calcext:value-type="currency">
            <text:p>110.026,93 €</text:p>
          </table:table-cell>
          <table:table-cell table:style-name="ce9" office:value-type="currency" office:currency="EUR" office:value="314389.37" calcext:value-type="currency">
            <text:p>314.389,37 €</text:p>
          </table:table-cell>
          <table:table-cell table:style-name="ce13" table:formula="of:=SUM([.F86:.J86])" office:value-type="currency" office:currency="EUR" office:value="556100.48" calcext:value-type="currency">
            <text:p>556.100,48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Entesa Catalana de Progrè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/>
          <table:table-cell table:style-name="ce8"/>
          <table:table-cell table:style-name="ce8" office:value-type="currency" office:currency="EUR" office:value="543486.96" calcext:value-type="currency">
            <text:p>543.486,96 €</text:p>
          </table:table-cell>
          <table:table-cell table:style-name="ce8"/>
          <table:table-cell table:style-name="ce9"/>
          <table:table-cell table:style-name="ce13" table:formula="of:=SUM([.F87:.J87])" office:value-type="currency" office:currency="EUR" office:value="543486.96" calcext:value-type="currency">
            <text:p>543.486,96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Grupo Mixt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/>
          <table:table-cell table:style-name="ce8"/>
          <table:table-cell table:style-name="ce8" office:value-type="currency" office:currency="EUR" office:value="496821.96" calcext:value-type="currency">
            <text:p>496.821,96 €</text:p>
          </table:table-cell>
          <table:table-cell table:style-name="ce8"/>
          <table:table-cell table:style-name="ce9"/>
          <table:table-cell table:style-name="ce13" table:formula="of:=SUM([.F88:.J88])" office:value-type="currency" office:currency="EUR" office:value="496821.96" calcext:value-type="currency">
            <text:p>496.821,96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Grupo Senadores Nacionalista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/>
          <table:table-cell table:style-name="ce8"/>
          <table:table-cell table:style-name="ce8" office:value-type="currency" office:currency="EUR" office:value="286280.92" calcext:value-type="currency">
            <text:p>286.280,92 €</text:p>
          </table:table-cell>
          <table:table-cell table:style-name="ce8"/>
          <table:table-cell table:style-name="ce9"/>
          <table:table-cell table:style-name="ce13" table:formula="of:=SUM([.F89:.J89])" office:value-type="currency" office:currency="EUR" office:value="286280.92" calcext:value-type="currency">
            <text:p>286.280,92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Partido Popula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35811529.68" calcext:value-type="currency">
            <text:p>35.811.529,68 €</text:p>
          </table:table-cell>
          <table:table-cell table:style-name="ce8" office:value-type="currency" office:currency="EUR" office:value="3090225.01" calcext:value-type="currency">
            <text:p>3.090.225,01 €</text:p>
          </table:table-cell>
          <table:table-cell table:style-name="ce8" office:value-type="currency" office:currency="EUR" office:value="6548949" calcext:value-type="currency">
            <text:p>6.548.949,00 €</text:p>
          </table:table-cell>
          <table:table-cell table:style-name="ce8" office:value-type="currency" office:currency="EUR" office:value="22833601.2" calcext:value-type="currency">
            <text:p>22.833.601,20 €</text:p>
          </table:table-cell>
          <table:table-cell table:style-name="ce9" office:value-type="currency" office:currency="EUR" office:value="17438235.78" calcext:value-type="currency">
            <text:p>17.438.235,78 €</text:p>
          </table:table-cell>
          <table:table-cell table:style-name="ce13" table:formula="of:=SUM([.F90:.J90])" office:value-type="currency" office:currency="EUR" office:value="85722540.67" calcext:value-type="currency">
            <text:p>85.722.540,67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Partido Socialista Obrero Español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33898935.87" calcext:value-type="currency">
            <text:p>33.898.935,87 €</text:p>
          </table:table-cell>
          <table:table-cell table:style-name="ce8" office:value-type="currency" office:currency="EUR" office:value="3523065.9" calcext:value-type="currency">
            <text:p>3.523.065,90 €</text:p>
          </table:table-cell>
          <table:table-cell table:style-name="ce8" office:value-type="currency" office:currency="EUR" office:value="6480569.49" calcext:value-type="currency">
            <text:p>6.480.569,49 €</text:p>
          </table:table-cell>
          <table:table-cell table:style-name="ce8" office:value-type="currency" office:currency="EUR" office:value="20194874.41" calcext:value-type="currency">
            <text:p>20.194.874,41 €</text:p>
          </table:table-cell>
          <table:table-cell table:style-name="ce9" office:value-type="currency" office:currency="EUR" office:value="17095716.68" calcext:value-type="currency">
            <text:p>17.095.716,68 €</text:p>
          </table:table-cell>
          <table:table-cell table:style-name="ce13" table:formula="of:=SUM([.F91:.J91])" office:value-type="currency" office:currency="EUR" office:value="81193162.35" calcext:value-type="currency">
            <text:p>81.193.162,35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Partit dels Socialistes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5939393.21" calcext:value-type="currency">
            <text:p>5.939.393,21 €</text:p>
          </table:table-cell>
          <table:table-cell table:style-name="ce8" table:number-columns-repeated="2"/>
          <table:table-cell table:style-name="ce8" office:value-type="currency" office:currency="EUR" office:value="4631754.4" calcext:value-type="currency">
            <text:p>4.631.754,40 €</text:p>
          </table:table-cell>
          <table:table-cell table:style-name="ce9" office:value-type="currency" office:currency="EUR" office:value="4231638.45" calcext:value-type="currency">
            <text:p>4.231.638,45 €</text:p>
          </table:table-cell>
          <table:table-cell table:style-name="ce13" table:formula="of:=SUM([.F92:.J92])" office:value-type="currency" office:currency="EUR" office:value="14802786.06" calcext:value-type="currency">
            <text:p>14.802.786,06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Convergencia i Unió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956683.08" calcext:value-type="currency">
            <text:p>956.683,08 €</text:p>
          </table:table-cell>
          <table:table-cell table:style-name="ce8"/>
          <table:table-cell table:style-name="ce8" office:value-type="currency" office:currency="EUR" office:value="917070.12" calcext:value-type="currency">
            <text:p>917.070,12 €</text:p>
          </table:table-cell>
          <table:table-cell table:style-name="ce8" office:value-type="currency" office:currency="EUR" office:value="5897747.8" calcext:value-type="currency">
            <text:p>5.897.747,80 €</text:p>
          </table:table-cell>
          <table:table-cell table:style-name="ce9" office:value-type="currency" office:currency="EUR" office:value="2711757.51" calcext:value-type="currency">
            <text:p>2.711.757,51 €</text:p>
          </table:table-cell>
          <table:table-cell table:style-name="ce13" table:formula="of:=SUM([.F93:.J93])" office:value-type="currency" office:currency="EUR" office:value="10483258.51" calcext:value-type="currency">
            <text:p>10.483.258,51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Izquierda Unid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1897718.82" calcext:value-type="currency">
            <text:p>1.897.718,82 €</text:p>
          </table:table-cell>
          <table:table-cell table:style-name="ce8" office:value-type="currency" office:currency="EUR" office:value="236672.32" calcext:value-type="currency">
            <text:p>236.672,32 €</text:p>
          </table:table-cell>
          <table:table-cell table:style-name="ce8"/>
          <table:table-cell table:style-name="ce8" office:value-type="currency" office:currency="EUR" office:value="3151974.93" calcext:value-type="currency">
            <text:p>3.151.974,93 €</text:p>
          </table:table-cell>
          <table:table-cell table:style-name="ce9" office:value-type="currency" office:currency="EUR" office:value="3842141.35" calcext:value-type="currency">
            <text:p>3.842.141,35 €</text:p>
          </table:table-cell>
          <table:table-cell table:style-name="ce13" table:formula="of:=SUM([.F94:.J94])" office:value-type="currency" office:currency="EUR" office:value="9128507.42" calcext:value-type="currency">
            <text:p>9.128.507,42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Partido Nacionalista Vasc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1195806.42" calcext:value-type="currency">
            <text:p>1.195.806,42 €</text:p>
          </table:table-cell>
          <table:table-cell table:style-name="ce8" office:value-type="currency" office:currency="EUR" office:value="2722676.56" calcext:value-type="currency">
            <text:p>2.722.676,56 €</text:p>
          </table:table-cell>
          <table:table-cell table:style-name="ce8" office:value-type="currency" office:currency="EUR" office:value="484484.04" calcext:value-type="currency">
            <text:p>484.484,04 €</text:p>
          </table:table-cell>
          <table:table-cell table:style-name="ce8" office:value-type="currency" office:currency="EUR" office:value="1122209.31" calcext:value-type="currency">
            <text:p>1.122.209,31 €</text:p>
          </table:table-cell>
          <table:table-cell table:style-name="ce9" office:value-type="currency" office:currency="EUR" office:value="2760941.04" calcext:value-type="currency">
            <text:p>2.760.941,04 €</text:p>
          </table:table-cell>
          <table:table-cell table:style-name="ce13" table:formula="of:=SUM([.F95:.J95])" office:value-type="currency" office:currency="EUR" office:value="8286117.37" calcext:value-type="currency">
            <text:p>8.286.117,37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Esquerra Republican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991682.81" calcext:value-type="currency">
            <text:p>991.682,81 €</text:p>
          </table:table-cell>
          <table:table-cell table:style-name="ce8" table:number-columns-repeated="2"/>
          <table:table-cell table:style-name="ce8" office:value-type="currency" office:currency="EUR" office:value="2818186" calcext:value-type="currency">
            <text:p>2.818.186,00 €</text:p>
          </table:table-cell>
          <table:table-cell table:style-name="ce9" office:value-type="currency" office:currency="EUR" office:value="1484914.58" calcext:value-type="currency">
            <text:p>1.484.914,58 €</text:p>
          </table:table-cell>
          <table:table-cell table:style-name="ce13" table:formula="of:=SUM([.F96:.J96])" office:value-type="currency" office:currency="EUR" office:value="5294783.39" calcext:value-type="currency">
            <text:p>5.294.783,39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Otras formaciones</text:p>
          </table:table-cell>
          <table:table-cell table:style-name="ce7" office:value-type="string" calcext:value-type="string">
            <text:p>Pública</text:p>
          </table:table-cell>
          <table:table-cell table:style-name="ce7" office:value-type="string" calcext:value-type="string">
            <text:p>Subvención</text:p>
          </table:table-cell>
          <table:table-cell table:style-name="ce7" office:value-type="string" calcext:value-type="string">
            <text:p>Funcionamiento Ordinario</text:p>
          </table:table-cell>
          <table:table-cell table:style-name="ce8" table:number-columns-repeated="4"/>
          <table:table-cell table:style-name="ce8" office:value-type="currency" office:currency="EUR" office:value="5284213.27" calcext:value-type="currency">
            <text:p>5.284.213,27 €</text:p>
          </table:table-cell>
          <table:table-cell table:style-name="ce13" table:formula="of:=SUM([.F97:.J97])" office:value-type="currency" office:currency="EUR" office:value="5284213.27" calcext:value-type="currency">
            <text:p>5.284.213,27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Otras formaciones con representación parlamentar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/>
          <table:table-cell table:style-name="ce8"/>
          <table:table-cell table:style-name="ce8" office:value-type="currency" office:currency="EUR" office:value="463761" calcext:value-type="currency">
            <text:p>463.761,00 €</text:p>
          </table:table-cell>
          <table:table-cell table:style-name="ce8" office:value-type="currency" office:currency="EUR" office:value="3452727.61" calcext:value-type="currency">
            <text:p>3.452.727,61 €</text:p>
          </table:table-cell>
          <table:table-cell table:style-name="ce9"/>
          <table:table-cell table:style-name="ce13" table:formula="of:=SUM([.F98:.J98])" office:value-type="currency" office:currency="EUR" office:value="3916488.61" calcext:value-type="currency">
            <text:p>3.916.488,61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Iniciativa per Catalunya-Verd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504842.08" calcext:value-type="currency">
            <text:p>504.842,08 €</text:p>
          </table:table-cell>
          <table:table-cell table:style-name="ce8" table:number-columns-repeated="2"/>
          <table:table-cell table:style-name="ce8" office:value-type="currency" office:currency="EUR" office:value="1777063.4" calcext:value-type="currency">
            <text:p>1.777.063,40 €</text:p>
          </table:table-cell>
          <table:table-cell table:style-name="ce9" office:value-type="currency" office:currency="EUR" office:value="1458711.43" calcext:value-type="currency">
            <text:p>1.458.711,43 €</text:p>
          </table:table-cell>
          <table:table-cell table:style-name="ce13" table:formula="of:=SUM([.F99:.J99])" office:value-type="currency" office:currency="EUR" office:value="3740616.91" calcext:value-type="currency">
            <text:p>3.740.616,91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Coalición Canar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566215.96" calcext:value-type="currency">
            <text:p>566.215,96 €</text:p>
          </table:table-cell>
          <table:table-cell table:style-name="ce8"/>
          <table:table-cell table:style-name="ce8" office:value-type="currency" office:currency="EUR" office:value="142308.83" calcext:value-type="currency">
            <text:p>142.308,83 €</text:p>
          </table:table-cell>
          <table:table-cell table:style-name="ce8" office:value-type="currency" office:currency="EUR" office:value="672600" calcext:value-type="currency">
            <text:p>672.600,00 €</text:p>
          </table:table-cell>
          <table:table-cell table:style-name="ce9" office:value-type="currency" office:currency="EUR" office:value="646111.83" calcext:value-type="currency">
            <text:p>646.111,83 €</text:p>
          </table:table-cell>
          <table:table-cell table:style-name="ce13" table:formula="of:=SUM([.F100:.J100])" office:value-type="currency" office:currency="EUR" office:value="2027236.62" calcext:value-type="currency">
            <text:p>2.027.236,62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Bloque Nacionalista Galeg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653765.64" calcext:value-type="currency">
            <text:p>653.765,64 €</text:p>
          </table:table-cell>
          <table:table-cell table:style-name="ce8"/>
          <table:table-cell table:style-name="ce8" office:value-type="currency" office:currency="EUR" office:value="142308.83" calcext:value-type="currency">
            <text:p>142.308,83 €</text:p>
          </table:table-cell>
          <table:table-cell table:style-name="ce8" office:value-type="currency" office:currency="EUR" office:value="523966.11" calcext:value-type="currency">
            <text:p>523.966,11 €</text:p>
          </table:table-cell>
          <table:table-cell table:style-name="ce9" office:value-type="currency" office:currency="EUR" office:value="629796.38" calcext:value-type="currency">
            <text:p>629.796,38 €</text:p>
          </table:table-cell>
          <table:table-cell table:style-name="ce13" table:formula="of:=SUM([.F101:.J101])" office:value-type="currency" office:currency="EUR" office:value="1949836.96" calcext:value-type="currency">
            <text:p>1.949.836,96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Unión del Pueblo Navarr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470223.98" calcext:value-type="currency">
            <text:p>470.223,98 €</text:p>
          </table:table-cell>
          <table:table-cell table:style-name="ce8"/>
          <table:table-cell table:style-name="ce8" office:value-type="currency" office:currency="EUR" office:value="80907.29" calcext:value-type="currency">
            <text:p>80.907,29 €</text:p>
          </table:table-cell>
          <table:table-cell table:style-name="ce8" office:value-type="currency" office:currency="EUR" office:value="1018510.43" calcext:value-type="currency">
            <text:p>1.018.510,43 €</text:p>
          </table:table-cell>
          <table:table-cell table:style-name="ce9" office:value-type="currency" office:currency="EUR" office:value="71007.63" calcext:value-type="currency">
            <text:p>71.007,63 €</text:p>
          </table:table-cell>
          <table:table-cell table:style-name="ce13" table:formula="of:=SUM([.F102:.J102])" office:value-type="currency" office:currency="EUR" office:value="1640649.33" calcext:value-type="currency">
            <text:p>1.640.649,33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Convergencia Democrátic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1243486.34" calcext:value-type="currency">
            <text:p>1.243.486,34 €</text:p>
          </table:table-cell>
          <table:table-cell table:style-name="ce8" table:number-columns-repeated="3"/>
          <table:table-cell table:style-name="ce9" office:value-type="currency" office:currency="EUR" office:value="137879.44" calcext:value-type="currency">
            <text:p>137.879,44 €</text:p>
          </table:table-cell>
          <table:table-cell table:style-name="ce13" table:formula="of:=SUM([.F103:.J103])" office:value-type="currency" office:currency="EUR" office:value="1381365.78" calcext:value-type="currency">
            <text:p>1.381.365,78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Unión Progreso y Democrac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788268.99" calcext:value-type="currency">
            <text:p>788.268,99 €</text:p>
          </table:table-cell>
          <table:table-cell table:style-name="ce8" office:value-type="currency" office:currency="EUR" office:value="50092.22" calcext:value-type="currency">
            <text:p>50.092,22 €</text:p>
          </table:table-cell>
          <table:table-cell table:style-name="ce8" office:value-type="currency" office:currency="EUR" office:value="71154.41" calcext:value-type="currency">
            <text:p>71.154,41 €</text:p>
          </table:table-cell>
          <table:table-cell table:style-name="ce8" office:value-type="currency" office:currency="EUR" office:value="82359.35" calcext:value-type="currency">
            <text:p>82.359,35 €</text:p>
          </table:table-cell>
          <table:table-cell table:style-name="ce9"/>
          <table:table-cell table:style-name="ce13" table:formula="of:=SUM([.F104:.J104])" office:value-type="currency" office:currency="EUR" office:value="991874.97" calcext:value-type="currency">
            <text:p>991.874,97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Nafarroa Bai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225571.67" calcext:value-type="currency">
            <text:p>225.571,67 €</text:p>
          </table:table-cell>
          <table:table-cell table:style-name="ce8"/>
          <table:table-cell table:style-name="ce8" office:value-type="currency" office:currency="EUR" office:value="71154.41" calcext:value-type="currency">
            <text:p>71.154,41 €</text:p>
          </table:table-cell>
          <table:table-cell table:style-name="ce8" office:value-type="currency" office:currency="EUR" office:value="613344" calcext:value-type="currency">
            <text:p>613.344,00 €</text:p>
          </table:table-cell>
          <table:table-cell table:style-name="ce9" office:value-type="currency" office:currency="EUR" office:value="45368.44" calcext:value-type="currency">
            <text:p>45.368,44 €</text:p>
          </table:table-cell>
          <table:table-cell table:style-name="ce13" table:formula="of:=SUM([.F105:.J105])" office:value-type="currency" office:currency="EUR" office:value="955438.52" calcext:value-type="currency">
            <text:p>955.438,52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Eusko Alkartasun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/>
          <table:table-cell table:style-name="ce8" office:value-type="currency" office:currency="EUR" office:value="277377.15" calcext:value-type="currency">
            <text:p>277.377,15 €</text:p>
          </table:table-cell>
          <table:table-cell table:style-name="ce8"/>
          <table:table-cell table:style-name="ce8" office:value-type="currency" office:currency="EUR" office:value="169193.99" calcext:value-type="currency">
            <text:p>169.193,99 €</text:p>
          </table:table-cell>
          <table:table-cell table:style-name="ce9" office:value-type="currency" office:currency="EUR" office:value="493391" calcext:value-type="currency">
            <text:p>493.391,00 €</text:p>
          </table:table-cell>
          <table:table-cell table:style-name="ce13" table:formula="of:=SUM([.F106:.J106])" office:value-type="currency" office:currency="EUR" office:value="939962.14" calcext:value-type="currency">
            <text:p>939.962,14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Arala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/>
          <table:table-cell table:style-name="ce8" office:value-type="currency" office:currency="EUR" office:value="370987.48" calcext:value-type="currency">
            <text:p>370.987,48 €</text:p>
          </table:table-cell>
          <table:table-cell table:style-name="ce8"/>
          <table:table-cell table:style-name="ce8" office:value-type="currency" office:currency="EUR" office:value="289522.59" calcext:value-type="currency">
            <text:p>289.522,59 €</text:p>
          </table:table-cell>
          <table:table-cell table:style-name="ce9" office:value-type="currency" office:currency="EUR" office:value="235832.26" calcext:value-type="currency">
            <text:p>235.832,26 €</text:p>
          </table:table-cell>
          <table:table-cell table:style-name="ce13" table:formula="of:=SUM([.F107:.J107])" office:value-type="currency" office:currency="EUR" office:value="896342.33" calcext:value-type="currency">
            <text:p>896.342,33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Esquerra Unida- BLOC -VERDS -Izquierda Republicana: COMPROMÍS Pel País Valencià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/>
          <table:table-cell table:style-name="ce8" office:value-type="currency" office:currency="EUR" office:value="279445.36" calcext:value-type="currency">
            <text:p>279.445,36 €</text:p>
          </table:table-cell>
          <table:table-cell table:style-name="ce8"/>
          <table:table-cell table:style-name="ce8" office:value-type="currency" office:currency="EUR" office:value="382704.84" calcext:value-type="currency">
            <text:p>382.704,84 €</text:p>
          </table:table-cell>
          <table:table-cell table:style-name="ce9"/>
          <table:table-cell table:style-name="ce13" table:formula="of:=SUM([.F108:.J108])" office:value-type="currency" office:currency="EUR" office:value="662150.2" calcext:value-type="currency">
            <text:p>662.150,20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Entesa Catalana de Progrè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/>
          <table:table-cell table:style-name="ce8"/>
          <table:table-cell table:style-name="ce8" office:value-type="currency" office:currency="EUR" office:value="543486.96" calcext:value-type="currency">
            <text:p>543.486,96 €</text:p>
          </table:table-cell>
          <table:table-cell table:style-name="ce8"/>
          <table:table-cell table:style-name="ce9"/>
          <table:table-cell table:style-name="ce13" table:formula="of:=SUM([.F109:.J109])" office:value-type="currency" office:currency="EUR" office:value="543486.96" calcext:value-type="currency">
            <text:p>543.486,96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Grupo Mixt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/>
          <table:table-cell table:style-name="ce8"/>
          <table:table-cell table:style-name="ce8" office:value-type="currency" office:currency="EUR" office:value="517733.22" calcext:value-type="currency">
            <text:p>517.733,22 €</text:p>
          </table:table-cell>
          <table:table-cell table:style-name="ce8"/>
          <table:table-cell table:style-name="ce9"/>
          <table:table-cell table:style-name="ce13" table:formula="of:=SUM([.F110:.J110])" office:value-type="currency" office:currency="EUR" office:value="517733.22" calcext:value-type="currency">
            <text:p>517.733,22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Unió Democrátic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 office:value-type="currency" office:currency="EUR" office:value="414495.45" calcext:value-type="currency">
            <text:p>414.495,45 €</text:p>
          </table:table-cell>
          <table:table-cell table:style-name="ce8" table:number-columns-repeated="3"/>
          <table:table-cell table:style-name="ce9" office:value-type="currency" office:currency="EUR" office:value="41423.18" calcext:value-type="currency">
            <text:p>41.423,18 €</text:p>
          </table:table-cell>
          <table:table-cell table:style-name="ce13" table:formula="of:=SUM([.F111:.J111])" office:value-type="currency" office:currency="EUR" office:value="455918.63" calcext:value-type="currency">
            <text:p>455.918,63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Grupo Senadores Nacionalista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9"/>
          <table:table-cell table:style-name="ce8"/>
          <table:table-cell table:style-name="ce8" office:value-type="currency" office:currency="EUR" office:value="287105.67" calcext:value-type="currency">
            <text:p>287.105,67 €</text:p>
          </table:table-cell>
          <table:table-cell table:style-name="ce8"/>
          <table:table-cell table:style-name="ce9"/>
          <table:table-cell table:style-name="ce13" table:formula="of:=SUM([.F112:.J112])" office:value-type="currency" office:currency="EUR" office:value="287105.67" calcext:value-type="currency">
            <text:p>287.105,67 €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number-columns-repeated="3"/>
          <table:table-cell table:style-name="ce10" table:formula="of:=SUM([.F2:.F112])" office:value-type="currency" office:currency="EUR" office:value="326794041.6" calcext:value-type="currency">
            <text:p>326.794.041,60 €</text:p>
          </table:table-cell>
          <table:table-cell table:style-name="ce10" table:formula="of:=SUM([.G2:.G112])" office:value-type="currency" office:currency="EUR" office:value="36547381.27" calcext:value-type="currency">
            <text:p>36.547.381,27 €</text:p>
          </table:table-cell>
          <table:table-cell table:style-name="ce10" table:formula="of:=SUM([.H2:.H112])" office:value-type="currency" office:currency="EUR" office:value="65615282.29" calcext:value-type="currency">
            <text:p>65.615.282,29 €</text:p>
          </table:table-cell>
          <table:table-cell table:style-name="ce10" table:formula="of:=SUM([.I2:.I112])" office:value-type="currency" office:currency="EUR" office:value="270030202.9" calcext:value-type="currency">
            <text:p>270.030.202,90 €</text:p>
          </table:table-cell>
          <table:table-cell table:style-name="ce10" table:formula="of:=SUM([.J2:.J112])" office:value-type="currency" office:currency="EUR" office:value="227378884.94" calcext:value-type="currency">
            <text:p>227.378.884,94 €</text:p>
          </table:table-cell>
          <table:table-cell table:style-name="ce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/>
          <table:table-cell table:number-columns-repeated="1013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_electoral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1" table:default-cell-style-name="Default"/>
        <table:table-column table:style-name="co32" table:default-cell-style-name="ce10"/>
        <table:table-column table:style-name="co4" table:number-columns-repeated="995" table:default-cell-style-name="Default"/>
        <table:table-row table:style-name="ro1">
          <table:table-cell table:style-name="ce2" office:value-type="string" calcext:value-type="string">
            <text:p>Año</text:p>
          </table:table-cell>
          <table:table-cell table:style-name="ce2" office:value-type="string" calcext:value-type="string">
            <text:p>Formaciones políticas</text:p>
          </table:table-cell>
          <table:table-cell table:style-name="ce2" office:value-type="string" calcext:value-type="string">
            <text:p>Origen</text:p>
          </table:table-cell>
          <table:table-cell table:style-name="ce2" office:value-type="string" calcext:value-type="string">
            <text:p>Fuente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Parlamento <text:s/>de Cataluña 01/11/2006</text:p>
          </table:table-cell>
          <table:table-cell table:style-name="ce2" office:value-type="string" calcext:value-type="string">
            <text:p>Elecciones Locales 27/05/2007</text:p>
          </table:table-cell>
          <table:table-cell table:style-name="ce2" office:value-type="string" calcext:value-type="string">
            <text:p>Parlamento de Andalucía 09/03/2008</text:p>
          </table:table-cell>
          <table:table-cell table:style-name="ce2" office:value-type="string" calcext:value-type="string">
            <text:p>Parlamento de Galicia 01/03/2009</text:p>
          </table:table-cell>
          <table:table-cell table:style-name="ce2" office:value-type="string" calcext:value-type="string">
            <text:p>Parlamento Vasco 01/03/2009</text:p>
          </table:table-cell>
          <table:table-cell table:style-name="ce2" office:value-type="string" calcext:value-type="string">
            <text:p>Parlamento Europeo 07/06/2009</text:p>
          </table:table-cell>
          <table:table-cell table:style-name="ce2" office:value-type="string" calcext:value-type="string">
            <text:p>Elecciones Locales 27/05/2007</text:p>
          </table:table-cell>
          <table:table-cell table:style-name="ce2" office:value-type="string" calcext:value-type="string">
            <text:p>Elecciones Generales 09/03/2008</text:p>
          </table:table-cell>
          <table:table-cell table:style-name="ce2" office:value-type="string" calcext:value-type="string">
            <text:p>Parlamento <text:s/>de Cataluña 28/11/2010</text:p>
          </table:table-cell>
          <table:table-cell table:style-name="ce2" office:value-type="string" calcext:value-type="string">
            <text:p>Parlamento de Cataluña 28/11/2010</text:p>
          </table:table-cell>
          <table:table-cell table:style-name="ce2" office:value-type="string" calcext:value-type="string">
            <text:p>Elecciones Locales 22/05/2011</text:p>
          </table:table-cell>
          <table:table-cell table:style-name="ce2" office:value-type="string" calcext:value-type="string">
            <text:p>Elecciones Autonómicas 22/05/2011</text:p>
          </table:table-cell>
          <table:table-cell table:style-name="ce2" office:value-type="string" calcext:value-type="string">
            <text:p>Elecciones Generales 22/11/2011</text:p>
          </table:table-cell>
          <table:table-cell table:style-name="ce2" office:value-type="string" calcext:value-type="string">
            <text:p>Elecciones Locales 27/05/2007</text:p>
          </table:table-cell>
          <table:table-cell table:style-name="ce2" office:value-type="string" calcext:value-type="string">
            <text:p>Parlamento Europeo 07/06/2009</text:p>
          </table:table-cell>
          <table:table-cell table:style-name="ce2" office:value-type="string" calcext:value-type="string">
            <text:p>Elecciones Autonómicas 22/05/2011</text:p>
          </table:table-cell>
          <table:table-cell table:style-name="ce2" office:value-type="string" calcext:value-type="string">
            <text:p>Elecciones Locales 22/05/2011</text:p>
          </table:table-cell>
          <table:table-cell table:style-name="ce2" office:value-type="string" calcext:value-type="string">
            <text:p>Elecciones Generales 22/11/2011</text:p>
          </table:table-cell>
          <table:table-cell table:style-name="ce2" office:value-type="string" calcext:value-type="string">
            <text:p>Junta General Principado Asturias 25/03/2012</text:p>
          </table:table-cell>
          <table:table-cell table:style-name="ce2" office:value-type="string" calcext:value-type="string">
            <text:p>Parlamento de Andalucía 25/03/2012</text:p>
          </table:table-cell>
          <table:table-cell table:style-name="ce2" office:value-type="string" calcext:value-type="string">
            <text:p>Parlamento de Galicia 21/10/2012</text:p>
          </table:table-cell>
          <table:table-cell table:style-name="ce2" office:value-type="string" calcext:value-type="string">
            <text:p>Parlamento Vasco 21/10/2012</text:p>
          </table:table-cell>
          <table:table-cell table:style-name="ce2" office:value-type="string" calcext:value-type="string">
            <text:p>Parlamento de Cataluña 25/11/2012</text:p>
          </table:table-cell>
          <table:table-cell table:style-name="ce15" office:value-type="string" calcext:value-type="string">
            <text:p>Total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14"/>
          <table:table-cell table:style-name="ce8" office:value-type="currency" office:currency="EUR" office:value="1386290.27" calcext:value-type="currency">
            <text:p>1.386.290,27 €</text:p>
          </table:table-cell>
          <table:table-cell table:style-name="ce8" office:value-type="currency" office:currency="EUR" office:value="2952037.51" calcext:value-type="currency">
            <text:p>2.952.037,51 €</text:p>
          </table:table-cell>
          <table:table-cell table:style-name="ce8"/>
          <table:table-cell table:style-name="ce8" office:value-type="currency" office:currency="EUR" office:value="11771802.92" calcext:value-type="currency">
            <text:p>11.771.802,92 €</text:p>
          </table:table-cell>
          <table:table-cell table:style-name="ce8" office:value-type="currency" office:currency="EUR" office:value="70104.18" calcext:value-type="currency">
            <text:p>70.104,18 €</text:p>
          </table:table-cell>
          <table:table-cell table:style-name="ce8" office:value-type="currency" office:currency="EUR" office:value="4119464.98" calcext:value-type="currency">
            <text:p>4.119.464,98 €</text:p>
          </table:table-cell>
          <table:table-cell table:style-name="ce8" office:value-type="currency" office:currency="EUR" office:value="550655.31" calcext:value-type="currency">
            <text:p>550.655,31 €</text:p>
          </table:table-cell>
          <table:table-cell table:style-name="ce8" office:value-type="currency" office:currency="EUR" office:value="288740.57" calcext:value-type="currency">
            <text:p>288.740,57 €</text:p>
          </table:table-cell>
          <table:table-cell table:style-name="ce8" office:value-type="currency" office:currency="EUR" office:value="534543.29" calcext:value-type="currency">
            <text:p>534.543,29 €</text:p>
          </table:table-cell>
          <table:table-cell table:formula="of:=SUM([.F2:.AB2])" office:value-type="currency" office:currency="EUR" office:value="21673639.03" calcext:value-type="currency">
            <text:p>21.673.639,03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14"/>
          <table:table-cell table:style-name="ce8" office:value-type="currency" office:currency="EUR" office:value="1321207.44" calcext:value-type="currency">
            <text:p>1.321.207,44 €</text:p>
          </table:table-cell>
          <table:table-cell table:style-name="ce8" office:value-type="currency" office:currency="EUR" office:value="2183830.64" calcext:value-type="currency">
            <text:p>2.183.830,64 €</text:p>
          </table:table-cell>
          <table:table-cell table:style-name="ce8" office:value-type="currency" office:currency="EUR" office:value="90190.1" calcext:value-type="currency">
            <text:p>90.190,10 €</text:p>
          </table:table-cell>
          <table:table-cell table:style-name="ce8" office:value-type="currency" office:currency="EUR" office:value="9184517.59" calcext:value-type="currency">
            <text:p>9.184.517,59 €</text:p>
          </table:table-cell>
          <table:table-cell table:style-name="ce8" office:value-type="currency" office:currency="EUR" office:value="105149.38" calcext:value-type="currency">
            <text:p>105.149,38 €</text:p>
          </table:table-cell>
          <table:table-cell table:style-name="ce8" office:value-type="currency" office:currency="EUR" office:value="4055908.68" calcext:value-type="currency">
            <text:p>4.055.908,68 €</text:p>
          </table:table-cell>
          <table:table-cell table:style-name="ce8" office:value-type="currency" office:currency="EUR" office:value="417715.22" calcext:value-type="currency">
            <text:p>417.715,22 €</text:p>
          </table:table-cell>
          <table:table-cell table:style-name="ce8" office:value-type="currency" office:currency="EUR" office:value="429699.51" calcext:value-type="currency">
            <text:p>429.699,51 €</text:p>
          </table:table-cell>
          <table:table-cell table:style-name="ce8"/>
          <table:table-cell table:formula="of:=SUM([.F3:.AB3])" office:value-type="currency" office:currency="EUR" office:value="17788218.56" calcext:value-type="currency">
            <text:p>17.788.218,56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14"/>
          <table:table-cell table:style-name="ce8" office:value-type="currency" office:currency="EUR" office:value="203398.96" calcext:value-type="currency">
            <text:p>203.398,96 €</text:p>
          </table:table-cell>
          <table:table-cell table:style-name="ce8" office:value-type="currency" office:currency="EUR" office:value="260041.44" calcext:value-type="currency">
            <text:p>260.041,44 €</text:p>
          </table:table-cell>
          <table:table-cell table:style-name="ce8"/>
          <table:table-cell table:style-name="ce8" office:value-type="currency" office:currency="EUR" office:value="5452111.34" calcext:value-type="currency">
            <text:p>5.452.111,34 €</text:p>
          </table:table-cell>
          <table:table-cell table:style-name="ce8" office:value-type="currency" office:currency="EUR" office:value="31063.04" calcext:value-type="currency">
            <text:p>31.063,04 €</text:p>
          </table:table-cell>
          <table:table-cell table:style-name="ce8" office:value-type="currency" office:currency="EUR" office:value="1483153.79" calcext:value-type="currency">
            <text:p>1.483.153,79 €</text:p>
          </table:table-cell>
          <table:table-cell table:style-name="ce8" table:number-columns-repeated="3"/>
          <table:table-cell table:formula="of:=SUM([.F4:.AB4])" office:value-type="currency" office:currency="EUR" office:value="7429768.57" calcext:value-type="currency">
            <text:p>7.429.768,57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14"/>
          <table:table-cell table:style-name="ce8" office:value-type="currency" office:currency="EUR" office:value="486976.85" calcext:value-type="currency">
            <text:p>486.976,85 €</text:p>
          </table:table-cell>
          <table:table-cell table:style-name="ce8"/>
          <table:table-cell table:style-name="ce8" office:value-type="currency" office:currency="EUR" office:value="1516761.57" calcext:value-type="currency">
            <text:p>1.516.761,57 €</text:p>
          </table:table-cell>
          <table:table-cell table:style-name="ce8" office:value-type="currency" office:currency="EUR" office:value="1999381.11" calcext:value-type="currency">
            <text:p>1.999.381,11 €</text:p>
          </table:table-cell>
          <table:table-cell table:style-name="ce8" table:number-columns-repeated="4"/>
          <table:table-cell table:style-name="ce8" office:value-type="currency" office:currency="EUR" office:value="982874.78" calcext:value-type="currency">
            <text:p>982.874,78 €</text:p>
          </table:table-cell>
          <table:table-cell table:formula="of:=SUM([.F5:.AB5])" office:value-type="currency" office:currency="EUR" office:value="4985994.31" calcext:value-type="currency">
            <text:p>4.985.994,31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13"/>
          <table:table-cell table:style-name="ce8" office:value-type="currency" office:currency="EUR" office:value="5454.74" calcext:value-type="currency">
            <text:p>5.454,74 €</text:p>
          </table:table-cell>
          <table:table-cell table:style-name="ce8" office:value-type="currency" office:currency="EUR" office:value="147838.59" calcext:value-type="currency">
            <text:p>147.838,59 €</text:p>
          </table:table-cell>
          <table:table-cell table:style-name="ce8" office:value-type="currency" office:currency="EUR" office:value="328682" calcext:value-type="currency">
            <text:p>328.682,00 €</text:p>
          </table:table-cell>
          <table:table-cell table:style-name="ce8" office:value-type="currency" office:currency="EUR" office:value="665235.66" calcext:value-type="currency">
            <text:p>665.235,66 €</text:p>
          </table:table-cell>
          <table:table-cell table:style-name="ce8" office:value-type="currency" office:currency="EUR" office:value="2011279.65" calcext:value-type="currency">
            <text:p>2.011.279,65 €</text:p>
          </table:table-cell>
          <table:table-cell table:style-name="ce8" table:number-columns-repeated="3"/>
          <table:table-cell table:style-name="ce8" office:value-type="currency" office:currency="EUR" office:value="28495.28" calcext:value-type="currency">
            <text:p>28.495,28 €</text:p>
          </table:table-cell>
          <table:table-cell table:style-name="ce8" office:value-type="currency" office:currency="EUR" office:value="38632.02" calcext:value-type="currency">
            <text:p>38.632,02 €</text:p>
          </table:table-cell>
          <table:table-cell table:formula="of:=SUM([.F6:.AB6])" office:value-type="currency" office:currency="EUR" office:value="3225617.94" calcext:value-type="currency">
            <text:p>3.225.617,94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17"/>
          <table:table-cell table:style-name="ce8" office:value-type="currency" office:currency="EUR" office:value="914070" calcext:value-type="currency">
            <text:p>914.070,00 €</text:p>
          </table:table-cell>
          <table:table-cell table:style-name="ce8" table:number-columns-repeated="4"/>
          <table:table-cell table:style-name="ce8" office:value-type="currency" office:currency="EUR" office:value="617932.92" calcext:value-type="currency">
            <text:p>617.932,92 €</text:p>
          </table:table-cell>
          <table:table-cell table:formula="of:=SUM([.F7:.AB7])" office:value-type="currency" office:currency="EUR" office:value="1532002.92" calcext:value-type="currency">
            <text:p>1.532.002,92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14"/>
          <table:table-cell table:style-name="ce8" office:value-type="currency" office:currency="EUR" office:value="79529.84" calcext:value-type="currency">
            <text:p>79.529,84 €</text:p>
          </table:table-cell>
          <table:table-cell table:style-name="ce8" office:value-type="currency" office:currency="EUR" office:value="350794.99" calcext:value-type="currency">
            <text:p>350.794,99 €</text:p>
          </table:table-cell>
          <table:table-cell table:style-name="ce8"/>
          <table:table-cell table:style-name="ce8" office:value-type="currency" office:currency="EUR" office:value="1082476.75" calcext:value-type="currency">
            <text:p>1.082.476,75 €</text:p>
          </table:table-cell>
          <table:table-cell table:style-name="ce8" table:number-columns-repeated="5"/>
          <table:table-cell table:formula="of:=SUM([.F8:.AB8])" office:value-type="currency" office:currency="EUR" office:value="1512801.58" calcext:value-type="currency">
            <text:p>1.512.801,58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17"/>
          <table:table-cell table:style-name="ce8" office:value-type="currency" office:currency="EUR" office:value="703258.23" calcext:value-type="currency">
            <text:p>703.258,23 €</text:p>
          </table:table-cell>
          <table:table-cell table:style-name="ce8" table:number-columns-repeated="3"/>
          <table:table-cell table:style-name="ce8" office:value-type="currency" office:currency="EUR" office:value="486905.48" calcext:value-type="currency">
            <text:p>486.905,48 €</text:p>
          </table:table-cell>
          <table:table-cell table:style-name="ce8"/>
          <table:table-cell table:formula="of:=SUM([.F9:.AB9])" office:value-type="currency" office:currency="EUR" office:value="1190163.71" calcext:value-type="currency">
            <text:p>1.190.163,71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16"/>
          <table:table-cell table:style-name="ce8" office:value-type="currency" office:currency="EUR" office:value="385916.06" calcext:value-type="currency">
            <text:p>385.916,06 €</text:p>
          </table:table-cell>
          <table:table-cell table:style-name="ce8" table:number-columns-repeated="3"/>
          <table:table-cell table:style-name="ce8" office:value-type="currency" office:currency="EUR" office:value="287186.33" calcext:value-type="currency">
            <text:p>287.186,33 €</text:p>
          </table:table-cell>
          <table:table-cell table:style-name="ce8" table:number-columns-repeated="2"/>
          <table:table-cell table:formula="of:=SUM([.F10:.AB10])" office:value-type="currency" office:currency="EUR" office:value="673102.39" calcext:value-type="currency">
            <text:p>673.102,39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Amaiu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17"/>
          <table:table-cell table:style-name="ce8" office:value-type="currency" office:currency="EUR" office:value="499812.99" calcext:value-type="currency">
            <text:p>499.812,99 €</text:p>
          </table:table-cell>
          <table:table-cell table:style-name="ce8" table:number-columns-repeated="5"/>
          <table:table-cell table:formula="of:=SUM([.F11:.AB11])" office:value-type="currency" office:currency="EUR" office:value="499812.99" calcext:value-type="currency">
            <text:p>499.812,99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17"/>
          <table:table-cell table:style-name="ce8" office:value-type="currency" office:currency="EUR" office:value="40414.79" calcext:value-type="currency">
            <text:p>40.414,79 €</text:p>
          </table:table-cell>
          <table:table-cell table:style-name="ce8" table:number-columns-repeated="4"/>
          <table:table-cell table:style-name="ce8" office:value-type="currency" office:currency="EUR" office:value="441654.98" calcext:value-type="currency">
            <text:p>441.654,98 €</text:p>
          </table:table-cell>
          <table:table-cell table:formula="of:=SUM([.F12:.AB12])" office:value-type="currency" office:currency="EUR" office:value="482069.77" calcext:value-type="currency">
            <text:p>482.069,77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22"/>
          <table:table-cell table:style-name="ce8" office:value-type="currency" office:currency="EUR" office:value="429534.66" calcext:value-type="currency">
            <text:p>429.534,66 €</text:p>
          </table:table-cell>
          <table:table-cell table:formula="of:=SUM([.F13:.AB13])" office:value-type="currency" office:currency="EUR" office:value="429534.66" calcext:value-type="currency">
            <text:p>429.534,66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15"/>
          <table:table-cell table:style-name="ce8" office:value-type="currency" office:currency="EUR" office:value="295007.69" calcext:value-type="currency">
            <text:p>295.007,69 €</text:p>
          </table:table-cell>
          <table:table-cell table:style-name="ce8" office:value-type="currency" office:currency="EUR" office:value="21138.08" calcext:value-type="currency">
            <text:p>21.138,08 €</text:p>
          </table:table-cell>
          <table:table-cell table:style-name="ce8" office:value-type="currency" office:currency="EUR" office:value="107740.88" calcext:value-type="currency">
            <text:p>107.740,88 €</text:p>
          </table:table-cell>
          <table:table-cell table:style-name="ce8" table:number-columns-repeated="5"/>
          <table:table-cell table:formula="of:=SUM([.F14:.AB14])" office:value-type="currency" office:currency="EUR" office:value="423886.65" calcext:value-type="currency">
            <text:p>423.886,65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Foro de Ciudadano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17"/>
          <table:table-cell table:style-name="ce8" office:value-type="currency" office:currency="EUR" office:value="314324.95" calcext:value-type="currency">
            <text:p>314.324,95 €</text:p>
          </table:table-cell>
          <table:table-cell table:style-name="ce8" office:value-type="currency" office:currency="EUR" office:value="109189.13" calcext:value-type="currency">
            <text:p>109.189,13 €</text:p>
          </table:table-cell>
          <table:table-cell table:style-name="ce8" table:number-columns-repeated="4"/>
          <table:table-cell table:formula="of:=SUM([.F15:.AB15])" office:value-type="currency" office:currency="EUR" office:value="423514.08" calcext:value-type="currency">
            <text:p>423.514,08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Bloc-Iniciativa-Verds: Coalició Compromí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16"/>
          <table:table-cell table:style-name="ce8" office:value-type="currency" office:currency="EUR" office:value="347396.34" calcext:value-type="currency">
            <text:p>347.396,34 €</text:p>
          </table:table-cell>
          <table:table-cell table:style-name="ce8" table:number-columns-repeated="6"/>
          <table:table-cell table:formula="of:=SUM([.F16:.AB16])" office:value-type="currency" office:currency="EUR" office:value="347396.34" calcext:value-type="currency">
            <text:p>347.396,34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Euskal Herria Bildu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21"/>
          <table:table-cell table:style-name="ce8" office:value-type="currency" office:currency="EUR" office:value="210361.84" calcext:value-type="currency">
            <text:p>210.361,84 €</text:p>
          </table:table-cell>
          <table:table-cell table:style-name="ce8"/>
          <table:table-cell table:formula="of:=SUM([.F17:.AB17])" office:value-type="currency" office:currency="EUR" office:value="210361.84" calcext:value-type="currency">
            <text:p>210.361,84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17"/>
          <table:table-cell table:style-name="ce8" office:value-type="currency" office:currency="EUR" office:value="144890.87" calcext:value-type="currency">
            <text:p>144.890,87 €</text:p>
          </table:table-cell>
          <table:table-cell table:style-name="ce8" table:number-columns-repeated="5"/>
          <table:table-cell table:formula="of:=SUM([.F18:.AB18])" office:value-type="currency" office:currency="EUR" office:value="144890.87" calcext:value-type="currency">
            <text:p>144.890,87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Ezker Bauta Berdeak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16"/>
          <table:table-cell table:style-name="ce8" office:value-type="currency" office:currency="EUR" office:value="43747.71" calcext:value-type="currency">
            <text:p>43.747,71 €</text:p>
          </table:table-cell>
          <table:table-cell table:style-name="ce8" table:number-columns-repeated="4"/>
          <table:table-cell table:style-name="ce8" office:value-type="currency" office:currency="EUR" office:value="59005.4" calcext:value-type="currency">
            <text:p>59.005,40 €</text:p>
          </table:table-cell>
          <table:table-cell table:style-name="ce8"/>
          <table:table-cell table:formula="of:=SUM([.F19:.AB19])" office:value-type="currency" office:currency="EUR" office:value="102753.11" calcext:value-type="currency">
            <text:p>102.753,11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Bloc-Iniciativa-Verds-Equo-Coalició Compromí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17"/>
          <table:table-cell table:style-name="ce8" office:value-type="currency" office:currency="EUR" office:value="83560.36" calcext:value-type="currency">
            <text:p>83.560,36 €</text:p>
          </table:table-cell>
          <table:table-cell table:style-name="ce8" table:number-columns-repeated="5"/>
          <table:table-cell table:formula="of:=SUM([.F20:.AB20])" office:value-type="currency" office:currency="EUR" office:value="83560.36" calcext:value-type="currency">
            <text:p>83.560,36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Bloc Nacionalista Valenciá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16"/>
          <table:table-cell table:style-name="ce8" office:value-type="currency" office:currency="EUR" office:value="63530.23" calcext:value-type="currency">
            <text:p>63.530,23 €</text:p>
          </table:table-cell>
          <table:table-cell table:style-name="ce8" table:number-columns-repeated="6"/>
          <table:table-cell table:formula="of:=SUM([.F21:.AB21])" office:value-type="currency" office:currency="EUR" office:value="63530.23" calcext:value-type="currency">
            <text:p>63.530,23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Ge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17"/>
          <table:table-cell table:style-name="ce8" office:value-type="currency" office:currency="EUR" office:value="51154" calcext:value-type="currency">
            <text:p>51.154,00 €</text:p>
          </table:table-cell>
          <table:table-cell table:style-name="ce8" table:number-columns-repeated="5"/>
          <table:table-cell table:formula="of:=SUM([.F22:.AB22])" office:value-type="currency" office:currency="EUR" office:value="51154" calcext:value-type="currency">
            <text:p>51.154,00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16"/>
          <table:table-cell table:style-name="ce8" office:value-type="currency" office:currency="EUR" office:value="12595.4" calcext:value-type="currency">
            <text:p>12.595,40 €</text:p>
          </table:table-cell>
          <table:table-cell table:style-name="ce8" table:number-columns-repeated="4"/>
          <table:table-cell table:style-name="ce8" office:value-type="currency" office:currency="EUR" office:value="1344.37" calcext:value-type="currency">
            <text:p>1.344,37 €</text:p>
          </table:table-cell>
          <table:table-cell table:style-name="ce8"/>
          <table:table-cell table:formula="of:=SUM([.F23:.AB23])" office:value-type="currency" office:currency="EUR" office:value="13939.77" calcext:value-type="currency">
            <text:p>13.939,77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9"/>
          <table:table-cell table:style-name="ce8" office:value-type="currency" office:currency="EUR" office:value="1157540.2" calcext:value-type="currency">
            <text:p>1.157.540,20 €</text:p>
          </table:table-cell>
          <table:table-cell table:style-name="ce8" office:value-type="currency" office:currency="EUR" office:value="15273373.82" calcext:value-type="currency">
            <text:p>15.273.373,82 €</text:p>
          </table:table-cell>
          <table:table-cell table:style-name="ce8" office:value-type="currency" office:currency="EUR" office:value="4017039.26" calcext:value-type="currency">
            <text:p>4.017.039,26 €</text:p>
          </table:table-cell>
          <table:table-cell table:style-name="ce8" office:value-type="currency" office:currency="EUR" office:value="6842720.33" calcext:value-type="currency">
            <text:p>6.842.720,33 €</text:p>
          </table:table-cell>
          <table:table-cell table:style-name="ce10"/>
          <table:table-cell table:style-name="ce8" table:number-columns-repeated="9"/>
          <table:table-cell table:formula="of:=SUM([.F24:.AB24])" office:value-type="currency" office:currency="EUR" office:value="27290673.61" calcext:value-type="currency">
            <text:p>27.290.673,61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10"/>
          <table:table-cell table:style-name="ce8" office:value-type="currency" office:currency="EUR" office:value="13924619.22" calcext:value-type="currency">
            <text:p>13.924.619,22 €</text:p>
          </table:table-cell>
          <table:table-cell table:style-name="ce8" office:value-type="currency" office:currency="EUR" office:value="3610131.33" calcext:value-type="currency">
            <text:p>3.610.131,33 €</text:p>
          </table:table-cell>
          <table:table-cell table:style-name="ce8" office:value-type="currency" office:currency="EUR" office:value="5785144.82" calcext:value-type="currency">
            <text:p>5.785.144,82 €</text:p>
          </table:table-cell>
          <table:table-cell table:style-name="ce10"/>
          <table:table-cell table:style-name="ce8" table:number-columns-repeated="9"/>
          <table:table-cell table:formula="of:=SUM([.F25:.AB25])" office:value-type="currency" office:currency="EUR" office:value="23319895.37" calcext:value-type="currency">
            <text:p>23.319.895,37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10"/>
          <table:table-cell table:style-name="ce8" office:value-type="currency" office:currency="EUR" office:value="4316251.46" calcext:value-type="currency">
            <text:p>4.316.251,46 €</text:p>
          </table:table-cell>
          <table:table-cell table:style-name="ce8" office:value-type="currency" office:currency="EUR" office:value="540556.82" calcext:value-type="currency">
            <text:p>540.556,82 €</text:p>
          </table:table-cell>
          <table:table-cell table:style-name="ce8" office:value-type="currency" office:currency="EUR" office:value="2230293.88" calcext:value-type="currency">
            <text:p>2.230.293,88 €</text:p>
          </table:table-cell>
          <table:table-cell table:style-name="ce10"/>
          <table:table-cell table:style-name="ce8" table:number-columns-repeated="9"/>
          <table:table-cell table:formula="of:=SUM([.F26:.AB26])" office:value-type="currency" office:currency="EUR" office:value="7087102.16" calcext:value-type="currency">
            <text:p>7.087.102,16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9"/>
          <table:table-cell table:style-name="ce8" office:value-type="currency" office:currency="EUR" office:value="1243088.2" calcext:value-type="currency">
            <text:p>1.243.088,20 €</text:p>
          </table:table-cell>
          <table:table-cell table:style-name="ce8" office:value-type="currency" office:currency="EUR" office:value="1695096.82" calcext:value-type="currency">
            <text:p>1.695.096,82 €</text:p>
          </table:table-cell>
          <table:table-cell table:style-name="ce8"/>
          <table:table-cell table:style-name="ce8" office:value-type="currency" office:currency="EUR" office:value="887545.54" calcext:value-type="currency">
            <text:p>887.545,54 €</text:p>
          </table:table-cell>
          <table:table-cell table:style-name="ce10"/>
          <table:table-cell table:style-name="ce8" table:number-columns-repeated="9"/>
          <table:table-cell table:formula="of:=SUM([.F27:.AB27])" office:value-type="currency" office:currency="EUR" office:value="3825730.56" calcext:value-type="currency">
            <text:p>3.825.730,56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9"/>
          <table:table-cell table:style-name="ce8" office:value-type="currency" office:currency="EUR" office:value="2194360.94" calcext:value-type="currency">
            <text:p>2.194.360,94 €</text:p>
          </table:table-cell>
          <table:table-cell table:style-name="ce8" office:value-type="currency" office:currency="EUR" office:value="681379.26" calcext:value-type="currency">
            <text:p>681.379,26 €</text:p>
          </table:table-cell>
          <table:table-cell table:style-name="ce8"/>
          <table:table-cell table:style-name="ce8" office:value-type="currency" office:currency="EUR" office:value="691330.73" calcext:value-type="currency">
            <text:p>691.330,73 €</text:p>
          </table:table-cell>
          <table:table-cell table:style-name="ce10"/>
          <table:table-cell table:style-name="ce8" table:number-columns-repeated="9"/>
          <table:table-cell table:formula="of:=SUM([.F28:.AB28])" office:value-type="currency" office:currency="EUR" office:value="3567070.93" calcext:value-type="currency">
            <text:p>3.567.070,93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9"/>
          <table:table-cell table:style-name="ce8" office:value-type="currency" office:currency="EUR" office:value="214496.91" calcext:value-type="currency">
            <text:p>214.496,91 €</text:p>
          </table:table-cell>
          <table:table-cell table:style-name="ce8" office:value-type="currency" office:currency="EUR" office:value="1987543.51" calcext:value-type="currency">
            <text:p>1.987.543,51 €</text:p>
          </table:table-cell>
          <table:table-cell table:style-name="ce8" office:value-type="currency" office:currency="EUR" office:value="481108.74" calcext:value-type="currency">
            <text:p>481.108,74 €</text:p>
          </table:table-cell>
          <table:table-cell table:style-name="ce8" office:value-type="currency" office:currency="EUR" office:value="743093.33" calcext:value-type="currency">
            <text:p>743.093,33 €</text:p>
          </table:table-cell>
          <table:table-cell table:style-name="ce10"/>
          <table:table-cell table:style-name="ce8" table:number-columns-repeated="9"/>
          <table:table-cell table:formula="of:=SUM([.F29:.AB29])" office:value-type="currency" office:currency="EUR" office:value="3426242.49" calcext:value-type="currency">
            <text:p>3.426.242,49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9"/>
          <table:table-cell table:style-name="ce8" office:value-type="currency" office:currency="EUR" office:value="837963.86" calcext:value-type="currency">
            <text:p>837.963,86 €</text:p>
          </table:table-cell>
          <table:table-cell table:style-name="ce8" office:value-type="currency" office:currency="EUR" office:value="1068316.08" calcext:value-type="currency">
            <text:p>1.068.316,08 €</text:p>
          </table:table-cell>
          <table:table-cell table:style-name="ce8"/>
          <table:table-cell table:style-name="ce8" office:value-type="currency" office:currency="EUR" office:value="401505.56" calcext:value-type="currency">
            <text:p>401.505,56 €</text:p>
          </table:table-cell>
          <table:table-cell table:style-name="ce10"/>
          <table:table-cell table:style-name="ce8" table:number-columns-repeated="9"/>
          <table:table-cell table:formula="of:=SUM([.F30:.AB30])" office:value-type="currency" office:currency="EUR" office:value="2307785.5" calcext:value-type="currency">
            <text:p>2.307.785,50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9"/>
          <table:table-cell table:style-name="ce8" office:value-type="currency" office:currency="EUR" office:value="859607.03" calcext:value-type="currency">
            <text:p>859.607,03 €</text:p>
          </table:table-cell>
          <table:table-cell table:style-name="ce8" office:value-type="currency" office:currency="EUR" office:value="893979.12" calcext:value-type="currency">
            <text:p>893.979,12 €</text:p>
          </table:table-cell>
          <table:table-cell table:style-name="ce8" table:number-columns-repeated="2"/>
          <table:table-cell table:style-name="ce10"/>
          <table:table-cell table:style-name="ce8" table:number-columns-repeated="9"/>
          <table:table-cell table:formula="of:=SUM([.F31:.AB31])" office:value-type="currency" office:currency="EUR" office:value="1753586.15" calcext:value-type="currency">
            <text:p>1.753.586,15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10"/>
          <table:table-cell table:style-name="ce8" office:value-type="currency" office:currency="EUR" office:value="1324809.83" calcext:value-type="currency">
            <text:p>1.324.809,83 €</text:p>
          </table:table-cell>
          <table:table-cell table:style-name="ce8"/>
          <table:table-cell table:style-name="ce8" office:value-type="currency" office:currency="EUR" office:value="261870.53" calcext:value-type="currency">
            <text:p>261.870,53 €</text:p>
          </table:table-cell>
          <table:table-cell table:style-name="ce10"/>
          <table:table-cell table:style-name="ce8" table:number-columns-repeated="9"/>
          <table:table-cell table:formula="of:=SUM([.F32:.AB32])" office:value-type="currency" office:currency="EUR" office:value="1586680.36" calcext:value-type="currency">
            <text:p>1.586.680,36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10"/>
          <table:table-cell table:style-name="ce8" office:value-type="currency" office:currency="EUR" office:value="298990.01" calcext:value-type="currency">
            <text:p>298.990,01 €</text:p>
          </table:table-cell>
          <table:table-cell table:style-name="ce8" office:value-type="currency" office:currency="EUR" office:value="486554.73" calcext:value-type="currency">
            <text:p>486.554,73 €</text:p>
          </table:table-cell>
          <table:table-cell table:style-name="ce8" office:value-type="currency" office:currency="EUR" office:value="24036.31" calcext:value-type="currency">
            <text:p>24.036,31 €</text:p>
          </table:table-cell>
          <table:table-cell table:style-name="ce10"/>
          <table:table-cell table:style-name="ce8" table:number-columns-repeated="9"/>
          <table:table-cell table:formula="of:=SUM([.F33:.AB33])" office:value-type="currency" office:currency="EUR" office:value="809581.05" calcext:value-type="currency">
            <text:p>809.581,05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10"/>
          <table:table-cell table:style-name="ce8" office:value-type="currency" office:currency="EUR" office:value="105358.37" calcext:value-type="currency">
            <text:p>105.358,37 €</text:p>
          </table:table-cell>
          <table:table-cell table:style-name="ce8" office:value-type="currency" office:currency="EUR" office:value="409851.56" calcext:value-type="currency">
            <text:p>409.851,56 €</text:p>
          </table:table-cell>
          <table:table-cell table:style-name="ce8" office:value-type="currency" office:currency="EUR" office:value="96196.24" calcext:value-type="currency">
            <text:p>96.196,24 €</text:p>
          </table:table-cell>
          <table:table-cell table:style-name="ce10"/>
          <table:table-cell table:style-name="ce8" table:number-columns-repeated="9"/>
          <table:table-cell table:formula="of:=SUM([.F34:.AB34])" office:value-type="currency" office:currency="EUR" office:value="611406.17" calcext:value-type="currency">
            <text:p>611.406,17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10"/>
          <table:table-cell table:style-name="ce8" office:value-type="currency" office:currency="EUR" office:value="245885.84" calcext:value-type="currency">
            <text:p>245.885,84 €</text:p>
          </table:table-cell>
          <table:table-cell table:style-name="ce8"/>
          <table:table-cell table:style-name="ce8" office:value-type="currency" office:currency="EUR" office:value="215493.13" calcext:value-type="currency">
            <text:p>215.493,13 €</text:p>
          </table:table-cell>
          <table:table-cell table:style-name="ce10"/>
          <table:table-cell table:style-name="ce8" table:number-columns-repeated="9"/>
          <table:table-cell table:formula="of:=SUM([.F35:.AB35])" office:value-type="currency" office:currency="EUR" office:value="461378.97" calcext:value-type="currency">
            <text:p>461.378,97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10"/>
          <table:table-cell table:style-name="ce8" office:value-type="currency" office:currency="EUR" office:value="361224.83" calcext:value-type="currency">
            <text:p>361.224,83 €</text:p>
          </table:table-cell>
          <table:table-cell table:style-name="ce8" table:number-columns-repeated="2"/>
          <table:table-cell table:style-name="ce10"/>
          <table:table-cell table:style-name="ce8" table:number-columns-repeated="9"/>
          <table:table-cell table:formula="of:=SUM([.F36:.AB36])" office:value-type="currency" office:currency="EUR" office:value="361224.83" calcext:value-type="currency">
            <text:p>361.224,83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Partido Aragoné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10"/>
          <table:table-cell table:style-name="ce8" office:value-type="currency" office:currency="EUR" office:value="230764.16" calcext:value-type="currency">
            <text:p>230.764,16 €</text:p>
          </table:table-cell>
          <table:table-cell table:style-name="ce8" office:value-type="currency" office:currency="EUR" office:value="95176.17" calcext:value-type="currency">
            <text:p>95.176,17 €</text:p>
          </table:table-cell>
          <table:table-cell table:style-name="ce8"/>
          <table:table-cell table:style-name="ce10"/>
          <table:table-cell table:style-name="ce8" table:number-columns-repeated="9"/>
          <table:table-cell table:formula="of:=SUM([.F37:.AB37])" office:value-type="currency" office:currency="EUR" office:value="325940.33" calcext:value-type="currency">
            <text:p>325.940,33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Chunta Aragonesis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10"/>
          <table:table-cell table:style-name="ce8" office:value-type="currency" office:currency="EUR" office:value="197315.98" calcext:value-type="currency">
            <text:p>197.315,98 €</text:p>
          </table:table-cell>
          <table:table-cell table:style-name="ce8" office:value-type="currency" office:currency="EUR" office:value="75185" calcext:value-type="currency">
            <text:p>75.185,00 €</text:p>
          </table:table-cell>
          <table:table-cell table:style-name="ce8"/>
          <table:table-cell table:style-name="ce10"/>
          <table:table-cell table:style-name="ce8" table:number-columns-repeated="9"/>
          <table:table-cell table:formula="of:=SUM([.F38:.AB38])" office:value-type="currency" office:currency="EUR" office:value="272500.98" calcext:value-type="currency">
            <text:p>272.500,98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11"/>
          <table:table-cell table:style-name="ce8" office:value-type="currency" office:currency="EUR" office:value="242603.22" calcext:value-type="currency">
            <text:p>242.603,22 €</text:p>
          </table:table-cell>
          <table:table-cell table:style-name="ce8"/>
          <table:table-cell table:style-name="ce10"/>
          <table:table-cell table:style-name="ce8" table:number-columns-repeated="9"/>
          <table:table-cell table:formula="of:=SUM([.F39:.AB39])" office:value-type="currency" office:currency="EUR" office:value="242603.22" calcext:value-type="currency">
            <text:p>242.603,22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Foro de Ciudadano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10"/>
          <table:table-cell table:style-name="ce8" office:value-type="currency" office:currency="EUR" office:value="211112.16" calcext:value-type="currency">
            <text:p>211.112,16 €</text:p>
          </table:table-cell>
          <table:table-cell table:style-name="ce8" table:number-columns-repeated="2"/>
          <table:table-cell table:style-name="ce10"/>
          <table:table-cell table:style-name="ce8" table:number-columns-repeated="9"/>
          <table:table-cell table:formula="of:=SUM([.F40:.AB40])" office:value-type="currency" office:currency="EUR" office:value="211112.16" calcext:value-type="currency">
            <text:p>211.112,16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10"/>
          <table:table-cell table:style-name="ce8" office:value-type="currency" office:currency="EUR" office:value="117404.34" calcext:value-type="currency">
            <text:p>117.404,34 €</text:p>
          </table:table-cell>
          <table:table-cell table:style-name="ce8" table:number-columns-repeated="2"/>
          <table:table-cell table:style-name="ce10"/>
          <table:table-cell table:style-name="ce8" table:number-columns-repeated="9"/>
          <table:table-cell table:formula="of:=SUM([.F41:.AB41])" office:value-type="currency" office:currency="EUR" office:value="117404.34" calcext:value-type="currency">
            <text:p>117.404,34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10"/>
          <table:table-cell table:style-name="ce8" office:value-type="currency" office:currency="EUR" office:value="12098.84" calcext:value-type="currency">
            <text:p>12.098,84 €</text:p>
          </table:table-cell>
          <table:table-cell table:style-name="ce8" table:number-columns-repeated="2"/>
          <table:table-cell table:style-name="ce10"/>
          <table:table-cell table:style-name="ce8" table:number-columns-repeated="9"/>
          <table:table-cell table:formula="of:=SUM([.F42:.AB42])" office:value-type="currency" office:currency="EUR" office:value="12098.84" calcext:value-type="currency">
            <text:p>12.098,84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4"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7"/>
          <table:table-cell table:style-name="ce8" office:value-type="currency" office:currency="EUR" office:value="3080082.64" calcext:value-type="currency">
            <text:p>3.080.082,64 €</text:p>
          </table:table-cell>
          <table:table-cell table:style-name="ce8" office:value-type="currency" office:currency="EUR" office:value="447007.38" calcext:value-type="currency">
            <text:p>447.007,38 €</text:p>
          </table:table-cell>
          <table:table-cell table:style-name="ce8" table:number-columns-repeated="4"/>
          <table:table-cell table:style-name="ce10"/>
          <table:table-cell table:style-name="ce8" table:number-columns-repeated="9"/>
          <table:table-cell table:formula="of:=SUM([.F43:.AB43])" office:value-type="currency" office:currency="EUR" office:value="3527090.02" calcext:value-type="currency">
            <text:p>3.527.090,02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4"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7"/>
          <table:table-cell table:style-name="ce8" office:value-type="currency" office:currency="EUR" office:value="1933313.35" calcext:value-type="currency">
            <text:p>1.933.313,35 €</text:p>
          </table:table-cell>
          <table:table-cell table:style-name="ce8" table:number-columns-repeated="5"/>
          <table:table-cell table:style-name="ce10"/>
          <table:table-cell table:style-name="ce8" table:number-columns-repeated="9"/>
          <table:table-cell table:formula="of:=SUM([.F44:.AB44])" office:value-type="currency" office:currency="EUR" office:value="1933313.35" calcext:value-type="currency">
            <text:p>1.933.313,35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4"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7"/>
          <table:table-cell table:style-name="ce8" office:value-type="currency" office:currency="EUR" office:value="542699.34" calcext:value-type="currency">
            <text:p>542.699,34 €</text:p>
          </table:table-cell>
          <table:table-cell table:style-name="ce8" office:value-type="currency" office:currency="EUR" office:value="671308.6" calcext:value-type="currency">
            <text:p>671.308,60 €</text:p>
          </table:table-cell>
          <table:table-cell table:style-name="ce8" table:number-columns-repeated="4"/>
          <table:table-cell table:style-name="ce10"/>
          <table:table-cell table:style-name="ce8" table:number-columns-repeated="9"/>
          <table:table-cell table:formula="of:=SUM([.F45:.AB45])" office:value-type="currency" office:currency="EUR" office:value="1214007.94" calcext:value-type="currency">
            <text:p>1.214.007,94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4"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7"/>
          <table:table-cell table:style-name="ce8" office:value-type="currency" office:currency="EUR" office:value="230252.5" calcext:value-type="currency">
            <text:p>230.252,50 €</text:p>
          </table:table-cell>
          <table:table-cell table:style-name="ce8" office:value-type="currency" office:currency="EUR" office:value="765198.41" calcext:value-type="currency">
            <text:p>765.198,41 €</text:p>
          </table:table-cell>
          <table:table-cell table:style-name="ce8" table:number-columns-repeated="4"/>
          <table:table-cell table:style-name="ce10"/>
          <table:table-cell table:style-name="ce8" table:number-columns-repeated="9"/>
          <table:table-cell table:formula="of:=SUM([.F46:.AB46])" office:value-type="currency" office:currency="EUR" office:value="995450.91" calcext:value-type="currency">
            <text:p>995.450,91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4"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7"/>
          <table:table-cell table:style-name="ce8" office:value-type="currency" office:currency="EUR" office:value="125057.55" calcext:value-type="currency">
            <text:p>125.057,55 €</text:p>
          </table:table-cell>
          <table:table-cell table:style-name="ce8" office:value-type="currency" office:currency="EUR" office:value="506830.5" calcext:value-type="currency">
            <text:p>506.830,50 €</text:p>
          </table:table-cell>
          <table:table-cell table:style-name="ce8" table:number-columns-repeated="4"/>
          <table:table-cell table:style-name="ce10"/>
          <table:table-cell table:style-name="ce8" table:number-columns-repeated="9"/>
          <table:table-cell table:formula="of:=SUM([.F47:.AB47])" office:value-type="currency" office:currency="EUR" office:value="631888.05" calcext:value-type="currency">
            <text:p>631.888,05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4" office:value-type="string" calcext:value-type="string">
            <text:p>Entesa Catalana de Progrè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7"/>
          <table:table-cell table:style-name="ce8" office:value-type="currency" office:currency="EUR" office:value="576400.91" calcext:value-type="currency">
            <text:p>576.400,91 €</text:p>
          </table:table-cell>
          <table:table-cell table:style-name="ce8" table:number-columns-repeated="5"/>
          <table:table-cell table:style-name="ce10"/>
          <table:table-cell table:style-name="ce8" table:number-columns-repeated="9"/>
          <table:table-cell table:formula="of:=SUM([.F48:.AB48])" office:value-type="currency" office:currency="EUR" office:value="576400.91" calcext:value-type="currency">
            <text:p>576.400,91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4"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7"/>
          <table:table-cell table:style-name="ce8" office:value-type="currency" office:currency="EUR" office:value="562863.71" calcext:value-type="currency">
            <text:p>562.863,71 €</text:p>
          </table:table-cell>
          <table:table-cell table:style-name="ce8" table:number-columns-repeated="5"/>
          <table:table-cell table:style-name="ce10"/>
          <table:table-cell table:style-name="ce8" table:number-columns-repeated="9"/>
          <table:table-cell table:formula="of:=SUM([.F49:.AB49])" office:value-type="currency" office:currency="EUR" office:value="562863.71" calcext:value-type="currency">
            <text:p>562.863,71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4"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7"/>
          <table:table-cell table:style-name="ce8" office:value-type="currency" office:currency="EUR" office:value="47415.86" calcext:value-type="currency">
            <text:p>47.415,86 €</text:p>
          </table:table-cell>
          <table:table-cell table:style-name="ce8" office:value-type="currency" office:currency="EUR" office:value="428996.94" calcext:value-type="currency">
            <text:p>428.996,94 €</text:p>
          </table:table-cell>
          <table:table-cell table:style-name="ce8" table:number-columns-repeated="4"/>
          <table:table-cell table:style-name="ce10"/>
          <table:table-cell table:style-name="ce8" table:number-columns-repeated="9"/>
          <table:table-cell table:formula="of:=SUM([.F50:.AB50])" office:value-type="currency" office:currency="EUR" office:value="476412.8" calcext:value-type="currency">
            <text:p>476.412,80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4"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7"/>
          <table:table-cell table:style-name="ce8" office:value-type="currency" office:currency="EUR" office:value="87289.99" calcext:value-type="currency">
            <text:p>87.289,99 €</text:p>
          </table:table-cell>
          <table:table-cell table:style-name="ce8" table:number-columns-repeated="5"/>
          <table:table-cell table:style-name="ce10"/>
          <table:table-cell table:style-name="ce8" table:number-columns-repeated="9"/>
          <table:table-cell table:formula="of:=SUM([.F51:.AB51])" office:value-type="currency" office:currency="EUR" office:value="87289.99" calcext:value-type="currency">
            <text:p>87.289,99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4"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7"/>
          <table:table-cell table:style-name="ce8" office:value-type="currency" office:currency="EUR" office:value="68021.75" calcext:value-type="currency">
            <text:p>68.021,75 €</text:p>
          </table:table-cell>
          <table:table-cell table:style-name="ce8" table:number-columns-repeated="5"/>
          <table:table-cell table:style-name="ce10"/>
          <table:table-cell table:style-name="ce8" table:number-columns-repeated="9"/>
          <table:table-cell table:formula="of:=SUM([.F52:.AB52])" office:value-type="currency" office:currency="EUR" office:value="68021.75" calcext:value-type="currency">
            <text:p>68.021,75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4"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7"/>
          <table:table-cell table:style-name="ce8" office:value-type="currency" office:currency="EUR" office:value="60924.3" calcext:value-type="currency">
            <text:p>60.924,30 €</text:p>
          </table:table-cell>
          <table:table-cell table:style-name="ce8" table:number-columns-repeated="5"/>
          <table:table-cell table:style-name="ce10"/>
          <table:table-cell table:style-name="ce8" table:number-columns-repeated="9"/>
          <table:table-cell table:formula="of:=SUM([.F53:.AB53])" office:value-type="currency" office:currency="EUR" office:value="60924.3" calcext:value-type="currency">
            <text:p>60.924,30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6"/>
          <table:table-cell table:style-name="ce8" office:value-type="currency" office:currency="EUR" office:value="5335.59" calcext:value-type="currency">
            <text:p>5.335,59 €</text:p>
          </table:table-cell>
          <table:table-cell table:style-name="ce8" office:value-type="currency" office:currency="EUR" office:value="9243.84" calcext:value-type="currency">
            <text:p>9.243,84 €</text:p>
          </table:table-cell>
          <table:table-cell table:style-name="ce8"/>
          <table:table-cell table:style-name="ce8" office:value-type="currency" office:currency="EUR" office:value="33078.44" calcext:value-type="currency">
            <text:p>33.078,44 €</text:p>
          </table:table-cell>
          <table:table-cell table:style-name="ce8" table:number-columns-repeated="3"/>
          <table:table-cell table:style-name="ce10"/>
          <table:table-cell table:style-name="ce8" table:number-columns-repeated="9"/>
          <table:table-cell table:formula="of:=SUM([.F54:.AB54])" office:value-type="currency" office:currency="EUR" office:value="47657.87" calcext:value-type="currency">
            <text:p>47.657,87 €</text:p>
          </table:table-cell>
          <table:table-cell table:number-columns-repeated="995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4"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7"/>
          <table:table-cell table:style-name="ce8" office:value-type="currency" office:currency="EUR" office:value="23849.31" calcext:value-type="currency">
            <text:p>23.849,31 €</text:p>
          </table:table-cell>
          <table:table-cell table:style-name="ce8" table:number-columns-repeated="5"/>
          <table:table-cell table:style-name="ce10"/>
          <table:table-cell table:style-name="ce8" table:number-columns-repeated="9"/>
          <table:table-cell table:formula="of:=SUM([.F55:.AB55])" office:value-type="currency" office:currency="EUR" office:value="23849.31" calcext:value-type="currency">
            <text:p>23.849,31 €</text:p>
          </table:table-cell>
          <table:table-cell table:number-columns-repeated="995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office:value-type="currency" office:currency="EUR" office:value="148734.18" calcext:value-type="currency">
            <text:p>148.734,18 €</text:p>
          </table:table-cell>
          <table:table-cell table:style-name="ce8" office:value-type="currency" office:currency="EUR" office:value="2291173.06" calcext:value-type="currency">
            <text:p>2.291.173,06 €</text:p>
          </table:table-cell>
          <table:table-cell table:style-name="ce8" office:value-type="currency" office:currency="EUR" office:value="397664.01" calcext:value-type="currency">
            <text:p>397.664,01 €</text:p>
          </table:table-cell>
          <table:table-cell table:style-name="ce8" office:value-type="currency" office:currency="EUR" office:value="1652185.53" calcext:value-type="currency">
            <text:p>1.652.185,53 €</text:p>
          </table:table-cell>
          <table:table-cell table:style-name="ce8" office:value-type="currency" office:currency="EUR" office:value="944518" calcext:value-type="currency">
            <text:p>944.518,00 €</text:p>
          </table:table-cell>
          <table:table-cell table:style-name="ce8" office:value-type="currency" office:currency="EUR" office:value="11847753.45" calcext:value-type="currency">
            <text:p>11.847.753,45 €</text:p>
          </table:table-cell>
          <table:table-cell table:style-name="ce8" table:number-columns-repeated="7"/>
          <table:table-cell table:style-name="ce10"/>
          <table:table-cell table:style-name="ce8" table:number-columns-repeated="9"/>
          <table:table-cell table:formula="of:=SUM([.F56:.AB56])" office:value-type="currency" office:currency="EUR" office:value="17282028.23" calcext:value-type="currency">
            <text:p>17.282.028,23 €</text:p>
          </table:table-cell>
          <table:table-cell table:number-columns-repeated="995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/>
          <table:table-cell table:style-name="ce8" office:value-type="currency" office:currency="EUR" office:value="1486366.66" calcext:value-type="currency">
            <text:p>1.486.366,66 €</text:p>
          </table:table-cell>
          <table:table-cell table:style-name="ce8" office:value-type="currency" office:currency="EUR" office:value="398973.69" calcext:value-type="currency">
            <text:p>398.973,69 €</text:p>
          </table:table-cell>
          <table:table-cell table:style-name="ce8" office:value-type="currency" office:currency="EUR" office:value="1253365.25" calcext:value-type="currency">
            <text:p>1.253.365,25 €</text:p>
          </table:table-cell>
          <table:table-cell table:style-name="ce8" office:value-type="currency" office:currency="EUR" office:value="1388264.24" calcext:value-type="currency">
            <text:p>1.388.264,24 €</text:p>
          </table:table-cell>
          <table:table-cell table:style-name="ce8" office:value-type="currency" office:currency="EUR" office:value="11311226.92" calcext:value-type="currency">
            <text:p>11.311.226,92 €</text:p>
          </table:table-cell>
          <table:table-cell table:style-name="ce8" table:number-columns-repeated="7"/>
          <table:table-cell table:style-name="ce10"/>
          <table:table-cell table:style-name="ce8" table:number-columns-repeated="9"/>
          <table:table-cell table:formula="of:=SUM([.F57:.AB57])" office:value-type="currency" office:currency="EUR" office:value="15838196.76" calcext:value-type="currency">
            <text:p>15.838.196,76 €</text:p>
          </table:table-cell>
          <table:table-cell table:number-columns-repeated="995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office:value-type="currency" office:currency="EUR" office:value="22008.1" calcext:value-type="currency">
            <text:p>22.008,10 €</text:p>
          </table:table-cell>
          <table:table-cell table:style-name="ce8" office:value-type="currency" office:currency="EUR" office:value="413443.35" calcext:value-type="currency">
            <text:p>413.443,35 €</text:p>
          </table:table-cell>
          <table:table-cell table:style-name="ce8" table:number-columns-repeated="3"/>
          <table:table-cell table:style-name="ce8" office:value-type="currency" office:currency="EUR" office:value="3269323.28" calcext:value-type="currency">
            <text:p>3.269.323,28 €</text:p>
          </table:table-cell>
          <table:table-cell table:style-name="ce8" table:number-columns-repeated="7"/>
          <table:table-cell table:style-name="ce10"/>
          <table:table-cell table:style-name="ce8" table:number-columns-repeated="9"/>
          <table:table-cell table:formula="of:=SUM([.F58:.AB58])" office:value-type="currency" office:currency="EUR" office:value="3704774.73" calcext:value-type="currency">
            <text:p>3.704.774,73 €</text:p>
          </table:table-cell>
          <table:table-cell table:number-columns-repeated="995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Izquierda Unida- Iniciativa per Catalunya Verds - Esquerra Unidad i Alternativa - Blouqe por Asturies: La Izquier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5"/>
          <table:table-cell table:style-name="ce8" office:value-type="currency" office:currency="EUR" office:value="1830590.63" calcext:value-type="currency">
            <text:p>1.830.590,63 €</text:p>
          </table:table-cell>
          <table:table-cell table:style-name="ce8" table:number-columns-repeated="7"/>
          <table:table-cell table:style-name="ce10"/>
          <table:table-cell table:style-name="ce8" table:number-columns-repeated="9"/>
          <table:table-cell table:formula="of:=SUM([.F59:.AB59])" office:value-type="currency" office:currency="EUR" office:value="1830590.63" calcext:value-type="currency">
            <text:p>1.830.590,63 €</text:p>
          </table:table-cell>
          <table:table-cell table:number-columns-repeated="995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/>
          <table:table-cell table:style-name="ce8" office:value-type="currency" office:currency="EUR" office:value="61236.63" calcext:value-type="currency">
            <text:p>61.236,63 €</text:p>
          </table:table-cell>
          <table:table-cell table:style-name="ce8" table:number-columns-repeated="2"/>
          <table:table-cell table:style-name="ce8" office:value-type="currency" office:currency="EUR" office:value="1561643.66" calcext:value-type="currency">
            <text:p>1.561.643,66 €</text:p>
          </table:table-cell>
          <table:table-cell table:style-name="ce8" table:number-columns-repeated="8"/>
          <table:table-cell table:style-name="ce10"/>
          <table:table-cell table:style-name="ce8" table:number-columns-repeated="9"/>
          <table:table-cell table:formula="of:=SUM([.F60:.AB60])" office:value-type="currency" office:currency="EUR" office:value="1622880.29" calcext:value-type="currency">
            <text:p>1.622.880,29 €</text:p>
          </table:table-cell>
          <table:table-cell table:number-columns-repeated="995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/>
          <table:table-cell table:style-name="ce8" office:value-type="currency" office:currency="EUR" office:value="414738.42" calcext:value-type="currency">
            <text:p>414.738,42 €</text:p>
          </table:table-cell>
          <table:table-cell table:style-name="ce8" office:value-type="currency" office:currency="EUR" office:value="750676.63" calcext:value-type="currency">
            <text:p>750.676,63 €</text:p>
          </table:table-cell>
          <table:table-cell table:style-name="ce8"/>
          <table:table-cell table:style-name="ce8" office:value-type="currency" office:currency="EUR" office:value="194861.73" calcext:value-type="currency">
            <text:p>194.861,73 €</text:p>
          </table:table-cell>
          <table:table-cell table:style-name="ce8" table:number-columns-repeated="8"/>
          <table:table-cell table:style-name="ce10"/>
          <table:table-cell table:style-name="ce8" table:number-columns-repeated="9"/>
          <table:table-cell table:formula="of:=SUM([.F61:.AB61])" office:value-type="currency" office:currency="EUR" office:value="1360276.78" calcext:value-type="currency">
            <text:p>1.360.276,78 €</text:p>
          </table:table-cell>
          <table:table-cell table:number-columns-repeated="995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/>
          <table:table-cell table:style-name="ce8" office:value-type="currency" office:currency="EUR" office:value="81961.95" calcext:value-type="currency">
            <text:p>81.961,95 €</text:p>
          </table:table-cell>
          <table:table-cell table:style-name="ce8"/>
          <table:table-cell table:style-name="ce8" office:value-type="currency" office:currency="EUR" office:value="957531.76" calcext:value-type="currency">
            <text:p>957.531,76 €</text:p>
          </table:table-cell>
          <table:table-cell table:style-name="ce8" table:number-columns-repeated="9"/>
          <table:table-cell table:style-name="ce10"/>
          <table:table-cell table:style-name="ce8" table:number-columns-repeated="9"/>
          <table:table-cell table:formula="of:=SUM([.F62:.AB62])" office:value-type="currency" office:currency="EUR" office:value="1039493.71" calcext:value-type="currency">
            <text:p>1.039.493,71 €</text:p>
          </table:table-cell>
          <table:table-cell table:number-columns-repeated="995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table:number-columns-repeated="4"/>
          <table:table-cell table:style-name="ce8" office:value-type="currency" office:currency="EUR" office:value="100402.31" calcext:value-type="currency">
            <text:p>100.402,31 €</text:p>
          </table:table-cell>
          <table:table-cell table:style-name="ce8" office:value-type="currency" office:currency="EUR" office:value="715768.49" calcext:value-type="currency">
            <text:p>715.768,49 €</text:p>
          </table:table-cell>
          <table:table-cell table:style-name="ce8" table:number-columns-repeated="7"/>
          <table:table-cell table:style-name="ce10"/>
          <table:table-cell table:style-name="ce8" table:number-columns-repeated="9"/>
          <table:table-cell table:formula="of:=SUM([.F63:.AB63])" office:value-type="currency" office:currency="EUR" office:value="816170.8" calcext:value-type="currency">
            <text:p>816.170,80 €</text:p>
          </table:table-cell>
          <table:table-cell table:number-columns-repeated="995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office:value-type="currency" office:currency="EUR" office:value="212507.46" calcext:value-type="currency">
            <text:p>212.507,46 €</text:p>
          </table:table-cell>
          <table:table-cell table:style-name="ce8" office:value-type="currency" office:currency="EUR" office:value="389370.54" calcext:value-type="currency">
            <text:p>389.370,54 €</text:p>
          </table:table-cell>
          <table:table-cell table:style-name="ce8" table:number-columns-repeated="11"/>
          <table:table-cell table:style-name="ce10"/>
          <table:table-cell table:style-name="ce8" table:number-columns-repeated="9"/>
          <table:table-cell table:formula="of:=SUM([.F64:.AB64])" office:value-type="currency" office:currency="EUR" office:value="601878" calcext:value-type="currency">
            <text:p>601.878,00 €</text:p>
          </table:table-cell>
          <table:table-cell table:number-columns-repeated="995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/>
          <table:table-cell table:style-name="ce8" office:value-type="currency" office:currency="EUR" office:value="16239.28" calcext:value-type="currency">
            <text:p>16.239,28 €</text:p>
          </table:table-cell>
          <table:table-cell table:style-name="ce8" table:number-columns-repeated="2"/>
          <table:table-cell table:style-name="ce8" office:value-type="currency" office:currency="EUR" office:value="500619.54" calcext:value-type="currency">
            <text:p>500.619,54 €</text:p>
          </table:table-cell>
          <table:table-cell table:style-name="ce8" table:number-columns-repeated="8"/>
          <table:table-cell table:style-name="ce10"/>
          <table:table-cell table:style-name="ce8" table:number-columns-repeated="9"/>
          <table:table-cell table:formula="of:=SUM([.F65:.AB65])" office:value-type="currency" office:currency="EUR" office:value="516858.82" calcext:value-type="currency">
            <text:p>516.858,82 €</text:p>
          </table:table-cell>
          <table:table-cell table:number-columns-repeated="995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office:value-type="currency" office:currency="EUR" office:value="255066.14" calcext:value-type="currency">
            <text:p>255.066,14 €</text:p>
          </table:table-cell>
          <table:table-cell table:style-name="ce8" office:value-type="currency" office:currency="EUR" office:value="218240.11" calcext:value-type="currency">
            <text:p>218.240,11 €</text:p>
          </table:table-cell>
          <table:table-cell table:style-name="ce8" table:number-columns-repeated="11"/>
          <table:table-cell table:style-name="ce10"/>
          <table:table-cell table:style-name="ce8" table:number-columns-repeated="9"/>
          <table:table-cell table:formula="of:=SUM([.F66:.AB66])" office:value-type="currency" office:currency="EUR" office:value="473306.25" calcext:value-type="currency">
            <text:p>473.306,25 €</text:p>
          </table:table-cell>
          <table:table-cell table:number-columns-repeated="995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office:value-type="currency" office:currency="EUR" office:value="168943.5" calcext:value-type="currency">
            <text:p>168.943,50 €</text:p>
          </table:table-cell>
          <table:table-cell table:style-name="ce8" office:value-type="currency" office:currency="EUR" office:value="127105.45" calcext:value-type="currency">
            <text:p>127.105,45 €</text:p>
          </table:table-cell>
          <table:table-cell table:style-name="ce8" table:number-columns-repeated="11"/>
          <table:table-cell table:style-name="ce10"/>
          <table:table-cell table:style-name="ce8" table:number-columns-repeated="9"/>
          <table:table-cell table:formula="of:=SUM([.F67:.AB67])" office:value-type="currency" office:currency="EUR" office:value="296048.95" calcext:value-type="currency">
            <text:p>296.048,95 €</text:p>
          </table:table-cell>
          <table:table-cell table:number-columns-repeated="995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/>
          <table:table-cell table:style-name="ce8" office:value-type="currency" office:currency="EUR" office:value="46862.4" calcext:value-type="currency">
            <text:p>46.862,40 €</text:p>
          </table:table-cell>
          <table:table-cell table:style-name="ce8" table:number-columns-repeated="2"/>
          <table:table-cell table:style-name="ce8" office:value-type="currency" office:currency="EUR" office:value="200586.59" calcext:value-type="currency">
            <text:p>200.586,59 €</text:p>
          </table:table-cell>
          <table:table-cell table:style-name="ce8" table:number-columns-repeated="8"/>
          <table:table-cell table:style-name="ce10"/>
          <table:table-cell table:style-name="ce8" table:number-columns-repeated="9"/>
          <table:table-cell table:formula="of:=SUM([.F68:.AB68])" office:value-type="currency" office:currency="EUR" office:value="247448.99" calcext:value-type="currency">
            <text:p>247.448,99 €</text:p>
          </table:table-cell>
          <table:table-cell table:number-columns-repeated="995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 office:value-type="currency" office:currency="EUR" office:value="142998.98" calcext:value-type="currency">
            <text:p>142.998,98 €</text:p>
          </table:table-cell>
          <table:table-cell table:style-name="ce8" office:value-type="currency" office:currency="EUR" office:value="26023.14" calcext:value-type="currency">
            <text:p>26.023,14 €</text:p>
          </table:table-cell>
          <table:table-cell table:style-name="ce8" table:number-columns-repeated="11"/>
          <table:table-cell table:style-name="ce10"/>
          <table:table-cell table:style-name="ce8" table:number-columns-repeated="9"/>
          <table:table-cell table:formula="of:=SUM([.F69:.AB69])" office:value-type="currency" office:currency="EUR" office:value="169022.12" calcext:value-type="currency">
            <text:p>169.022,12 €</text:p>
          </table:table-cell>
          <table:table-cell table:number-columns-repeated="995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/>
          <table:table-cell table:style-name="ce8" office:value-type="currency" office:currency="EUR" office:value="157800.55" calcext:value-type="currency">
            <text:p>157.800,55 €</text:p>
          </table:table-cell>
          <table:table-cell table:style-name="ce8" table:number-columns-repeated="11"/>
          <table:table-cell table:style-name="ce10"/>
          <table:table-cell table:style-name="ce8" table:number-columns-repeated="9"/>
          <table:table-cell table:formula="of:=SUM([.F70:.AB70])" office:value-type="currency" office:currency="EUR" office:value="157800.55" calcext:value-type="currency">
            <text:p>157.800,55 €</text:p>
          </table:table-cell>
          <table:table-cell table:number-columns-repeated="995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/>
          <table:table-cell table:style-name="ce8" office:value-type="currency" office:currency="EUR" office:value="22210.07" calcext:value-type="currency">
            <text:p>22.210,07 €</text:p>
          </table:table-cell>
          <table:table-cell table:style-name="ce8" table:number-columns-repeated="11"/>
          <table:table-cell table:style-name="ce10"/>
          <table:table-cell table:style-name="ce8" table:number-columns-repeated="9"/>
          <table:table-cell table:formula="of:=SUM([.F71:.AB71])" office:value-type="currency" office:currency="EUR" office:value="22210.07" calcext:value-type="currency">
            <text:p>22.210,07 €</text:p>
          </table:table-cell>
          <table:table-cell table:number-columns-repeated="995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/>
          <table:table-cell table:style-name="ce8" office:value-type="currency" office:currency="EUR" office:value="22038.95" calcext:value-type="currency">
            <text:p>22.038,95 €</text:p>
          </table:table-cell>
          <table:table-cell table:style-name="ce8" table:number-columns-repeated="11"/>
          <table:table-cell table:style-name="ce10"/>
          <table:table-cell table:style-name="ce8" table:number-columns-repeated="9"/>
          <table:table-cell table:formula="of:=SUM([.F72:.AB72])" office:value-type="currency" office:currency="EUR" office:value="22038.95" calcext:value-type="currency">
            <text:p>22.038,95 €</text:p>
          </table:table-cell>
          <table:table-cell table:number-columns-repeated="995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Entesa Catalana de Progrè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8"/>
          <table:table-cell table:style-name="ce8" office:value-type="currency" office:currency="EUR" office:value="94.13" calcext:value-type="currency">
            <text:p>94,13 €</text:p>
          </table:table-cell>
          <table:table-cell table:style-name="ce8" table:number-columns-repeated="11"/>
          <table:table-cell table:style-name="ce10"/>
          <table:table-cell table:style-name="ce8" table:number-columns-repeated="9"/>
          <table:table-cell table:formula="of:=SUM([.F73:.AB73])" office:value-type="currency" office:currency="EUR" office:value="94.13" calcext:value-type="currency">
            <text:p>94,13 €</text:p>
          </table:table-cell>
          <table:table-cell table:number-columns-repeated="995"/>
        </table:table-row>
        <table:table-row table:style-name="ro1">
          <table:table-cell table:style-name="ce2"/>
          <table:table-cell table:style-name="ce5" office:value-type="string" calcext:value-type="string">
            <text:p>Total</text:p>
          </table:table-cell>
          <table:table-cell table:style-name="ce2" table:number-columns-repeated="3"/>
          <table:table-cell table:style-name="ce10" table:formula="of:=SUM([.A2:.F73])" office:value-type="currency" office:currency="EUR" office:value="1095023.36" calcext:value-type="currency">
            <text:p>1.095.023,36 €</text:p>
          </table:table-cell>
          <table:table-cell table:style-name="ce10" table:formula="of:=SUM([.B2:.G73])" office:value-type="currency" office:currency="EUR" office:value="6725163.05" calcext:value-type="currency">
            <text:p>6.725.163,05 €</text:p>
          </table:table-cell>
          <table:table-cell table:style-name="ce10" table:formula="of:=SUM([.C2:.H73])" office:value-type="currency" office:currency="EUR" office:value="8272477.38" calcext:value-type="currency">
            <text:p>8.272.477,38 €</text:p>
          </table:table-cell>
          <table:table-cell table:style-name="ce10" table:formula="of:=SUM([.D2:.I73])" office:value-type="currency" office:currency="EUR" office:value="12135559.92" calcext:value-type="currency">
            <text:p>12.135.559,92 €</text:p>
          </table:table-cell>
          <table:table-cell table:style-name="ce10" table:formula="of:=SUM([.E2:.J73])" office:value-type="currency" office:currency="EUR" office:value="17026455.99" calcext:value-type="currency">
            <text:p>17.026.455,99 €</text:p>
          </table:table-cell>
          <table:table-cell table:style-name="ce10" table:formula="of:=SUM([.F2:.K73])" office:value-type="currency" office:currency="EUR" office:value="46001118.76" calcext:value-type="currency">
            <text:p>46.001.118,76 €</text:p>
          </table:table-cell>
          <table:table-cell table:style-name="ce10" table:formula="of:=SUM([.G2:.L73])" office:value-type="currency" office:currency="EUR" office:value="45056195.99" calcext:value-type="currency">
            <text:p>45.056.195,99 €</text:p>
          </table:table-cell>
          <table:table-cell table:style-name="ce10" table:formula="of:=SUM([.H2:.M73])" office:value-type="currency" office:currency="EUR" office:value="46628706.35" calcext:value-type="currency">
            <text:p>46.628.706,35 €</text:p>
          </table:table-cell>
          <table:table-cell table:style-name="ce10" table:formula="of:=SUM([.I2:.N73])" office:value-type="currency" office:currency="EUR" office:value="47900733.85" calcext:value-type="currency">
            <text:p>47.900.733,85 €</text:p>
          </table:table-cell>
          <table:table-cell table:style-name="ce10" table:formula="of:=SUM([.J2:.O73])" office:value-type="currency" office:currency="EUR" office:value="50577786.89" calcext:value-type="currency">
            <text:p>50.577.786,89 €</text:p>
          </table:table-cell>
          <table:table-cell table:style-name="ce10" table:formula="of:=SUM([.K2:.P73])" office:value-type="currency" office:currency="EUR" office:value="88632414.47" calcext:value-type="currency">
            <text:p>88.632.414,47 €</text:p>
          </table:table-cell>
          <table:table-cell table:style-name="ce10" table:formula="of:=SUM([.L2:.Q73])" office:value-type="currency" office:currency="EUR" office:value="69615958.53" calcext:value-type="currency">
            <text:p>69.615.958,53 €</text:p>
          </table:table-cell>
          <table:table-cell table:style-name="ce10" table:formula="of:=SUM([.M2:.R73])" office:value-type="currency" office:currency="EUR" office:value="87789853.34" calcext:value-type="currency">
            <text:p>87.789.853,34 €</text:p>
          </table:table-cell>
          <table:table-cell table:style-name="ce10" table:formula="of:=SUM([.N2:.S73])" office:value-type="currency" office:currency="EUR" office:value="80447893.03" calcext:value-type="currency">
            <text:p>80.447.893,03 €</text:p>
          </table:table-cell>
          <table:table-cell table:style-name="ce10" table:formula="of:=SUM([.O2:.T73])" office:value-type="currency" office:currency="EUR" office:value="81253793.15" calcext:value-type="currency">
            <text:p>81.253.793,15 €</text:p>
          </table:table-cell>
          <table:table-cell table:style-name="ce10" table:formula="of:=SUM([.P2:.U73])" office:value-type="currency" office:currency="EUR" office:value="81084051.84" calcext:value-type="currency">
            <text:p>81.084.051,84 €</text:p>
          </table:table-cell>
          <table:table-cell table:style-name="ce10" table:formula="of:=SUM([.Q2:.V73])" office:value-type="currency" office:currency="EUR" office:value="41285039.34" calcext:value-type="currency">
            <text:p>41.285.039,34 €</text:p>
          </table:table-cell>
          <table:table-cell table:style-name="ce10" table:formula="of:=SUM([.R2:.W73])" office:value-type="currency" office:currency="EUR" office:value="65687628.94" calcext:value-type="currency">
            <text:p>65.687.628,94 €</text:p>
          </table:table-cell>
          <table:table-cell table:style-name="ce10" table:formula="of:=SUM([.S2:.X73])" office:value-type="currency" office:currency="EUR" office:value="47823904.27" calcext:value-type="currency">
            <text:p>47.823.904,27 €</text:p>
          </table:table-cell>
          <table:table-cell table:style-name="ce10" table:formula="of:=SUM([.T2:.Y73])" office:value-type="currency" office:currency="EUR" office:value="57476976.98" calcext:value-type="currency">
            <text:p>57.476.976,98 €</text:p>
          </table:table-cell>
          <table:table-cell table:style-name="ce10" table:formula="of:=SUM([.U2:.Z73])" office:value-type="currency" office:currency="EUR" office:value="55107291.89" calcext:value-type="currency">
            <text:p>55.107.291,89 €</text:p>
          </table:table-cell>
          <table:table-cell table:style-name="ce10" table:formula="of:=SUM([.V2:.AA73])" office:value-type="currency" office:currency="EUR" office:value="50241450.07" calcext:value-type="currency">
            <text:p>50.241.450,07 €</text:p>
          </table:table-cell>
          <table:table-cell table:style-name="ce10" table:formula="of:=SUM([.W2:.AB73])" office:value-type="currency" office:currency="EUR" office:value="50140111.57" calcext:value-type="currency">
            <text:p>50.140.111,57 €</text:p>
          </table:table-cell>
          <table:table-cell/>
          <table:table-cell table:style-name="ce2" table:number-columns-repeated="995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vada_ingresos" table:style-name="ta1">
        <office:forms form:automatic-focus="false" form:apply-design-mode="false"/>
        <table:table-column table:style-name="co1" table:default-cell-style-name="ce29"/>
        <table:table-column table:style-name="co52" table:default-cell-style-name="Default"/>
        <table:table-column table:style-name="co4" table:number-columns-repeated="3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39"/>
        <table:table-column table:style-name="co4" table:number-columns-repeated="1015" table:default-cell-style-name="Default"/>
        <table:table-row table:style-name="ro1">
          <table:table-cell office:value-type="string" calcext:value-type="string">
            <text:p>Año</text:p>
          </table:table-cell>
          <table:table-cell table:style-name="ce29" office:value-type="string" calcext:value-type="string">
            <text:p>Formación Política</text:p>
          </table:table-cell>
          <table:table-cell table:style-name="ce29" office:value-type="string" calcext:value-type="string">
            <text:p>Origen</text:p>
          </table:table-cell>
          <table:table-cell table:style-name="ce29" office:value-type="string" calcext:value-type="string">
            <text:p>Fuente</text:p>
          </table:table-cell>
          <table:table-cell table:style-name="ce29" office:value-type="string" calcext:value-type="string">
            <text:p>Tipo</text:p>
          </table:table-cell>
          <table:table-cell table:style-name="ce29" office:value-type="string" calcext:value-type="string">
            <text:p>Cuotas y aportaciones de afiliados, adheridos y simpatizantes</text:p>
          </table:table-cell>
          <table:table-cell table:style-name="ce29" office:value-type="string" calcext:value-type="string">
            <text:p>Donaciones</text:p>
          </table:table-cell>
          <table:table-cell table:style-name="ce29" office:value-type="string" calcext:value-type="string">
            <text:p>Otros Ingresos Financiación Privada</text:p>
          </table:table-cell>
          <table:table-cell table:style-name="ce37" office:value-type="string" calcext:value-type="string">
            <text:p>Total</text:p>
          </table:table-cell>
          <table:table-cell table:style-name="ce29" table:number-columns-repeated="1014"/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13150515.17" calcext:value-type="currency">
            <text:p>13.150.515,17 €</text:p>
          </table:table-cell>
          <table:table-cell table:style-name="ce35" office:value-type="currency" office:currency="EUR" office:value="2726204.47" calcext:value-type="currency">
            <text:p>2.726.204,47 €</text:p>
          </table:table-cell>
          <table:table-cell table:style-name="ce35" table:formula="of:=[.I2]-[.F2]-[.G2]" office:value-type="currency" office:currency="EUR" office:value="7867363.76" calcext:value-type="currency">
            <text:p>7.867.363,76 €</text:p>
          </table:table-cell>
          <table:table-cell table:style-name="ce37" office:value-type="currency" office:currency="EUR" office:value="23744083.4" calcext:value-type="currency">
            <text:p>23.744.083,40 €</text:p>
          </table:table-cell>
          <table:table-cell table:number-columns-repeated="101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12503603.93" calcext:value-type="currency">
            <text:p>12.503.603,93 €</text:p>
          </table:table-cell>
          <table:table-cell table:style-name="ce35" office:value-type="currency" office:currency="EUR" office:value="733996.12" calcext:value-type="currency">
            <text:p>733.996,12 €</text:p>
          </table:table-cell>
          <table:table-cell table:style-name="ce35" table:formula="of:=[.I3]-[.F3]-[.G3]" office:value-type="currency" office:currency="EUR" office:value="2386746.08" calcext:value-type="currency">
            <text:p>2.386.746,08 €</text:p>
          </table:table-cell>
          <table:table-cell table:style-name="ce37" office:value-type="currency" office:currency="EUR" office:value="15624346.13" calcext:value-type="currency">
            <text:p>15.624.346,13 €</text:p>
          </table:table-cell>
          <table:table-cell table:number-columns-repeated="101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2813687.41" calcext:value-type="currency">
            <text:p>2.813.687,41 €</text:p>
          </table:table-cell>
          <table:table-cell table:style-name="ce35" office:value-type="currency" office:currency="EUR" office:value="21034.5" calcext:value-type="currency">
            <text:p>21.034,50 €</text:p>
          </table:table-cell>
          <table:table-cell table:style-name="ce35" table:formula="of:=[.I4]-[.F4]-[.G4]" office:value-type="currency" office:currency="EUR" office:value="2243775.34" calcext:value-type="currency">
            <text:p>2.243.775,34 €</text:p>
          </table:table-cell>
          <table:table-cell table:style-name="ce37" office:value-type="currency" office:currency="EUR" office:value="5078497.25" calcext:value-type="currency">
            <text:p>5.078.497,25 €</text:p>
          </table:table-cell>
          <table:table-cell table:number-columns-repeated="101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table:number-columns-repeated="2"/>
          <table:table-cell table:style-name="ce35" table:formula="of:=[.I5]-[.F5]-[.G5]" office:value-type="currency" office:currency="EUR" office:value="4847785.49" calcext:value-type="currency">
            <text:p>4.847.785,49 €</text:p>
          </table:table-cell>
          <table:table-cell table:style-name="ce37" office:value-type="currency" office:currency="EUR" office:value="4847785.49" calcext:value-type="currency">
            <text:p>4.847.785,49 €</text:p>
          </table:table-cell>
          <table:table-cell table:number-columns-repeated="101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1780368.31" calcext:value-type="currency">
            <text:p>1.780.368,31 €</text:p>
          </table:table-cell>
          <table:table-cell table:style-name="ce35" office:value-type="currency" office:currency="EUR" office:value="68560.22" calcext:value-type="currency">
            <text:p>68.560,22 €</text:p>
          </table:table-cell>
          <table:table-cell table:style-name="ce35" table:formula="of:=[.I6]-[.F6]-[.G6]" office:value-type="currency" office:currency="EUR" office:value="2473201.82" calcext:value-type="currency">
            <text:p>2.473.201,82 €</text:p>
          </table:table-cell>
          <table:table-cell table:style-name="ce37" office:value-type="currency" office:currency="EUR" office:value="4322130.35" calcext:value-type="currency">
            <text:p>4.322.130,35 €</text:p>
          </table:table-cell>
          <table:table-cell table:number-columns-repeated="101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2463421.1" calcext:value-type="currency">
            <text:p>2.463.421,10 €</text:p>
          </table:table-cell>
          <table:table-cell table:style-name="ce35" office:value-type="currency" office:currency="EUR" office:value="14905.56" calcext:value-type="currency">
            <text:p>14.905,56 €</text:p>
          </table:table-cell>
          <table:table-cell table:style-name="ce35" table:formula="of:=[.I7]-[.F7]-[.G7]" office:value-type="currency" office:currency="EUR" office:value="1081204.12" calcext:value-type="currency">
            <text:p>1.081.204,12 €</text:p>
          </table:table-cell>
          <table:table-cell table:style-name="ce37" office:value-type="currency" office:currency="EUR" office:value="3559530.78" calcext:value-type="currency">
            <text:p>3.559.530,78 €</text:p>
          </table:table-cell>
          <table:table-cell table:number-columns-repeated="101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1036477.2" calcext:value-type="currency">
            <text:p>1.036.477,20 €</text:p>
          </table:table-cell>
          <table:table-cell table:style-name="ce35" office:value-type="currency" office:currency="EUR" office:value="1189004.42" calcext:value-type="currency">
            <text:p>1.189.004,42 €</text:p>
          </table:table-cell>
          <table:table-cell table:style-name="ce35" table:formula="of:=[.I8]-[.F8]-[.G8]" office:value-type="currency" office:currency="EUR" office:value="277454.35" calcext:value-type="currency">
            <text:p>277.454,35 €</text:p>
          </table:table-cell>
          <table:table-cell table:style-name="ce37" office:value-type="currency" office:currency="EUR" office:value="2502935.97" calcext:value-type="currency">
            <text:p>2.502.935,97 €</text:p>
          </table:table-cell>
          <table:table-cell table:number-columns-repeated="101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549119.22" calcext:value-type="currency">
            <text:p>549.119,22 €</text:p>
          </table:table-cell>
          <table:table-cell table:style-name="ce35" office:value-type="currency" office:currency="EUR" office:value="2045.64" calcext:value-type="currency">
            <text:p>2.045,64 €</text:p>
          </table:table-cell>
          <table:table-cell table:style-name="ce35" table:formula="of:=[.I9]-[.F9]-[.G9]" office:value-type="currency" office:currency="EUR" office:value="1428620.85" calcext:value-type="currency">
            <text:p>1.428.620,85 €</text:p>
          </table:table-cell>
          <table:table-cell table:style-name="ce37" office:value-type="currency" office:currency="EUR" office:value="1979785.71" calcext:value-type="currency">
            <text:p>1.979.785,71 €</text:p>
          </table:table-cell>
          <table:table-cell table:number-columns-repeated="101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757161.27" calcext:value-type="currency">
            <text:p>757.161,27 €</text:p>
          </table:table-cell>
          <table:table-cell table:style-name="ce35" office:value-type="currency" office:currency="EUR" office:value="405762.04" calcext:value-type="currency">
            <text:p>405.762,04 €</text:p>
          </table:table-cell>
          <table:table-cell table:style-name="ce35" table:formula="of:=[.I10]-[.F10]-[.G10]" office:value-type="currency" office:currency="EUR" office:value="540934.85" calcext:value-type="currency">
            <text:p>540.934,85 €</text:p>
          </table:table-cell>
          <table:table-cell table:style-name="ce37" office:value-type="currency" office:currency="EUR" office:value="1703858.16" calcext:value-type="currency">
            <text:p>1.703.858,16 €</text:p>
          </table:table-cell>
          <table:table-cell table:number-columns-repeated="101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1066899.08" calcext:value-type="currency">
            <text:p>1.066.899,08 €</text:p>
          </table:table-cell>
          <table:table-cell table:style-name="ce35" office:value-type="currency" office:currency="EUR" office:value="162434.14" calcext:value-type="currency">
            <text:p>162.434,14 €</text:p>
          </table:table-cell>
          <table:table-cell table:style-name="ce35" table:formula="of:=[.I11]-[.F11]-[.G11]" office:value-type="currency" office:currency="EUR" office:value="101679.37" calcext:value-type="currency">
            <text:p>101.679,37 €</text:p>
          </table:table-cell>
          <table:table-cell table:style-name="ce37" office:value-type="currency" office:currency="EUR" office:value="1331012.59" calcext:value-type="currency">
            <text:p>1.331.012,59 €</text:p>
          </table:table-cell>
          <table:table-cell table:number-columns-repeated="101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/>
          <table:table-cell table:style-name="ce35" office:value-type="currency" office:currency="EUR" office:value="906950" calcext:value-type="currency">
            <text:p>906.950,00 €</text:p>
          </table:table-cell>
          <table:table-cell table:style-name="ce35" table:formula="of:=[.I12]-[.F12]-[.G12]" office:value-type="currency" office:currency="EUR" office:value="309132.91" calcext:value-type="currency">
            <text:p>309.132,91 €</text:p>
          </table:table-cell>
          <table:table-cell table:style-name="ce37" office:value-type="currency" office:currency="EUR" office:value="1216082.91" calcext:value-type="currency">
            <text:p>1.216.082,91 €</text:p>
          </table:table-cell>
          <table:table-cell table:number-columns-repeated="101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829251.85" calcext:value-type="currency">
            <text:p>829.251,85 €</text:p>
          </table:table-cell>
          <table:table-cell table:style-name="ce35" office:value-type="currency" office:currency="EUR" office:value="59577.2" calcext:value-type="currency">
            <text:p>59.577,20 €</text:p>
          </table:table-cell>
          <table:table-cell table:style-name="ce35" table:formula="of:=[.I13]-[.F13]-[.G13]" office:value-type="currency" office:currency="EUR" office:value="198983.68" calcext:value-type="currency">
            <text:p>198.983,68 €</text:p>
          </table:table-cell>
          <table:table-cell table:style-name="ce37" office:value-type="currency" office:currency="EUR" office:value="1087812.73" calcext:value-type="currency">
            <text:p>1.087.812,73 €</text:p>
          </table:table-cell>
          <table:table-cell table:number-columns-repeated="101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354135.02" calcext:value-type="currency">
            <text:p>354.135,02 €</text:p>
          </table:table-cell>
          <table:table-cell table:style-name="ce35"/>
          <table:table-cell table:style-name="ce35" table:formula="of:=[.I14]-[.F14]-[.G14]" office:value-type="currency" office:currency="EUR" office:value="392732.12" calcext:value-type="currency">
            <text:p>392.732,12 €</text:p>
          </table:table-cell>
          <table:table-cell table:style-name="ce37" office:value-type="currency" office:currency="EUR" office:value="746867.14" calcext:value-type="currency">
            <text:p>746.867,14 €</text:p>
          </table:table-cell>
          <table:table-cell table:number-columns-repeated="101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593732.26" calcext:value-type="currency">
            <text:p>593.732,26 €</text:p>
          </table:table-cell>
          <table:table-cell table:style-name="ce35" office:value-type="currency" office:currency="EUR" office:value="60000" calcext:value-type="currency">
            <text:p>60.000,00 €</text:p>
          </table:table-cell>
          <table:table-cell table:style-name="ce35" table:formula="of:=[.I15]-[.F15]-[.G15]" office:value-type="currency" office:currency="EUR" office:value="53922.15" calcext:value-type="currency">
            <text:p>53.922,15 €</text:p>
          </table:table-cell>
          <table:table-cell table:style-name="ce37" office:value-type="currency" office:currency="EUR" office:value="707654.41" calcext:value-type="currency">
            <text:p>707.654,41 €</text:p>
          </table:table-cell>
          <table:table-cell table:number-columns-repeated="101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c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157243.34" calcext:value-type="currency">
            <text:p>157.243,34 €</text:p>
          </table:table-cell>
          <table:table-cell table:style-name="ce35" office:value-type="currency" office:currency="EUR" office:value="26410" calcext:value-type="currency">
            <text:p>26.410,00 €</text:p>
          </table:table-cell>
          <table:table-cell table:style-name="ce35" table:formula="of:=[.I16]-[.F16]-[.G16]" office:value-type="currency" office:currency="EUR" office:value="456243.95" calcext:value-type="currency">
            <text:p>456.243,95 €</text:p>
          </table:table-cell>
          <table:table-cell table:style-name="ce37" office:value-type="currency" office:currency="EUR" office:value="639897.29" calcext:value-type="currency">
            <text:p>639.897,29 €</text:p>
          </table:table-cell>
          <table:table-cell table:number-columns-repeated="101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lternatiba Eraiktizen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502469.19" calcext:value-type="currency">
            <text:p>502.469,19 €</text:p>
          </table:table-cell>
          <table:table-cell table:style-name="ce35"/>
          <table:table-cell table:style-name="ce35" table:formula="of:=[.I17]-[.F17]-[.G17]" office:value-type="currency" office:currency="EUR" office:value="4734.06" calcext:value-type="currency">
            <text:p>4.734,06 €</text:p>
          </table:table-cell>
          <table:table-cell table:style-name="ce37" office:value-type="currency" office:currency="EUR" office:value="507203.25" calcext:value-type="currency">
            <text:p>507.203,25 €</text:p>
          </table:table-cell>
          <table:table-cell table:number-columns-repeated="101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hunta Aragonesist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138958.63" calcext:value-type="currency">
            <text:p>138.958,63 €</text:p>
          </table:table-cell>
          <table:table-cell table:style-name="ce35"/>
          <table:table-cell table:style-name="ce35" table:formula="of:=[.I18]-[.F18]-[.G18]" office:value-type="currency" office:currency="EUR" office:value="147284.96" calcext:value-type="currency">
            <text:p>147.284,96 €</text:p>
          </table:table-cell>
          <table:table-cell table:style-name="ce37" office:value-type="currency" office:currency="EUR" office:value="286243.59" calcext:value-type="currency">
            <text:p>286.243,59 €</text:p>
          </table:table-cell>
          <table:table-cell table:number-columns-repeated="101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159054.53" calcext:value-type="currency">
            <text:p>159.054,53 €</text:p>
          </table:table-cell>
          <table:table-cell table:style-name="ce35" office:value-type="currency" office:currency="EUR" office:value="6600" calcext:value-type="currency">
            <text:p>6.600,00 €</text:p>
          </table:table-cell>
          <table:table-cell table:style-name="ce35" table:formula="of:=[.I19]-[.F19]-[.G19]" office:value-type="currency" office:currency="EUR" office:value="20519.69" calcext:value-type="currency">
            <text:p>20.519,69 €</text:p>
          </table:table-cell>
          <table:table-cell table:style-name="ce37" office:value-type="currency" office:currency="EUR" office:value="186174.22" calcext:value-type="currency">
            <text:p>186.174,22 €</text:p>
          </table:table-cell>
          <table:table-cell table:number-columns-repeated="101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zker Batua Berdeak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37053.04" calcext:value-type="currency">
            <text:p>37.053,04 €</text:p>
          </table:table-cell>
          <table:table-cell table:style-name="ce35"/>
          <table:table-cell table:style-name="ce35" table:formula="of:=[.I20]-[.F20]-[.G20]" office:value-type="currency" office:currency="EUR" office:value="147143.87" calcext:value-type="currency">
            <text:p>147.143,87 €</text:p>
          </table:table-cell>
          <table:table-cell table:style-name="ce37" office:value-type="currency" office:currency="EUR" office:value="184196.91" calcext:value-type="currency">
            <text:p>184.196,91 €</text:p>
          </table:table-cell>
          <table:table-cell table:number-columns-repeated="101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oro de Ciudadano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125031.5" calcext:value-type="currency">
            <text:p>125.031,50 €</text:p>
          </table:table-cell>
          <table:table-cell table:style-name="ce35" office:value-type="currency" office:currency="EUR" office:value="24252" calcext:value-type="currency">
            <text:p>24.252,00 €</text:p>
          </table:table-cell>
          <table:table-cell table:style-name="ce35" table:formula="of:=[.I21]-[.F21]-[.G21]" office:value-type="currency" office:currency="EUR" office:value="14645" calcext:value-type="currency">
            <text:p>14.645,00 €</text:p>
          </table:table-cell>
          <table:table-cell table:style-name="ce37" office:value-type="currency" office:currency="EUR" office:value="163928.5" calcext:value-type="currency">
            <text:p>163.928,50 €</text:p>
          </table:table-cell>
          <table:table-cell table:number-columns-repeated="101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loc Nacionalista Venlenciá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76040.34" calcext:value-type="currency">
            <text:p>76.040,34 €</text:p>
          </table:table-cell>
          <table:table-cell table:style-name="ce35"/>
          <table:table-cell table:style-name="ce35" table:formula="of:=[.I22]-[.F22]-[.G22]" office:value-type="currency" office:currency="EUR" office:value="67965.22" calcext:value-type="currency">
            <text:p>67.965,22 €</text:p>
          </table:table-cell>
          <table:table-cell table:style-name="ce37" office:value-type="currency" office:currency="EUR" office:value="144005.56" calcext:value-type="currency">
            <text:p>144.005,56 €</text:p>
          </table:table-cell>
          <table:table-cell table:number-columns-repeated="101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squerra Unida i Alternativ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113423.15" calcext:value-type="currency">
            <text:p>113.423,15 €</text:p>
          </table:table-cell>
          <table:table-cell table:style-name="ce35"/>
          <table:table-cell table:style-name="ce35" table:formula="of:=[.I23]-[.F23]-[.G23]" office:value-type="currency" office:currency="EUR" office:value="0" calcext:value-type="currency">
            <text:p>0,00 €</text:p>
          </table:table-cell>
          <table:table-cell table:style-name="ce37" office:value-type="currency" office:currency="EUR" office:value="113423.15" calcext:value-type="currency">
            <text:p>113.423,15 €</text:p>
          </table:table-cell>
          <table:table-cell table:number-columns-repeated="101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67451" calcext:value-type="currency">
            <text:p>67.451,00 €</text:p>
          </table:table-cell>
          <table:table-cell table:style-name="ce35"/>
          <table:table-cell table:style-name="ce35" table:formula="of:=[.I24]-[.F24]-[.G24]" office:value-type="currency" office:currency="EUR" office:value="26878.65" calcext:value-type="currency">
            <text:p>26.878,65 €</text:p>
          </table:table-cell>
          <table:table-cell table:style-name="ce37" office:value-type="currency" office:currency="EUR" office:value="94329.65" calcext:value-type="currency">
            <text:p>94.329,65 €</text:p>
          </table:table-cell>
          <table:table-cell table:number-columns-repeated="101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ueva Canaria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74495.19" calcext:value-type="currency">
            <text:p>74.495,19 €</text:p>
          </table:table-cell>
          <table:table-cell table:style-name="ce35"/>
          <table:table-cell table:style-name="ce35" table:formula="of:=[.I25]-[.F25]-[.G25]" office:value-type="currency" office:currency="EUR" office:value="201.440000000002" calcext:value-type="currency">
            <text:p>201,44 €</text:p>
          </table:table-cell>
          <table:table-cell table:style-name="ce37" office:value-type="currency" office:currency="EUR" office:value="74696.63" calcext:value-type="currency">
            <text:p>74.696,63 €</text:p>
          </table:table-cell>
          <table:table-cell table:number-columns-repeated="101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74634.14" calcext:value-type="currency">
            <text:p>74.634,14 €</text:p>
          </table:table-cell>
          <table:table-cell table:style-name="ce35"/>
          <table:table-cell table:style-name="ce35" table:formula="of:=[.I26]-[.F26]-[.G26]" office:value-type="currency" office:currency="EUR" office:value="0" calcext:value-type="currency">
            <text:p>0,00 €</text:p>
          </table:table-cell>
          <table:table-cell table:style-name="ce37" office:value-type="currency" office:currency="EUR" office:value="74634.14" calcext:value-type="currency">
            <text:p>74.634,14 €</text:p>
          </table:table-cell>
          <table:table-cell table:number-columns-repeated="101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Geroa Bai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/>
          <table:table-cell table:style-name="ce35" office:value-type="currency" office:currency="EUR" office:value="6600" calcext:value-type="currency">
            <text:p>6.600,00 €</text:p>
          </table:table-cell>
          <table:table-cell table:style-name="ce35" table:formula="of:=[.I27]-[.F27]-[.G27]" office:value-type="currency" office:currency="EUR" office:value="20.2600000000002" calcext:value-type="currency">
            <text:p>20,26 €</text:p>
          </table:table-cell>
          <table:table-cell table:style-name="ce37" office:value-type="currency" office:currency="EUR" office:value="6620.26" calcext:value-type="currency">
            <text:p>6.620,26 €</text:p>
          </table:table-cell>
          <table:table-cell table:number-columns-repeated="101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maiu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table:number-columns-repeated="2"/>
          <table:table-cell table:style-name="ce35" table:formula="of:=[.I28]-[.F28]-[.G28]" office:value-type="currency" office:currency="EUR" office:value="0" calcext:value-type="currency">
            <text:p>0,00 €</text:p>
          </table:table-cell>
          <table:table-cell table:style-name="ce37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loc-Inicitaiva-Verds: Coalició Compromí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table:number-columns-repeated="2"/>
          <table:table-cell table:style-name="ce35" table:formula="of:=[.I29]-[.F29]-[.G29]" office:value-type="currency" office:currency="EUR" office:value="0" calcext:value-type="currency">
            <text:p>0,00 €</text:p>
          </table:table-cell>
          <table:table-cell table:style-name="ce37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loc- Iniciativa-Verds-Equo: Coaliciò Compromís-Q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table:number-columns-repeated="2"/>
          <table:table-cell table:style-name="ce35" table:formula="of:=[.I30]-[.F30]-[.G30]" office:value-type="currency" office:currency="EUR" office:value="0" calcext:value-type="currency">
            <text:p>0,00 €</text:p>
          </table:table-cell>
          <table:table-cell table:style-name="ce37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uskal Herria Bildu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table:number-columns-repeated="2"/>
          <table:table-cell table:style-name="ce35" table:formula="of:=[.I31]-[.F31]-[.G31]" office:value-type="currency" office:currency="EUR" office:value="0" calcext:value-type="currency">
            <text:p>0,00 €</text:p>
          </table:table-cell>
          <table:table-cell table:style-name="ce37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18032378.04" calcext:value-type="currency">
            <text:p>18.032.378,04 €</text:p>
          </table:table-cell>
          <table:table-cell table:style-name="ce35" office:value-type="currency" office:currency="EUR" office:value="2908251.86" calcext:value-type="currency">
            <text:p>2.908.251,86 €</text:p>
          </table:table-cell>
          <table:table-cell table:style-name="ce35" table:formula="of:=[.I32]-[.F32]-[.G32]" office:value-type="currency" office:currency="EUR" office:value="1833015.08" calcext:value-type="currency">
            <text:p>1.833.015,08 €</text:p>
          </table:table-cell>
          <table:table-cell table:style-name="ce37" office:value-type="currency" office:currency="EUR" office:value="22773644.98" calcext:value-type="currency">
            <text:p>22.773.644,98 €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12078165.31" calcext:value-type="currency">
            <text:p>12.078.165,31 €</text:p>
          </table:table-cell>
          <table:table-cell table:style-name="ce35" office:value-type="currency" office:currency="EUR" office:value="2145070.55" calcext:value-type="currency">
            <text:p>2.145.070,55 €</text:p>
          </table:table-cell>
          <table:table-cell table:style-name="ce35" table:formula="of:=[.I33]-[.F33]-[.G33]" office:value-type="currency" office:currency="EUR" office:value="1776137.39" calcext:value-type="currency">
            <text:p>1.776.137,39 €</text:p>
          </table:table-cell>
          <table:table-cell table:style-name="ce37" office:value-type="currency" office:currency="EUR" office:value="15999373.25" calcext:value-type="currency">
            <text:p>15.999.373,25 €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1965435.73" calcext:value-type="currency">
            <text:p>1.965.435,73 €</text:p>
          </table:table-cell>
          <table:table-cell table:style-name="ce35" office:value-type="currency" office:currency="EUR" office:value="120702.88" calcext:value-type="currency">
            <text:p>120.702,88 €</text:p>
          </table:table-cell>
          <table:table-cell table:style-name="ce35" table:formula="of:=[.I34]-[.F34]-[.G34]" office:value-type="currency" office:currency="EUR" office:value="5434684.08" calcext:value-type="currency">
            <text:p>5.434.684,08 €</text:p>
          </table:table-cell>
          <table:table-cell table:style-name="ce37" office:value-type="currency" office:currency="EUR" office:value="7520822.69" calcext:value-type="currency">
            <text:p>7.520.822,69 €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3115007.44" calcext:value-type="currency">
            <text:p>3.115.007,44 €</text:p>
          </table:table-cell>
          <table:table-cell table:style-name="ce35" office:value-type="currency" office:currency="EUR" office:value="50484" calcext:value-type="currency">
            <text:p>50.484,00 €</text:p>
          </table:table-cell>
          <table:table-cell table:style-name="ce35" table:formula="of:=[.I35]-[.F35]-[.G35]" office:value-type="currency" office:currency="EUR" office:value="2881741.57" calcext:value-type="currency">
            <text:p>2.881.741,57 €</text:p>
          </table:table-cell>
          <table:table-cell table:style-name="ce37" office:value-type="currency" office:currency="EUR" office:value="6047233.01" calcext:value-type="currency">
            <text:p>6.047.233,01 €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1631873" calcext:value-type="currency">
            <text:p>1.631.873,00 €</text:p>
          </table:table-cell>
          <table:table-cell table:style-name="ce35" office:value-type="currency" office:currency="EUR" office:value="123704.68" calcext:value-type="currency">
            <text:p>123.704,68 €</text:p>
          </table:table-cell>
          <table:table-cell table:style-name="ce35" table:formula="of:=[.I36]-[.F36]-[.G36]" office:value-type="currency" office:currency="EUR" office:value="1105285.19" calcext:value-type="currency">
            <text:p>1.105.285,19 €</text:p>
          </table:table-cell>
          <table:table-cell table:style-name="ce37" office:value-type="currency" office:currency="EUR" office:value="2860862.87" calcext:value-type="currency">
            <text:p>2.860.862,87 €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1127244.95" calcext:value-type="currency">
            <text:p>1.127.244,95 €</text:p>
          </table:table-cell>
          <table:table-cell table:style-name="ce35" office:value-type="currency" office:currency="EUR" office:value="1351846.46" calcext:value-type="currency">
            <text:p>1.351.846,46 €</text:p>
          </table:table-cell>
          <table:table-cell table:style-name="ce35" table:formula="of:=[.I37]-[.F37]-[.G37]" office:value-type="currency" office:currency="EUR" office:value="286727.36" calcext:value-type="currency">
            <text:p>286.727,36 €</text:p>
          </table:table-cell>
          <table:table-cell table:style-name="ce37" office:value-type="currency" office:currency="EUR" office:value="2765818.77" calcext:value-type="currency">
            <text:p>2.765.818,77 €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895158.62" calcext:value-type="currency">
            <text:p>895.158,62 €</text:p>
          </table:table-cell>
          <table:table-cell table:style-name="ce35" office:value-type="currency" office:currency="EUR" office:value="69676.83" calcext:value-type="currency">
            <text:p>69.676,83 €</text:p>
          </table:table-cell>
          <table:table-cell table:style-name="ce35" table:formula="of:=[.I38]-[.F38]-[.G38]" office:value-type="currency" office:currency="EUR" office:value="1462554.74" calcext:value-type="currency">
            <text:p>1.462.554,74 €</text:p>
          </table:table-cell>
          <table:table-cell table:style-name="ce37" office:value-type="currency" office:currency="EUR" office:value="2427390.19" calcext:value-type="currency">
            <text:p>2.427.390,19 €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913139.3" calcext:value-type="currency">
            <text:p>913.139,30 €</text:p>
          </table:table-cell>
          <table:table-cell table:style-name="ce35" office:value-type="currency" office:currency="EUR" office:value="497135.99" calcext:value-type="currency">
            <text:p>497.135,99 €</text:p>
          </table:table-cell>
          <table:table-cell table:style-name="ce35" table:formula="of:=[.I39]-[.F39]-[.G39]" office:value-type="currency" office:currency="EUR" office:value="691559.06" calcext:value-type="currency">
            <text:p>691.559,06 €</text:p>
          </table:table-cell>
          <table:table-cell table:style-name="ce37" office:value-type="currency" office:currency="EUR" office:value="2101834.35" calcext:value-type="currency">
            <text:p>2.101.834,35 €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310075" calcext:value-type="currency">
            <text:p>310.075,00 €</text:p>
          </table:table-cell>
          <table:table-cell table:style-name="ce35" office:value-type="currency" office:currency="EUR" office:value="627450" calcext:value-type="currency">
            <text:p>627.450,00 €</text:p>
          </table:table-cell>
          <table:table-cell table:style-name="ce35" table:formula="of:=[.I40]-[.F40]-[.G40]" office:value-type="currency" office:currency="EUR" office:value="843977.27" calcext:value-type="currency">
            <text:p>843.977,27 €</text:p>
          </table:table-cell>
          <table:table-cell table:style-name="ce37" office:value-type="currency" office:currency="EUR" office:value="1781502.27" calcext:value-type="currency">
            <text:p>1.781.502,27 €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1039982.98" calcext:value-type="currency">
            <text:p>1.039.982,98 €</text:p>
          </table:table-cell>
          <table:table-cell table:style-name="ce35" office:value-type="currency" office:currency="EUR" office:value="132232.82" calcext:value-type="currency">
            <text:p>132.232,82 €</text:p>
          </table:table-cell>
          <table:table-cell table:style-name="ce35" table:formula="of:=[.I41]-[.F41]-[.G41]" office:value-type="currency" office:currency="EUR" office:value="95858.0899999999" calcext:value-type="currency">
            <text:p>95.858,09 €</text:p>
          </table:table-cell>
          <table:table-cell table:style-name="ce37" office:value-type="currency" office:currency="EUR" office:value="1268073.89" calcext:value-type="currency">
            <text:p>1.268.073,89 €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247155.33" calcext:value-type="currency">
            <text:p>247.155,33 €</text:p>
          </table:table-cell>
          <table:table-cell table:style-name="ce35"/>
          <table:table-cell table:style-name="ce35" table:formula="of:=[.I42]-[.F42]-[.G42]" office:value-type="currency" office:currency="EUR" office:value="1010279.7" calcext:value-type="currency">
            <text:p>1.010.279,70 €</text:p>
          </table:table-cell>
          <table:table-cell table:style-name="ce37" office:value-type="currency" office:currency="EUR" office:value="1257435.03" calcext:value-type="currency">
            <text:p>1.257.435,03 €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149374.94" calcext:value-type="currency">
            <text:p>149.374,94 €</text:p>
          </table:table-cell>
          <table:table-cell table:style-name="ce35" office:value-type="currency" office:currency="EUR" office:value="18553" calcext:value-type="currency">
            <text:p>18.553,00 €</text:p>
          </table:table-cell>
          <table:table-cell table:style-name="ce35" table:formula="of:=[.I43]-[.F43]-[.G43]" office:value-type="currency" office:currency="EUR" office:value="395537.03" calcext:value-type="currency">
            <text:p>395.537,03 €</text:p>
          </table:table-cell>
          <table:table-cell table:style-name="ce37" office:value-type="currency" office:currency="EUR" office:value="563464.97" calcext:value-type="currency">
            <text:p>563.464,97 €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o de Ciudadanos 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154168.05" calcext:value-type="currency">
            <text:p>154.168,05 €</text:p>
          </table:table-cell>
          <table:table-cell table:style-name="ce35" office:value-type="currency" office:currency="EUR" office:value="311212.67" calcext:value-type="currency">
            <text:p>311.212,67 €</text:p>
          </table:table-cell>
          <table:table-cell table:style-name="ce35" table:formula="of:=[.I44]-[.F44]-[.G44]" office:value-type="currency" office:currency="EUR" office:value="21209.2" calcext:value-type="currency">
            <text:p>21.209,20 €</text:p>
          </table:table-cell>
          <table:table-cell table:style-name="ce37" office:value-type="currency" office:currency="EUR" office:value="486589.92" calcext:value-type="currency">
            <text:p>486.589,92 €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346622.59" calcext:value-type="currency">
            <text:p>346.622,59 €</text:p>
          </table:table-cell>
          <table:table-cell table:style-name="ce35" office:value-type="currency" office:currency="EUR" office:value="2045.64" calcext:value-type="currency">
            <text:p>2.045,64 €</text:p>
          </table:table-cell>
          <table:table-cell table:style-name="ce35" table:formula="of:=[.I45]-[.F45]-[.G45]" office:value-type="currency" office:currency="EUR" office:value="111479.61" calcext:value-type="currency">
            <text:p>111.479,61 €</text:p>
          </table:table-cell>
          <table:table-cell table:style-name="ce37" office:value-type="currency" office:currency="EUR" office:value="460147.84" calcext:value-type="currency">
            <text:p>460.147,84 €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hunta Aragonesista 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185077.64" calcext:value-type="currency">
            <text:p>185.077,64 €</text:p>
          </table:table-cell>
          <table:table-cell table:style-name="ce35"/>
          <table:table-cell table:style-name="ce35" table:formula="of:=[.I46]-[.F46]-[.G46]" office:value-type="currency" office:currency="EUR" office:value="202490.65" calcext:value-type="currency">
            <text:p>202.490,65 €</text:p>
          </table:table-cell>
          <table:table-cell table:style-name="ce37" office:value-type="currency" office:currency="EUR" office:value="387568.29" calcext:value-type="currency">
            <text:p>387.568,29 €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c Nacionalista de Valencia 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314342.94" calcext:value-type="currency">
            <text:p>314.342,94 €</text:p>
          </table:table-cell>
          <table:table-cell table:style-name="ce35"/>
          <table:table-cell table:style-name="ce35" table:formula="of:=[.I47]-[.F47]-[.G47]" office:value-type="currency" office:currency="EUR" office:value="49323.43" calcext:value-type="currency">
            <text:p>49.323,43 €</text:p>
          </table:table-cell>
          <table:table-cell table:style-name="ce37" office:value-type="currency" office:currency="EUR" office:value="363666.37" calcext:value-type="currency">
            <text:p>363.666,37 €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224762.71" calcext:value-type="currency">
            <text:p>224.762,71 €</text:p>
          </table:table-cell>
          <table:table-cell table:style-name="ce35" office:value-type="currency" office:currency="EUR" office:value="6362.26" calcext:value-type="currency">
            <text:p>6.362,26 €</text:p>
          </table:table-cell>
          <table:table-cell table:style-name="ce35" table:formula="of:=[.I48]-[.F48]-[.G48]" office:value-type="currency" office:currency="EUR" office:value="76772.82" calcext:value-type="currency">
            <text:p>76.772,82 €</text:p>
          </table:table-cell>
          <table:table-cell table:style-name="ce37" office:value-type="currency" office:currency="EUR" office:value="307897.79" calcext:value-type="currency">
            <text:p>307.897,79 €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107658.13" calcext:value-type="currency">
            <text:p>107.658,13 €</text:p>
          </table:table-cell>
          <table:table-cell table:style-name="ce35" office:value-type="currency" office:currency="EUR" office:value="144580" calcext:value-type="currency">
            <text:p>144.580,00 €</text:p>
          </table:table-cell>
          <table:table-cell table:style-name="ce35" table:formula="of:=[.I49]-[.F49]-[.G49]" office:value-type="currency" office:currency="EUR" office:value="52116.68" calcext:value-type="currency">
            <text:p>52.116,68 €</text:p>
          </table:table-cell>
          <table:table-cell table:style-name="ce37" office:value-type="currency" office:currency="EUR" office:value="304354.81" calcext:value-type="currency">
            <text:p>304.354,81 €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/>
          <table:table-cell table:style-name="ce35" office:value-type="currency" office:currency="EUR" office:value="250000" calcext:value-type="currency">
            <text:p>250.000,00 €</text:p>
          </table:table-cell>
          <table:table-cell table:style-name="ce35" table:formula="of:=[.I50]-[.F50]-[.G50]" office:value-type="currency" office:currency="EUR" office:value="100.179999999993" calcext:value-type="currency">
            <text:p>100,18 €</text:p>
          </table:table-cell>
          <table:table-cell table:style-name="ce37" office:value-type="currency" office:currency="EUR" office:value="250100.18" calcext:value-type="currency">
            <text:p>250.100,18 €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235229.28" calcext:value-type="currency">
            <text:p>235.229,28 €</text:p>
          </table:table-cell>
          <table:table-cell table:style-name="ce35"/>
          <table:table-cell table:style-name="ce35" table:formula="of:=[.I51]-[.F51]-[.G51]" office:value-type="currency" office:currency="EUR" office:value="8079.42000000001" calcext:value-type="currency">
            <text:p>8.079,42 €</text:p>
          </table:table-cell>
          <table:table-cell table:style-name="ce37" office:value-type="currency" office:currency="EUR" office:value="243308.7" calcext:value-type="currency">
            <text:p>243.308,70 €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126787.09" calcext:value-type="currency">
            <text:p>126.787,09 €</text:p>
          </table:table-cell>
          <table:table-cell table:style-name="ce35" office:value-type="currency" office:currency="EUR" office:value="4240" calcext:value-type="currency">
            <text:p>4.240,00 €</text:p>
          </table:table-cell>
          <table:table-cell table:style-name="ce35" table:formula="of:=[.I52]-[.F52]-[.G52]" office:value-type="currency" office:currency="EUR" office:value="111097.28" calcext:value-type="currency">
            <text:p>111.097,28 €</text:p>
          </table:table-cell>
          <table:table-cell table:style-name="ce37" office:value-type="currency" office:currency="EUR" office:value="242124.37" calcext:value-type="currency">
            <text:p>242.124,37 €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70053" calcext:value-type="currency">
            <text:p>70.053,00 €</text:p>
          </table:table-cell>
          <table:table-cell table:style-name="ce35"/>
          <table:table-cell table:style-name="ce35" table:formula="of:=[.I53]-[.F53]-[.G53]" office:value-type="currency" office:currency="EUR" office:value="31360.97" calcext:value-type="currency">
            <text:p>31.360,97 €</text:p>
          </table:table-cell>
          <table:table-cell table:style-name="ce37" office:value-type="currency" office:currency="EUR" office:value="101413.97" calcext:value-type="currency">
            <text:p>101.413,97 €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table:number-columns-repeated="2"/>
          <table:table-cell table:style-name="ce35" table:formula="of:=[.I54]-[.F54]-[.G54]" office:value-type="currency" office:currency="EUR" office:value="21252.72" calcext:value-type="currency">
            <text:p>21.252,72 €</text:p>
          </table:table-cell>
          <table:table-cell table:style-name="ce37" office:value-type="currency" office:currency="EUR" office:value="21252.72" calcext:value-type="currency">
            <text:p>21.252,72 €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table:number-columns-repeated="2"/>
          <table:table-cell table:style-name="ce35" table:formula="of:=[.I55]-[.F55]-[.G55]" office:value-type="currency" office:currency="EUR" office:value="3303.89" calcext:value-type="currency">
            <text:p>3.303,89 €</text:p>
          </table:table-cell>
          <table:table-cell table:style-name="ce37" office:value-type="currency" office:currency="EUR" office:value="3303.89" calcext:value-type="currency">
            <text:p>3.303,89 €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table:number-columns-repeated="2"/>
          <table:table-cell table:style-name="ce35" table:formula="of:=[.I56]-[.F56]-[.G56]" office:value-type="currency" office:currency="EUR" office:value="1199.32" calcext:value-type="currency">
            <text:p>1.199,32 €</text:p>
          </table:table-cell>
          <table:table-cell table:style-name="ce37" office:value-type="currency" office:currency="EUR" office:value="1199.32" calcext:value-type="currency">
            <text:p>1.199,32 €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maiu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table:number-columns-repeated="2"/>
          <table:table-cell table:style-name="ce35" table:formula="of:=[.I57]-[.F57]-[.G57]" office:value-type="currency" office:currency="EUR" office:value="0" calcext:value-type="currency">
            <text:p>0,00 €</text:p>
          </table:table-cell>
          <table:table-cell table:style-name="ce37"/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c-Iniciativa-Verds-Equo-Coalició Compromí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table:number-columns-repeated="2"/>
          <table:table-cell table:style-name="ce35" table:formula="of:=[.I58]-[.F58]-[.G58]" office:value-type="currency" office:currency="EUR" office:value="0" calcext:value-type="currency">
            <text:p>0,00 €</text:p>
          </table:table-cell>
          <table:table-cell table:style-name="ce37"/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c-Iniciativa-Verds:Coalició Compromí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table:number-columns-repeated="2"/>
          <table:table-cell table:style-name="ce35" table:formula="of:=[.I59]-[.F59]-[.G59]" office:value-type="currency" office:currency="EUR" office:value="0" calcext:value-type="currency">
            <text:p>0,00 €</text:p>
          </table:table-cell>
          <table:table-cell table:style-name="ce37"/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Geroa Bai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table:number-columns-repeated="2"/>
          <table:table-cell table:style-name="ce35" table:formula="of:=[.I60]-[.F60]-[.G60]" office:value-type="currency" office:currency="EUR" office:value="0" calcext:value-type="currency">
            <text:p>0,00 €</text:p>
          </table:table-cell>
          <table:table-cell table:style-name="ce37"/>
          <table:table-cell table:number-columns-repeated="101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16384495.37" calcext:value-type="currency">
            <text:p>16.384.495,37 €</text:p>
          </table:table-cell>
          <table:table-cell table:style-name="ce35" office:value-type="currency" office:currency="EUR" office:value="3030914.83" calcext:value-type="currency">
            <text:p>3.030.914,83 €</text:p>
          </table:table-cell>
          <table:table-cell table:style-name="ce35" table:formula="of:=[.I61]-[.F61]-[.G61]" office:value-type="currency" office:currency="EUR" office:value="3455152.82" calcext:value-type="currency">
            <text:p>3.455.152,82 €</text:p>
          </table:table-cell>
          <table:table-cell table:style-name="ce37" office:value-type="currency" office:currency="EUR" office:value="22870563.02" calcext:value-type="currency">
            <text:p>22.870.563,02 €</text:p>
          </table:table-cell>
          <table:table-cell table:number-columns-repeated="101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11265509.89" calcext:value-type="currency">
            <text:p>11.265.509,89 €</text:p>
          </table:table-cell>
          <table:table-cell table:style-name="ce35" office:value-type="currency" office:currency="EUR" office:value="537679.1" calcext:value-type="currency">
            <text:p>537.679,10 €</text:p>
          </table:table-cell>
          <table:table-cell table:style-name="ce35" table:formula="of:=[.I62]-[.F62]-[.G62]" office:value-type="currency" office:currency="EUR" office:value="1350063.43" calcext:value-type="currency">
            <text:p>1.350.063,43 €</text:p>
          </table:table-cell>
          <table:table-cell table:style-name="ce37" office:value-type="currency" office:currency="EUR" office:value="13153252.42" calcext:value-type="currency">
            <text:p>13.153.252,42 €</text:p>
          </table:table-cell>
          <table:table-cell table:number-columns-repeated="101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2236866.17" calcext:value-type="currency">
            <text:p>2.236.866,17 €</text:p>
          </table:table-cell>
          <table:table-cell table:style-name="ce35" office:value-type="currency" office:currency="EUR" office:value="37245.62" calcext:value-type="currency">
            <text:p>37.245,62 €</text:p>
          </table:table-cell>
          <table:table-cell table:style-name="ce35" table:formula="of:=[.I63]-[.F63]-[.G63]" office:value-type="currency" office:currency="EUR" office:value="5497493.15" calcext:value-type="currency">
            <text:p>5.497.493,15 €</text:p>
          </table:table-cell>
          <table:table-cell table:style-name="ce37" office:value-type="currency" office:currency="EUR" office:value="7771604.94" calcext:value-type="currency">
            <text:p>7.771.604,94 €</text:p>
          </table:table-cell>
          <table:table-cell table:number-columns-repeated="101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2903044.64" calcext:value-type="currency">
            <text:p>2.903.044,64 €</text:p>
          </table:table-cell>
          <table:table-cell table:style-name="ce35" office:value-type="currency" office:currency="EUR" office:value="142254.99" calcext:value-type="currency">
            <text:p>142.254,99 €</text:p>
          </table:table-cell>
          <table:table-cell table:style-name="ce35" table:formula="of:=[.I64]-[.F64]-[.G64]" office:value-type="currency" office:currency="EUR" office:value="3957257.81" calcext:value-type="currency">
            <text:p>3.957.257,81 €</text:p>
          </table:table-cell>
          <table:table-cell table:style-name="ce37" office:value-type="currency" office:currency="EUR" office:value="7002557.44" calcext:value-type="currency">
            <text:p>7.002.557,44 €</text:p>
          </table:table-cell>
          <table:table-cell table:number-columns-repeated="101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1167830.39" calcext:value-type="currency">
            <text:p>1.167.830,39 €</text:p>
          </table:table-cell>
          <table:table-cell table:style-name="ce35" office:value-type="currency" office:currency="EUR" office:value="1722971.67" calcext:value-type="currency">
            <text:p>1.722.971,67 €</text:p>
          </table:table-cell>
          <table:table-cell table:style-name="ce35" table:formula="of:=[.I65]-[.F65]-[.G65]" office:value-type="currency" office:currency="EUR" office:value="305192" calcext:value-type="currency">
            <text:p>305.192,00 €</text:p>
          </table:table-cell>
          <table:table-cell table:style-name="ce37" office:value-type="currency" office:currency="EUR" office:value="3195994.06" calcext:value-type="currency">
            <text:p>3.195.994,06 €</text:p>
          </table:table-cell>
          <table:table-cell table:number-columns-repeated="101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2183801.53" calcext:value-type="currency">
            <text:p>2.183.801,53 €</text:p>
          </table:table-cell>
          <table:table-cell table:style-name="ce35" office:value-type="currency" office:currency="EUR" office:value="162712.99" calcext:value-type="currency">
            <text:p>162.712,99 €</text:p>
          </table:table-cell>
          <table:table-cell table:style-name="ce35" table:formula="of:=[.I66]-[.F66]-[.G66]" office:value-type="currency" office:currency="EUR" office:value="579487.59" calcext:value-type="currency">
            <text:p>579.487,59 €</text:p>
          </table:table-cell>
          <table:table-cell table:style-name="ce37" office:value-type="currency" office:currency="EUR" office:value="2926002.11" calcext:value-type="currency">
            <text:p>2.926.002,11 €</text:p>
          </table:table-cell>
          <table:table-cell table:number-columns-repeated="101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714582.38" calcext:value-type="currency">
            <text:p>714.582,38 €</text:p>
          </table:table-cell>
          <table:table-cell table:style-name="ce35" office:value-type="currency" office:currency="EUR" office:value="606551.42" calcext:value-type="currency">
            <text:p>606.551,42 €</text:p>
          </table:table-cell>
          <table:table-cell table:style-name="ce35" table:formula="of:=[.I67]-[.F67]-[.G67]" office:value-type="currency" office:currency="EUR" office:value="690344.05" calcext:value-type="currency">
            <text:p>690.344,05 €</text:p>
          </table:table-cell>
          <table:table-cell table:style-name="ce37" office:value-type="currency" office:currency="EUR" office:value="2011477.85" calcext:value-type="currency">
            <text:p>2.011.477,85 €</text:p>
          </table:table-cell>
          <table:table-cell table:number-columns-repeated="101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85650" calcext:value-type="currency">
            <text:p>85.650,00 €</text:p>
          </table:table-cell>
          <table:table-cell table:style-name="ce35" office:value-type="currency" office:currency="EUR" office:value="709000" calcext:value-type="currency">
            <text:p>709.000,00 €</text:p>
          </table:table-cell>
          <table:table-cell table:style-name="ce35" table:formula="of:=[.I68]-[.F68]-[.G68]" office:value-type="currency" office:currency="EUR" office:value="415670.69" calcext:value-type="currency">
            <text:p>415.670,69 €</text:p>
          </table:table-cell>
          <table:table-cell table:style-name="ce37" office:value-type="currency" office:currency="EUR" office:value="1210320.69" calcext:value-type="currency">
            <text:p>1.210.320,69 €</text:p>
          </table:table-cell>
          <table:table-cell table:number-columns-repeated="101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1004875.5" calcext:value-type="currency">
            <text:p>1.004.875,50 €</text:p>
          </table:table-cell>
          <table:table-cell table:style-name="ce35" office:value-type="currency" office:currency="EUR" office:value="42150" calcext:value-type="currency">
            <text:p>42.150,00 €</text:p>
          </table:table-cell>
          <table:table-cell table:style-name="ce35" table:formula="of:=[.I69]-[.F69]-[.G69]" office:value-type="currency" office:currency="EUR" office:value="111400.08" calcext:value-type="currency">
            <text:p>111.400,08 €</text:p>
          </table:table-cell>
          <table:table-cell table:style-name="ce37" office:value-type="currency" office:currency="EUR" office:value="1158425.58" calcext:value-type="currency">
            <text:p>1.158.425,58 €</text:p>
          </table:table-cell>
          <table:table-cell table:number-columns-repeated="101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994904.56" calcext:value-type="currency">
            <text:p>994.904,56 €</text:p>
          </table:table-cell>
          <table:table-cell table:style-name="ce35" office:value-type="currency" office:currency="EUR" office:value="2412" calcext:value-type="currency">
            <text:p>2.412,00 €</text:p>
          </table:table-cell>
          <table:table-cell table:style-name="ce35" table:formula="of:=[.I70]-[.F70]-[.G70]" office:value-type="currency" office:currency="EUR" office:value="106429.72" calcext:value-type="currency">
            <text:p>106.429,72 €</text:p>
          </table:table-cell>
          <table:table-cell table:style-name="ce37" office:value-type="currency" office:currency="EUR" office:value="1103746.28" calcext:value-type="currency">
            <text:p>1.103.746,28 €</text:p>
          </table:table-cell>
          <table:table-cell table:number-columns-repeated="101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298114.88" calcext:value-type="currency">
            <text:p>298.114,88 €</text:p>
          </table:table-cell>
          <table:table-cell table:style-name="ce35"/>
          <table:table-cell table:style-name="ce35" table:formula="of:=[.I71]-[.F71]-[.G71]" office:value-type="currency" office:currency="EUR" office:value="656993.05" calcext:value-type="currency">
            <text:p>656.993,05 €</text:p>
          </table:table-cell>
          <table:table-cell table:style-name="ce37" office:value-type="currency" office:currency="EUR" office:value="955107.93" calcext:value-type="currency">
            <text:p>955.107,93 €</text:p>
          </table:table-cell>
          <table:table-cell table:number-columns-repeated="101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391948.15" calcext:value-type="currency">
            <text:p>391.948,15 €</text:p>
          </table:table-cell>
          <table:table-cell table:style-name="ce35" office:value-type="currency" office:currency="EUR" office:value="2880" calcext:value-type="currency">
            <text:p>2.880,00 €</text:p>
          </table:table-cell>
          <table:table-cell table:style-name="ce35" table:formula="of:=[.I72]-[.F72]-[.G72]" office:value-type="currency" office:currency="EUR" office:value="171400.3" calcext:value-type="currency">
            <text:p>171.400,30 €</text:p>
          </table:table-cell>
          <table:table-cell table:style-name="ce37" office:value-type="currency" office:currency="EUR" office:value="566228.45" calcext:value-type="currency">
            <text:p>566.228,45 €</text:p>
          </table:table-cell>
          <table:table-cell table:number-columns-repeated="101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154724.88" calcext:value-type="currency">
            <text:p>154.724,88 €</text:p>
          </table:table-cell>
          <table:table-cell table:style-name="ce35" office:value-type="currency" office:currency="EUR" office:value="23591" calcext:value-type="currency">
            <text:p>23.591,00 €</text:p>
          </table:table-cell>
          <table:table-cell table:style-name="ce35" table:formula="of:=[.I73]-[.F73]-[.G73]" office:value-type="currency" office:currency="EUR" office:value="310425.24" calcext:value-type="currency">
            <text:p>310.425,24 €</text:p>
          </table:table-cell>
          <table:table-cell table:style-name="ce37" office:value-type="currency" office:currency="EUR" office:value="488741.12" calcext:value-type="currency">
            <text:p>488.741,12 €</text:p>
          </table:table-cell>
          <table:table-cell table:number-columns-repeated="101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227667.85" calcext:value-type="currency">
            <text:p>227.667,85 €</text:p>
          </table:table-cell>
          <table:table-cell table:style-name="ce35" office:value-type="currency" office:currency="EUR" office:value="2045.64" calcext:value-type="currency">
            <text:p>2.045,64 €</text:p>
          </table:table-cell>
          <table:table-cell table:style-name="ce35" table:formula="of:=[.I74]-[.F74]-[.G74]" office:value-type="currency" office:currency="EUR" office:value="140115.66" calcext:value-type="currency">
            <text:p>140.115,66 €</text:p>
          </table:table-cell>
          <table:table-cell table:style-name="ce37" office:value-type="currency" office:currency="EUR" office:value="369829.15" calcext:value-type="currency">
            <text:p>369.829,15 €</text:p>
          </table:table-cell>
          <table:table-cell table:number-columns-repeated="101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269164.24" calcext:value-type="currency">
            <text:p>269.164,24 €</text:p>
          </table:table-cell>
          <table:table-cell table:style-name="ce35"/>
          <table:table-cell table:style-name="ce35" table:formula="of:=[.I75]-[.F75]-[.G75]" office:value-type="currency" office:currency="EUR" office:value="1917.08000000002" calcext:value-type="currency">
            <text:p>1.917,08 €</text:p>
          </table:table-cell>
          <table:table-cell table:style-name="ce37" office:value-type="currency" office:currency="EUR" office:value="271081.32" calcext:value-type="currency">
            <text:p>271.081,32 €</text:p>
          </table:table-cell>
          <table:table-cell table:number-columns-repeated="101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243905.87" calcext:value-type="currency">
            <text:p>243.905,87 €</text:p>
          </table:table-cell>
          <table:table-cell table:style-name="ce35"/>
          <table:table-cell table:style-name="ce35" table:formula="of:=[.I76]-[.F76]-[.G76]" office:value-type="currency" office:currency="EUR" office:value="1086.39999999999" calcext:value-type="currency">
            <text:p>1.086,40 €</text:p>
          </table:table-cell>
          <table:table-cell table:style-name="ce37" office:value-type="currency" office:currency="EUR" office:value="244992.27" calcext:value-type="currency">
            <text:p>244.992,27 €</text:p>
          </table:table-cell>
          <table:table-cell table:number-columns-repeated="101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180149.77" calcext:value-type="currency">
            <text:p>180.149,77 €</text:p>
          </table:table-cell>
          <table:table-cell table:style-name="ce35"/>
          <table:table-cell table:style-name="ce35" table:formula="of:=[.I77]-[.F77]-[.G77]" office:value-type="currency" office:currency="EUR" office:value="37111.32" calcext:value-type="currency">
            <text:p>37.111,32 €</text:p>
          </table:table-cell>
          <table:table-cell table:style-name="ce37" office:value-type="currency" office:currency="EUR" office:value="217261.09" calcext:value-type="currency">
            <text:p>217.261,09 €</text:p>
          </table:table-cell>
          <table:table-cell table:number-columns-repeated="101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72721" calcext:value-type="currency">
            <text:p>72.721,00 €</text:p>
          </table:table-cell>
          <table:table-cell table:style-name="ce35"/>
          <table:table-cell table:style-name="ce35" table:formula="of:=[.I78]-[.F78]-[.G78]" office:value-type="currency" office:currency="EUR" office:value="53522.78" calcext:value-type="currency">
            <text:p>53.522,78 €</text:p>
          </table:table-cell>
          <table:table-cell table:style-name="ce37" office:value-type="currency" office:currency="EUR" office:value="126243.78" calcext:value-type="currency">
            <text:p>126.243,78 €</text:p>
          </table:table-cell>
          <table:table-cell table:number-columns-repeated="101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table:number-columns-repeated="2"/>
          <table:table-cell table:style-name="ce35" table:formula="of:=[.I79]-[.F79]-[.G79]" office:value-type="currency" office:currency="EUR" office:value="40259.59" calcext:value-type="currency">
            <text:p>40.259,59 €</text:p>
          </table:table-cell>
          <table:table-cell table:style-name="ce37" office:value-type="currency" office:currency="EUR" office:value="40259.59" calcext:value-type="currency">
            <text:p>40.259,59 €</text:p>
          </table:table-cell>
          <table:table-cell table:number-columns-repeated="101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/>
          <table:table-cell table:style-name="ce35" office:value-type="currency" office:currency="EUR" office:value="270" calcext:value-type="currency">
            <text:p>270,00 €</text:p>
          </table:table-cell>
          <table:table-cell table:style-name="ce35" table:formula="of:=[.I80]-[.F80]-[.G80]" office:value-type="currency" office:currency="EUR" office:value="13463.71" calcext:value-type="currency">
            <text:p>13.463,71 €</text:p>
          </table:table-cell>
          <table:table-cell table:style-name="ce37" office:value-type="currency" office:currency="EUR" office:value="13733.71" calcext:value-type="currency">
            <text:p>13.733,71 €</text:p>
          </table:table-cell>
          <table:table-cell table:number-columns-repeated="101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table:number-columns-repeated="2"/>
          <table:table-cell table:style-name="ce35" table:formula="of:=[.I81]-[.F81]-[.G81]" office:value-type="currency" office:currency="EUR" office:value="1973.9" calcext:value-type="currency">
            <text:p>1.973,90 €</text:p>
          </table:table-cell>
          <table:table-cell table:style-name="ce37" office:value-type="currency" office:currency="EUR" office:value="1973.9" calcext:value-type="currency">
            <text:p>1.973,90 €</text:p>
          </table:table-cell>
          <table:table-cell table:number-columns-repeated="101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17900436.31" calcext:value-type="currency">
            <text:p>17.900.436,31 €</text:p>
          </table:table-cell>
          <table:table-cell table:style-name="ce35" office:value-type="currency" office:currency="EUR" office:value="2560532.94" calcext:value-type="currency">
            <text:p>2.560.532,94 €</text:p>
          </table:table-cell>
          <table:table-cell table:style-name="ce35" table:formula="of:=[.I82]-[.F82]-[.G82]" office:value-type="currency" office:currency="EUR" office:value="7000179.15" calcext:value-type="currency">
            <text:p>7.000.179,15 €</text:p>
          </table:table-cell>
          <table:table-cell table:style-name="ce37" office:value-type="currency" office:currency="EUR" office:value="27461148.4" calcext:value-type="currency">
            <text:p>27.461.148,40 €</text:p>
          </table:table-cell>
          <table:table-cell table:number-columns-repeated="101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10732993.79" calcext:value-type="currency">
            <text:p>10.732.993,79 €</text:p>
          </table:table-cell>
          <table:table-cell table:style-name="ce35" office:value-type="currency" office:currency="EUR" office:value="679820.18" calcext:value-type="currency">
            <text:p>679.820,18 €</text:p>
          </table:table-cell>
          <table:table-cell table:style-name="ce35" table:formula="of:=[.I83]-[.F83]-[.G83]" office:value-type="currency" office:currency="EUR" office:value="1419412.06" calcext:value-type="currency">
            <text:p>1.419.412,06 €</text:p>
          </table:table-cell>
          <table:table-cell table:style-name="ce37" office:value-type="currency" office:currency="EUR" office:value="12832226.03" calcext:value-type="currency">
            <text:p>12.832.226,03 €</text:p>
          </table:table-cell>
          <table:table-cell table:number-columns-repeated="101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2535913.87" calcext:value-type="currency">
            <text:p>2.535.913,87 €</text:p>
          </table:table-cell>
          <table:table-cell table:style-name="ce35" office:value-type="currency" office:currency="EUR" office:value="387500" calcext:value-type="currency">
            <text:p>387.500,00 €</text:p>
          </table:table-cell>
          <table:table-cell table:style-name="ce35" table:formula="of:=[.I84]-[.F84]-[.G84]" office:value-type="currency" office:currency="EUR" office:value="2873853.7" calcext:value-type="currency">
            <text:p>2.873.853,70 €</text:p>
          </table:table-cell>
          <table:table-cell table:style-name="ce37" office:value-type="currency" office:currency="EUR" office:value="5797267.57" calcext:value-type="currency">
            <text:p>5.797.267,57 €</text:p>
          </table:table-cell>
          <table:table-cell table:number-columns-repeated="101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1970215.87" calcext:value-type="currency">
            <text:p>1.970.215,87 €</text:p>
          </table:table-cell>
          <table:table-cell table:style-name="ce35" office:value-type="currency" office:currency="EUR" office:value="20000" calcext:value-type="currency">
            <text:p>20.000,00 €</text:p>
          </table:table-cell>
          <table:table-cell table:style-name="ce35" table:formula="of:=[.I85]-[.F85]-[.G85]" office:value-type="currency" office:currency="EUR" office:value="2654287.32" calcext:value-type="currency">
            <text:p>2.654.287,32 €</text:p>
          </table:table-cell>
          <table:table-cell table:style-name="ce37" office:value-type="currency" office:currency="EUR" office:value="4644503.19" calcext:value-type="currency">
            <text:p>4.644.503,19 €</text:p>
          </table:table-cell>
          <table:table-cell table:number-columns-repeated="101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1223399.84" calcext:value-type="currency">
            <text:p>1.223.399,84 €</text:p>
          </table:table-cell>
          <table:table-cell table:style-name="ce35" office:value-type="currency" office:currency="EUR" office:value="1727923.26" calcext:value-type="currency">
            <text:p>1.727.923,26 €</text:p>
          </table:table-cell>
          <table:table-cell table:style-name="ce35" table:formula="of:=[.I86]-[.F86]-[.G86]" office:value-type="currency" office:currency="EUR" office:value="362010.03" calcext:value-type="currency">
            <text:p>362.010,03 €</text:p>
          </table:table-cell>
          <table:table-cell table:style-name="ce37" office:value-type="currency" office:currency="EUR" office:value="3313333.13" calcext:value-type="currency">
            <text:p>3.313.333,13 €</text:p>
          </table:table-cell>
          <table:table-cell table:number-columns-repeated="101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2238691.92" calcext:value-type="currency">
            <text:p>2.238.691,92 €</text:p>
          </table:table-cell>
          <table:table-cell table:style-name="ce35" office:value-type="currency" office:currency="EUR" office:value="170789.54" calcext:value-type="currency">
            <text:p>170.789,54 €</text:p>
          </table:table-cell>
          <table:table-cell table:style-name="ce35" table:formula="of:=[.I87]-[.F87]-[.G87]" office:value-type="currency" office:currency="EUR" office:value="862651.38" calcext:value-type="currency">
            <text:p>862.651,38 €</text:p>
          </table:table-cell>
          <table:table-cell table:style-name="ce37" office:value-type="currency" office:currency="EUR" office:value="3272132.84" calcext:value-type="currency">
            <text:p>3.272.132,84 €</text:p>
          </table:table-cell>
          <table:table-cell table:number-columns-repeated="101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685591.44" calcext:value-type="currency">
            <text:p>685.591,44 €</text:p>
          </table:table-cell>
          <table:table-cell table:style-name="ce35" office:value-type="currency" office:currency="EUR" office:value="305230.45" calcext:value-type="currency">
            <text:p>305.230,45 €</text:p>
          </table:table-cell>
          <table:table-cell table:style-name="ce35" table:formula="of:=[.I88]-[.F88]-[.G88]" office:value-type="currency" office:currency="EUR" office:value="942409.25" calcext:value-type="currency">
            <text:p>942.409,25 €</text:p>
          </table:table-cell>
          <table:table-cell table:style-name="ce37" office:value-type="currency" office:currency="EUR" office:value="1933231.14" calcext:value-type="currency">
            <text:p>1.933.231,14 €</text:p>
          </table:table-cell>
          <table:table-cell table:number-columns-repeated="101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1135665.14" calcext:value-type="currency">
            <text:p>1.135.665,14 €</text:p>
          </table:table-cell>
          <table:table-cell table:style-name="ce35" office:value-type="currency" office:currency="EUR" office:value="308" calcext:value-type="currency">
            <text:p>308,00 €</text:p>
          </table:table-cell>
          <table:table-cell table:style-name="ce35" table:formula="of:=[.I89]-[.F89]-[.G89]" office:value-type="currency" office:currency="EUR" office:value="118243.07" calcext:value-type="currency">
            <text:p>118.243,07 €</text:p>
          </table:table-cell>
          <table:table-cell table:style-name="ce37" office:value-type="currency" office:currency="EUR" office:value="1254216.21" calcext:value-type="currency">
            <text:p>1.254.216,21 €</text:p>
          </table:table-cell>
          <table:table-cell table:number-columns-repeated="101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834347.01" calcext:value-type="currency">
            <text:p>834.347,01 €</text:p>
          </table:table-cell>
          <table:table-cell table:style-name="ce35" office:value-type="currency" office:currency="EUR" office:value="36456" calcext:value-type="currency">
            <text:p>36.456,00 €</text:p>
          </table:table-cell>
          <table:table-cell table:style-name="ce35" table:formula="of:=[.I90]-[.F90]-[.G90]" office:value-type="currency" office:currency="EUR" office:value="144356.28" calcext:value-type="currency">
            <text:p>144.356,28 €</text:p>
          </table:table-cell>
          <table:table-cell table:style-name="ce37" office:value-type="currency" office:currency="EUR" office:value="1015159.29" calcext:value-type="currency">
            <text:p>1.015.159,29 €</text:p>
          </table:table-cell>
          <table:table-cell table:number-columns-repeated="101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251637" calcext:value-type="currency">
            <text:p>251.637,00 €</text:p>
          </table:table-cell>
          <table:table-cell table:style-name="ce35"/>
          <table:table-cell table:style-name="ce35" table:formula="of:=[.I91]-[.F91]-[.G91]" office:value-type="currency" office:currency="EUR" office:value="632542.48" calcext:value-type="currency">
            <text:p>632.542,48 €</text:p>
          </table:table-cell>
          <table:table-cell table:style-name="ce37" office:value-type="currency" office:currency="EUR" office:value="884179.48" calcext:value-type="currency">
            <text:p>884.179,48 €</text:p>
          </table:table-cell>
          <table:table-cell table:number-columns-repeated="101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504188.4" calcext:value-type="currency">
            <text:p>504.188,40 €</text:p>
          </table:table-cell>
          <table:table-cell table:style-name="ce35"/>
          <table:table-cell table:style-name="ce35" table:formula="of:=[.I92]-[.F92]-[.G92]" office:value-type="currency" office:currency="EUR" office:value="182712.73" calcext:value-type="currency">
            <text:p>182.712,73 €</text:p>
          </table:table-cell>
          <table:table-cell table:style-name="ce37" office:value-type="currency" office:currency="EUR" office:value="686901.13" calcext:value-type="currency">
            <text:p>686.901,13 €</text:p>
          </table:table-cell>
          <table:table-cell table:number-columns-repeated="101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546006.37" calcext:value-type="currency">
            <text:p>546.006,37 €</text:p>
          </table:table-cell>
          <table:table-cell table:style-name="ce35"/>
          <table:table-cell table:style-name="ce35" table:formula="of:=[.I93]-[.F93]-[.G93]" office:value-type="currency" office:currency="EUR" office:value="100628.32" calcext:value-type="currency">
            <text:p>100.628,32 €</text:p>
          </table:table-cell>
          <table:table-cell table:style-name="ce37" office:value-type="currency" office:currency="EUR" office:value="646634.69" calcext:value-type="currency">
            <text:p>646.634,69 €</text:p>
          </table:table-cell>
          <table:table-cell table:number-columns-repeated="101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89750" calcext:value-type="currency">
            <text:p>89.750,00 €</text:p>
          </table:table-cell>
          <table:table-cell table:style-name="ce35" office:value-type="currency" office:currency="EUR" office:value="236500" calcext:value-type="currency">
            <text:p>236.500,00 €</text:p>
          </table:table-cell>
          <table:table-cell table:style-name="ce35" table:formula="of:=[.I94]-[.F94]-[.G94]" office:value-type="currency" office:currency="EUR" office:value="194401.63" calcext:value-type="currency">
            <text:p>194.401,63 €</text:p>
          </table:table-cell>
          <table:table-cell table:style-name="ce37" office:value-type="currency" office:currency="EUR" office:value="520651.63" calcext:value-type="currency">
            <text:p>520.651,63 €</text:p>
          </table:table-cell>
          <table:table-cell table:number-columns-repeated="101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88488.12" calcext:value-type="currency">
            <text:p>88.488,12 €</text:p>
          </table:table-cell>
          <table:table-cell table:style-name="ce35" office:value-type="currency" office:currency="EUR" office:value="18698.63" calcext:value-type="currency">
            <text:p>18.698,63 €</text:p>
          </table:table-cell>
          <table:table-cell table:style-name="ce35" table:formula="of:=[.I95]-[.F95]-[.G95]" office:value-type="currency" office:currency="EUR" office:value="354595.22" calcext:value-type="currency">
            <text:p>354.595,22 €</text:p>
          </table:table-cell>
          <table:table-cell table:style-name="ce37" office:value-type="currency" office:currency="EUR" office:value="461781.97" calcext:value-type="currency">
            <text:p>461.781,97 €</text:p>
          </table:table-cell>
          <table:table-cell table:number-columns-repeated="101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357526.34" calcext:value-type="currency">
            <text:p>357.526,34 €</text:p>
          </table:table-cell>
          <table:table-cell table:style-name="ce35" office:value-type="currency" office:currency="EUR" office:value="3000" calcext:value-type="currency">
            <text:p>3.000,00 €</text:p>
          </table:table-cell>
          <table:table-cell table:style-name="ce35" table:formula="of:=[.I96]-[.F96]-[.G96]" office:value-type="currency" office:currency="EUR" office:value="5120.03999999998" calcext:value-type="currency">
            <text:p>5.120,04 €</text:p>
          </table:table-cell>
          <table:table-cell table:style-name="ce37" office:value-type="currency" office:currency="EUR" office:value="365646.38" calcext:value-type="currency">
            <text:p>365.646,38 €</text:p>
          </table:table-cell>
          <table:table-cell table:number-columns-repeated="101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281684.25" calcext:value-type="currency">
            <text:p>281.684,25 €</text:p>
          </table:table-cell>
          <table:table-cell table:style-name="ce35" office:value-type="currency" office:currency="EUR" office:value="60000" calcext:value-type="currency">
            <text:p>60.000,00 €</text:p>
          </table:table-cell>
          <table:table-cell table:style-name="ce35" table:formula="of:=[.I97]-[.F97]-[.G97]" office:value-type="currency" office:currency="EUR" office:value="1253.92999999999" calcext:value-type="currency">
            <text:p>1.253,93 €</text:p>
          </table:table-cell>
          <table:table-cell table:style-name="ce37" office:value-type="currency" office:currency="EUR" office:value="342938.18" calcext:value-type="currency">
            <text:p>342.938,18 €</text:p>
          </table:table-cell>
          <table:table-cell table:number-columns-repeated="101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182754.56" calcext:value-type="currency">
            <text:p>182.754,56 €</text:p>
          </table:table-cell>
          <table:table-cell table:style-name="ce35" office:value-type="currency" office:currency="EUR" office:value="4507.5" calcext:value-type="currency">
            <text:p>4.507,50 €</text:p>
          </table:table-cell>
          <table:table-cell table:style-name="ce35" table:formula="of:=[.I98]-[.F98]-[.G98]" office:value-type="currency" office:currency="EUR" office:value="44645.43" calcext:value-type="currency">
            <text:p>44.645,43 €</text:p>
          </table:table-cell>
          <table:table-cell table:style-name="ce37" office:value-type="currency" office:currency="EUR" office:value="231907.49" calcext:value-type="currency">
            <text:p>231.907,49 €</text:p>
          </table:table-cell>
          <table:table-cell table:number-columns-repeated="101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office:value-type="currency" office:currency="EUR" office:value="79678" calcext:value-type="currency">
            <text:p>79.678,00 €</text:p>
          </table:table-cell>
          <table:table-cell table:style-name="ce35"/>
          <table:table-cell table:style-name="ce35" table:formula="of:=[.I99]-[.F99]-[.G99]" office:value-type="currency" office:currency="EUR" office:value="62090.04" calcext:value-type="currency">
            <text:p>62.090,04 €</text:p>
          </table:table-cell>
          <table:table-cell table:style-name="ce37" office:value-type="currency" office:currency="EUR" office:value="141768.04" calcext:value-type="currency">
            <text:p>141.768,04 €</text:p>
          </table:table-cell>
          <table:table-cell table:number-columns-repeated="101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/>
          <table:table-cell table:style-name="ce35" office:value-type="currency" office:currency="EUR" office:value="3400" calcext:value-type="currency">
            <text:p>3.400,00 €</text:p>
          </table:table-cell>
          <table:table-cell table:style-name="ce35" table:formula="of:=[.I100]-[.F100]-[.G100]" office:value-type="currency" office:currency="EUR" office:value="55999.79" calcext:value-type="currency">
            <text:p>55.999,79 €</text:p>
          </table:table-cell>
          <table:table-cell table:style-name="ce37" office:value-type="currency" office:currency="EUR" office:value="59399.79" calcext:value-type="currency">
            <text:p>59.399,79 €</text:p>
          </table:table-cell>
          <table:table-cell table:number-columns-repeated="101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 table:number-columns-repeated="2"/>
          <table:table-cell table:style-name="ce35" table:formula="of:=[.I101]-[.F101]-[.G101]" office:value-type="currency" office:currency="EUR" office:value="38215.75" calcext:value-type="currency">
            <text:p>38.215,75 €</text:p>
          </table:table-cell>
          <table:table-cell table:style-name="ce37" office:value-type="currency" office:currency="EUR" office:value="38215.75" calcext:value-type="currency">
            <text:p>38.215,75 €</text:p>
          </table:table-cell>
          <table:table-cell table:number-columns-repeated="101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35"/>
          <table:table-cell table:style-name="ce35" office:value-type="currency" office:currency="EUR" office:value="400" calcext:value-type="currency">
            <text:p>400,00 €</text:p>
          </table:table-cell>
          <table:table-cell table:style-name="ce35" table:formula="of:=[.I102]-[.F102]-[.G102]" office:value-type="currency" office:currency="EUR" office:value="3909.67" calcext:value-type="currency">
            <text:p>3.909,67 €</text:p>
          </table:table-cell>
          <table:table-cell table:style-name="ce37" office:value-type="currency" office:currency="EUR" office:value="4309.67" calcext:value-type="currency">
            <text:p>4.309,67 €</text:p>
          </table:table-cell>
          <table:table-cell table:number-columns-repeated="1015"/>
        </table:table-row>
        <table:table-row table:style-name="ro1">
          <table:table-cell table:style-name="ce37"/>
          <table:table-cell table:style-name="ce42" office:value-type="string" calcext:value-type="string">
            <text:p>Total</text:p>
          </table:table-cell>
          <table:table-cell table:number-columns-repeated="2" table:style-name="ce37" office:value-type="string" calcext:value-type="string">
            <text:p>Privada</text:p>
          </table:table-cell>
          <table:table-cell table:style-name="ce37" office:value-type="string" calcext:value-type="string">
            <text:p>Particulares</text:p>
          </table:table-cell>
          <table:table-cell table:style-name="ce37" table:formula="of:=SUM([.F2:.F102])" office:value-type="currency" office:currency="EUR" office:value="165112843.24" calcext:value-type="currency">
            <text:p>165.112.843,24 €</text:p>
          </table:table-cell>
          <table:table-cell table:style-name="ce37" table:formula="of:=SUM([.G2:.G102])" office:value-type="currency" office:currency="EUR" office:value="28415631.71" calcext:value-type="currency">
            <text:p>28.415.631,71 €</text:p>
          </table:table-cell>
          <table:table-cell table:style-name="ce37" table:formula="of:=SUM([.H2:.H102])" office:value-type="currency" office:currency="EUR" office:value="79546594.36" calcext:value-type="currency">
            <text:p>79.546.594,36 €</text:p>
          </table:table-cell>
          <table:table-cell table:style-name="ce37"/>
          <table:table-cell table:style-name="ce3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35"/>
          <table:table-cell table:number-columns-repeated="1017"/>
        </table:table-row>
        <table:table-row table:style-name="ro2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vada_creditos" table:style-name="ta1">
        <office:forms form:automatic-focus="false" form:apply-design-mode="false"/>
        <table:table-column table:style-name="co1" table:default-cell-style-name="ce2"/>
        <table:table-column table:style-name="co38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41" table:default-cell-style-name="ce10"/>
        <table:table-column table:style-name="co4" table:number-columns-repeated="1018" table:default-cell-style-name="Default"/>
        <table:table-row table:style-name="ro1">
          <table:table-cell office:value-type="string" calcext:value-type="string">
            <text:p>Año</text:p>
          </table:table-cell>
          <table:table-cell table:style-name="ce2" office:value-type="string" calcext:value-type="string">
            <text:p>Formación Política</text:p>
          </table:table-cell>
          <table:table-cell table:style-name="ce2" office:value-type="string" calcext:value-type="string">
            <text:p>Origen</text:p>
          </table:table-cell>
          <table:table-cell table:style-name="ce2" office:value-type="string" calcext:value-type="string">
            <text:p>Fuente</text:p>
          </table:table-cell>
          <table:table-cell table:style-name="ce2" office:value-type="string" calcext:value-type="string">
            <text:p>Tipo</text:p>
          </table:table-cell>
          <table:table-cell office:value-type="string" calcext:value-type="string">
            <text:p>Deuda con entidades de crédito</text:p>
          </table:table-cell>
          <table:table-cell table:style-name="ce2"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Socialista Obrero Español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office:value-type="currency" office:currency="EUR" office:value="71625187.24" calcext:value-type="currency">
            <text:p>71.625.187,24 €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Popular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office:value-type="currency" office:currency="EUR" office:value="54302679.56" calcext:value-type="currency">
            <text:p>54.302.679,56 €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Nacionalista Vasco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office:value-type="currency" office:currency="EUR" office:value="28058629.79" calcext:value-type="currency">
            <text:p>28.058.629,79 €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nió Democrática de Catalunya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office:value-type="currency" office:currency="EUR" office:value="16720385.68" calcext:value-type="currency">
            <text:p>16.720.385,68 €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zquierda Unida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office:value-type="currency" office:currency="EUR" office:value="15167281.19" calcext:value-type="currency">
            <text:p>15.167.281,19 €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niciativa per Catalunya-Verds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office:value-type="currency" office:currency="EUR" office:value="14256288.34" calcext:value-type="currency">
            <text:p>14.256.288,34 €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t dels Socialistes de Catalunya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office:value-type="currency" office:currency="EUR" office:value="10885563.13" calcext:value-type="currency">
            <text:p>10.885.563,13 €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nvergencia i Unió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office:value-type="currency" office:currency="EUR" office:value="9980721.05" calcext:value-type="currency">
            <text:p>9.980.721,05 €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loque Nacionalista Galego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office:value-type="currency" office:currency="EUR" office:value="4299894.11" calcext:value-type="currency">
            <text:p>4.299.894,11 €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nvergencia Democrática de Catalunya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office:value-type="currency" office:currency="EUR" office:value="3559126.4" calcext:value-type="currency">
            <text:p>3.559.126,40 €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usko Alkartasuna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office:value-type="currency" office:currency="EUR" office:value="2224734.74" calcext:value-type="currency">
            <text:p>2.224.734,74 €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squerra Republicana de Catalunya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office:value-type="currency" office:currency="EUR" office:value="1952360.29" calcext:value-type="currency">
            <text:p>1.952.360,29 €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zker Batua Berdeak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office:value-type="currency" office:currency="EUR" office:value="972651.81" calcext:value-type="currency">
            <text:p>972.651,81 €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alición Canaria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office:value-type="currency" office:currency="EUR" office:value="671223.78" calcext:value-type="currency">
            <text:p>671.223,78 €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hunta Aragonesista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office:value-type="currency" office:currency="EUR" office:value="657335.03" calcext:value-type="currency">
            <text:p>657.335,03 €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loc Nacionalista Venlenciá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office:value-type="currency" office:currency="EUR" office:value="416559.19" calcext:value-type="currency">
            <text:p>416.559,19 €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co Comunista de España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office:value-type="currency" office:currency="EUR" office:value="401042.27" calcext:value-type="currency">
            <text:p>401.042,27 €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nión Progreso y Democracia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office:value-type="currency" office:currency="EUR" office:value="365935.49" calcext:value-type="currency">
            <text:p>365.935,49 €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oro de Ciudadanos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office:value-type="currency" office:currency="EUR" office:value="327014.34" calcext:value-type="currency">
            <text:p>327.014,34 €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nión del Pueblo Navarro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office:value-type="currency" office:currency="EUR" office:value="269616.89" calcext:value-type="currency">
            <text:p>269.616,89 €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Aragonés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office:value-type="currency" office:currency="EUR" office:value="200000" calcext:value-type="currency">
            <text:p>200.000,00 €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squerra Unida i Alternativa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office:value-type="currency" office:currency="EUR" office:value="165039.6" calcext:value-type="currency">
            <text:p>165.039,60 €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ueva Canarias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office:value-type="currency" office:currency="EUR" office:value="104354.5" calcext:value-type="currency">
            <text:p>104.354,50 €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maiur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office:value-type="currency" office:currency="EUR" office:value="17324.83" calcext:value-type="currency">
            <text:p>17.324,83 €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lternatiba Eraiktizen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ralar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loc-Inicitaiva-Verds: Coalició Compromís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loc- Iniciativa-Verds-Equo: Coaliciò Compromís-Q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uskal Herria Bildu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Geroa Bai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1019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77991929.89" calcext:value-type="currency">
            <text:p>77.991.929,89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70101938.65" calcext:value-type="currency">
            <text:p>70.101.938,65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27703592.87" calcext:value-type="currency">
            <text:p>27.703.592,87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17420721.95" calcext:value-type="currency">
            <text:p>17.420.721,95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16276780.13" calcext:value-type="currency">
            <text:p>16.276.780,13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16136909.31" calcext:value-type="currency">
            <text:p>16.136.909,31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12967864.53" calcext:value-type="currency">
            <text:p>12.967.864,53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12609005.27" calcext:value-type="currency">
            <text:p>12.609.005,27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4709902.48" calcext:value-type="currency">
            <text:p>4.709.902,48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3607971.83" calcext:value-type="currency">
            <text:p>3.607.971,83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2947216.45" calcext:value-type="currency">
            <text:p>2.947.216,45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2482161.77" calcext:value-type="currency">
            <text:p>2.482.161,77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2396647.55" calcext:value-type="currency">
            <text:p>2.396.647,55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1066123.32" calcext:value-type="currency">
            <text:p>1.066.123,32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o de Ciudadanos 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1063403.57" calcext:value-type="currency">
            <text:p>1.063.403,57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1027719.21" calcext:value-type="currency">
            <text:p>1.027.719,21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hunta Aragonesista 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999762.69" calcext:value-type="currency">
            <text:p>999.762,69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887606.42" calcext:value-type="currency">
            <text:p>887.606,42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c Nacionalista de Valencia 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863359.31" calcext:value-type="currency">
            <text:p>863.359,31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769853.53" calcext:value-type="currency">
            <text:p>769.853,53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406228.16" calcext:value-type="currency">
            <text:p>406.228,16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maiu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318024.33" calcext:value-type="currency">
            <text:p>318.024,33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281866.55" calcext:value-type="currency">
            <text:p>281.866,55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35858.23" calcext:value-type="currency">
            <text:p>35.858,23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1019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1019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c-Iniciativa-Verds:Coalició Compromí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1019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c-Iniciativa-Verds-Equo-Coalició Compromí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1019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Ge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1019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56853117.14" calcext:value-type="currency">
            <text:p>56.853.117,14 €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54259417.05" calcext:value-type="currency">
            <text:p>54.259.417,05 €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28588068.21" calcext:value-type="currency">
            <text:p>28.588.068,21 €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14276381.19" calcext:value-type="currency">
            <text:p>14.276.381,19 €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14171343.5" calcext:value-type="currency">
            <text:p>14.171.343,50 €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14110547.27" calcext:value-type="currency">
            <text:p>14.110.547,27 €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12310369.93" calcext:value-type="currency">
            <text:p>12.310.369,93 €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11389467.24" calcext:value-type="currency">
            <text:p>11.389.467,24 €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3724493.88" calcext:value-type="currency">
            <text:p>3.724.493,88 €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2572271.1" calcext:value-type="currency">
            <text:p>2.572.271,10 €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2027607.27" calcext:value-type="currency">
            <text:p>2.027.607,27 €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1164755.64" calcext:value-type="currency">
            <text:p>1.164.755,64 €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774557.81" calcext:value-type="currency">
            <text:p>774.557,81 €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615623.08" calcext:value-type="currency">
            <text:p>615.623,08 €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489897.84" calcext:value-type="currency">
            <text:p>489.897,84 €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303236.82" calcext:value-type="currency">
            <text:p>303.236,82 €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293836.64" calcext:value-type="currency">
            <text:p>293.836,64 €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194981.08" calcext:value-type="currency">
            <text:p>194.981,08 €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120176.96" calcext:value-type="currency">
            <text:p>120.176,96 €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39820.31" calcext:value-type="currency">
            <text:p>39.820,31 €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1019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71516757.75" calcext:value-type="currency">
            <text:p>71.516.757,75 €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63662694.39" calcext:value-type="currency">
            <text:p>63.662.694,39 €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25953311.29" calcext:value-type="currency">
            <text:p>25.953.311,29 €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15076134.82" calcext:value-type="currency">
            <text:p>15.076.134,82 €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13602518.27" calcext:value-type="currency">
            <text:p>13.602.518,27 €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12467433.84" calcext:value-type="currency">
            <text:p>12.467.433,84 €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11268423.72" calcext:value-type="currency">
            <text:p>11.268.423,72 €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9603088.94" calcext:value-type="currency">
            <text:p>9.603.088,94 €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4329687.38" calcext:value-type="currency">
            <text:p>4.329.687,38 €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2745500.46" calcext:value-type="currency">
            <text:p>2.745.500,46 €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2551323.36" calcext:value-type="currency">
            <text:p>2.551.323,36 €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1270192.6" calcext:value-type="currency">
            <text:p>1.270.192,60 €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1070066.6" calcext:value-type="currency">
            <text:p>1.070.066,60 €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531044.17" calcext:value-type="currency">
            <text:p>531.044,17 €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380936.74" calcext:value-type="currency">
            <text:p>380.936,74 €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370881.74" calcext:value-type="currency">
            <text:p>370.881,74 €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212535.44" calcext:value-type="currency">
            <text:p>212.535,44 €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119733.61" calcext:value-type="currency">
            <text:p>119.733,61 €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59174.53" calcext:value-type="currency">
            <text:p>59.174,53 €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vada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Deuda contraída con entidades de crédito</text:p>
          </table:table-cell>
          <table:table-cell table:formula="of:=SUM([.F2:.F102])" office:value-type="currency" office:currency="EUR" office:value="967744806.86" calcext:value-type="currency">
            <text:p>967.744.806,86 €</text:p>
          </table:table-cell>
          <table:table-cell table:number-columns-repeated="1018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grad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4" table:default-cell-style-name="ce17"/>
        <table:table-column table:style-name="co22" table:default-cell-style-name="ce17"/>
        <table:table-column table:style-name="co42" table:default-cell-style-name="ce17"/>
        <table:table-column table:style-name="co43" table:default-cell-style-name="ce17"/>
        <table:table-column table:style-name="co44" table:default-cell-style-name="ce17"/>
        <table:table-column table:style-name="co16" table:default-cell-style-name="ce17"/>
        <table:table-column table:style-name="co22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19" table:default-cell-style-name="ce17"/>
        <table:table-column table:style-name="co45" table:default-cell-style-name="ce17"/>
        <table:table-column table:style-name="co46" table:default-cell-style-name="ce17"/>
        <table:table-column table:style-name="co47" table:default-cell-style-name="ce17"/>
        <table:table-column table:style-name="co16" table:default-cell-style-name="ce17"/>
        <table:table-column table:style-name="co11" table:default-cell-style-name="ce17"/>
        <table:table-column table:style-name="co4" table:number-columns-repeated="5" table:default-cell-style-name="ce17"/>
        <table:table-column table:style-name="co48" table:default-cell-style-name="ce17"/>
        <table:table-column table:style-name="co49" table:default-cell-style-name="ce17"/>
        <table:table-column table:style-name="co50" table:default-cell-style-name="ce17"/>
        <table:table-column table:style-name="co51" table:default-cell-style-name="ce17"/>
        <table:table-column table:style-name="co32" table:default-cell-style-name="ce17"/>
        <table:table-column table:style-name="co4" table:number-columns-repeated="986" table:default-cell-style-name="Default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Formación Política</text:p>
          </table:table-cell>
          <table:table-cell table:style-name="ce1" office:value-type="string" calcext:value-type="string">
            <text:p>Origen</text:p>
          </table:table-cell>
          <table:table-cell table:style-name="ce1" office:value-type="string" calcext:value-type="string">
            <text:p>Fuente</text:p>
          </table:table-cell>
          <table:table-cell table:style-name="ce1" office:value-type="string" calcext:value-type="string">
            <text:p>Tipo</text:p>
          </table:table-cell>
          <table:table-cell table:style-name="ce16" office:value-type="string" calcext:value-type="string">
            <text:p>Subvención Estatal</text:p>
          </table:table-cell>
          <table:table-cell table:style-name="ce16" office:value-type="string" calcext:value-type="string">
            <text:p>Gobiernos Autonómicos</text:p>
          </table:table-cell>
          <table:table-cell table:style-name="ce16" office:value-type="string" calcext:value-type="string">
            <text:p>Cortes Generales</text:p>
          </table:table-cell>
          <table:table-cell table:style-name="ce16" office:value-type="string" calcext:value-type="string">
            <text:p>Asambleas Legislativas Autonómicas y Ciudades Autónomas</text:p>
          </table:table-cell>
          <table:table-cell table:style-name="ce21" office:value-type="string" calcext:value-type="string">
            <text:p>Entidades Locales</text:p>
          </table:table-cell>
          <table:table-cell table:style-name="ce19" office:value-type="string" calcext:value-type="string">
            <text:p>Parlamento <text:s/>de Cataluña 01/11/2006</text:p>
          </table:table-cell>
          <table:table-cell table:style-name="ce19" office:value-type="string" calcext:value-type="string">
            <text:p>Elecciones Locales 27/05/2007</text:p>
          </table:table-cell>
          <table:table-cell table:style-name="ce19" office:value-type="string" calcext:value-type="string">
            <text:p>Parlamento de Andalucía 09/03/2008</text:p>
          </table:table-cell>
          <table:table-cell table:style-name="ce19" office:value-type="string" calcext:value-type="string">
            <text:p>Parlamento de Galicia 01/03/2009</text:p>
          </table:table-cell>
          <table:table-cell table:style-name="ce19" office:value-type="string" calcext:value-type="string">
            <text:p>Parlamento Vasco 01/03/2009</text:p>
          </table:table-cell>
          <table:table-cell table:style-name="ce19" office:value-type="string" calcext:value-type="string">
            <text:p>Parlamento Europeo 07/06/2009</text:p>
          </table:table-cell>
          <table:table-cell table:style-name="ce19" office:value-type="string" calcext:value-type="string">
            <text:p>Elecciones Locales 27/05/2007</text:p>
          </table:table-cell>
          <table:table-cell table:style-name="ce19" office:value-type="string" calcext:value-type="string">
            <text:p>Elecciones Generales 09/03/2008</text:p>
          </table:table-cell>
          <table:table-cell table:style-name="ce19" office:value-type="string" calcext:value-type="string">
            <text:p>Parlamento <text:s/>de Cataluña 28/11/2010</text:p>
          </table:table-cell>
          <table:table-cell table:style-name="ce19" office:value-type="string" calcext:value-type="string">
            <text:p>Parlamento de Cataluña 28/11/2010</text:p>
          </table:table-cell>
          <table:table-cell table:style-name="ce19" office:value-type="string" calcext:value-type="string">
            <text:p>Elecciones Locales 22/05/2011</text:p>
          </table:table-cell>
          <table:table-cell table:style-name="ce19" office:value-type="string" calcext:value-type="string">
            <text:p>Elecciones Autonómicas 22/05/2011</text:p>
          </table:table-cell>
          <table:table-cell table:style-name="ce19" office:value-type="string" calcext:value-type="string">
            <text:p>Elecciones Generales 22/11/2011</text:p>
          </table:table-cell>
          <table:table-cell table:style-name="ce19" office:value-type="string" calcext:value-type="string">
            <text:p>Elecciones Locales 27/05/2007</text:p>
          </table:table-cell>
          <table:table-cell table:style-name="ce19" office:value-type="string" calcext:value-type="string">
            <text:p>Parlamento Europeo 07/06/2009</text:p>
          </table:table-cell>
          <table:table-cell table:style-name="ce19" office:value-type="string" calcext:value-type="string">
            <text:p>Elecciones Autonómicas 22/05/2011</text:p>
          </table:table-cell>
          <table:table-cell table:style-name="ce19" office:value-type="string" calcext:value-type="string">
            <text:p>Elecciones Locales 22/05/2011</text:p>
          </table:table-cell>
          <table:table-cell table:style-name="ce19" office:value-type="string" calcext:value-type="string">
            <text:p>Elecciones Generales 22/11/2011</text:p>
          </table:table-cell>
          <table:table-cell table:style-name="ce19" office:value-type="string" calcext:value-type="string">
            <text:p>Junta General Principado Asturias 25/03/2012</text:p>
          </table:table-cell>
          <table:table-cell table:style-name="ce19" office:value-type="string" calcext:value-type="string">
            <text:p>Parlamento de Andalucía 25/03/2012</text:p>
          </table:table-cell>
          <table:table-cell table:style-name="ce19" office:value-type="string" calcext:value-type="string">
            <text:p>Parlamento de Galicia 21/10/2012</text:p>
          </table:table-cell>
          <table:table-cell table:style-name="ce19" office:value-type="string" calcext:value-type="string">
            <text:p>Parlamento Vasco 21/10/2012</text:p>
          </table:table-cell>
          <table:table-cell table:style-name="ce19" office:value-type="string" calcext:value-type="string">
            <text:p>Parlamento de Cataluña 25/11/2012</text:p>
          </table:table-cell>
          <table:table-cell table:style-name="ce19" office:value-type="string" calcext:value-type="string">
            <text:p>Cuotas y aportaciones de afiliados, adheridos y simpatizantes</text:p>
          </table:table-cell>
          <table:table-cell table:style-name="ce19" office:value-type="string" calcext:value-type="string">
            <text:p>Donaciones</text:p>
          </table:table-cell>
          <table:table-cell table:style-name="ce19" office:value-type="string" calcext:value-type="string">
            <text:p>Otros Ingresos Financiación Privada</text:p>
          </table:table-cell>
          <table:table-cell table:style-name="ce19" office:value-type="string" calcext:value-type="string">
            <text:p>Deuda con entidades de crédito</text:p>
          </table:table-cell>
          <table:table-cell table:style-name="ce23" office:value-type="string" calcext:value-type="string">
            <text:p>Total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Partido Popula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office:value-type="float" office:value="33190065.69" calcext:value-type="float">
            <text:p>33190065,69</text:p>
          </table:table-cell>
          <table:table-cell office:value-type="float" office:value="1825893.98" calcext:value-type="float">
            <text:p>1825893,98</text:p>
          </table:table-cell>
          <table:table-cell office:value-type="float" office:value="7709805.17" calcext:value-type="float">
            <text:p>7709805,17</text:p>
          </table:table-cell>
          <table:table-cell office:value-type="float" office:value="22754635.18" calcext:value-type="float">
            <text:p>22754635,18</text:p>
          </table:table-cell>
          <table:table-cell office:value-type="float" office:value="17967298.53" calcext:value-type="float">
            <text:p>17967298,53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2:.AK2])" office:value-type="currency" office:currency="EUR" office:value="83447698.55" calcext:value-type="currency">
            <text:p>83.447.698,55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Partido Socialista Obrero Español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office:value-type="float" office:value="18422695.51" calcext:value-type="float">
            <text:p>18422695,51</text:p>
          </table:table-cell>
          <table:table-cell office:value-type="float" office:value="2279522.5" calcext:value-type="float">
            <text:p>2279522,5</text:p>
          </table:table-cell>
          <table:table-cell office:value-type="float" office:value="4151412.16" calcext:value-type="float">
            <text:p>4151412,16</text:p>
          </table:table-cell>
          <table:table-cell office:value-type="float" office:value="16676854.93" calcext:value-type="float">
            <text:p>16676854,93</text:p>
          </table:table-cell>
          <table:table-cell office:value-type="float" office:value="13027063.89" calcext:value-type="float">
            <text:p>13027063,89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3:.AK3])" office:value-type="currency" office:currency="EUR" office:value="54557548.99" calcext:value-type="currency">
            <text:p>54.557.548,9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Izquierda Unid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office:value-type="float" office:value="3107791.43" calcext:value-type="float">
            <text:p>3107791,43</text:p>
          </table:table-cell>
          <table:table-cell office:value-type="float" office:value="106379.15" calcext:value-type="float">
            <text:p>106379,15</text:p>
          </table:table-cell>
          <table:table-cell/>
          <table:table-cell office:value-type="float" office:value="3870277.42" calcext:value-type="float">
            <text:p>3870277,42</text:p>
          </table:table-cell>
          <table:table-cell office:value-type="float" office:value="2786276.36" calcext:value-type="float">
            <text:p>2786276,36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4:.AK4])" office:value-type="currency" office:currency="EUR" office:value="9870724.36" calcext:value-type="currency">
            <text:p>9.870.724,36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Convergencia i Unió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office:value-type="float" office:value="150134.13" calcext:value-type="float">
            <text:p>150134,13</text:p>
          </table:table-cell>
          <table:table-cell/>
          <table:table-cell office:value-type="float" office:value="1113746.92" calcext:value-type="float">
            <text:p>1113746,92</text:p>
          </table:table-cell>
          <table:table-cell office:value-type="float" office:value="5264942.6" calcext:value-type="float">
            <text:p>5264942,6</text:p>
          </table:table-cell>
          <table:table-cell office:value-type="float" office:value="2476594.48" calcext:value-type="float">
            <text:p>2476594,48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5:.AK5])" office:value-type="currency" office:currency="EUR" office:value="9005418.13" calcext:value-type="currency">
            <text:p>9.005.418,1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Partit dels Socialistes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office:value-type="float" office:value="2757699.23" calcext:value-type="float">
            <text:p>2757699,23</text:p>
          </table:table-cell>
          <table:table-cell table:number-columns-repeated="2"/>
          <table:table-cell office:value-type="float" office:value="2572846.02" calcext:value-type="float">
            <text:p>2572846,02</text:p>
          </table:table-cell>
          <table:table-cell office:value-type="float" office:value="3095054.23" calcext:value-type="float">
            <text:p>3095054,23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6:.AK6])" office:value-type="currency" office:currency="EUR" office:value="8425599.48" calcext:value-type="currency">
            <text:p>8.425.599,48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Partido Nacionalista Vasc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office:value-type="float" office:value="974625.62" calcext:value-type="float">
            <text:p>974625,62</text:p>
          </table:table-cell>
          <table:table-cell office:value-type="float" office:value="2250184.28" calcext:value-type="float">
            <text:p>2250184,28</text:p>
          </table:table-cell>
          <table:table-cell office:value-type="float" office:value="734031.33" calcext:value-type="float">
            <text:p>734031,33</text:p>
          </table:table-cell>
          <table:table-cell office:value-type="float" office:value="1126733.92" calcext:value-type="float">
            <text:p>1126733,92</text:p>
          </table:table-cell>
          <table:table-cell office:value-type="float" office:value="2557572.88" calcext:value-type="float">
            <text:p>2557572,88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7:.AK7])" office:value-type="currency" office:currency="EUR" office:value="7643148.03" calcext:value-type="currency">
            <text:p>7.643.148,0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Otras formacione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number-columns-repeated="4"/>
          <table:table-cell office:value-type="float" office:value="6176513.15" calcext:value-type="float">
            <text:p>6176513,15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8:.AK8])" office:value-type="currency" office:currency="EUR" office:value="6176513.15" calcext:value-type="currency">
            <text:p>6.176.513,15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Unión Progreso y Democrac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office:value-type="float" office:value="2602741.15" calcext:value-type="float">
            <text:p>2602741,15</text:p>
          </table:table-cell>
          <table:table-cell office:value-type="float" office:value="47589.56" calcext:value-type="float">
            <text:p>47589,56</text:p>
          </table:table-cell>
          <table:table-cell office:value-type="float" office:value="442058.91" calcext:value-type="float">
            <text:p>442058,91</text:p>
          </table:table-cell>
          <table:table-cell office:value-type="float" office:value="828703.46" calcext:value-type="float">
            <text:p>828703,46</text:p>
          </table:table-cell>
          <table:table-cell office:value-type="float" office:value="341592.75" calcext:value-type="float">
            <text:p>341592,75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9:.AK9])" office:value-type="currency" office:currency="EUR" office:value="4262685.83" calcext:value-type="currency">
            <text:p>4.262.685,8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Otras formaciones con representación parlamentar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number-columns-repeated="3"/>
          <table:table-cell office:value-type="float" office:value="3669516.89" calcext:value-type="float">
            <text:p>3669516,89</text:p>
          </table:table-cell>
          <table:table-cell/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10:.AK10])" office:value-type="currency" office:currency="EUR" office:value="3669516.89" calcext:value-type="currency">
            <text:p>3.669.516,8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Iniciativa per Catalunya-Verd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office:value-type="float" office:value="754885.45" calcext:value-type="float">
            <text:p>754885,45</text:p>
          </table:table-cell>
          <table:table-cell table:number-columns-repeated="2"/>
          <table:table-cell office:value-type="float" office:value="1175625.97" calcext:value-type="float">
            <text:p>1175625,97</text:p>
          </table:table-cell>
          <table:table-cell office:value-type="float" office:value="1323460.89" calcext:value-type="float">
            <text:p>1323460,89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11:.AK11])" office:value-type="currency" office:currency="EUR" office:value="3253972.31" calcext:value-type="currency">
            <text:p>3.253.972,31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Esquerra Republican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office:value-type="float" office:value="708825.87" calcext:value-type="float">
            <text:p>708825,87</text:p>
          </table:table-cell>
          <table:table-cell table:number-columns-repeated="2"/>
          <table:table-cell office:value-type="float" office:value="1206593.71" calcext:value-type="float">
            <text:p>1206593,71</text:p>
          </table:table-cell>
          <table:table-cell office:value-type="float" office:value="783698.13" calcext:value-type="float">
            <text:p>783698,13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12:.AK12])" office:value-type="currency" office:currency="EUR" office:value="2699117.71" calcext:value-type="currency">
            <text:p>2.699.117,71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Convergencia Democrátic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office:value-type="float" office:value="2193512.32" calcext:value-type="float">
            <text:p>2193512,32</text:p>
          </table:table-cell>
          <table:table-cell table:number-columns-repeated="3"/>
          <table:table-cell office:value-type="float" office:value="178315.82" calcext:value-type="float">
            <text:p>178315,82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13:.AK13])" office:value-type="currency" office:currency="EUR" office:value="2371828.14" calcext:value-type="currency">
            <text:p>2.371.828,14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Coalición Canar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office:value-type="float" office:value="262933.75" calcext:value-type="float">
            <text:p>262933,75</text:p>
          </table:table-cell>
          <table:table-cell table:number-columns-repeated="2"/>
          <table:table-cell office:value-type="float" office:value="714600" calcext:value-type="float">
            <text:p>714600</text:p>
          </table:table-cell>
          <table:table-cell office:value-type="float" office:value="882149.23" calcext:value-type="float">
            <text:p>882149,23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14:.AK14])" office:value-type="currency" office:currency="EUR" office:value="1859682.98" calcext:value-type="currency">
            <text:p>1.859.682,98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Bloque Nacionalista Galeg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office:value-type="float" office:value="497827.3" calcext:value-type="float">
            <text:p>497827,3</text:p>
          </table:table-cell>
          <table:table-cell table:number-columns-repeated="2"/>
          <table:table-cell office:value-type="float" office:value="504677.51" calcext:value-type="float">
            <text:p>504677,51</text:p>
          </table:table-cell>
          <table:table-cell office:value-type="float" office:value="434657.48" calcext:value-type="float">
            <text:p>434657,48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15:.AK15])" office:value-type="currency" office:currency="EUR" office:value="1437162.29" calcext:value-type="currency">
            <text:p>1.437.162,2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Unión del Pueblo Navarr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office:value-type="float" office:value="383466.67" calcext:value-type="float">
            <text:p>383466,67</text:p>
          </table:table-cell>
          <table:table-cell table:number-columns-repeated="2"/>
          <table:table-cell office:value-type="float" office:value="910904.96" calcext:value-type="float">
            <text:p>910904,96</text:p>
          </table:table-cell>
          <table:table-cell office:value-type="float" office:value="55923" calcext:value-type="float">
            <text:p>55923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16:.AK16])" office:value-type="currency" office:currency="EUR" office:value="1350294.63" calcext:value-type="currency">
            <text:p>1.350.294,6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Foro de Ciudadano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office:value-type="float" office:value="263734.36" calcext:value-type="float">
            <text:p>263734,36</text:p>
          </table:table-cell>
          <table:table-cell table:number-columns-repeated="2"/>
          <table:table-cell office:value-type="float" office:value="747188.76" calcext:value-type="float">
            <text:p>747188,76</text:p>
          </table:table-cell>
          <table:table-cell office:value-type="float" office:value="323867.56" calcext:value-type="float">
            <text:p>323867,56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17:.AK17])" office:value-type="currency" office:currency="EUR" office:value="1334790.68" calcext:value-type="currency">
            <text:p>1.334.790,68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Amaiu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office:value-type="float" office:value="1126800.35" calcext:value-type="float">
            <text:p>1126800,35</text:p>
          </table:table-cell>
          <table:table-cell table:number-columns-repeated="4"/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18:.AK18])" office:value-type="currency" office:currency="EUR" office:value="1126800.35" calcext:value-type="currency">
            <text:p>1.126.800,35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Grupo Mixt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number-columns-repeated="2"/>
          <table:table-cell office:value-type="float" office:value="1061133.11" calcext:value-type="float">
            <text:p>1061133,11</text:p>
          </table:table-cell>
          <table:table-cell table:number-columns-repeated="2"/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19:.AK19])" office:value-type="currency" office:currency="EUR" office:value="1061133.11" calcext:value-type="currency">
            <text:p>1.061.133,11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Partido Aragoné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office:value-type="float" office:value="300678.95" calcext:value-type="float">
            <text:p>300678,95</text:p>
          </table:table-cell>
          <table:table-cell table:number-columns-repeated="2"/>
          <table:table-cell office:value-type="float" office:value="415126.32" calcext:value-type="float">
            <text:p>415126,32</text:p>
          </table:table-cell>
          <table:table-cell office:value-type="float" office:value="143266.11" calcext:value-type="float">
            <text:p>143266,11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20:.AK20])" office:value-type="currency" office:currency="EUR" office:value="859071.38" calcext:value-type="currency">
            <text:p>859.071,38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Unió Democrátic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office:value-type="float" office:value="731170.77" calcext:value-type="float">
            <text:p>731170,77</text:p>
          </table:table-cell>
          <table:table-cell table:number-columns-repeated="3"/>
          <table:table-cell office:value-type="float" office:value="42170.62" calcext:value-type="float">
            <text:p>42170,62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21:.AK21])" office:value-type="currency" office:currency="EUR" office:value="773341.39" calcext:value-type="currency">
            <text:p>773.341,3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Arala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/>
          <table:table-cell office:value-type="float" office:value="273657.38" calcext:value-type="float">
            <text:p>273657,38</text:p>
          </table:table-cell>
          <table:table-cell/>
          <table:table-cell office:value-type="float" office:value="290732.46" calcext:value-type="float">
            <text:p>290732,46</text:p>
          </table:table-cell>
          <table:table-cell office:value-type="float" office:value="120968.74" calcext:value-type="float">
            <text:p>120968,74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22:.AK22])" office:value-type="currency" office:currency="EUR" office:value="685358.58" calcext:value-type="currency">
            <text:p>685.358,58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La Izquierda Plural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office:value-type="float" office:value="64490.08" calcext:value-type="float">
            <text:p>64490,08</text:p>
          </table:table-cell>
          <table:table-cell/>
          <table:table-cell office:value-type="float" office:value="560369.64" calcext:value-type="float">
            <text:p>560369,64</text:p>
          </table:table-cell>
          <table:table-cell table:number-columns-repeated="2"/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23:.AK23])" office:value-type="currency" office:currency="EUR" office:value="624859.72" calcext:value-type="currency">
            <text:p>624.859,72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Chunta Aragonesist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office:value-type="float" office:value="150476.85" calcext:value-type="float">
            <text:p>150476,85</text:p>
          </table:table-cell>
          <table:table-cell table:number-columns-repeated="2"/>
          <table:table-cell office:value-type="float" office:value="312072.24" calcext:value-type="float">
            <text:p>312072,24</text:p>
          </table:table-cell>
          <table:table-cell office:value-type="float" office:value="105967.79" calcext:value-type="float">
            <text:p>105967,79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24:.AK24])" office:value-type="currency" office:currency="EUR" office:value="568516.88" calcext:value-type="currency">
            <text:p>568.516,88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Bloc-Iniciativa-Verds: Coalició Compromí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/>
          <table:table-cell office:value-type="float" office:value="31040.28" calcext:value-type="float">
            <text:p>31040,28</text:p>
          </table:table-cell>
          <table:table-cell/>
          <table:table-cell office:value-type="float" office:value="420165.54" calcext:value-type="float">
            <text:p>420165,54</text:p>
          </table:table-cell>
          <table:table-cell office:value-type="float" office:value="47212.68" calcext:value-type="float">
            <text:p>47212,68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25:.AK25])" office:value-type="currency" office:currency="EUR" office:value="498418.5" calcext:value-type="currency">
            <text:p>498.418,5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Ezker Bauta Berdeak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/>
          <table:table-cell office:value-type="float" office:value="132263.73" calcext:value-type="float">
            <text:p>132263,73</text:p>
          </table:table-cell>
          <table:table-cell/>
          <table:table-cell office:value-type="float" office:value="88767.38" calcext:value-type="float">
            <text:p>88767,38</text:p>
          </table:table-cell>
          <table:table-cell office:value-type="float" office:value="218461.18" calcext:value-type="float">
            <text:p>218461,18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26:.AK26])" office:value-type="currency" office:currency="EUR" office:value="439492.29" calcext:value-type="currency">
            <text:p>439.492,2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Euskal Herria Bildu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/>
          <table:table-cell office:value-type="float" office:value="304130.07" calcext:value-type="float">
            <text:p>304130,07</text:p>
          </table:table-cell>
          <table:table-cell/>
          <table:table-cell office:value-type="float" office:value="112402.87" calcext:value-type="float">
            <text:p>112402,87</text:p>
          </table:table-cell>
          <table:table-cell/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27:.AK27])" office:value-type="currency" office:currency="EUR" office:value="416532.94" calcext:value-type="currency">
            <text:p>416.532,94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Entesa Pel Progress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number-columns-repeated="2"/>
          <table:table-cell office:value-type="float" office:value="393791.52" calcext:value-type="float">
            <text:p>393791,52</text:p>
          </table:table-cell>
          <table:table-cell table:number-columns-repeated="2"/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28:.AK28])" office:value-type="currency" office:currency="EUR" office:value="393791.52" calcext:value-type="currency">
            <text:p>393.791,52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Bloc-Iniciativa-Verds-Equo-Coalició Comprom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office:value-type="float" office:value="315094.36" calcext:value-type="float">
            <text:p>315094,36</text:p>
          </table:table-cell>
          <table:table-cell table:number-columns-repeated="4"/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29:.AK29])" office:value-type="currency" office:currency="EUR" office:value="315094.36" calcext:value-type="currency">
            <text:p>315.094,36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Nueva Canaria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office:value-type="float" office:value="155057.23" calcext:value-type="float">
            <text:p>155057,23</text:p>
          </table:table-cell>
          <table:table-cell table:number-columns-repeated="3"/>
          <table:table-cell office:value-type="float" office:value="104251" calcext:value-type="float">
            <text:p>104251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30:.AK30])" office:value-type="currency" office:currency="EUR" office:value="259308.23" calcext:value-type="currency">
            <text:p>259.308,2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Eusko Alkartasun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/>
          <table:table-cell office:value-type="float" office:value="85362.77" calcext:value-type="float">
            <text:p>85362,77</text:p>
          </table:table-cell>
          <table:table-cell/>
          <table:table-cell office:value-type="float" office:value="97181.54" calcext:value-type="float">
            <text:p>97181,54</text:p>
          </table:table-cell>
          <table:table-cell/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31:.AK31])" office:value-type="currency" office:currency="EUR" office:value="182544.31" calcext:value-type="currency">
            <text:p>182.544,31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Geroa Bai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office:value-type="float" office:value="150294.26" calcext:value-type="float">
            <text:p>150294,26</text:p>
          </table:table-cell>
          <table:table-cell table:number-columns-repeated="3"/>
          <table:table-cell office:value-type="float" office:value="6020.95" calcext:value-type="float">
            <text:p>6020,95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32:.AK32])" office:value-type="currency" office:currency="EUR" office:value="156315.21" calcext:value-type="currency">
            <text:p>156.315,21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Bloc Nacionalista Valenciá 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number-columns-repeated="4"/>
          <table:table-cell office:value-type="float" office:value="129884.98" calcext:value-type="float">
            <text:p>129884,98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33:.AK33])" office:value-type="currency" office:currency="EUR" office:value="129884.98" calcext:value-type="currency">
            <text:p>129.884,98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Esquerra Unida i Alternativ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number-columns-repeated="4"/>
          <table:table-cell office:value-type="float" office:value="48178.88" calcext:value-type="float">
            <text:p>48178,88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34:.AK34])" office:value-type="currency" office:currency="EUR" office:value="48178.88" calcext:value-type="currency">
            <text:p>48.178,88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Partido Popula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36823386.29" calcext:value-type="float">
            <text:p>36823386,29</text:p>
          </table:table-cell>
          <table:table-cell office:value-type="float" office:value="2195748.59" calcext:value-type="float">
            <text:p>2195748,59</text:p>
          </table:table-cell>
          <table:table-cell office:value-type="float" office:value="6317143.18" calcext:value-type="float">
            <text:p>6317143,18</text:p>
          </table:table-cell>
          <table:table-cell office:value-type="float" office:value="23367279.64" calcext:value-type="float">
            <text:p>23367279,64</text:p>
          </table:table-cell>
          <table:table-cell table:style-name="ce18" office:value-type="float" office:value="17822757.05" calcext:value-type="float">
            <text:p>17822757,05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35:.AK35])" office:value-type="currency" office:currency="EUR" office:value="86526314.75" calcext:value-type="currency">
            <text:p>86.526.314,75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Partido Socialista Obrero Español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33051886.63" calcext:value-type="float">
            <text:p>33051886,63</text:p>
          </table:table-cell>
          <table:table-cell office:value-type="float" office:value="2795237.36" calcext:value-type="float">
            <text:p>2795237,36</text:p>
          </table:table-cell>
          <table:table-cell office:value-type="float" office:value="6058131.22" calcext:value-type="float">
            <text:p>6058131,22</text:p>
          </table:table-cell>
          <table:table-cell office:value-type="float" office:value="18702616.18" calcext:value-type="float">
            <text:p>18702616,18</text:p>
          </table:table-cell>
          <table:table-cell table:style-name="ce18" office:value-type="float" office:value="15153967.09" calcext:value-type="float">
            <text:p>15153967,09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36:.AK36])" office:value-type="currency" office:currency="EUR" office:value="75761838.48" calcext:value-type="currency">
            <text:p>75.761.838,48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Partit dels Socialistes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5725686.96" calcext:value-type="float">
            <text:p>5725686,96</text:p>
          </table:table-cell>
          <table:table-cell table:number-columns-repeated="2"/>
          <table:table-cell office:value-type="float" office:value="4030287.19" calcext:value-type="float">
            <text:p>4030287,19</text:p>
          </table:table-cell>
          <table:table-cell table:style-name="ce18" office:value-type="float" office:value="3707929.56" calcext:value-type="float">
            <text:p>3707929,56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37:.AK37])" office:value-type="currency" office:currency="EUR" office:value="13463903.71" calcext:value-type="currency">
            <text:p>13.463.903,71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Convergencia i Unió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135719.5" calcext:value-type="float">
            <text:p>135719,5</text:p>
          </table:table-cell>
          <table:table-cell/>
          <table:table-cell office:value-type="float" office:value="902665.99" calcext:value-type="float">
            <text:p>902665,99</text:p>
          </table:table-cell>
          <table:table-cell office:value-type="float" office:value="7924504.52" calcext:value-type="float">
            <text:p>7924504,52</text:p>
          </table:table-cell>
          <table:table-cell table:style-name="ce18" office:value-type="float" office:value="2559172.68" calcext:value-type="float">
            <text:p>2559172,68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38:.AK38])" office:value-type="currency" office:currency="EUR" office:value="11522062.69" calcext:value-type="currency">
            <text:p>11.522.062,69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Izquierda Unid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2147659.34" calcext:value-type="float">
            <text:p>2147659,34</text:p>
          </table:table-cell>
          <table:table-cell office:value-type="float" office:value="263114.89" calcext:value-type="float">
            <text:p>263114,89</text:p>
          </table:table-cell>
          <table:table-cell office:value-type="float" office:value="29663.94" calcext:value-type="float">
            <text:p>29663,94</text:p>
          </table:table-cell>
          <table:table-cell office:value-type="float" office:value="3271795.33" calcext:value-type="float">
            <text:p>3271795,33</text:p>
          </table:table-cell>
          <table:table-cell table:style-name="ce18" office:value-type="float" office:value="3288117.19" calcext:value-type="float">
            <text:p>3288117,19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39:.AK39])" office:value-type="currency" office:currency="EUR" office:value="9000350.69" calcext:value-type="currency">
            <text:p>9.000.350,69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Partido Nacionalista Vasc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1211031.7" calcext:value-type="float">
            <text:p>1211031,7</text:p>
          </table:table-cell>
          <table:table-cell office:value-type="float" office:value="2535491.94" calcext:value-type="float">
            <text:p>2535491,94</text:p>
          </table:table-cell>
          <table:table-cell office:value-type="float" office:value="470691.49" calcext:value-type="float">
            <text:p>470691,49</text:p>
          </table:table-cell>
          <table:table-cell office:value-type="float" office:value="1332720" calcext:value-type="float">
            <text:p>1332720</text:p>
          </table:table-cell>
          <table:table-cell table:style-name="ce18" office:value-type="float" office:value="2446660.38" calcext:value-type="float">
            <text:p>2446660,38</text:p>
          </table:table-cell>
          <table:table-cell table:style-name="ce20" table:number-columns-repeated="17"/>
          <table:table-cell table:style-name="ce19"/>
          <table:table-cell table:style-name="ce20" table:number-columns-repeated="9"/>
          <table:table-cell table:style-name="ce10" table:formula="of:=SUM([.F40:.AK40])" office:value-type="currency" office:currency="EUR" office:value="7996595.51" calcext:value-type="currency">
            <text:p>7.996.595,51 €</text:p>
          </table:table-cell>
          <table:table-cell table:style-name="ce4"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Otras formaciones</text:p>
          </table:table-cell>
          <table:table-cell table:style-name="ce7" office:value-type="string" calcext:value-type="string">
            <text:p>Pública</text:p>
          </table:table-cell>
          <table:table-cell table:style-name="ce7" office:value-type="string" calcext:value-type="string">
            <text:p>Subvención</text:p>
          </table:table-cell>
          <table:table-cell table:style-name="ce7" office:value-type="string" calcext:value-type="string">
            <text:p>Funcionamiento Ordinario</text:p>
          </table:table-cell>
          <table:table-cell table:number-columns-repeated="4"/>
          <table:table-cell office:value-type="float" office:value="6283637.14" calcext:value-type="float">
            <text:p>6283637,14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41:.AK41])" office:value-type="currency" office:currency="EUR" office:value="6283637.14" calcext:value-type="currency">
            <text:p>6.283.637,14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Otras formaciones con representación parlamentar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/>
          <table:table-cell/>
          <table:table-cell office:value-type="float" office:value="419799.63" calcext:value-type="float">
            <text:p>419799,63</text:p>
          </table:table-cell>
          <table:table-cell office:value-type="float" office:value="3827528.74" calcext:value-type="float">
            <text:p>3827528,74</text:p>
          </table:table-cell>
          <table:table-cell table:style-name="ce18"/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42:.AK42])" office:value-type="currency" office:currency="EUR" office:value="4247328.37" calcext:value-type="currency">
            <text:p>4.247.328,37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Esquerra Republican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990499" calcext:value-type="float">
            <text:p>990499</text:p>
          </table:table-cell>
          <table:table-cell/>
          <table:table-cell office:value-type="float" office:value="4344.32" calcext:value-type="float">
            <text:p>4344,32</text:p>
          </table:table-cell>
          <table:table-cell office:value-type="float" office:value="1900039.63" calcext:value-type="float">
            <text:p>1900039,63</text:p>
          </table:table-cell>
          <table:table-cell table:style-name="ce18" office:value-type="float" office:value="1085760.16" calcext:value-type="float">
            <text:p>1085760,16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43:.AK43])" office:value-type="currency" office:currency="EUR" office:value="3980643.11" calcext:value-type="currency">
            <text:p>3.980.643,11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Iniciativa per Catalunya-Verd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558968.07" calcext:value-type="float">
            <text:p>558968,07</text:p>
          </table:table-cell>
          <table:table-cell table:number-columns-repeated="2"/>
          <table:table-cell office:value-type="float" office:value="1792325.63" calcext:value-type="float">
            <text:p>1792325,63</text:p>
          </table:table-cell>
          <table:table-cell table:style-name="ce18" office:value-type="float" office:value="1017465.19" calcext:value-type="float">
            <text:p>1017465,19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44:.AK44])" office:value-type="currency" office:currency="EUR" office:value="3368758.89" calcext:value-type="currency">
            <text:p>3.368.758,89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Coalición Canar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567384.06" calcext:value-type="float">
            <text:p>567384,06</text:p>
          </table:table-cell>
          <table:table-cell/>
          <table:table-cell office:value-type="float" office:value="129139.99" calcext:value-type="float">
            <text:p>129139,99</text:p>
          </table:table-cell>
          <table:table-cell office:value-type="float" office:value="649605" calcext:value-type="float">
            <text:p>649605</text:p>
          </table:table-cell>
          <table:table-cell table:style-name="ce18" office:value-type="float" office:value="942049.49" calcext:value-type="float">
            <text:p>942049,49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45:.AK45])" office:value-type="currency" office:currency="EUR" office:value="2288178.54" calcext:value-type="currency">
            <text:p>2.288.178,54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Convergencia Democrátic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1982488.22" calcext:value-type="float">
            <text:p>1982488,22</text:p>
          </table:table-cell>
          <table:table-cell table:number-columns-repeated="3"/>
          <table:table-cell table:style-name="ce18" office:value-type="float" office:value="203866.3" calcext:value-type="float">
            <text:p>203866,3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46:.AK46])" office:value-type="currency" office:currency="EUR" office:value="2186354.52" calcext:value-type="currency">
            <text:p>2.186.354,52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Unión Progreso y Democrac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1070570.89" calcext:value-type="float">
            <text:p>1070570,89</text:p>
          </table:table-cell>
          <table:table-cell office:value-type="float" office:value="53415.41" calcext:value-type="float">
            <text:p>53415,41</text:p>
          </table:table-cell>
          <table:table-cell office:value-type="float" office:value="85655.39" calcext:value-type="float">
            <text:p>85655,39</text:p>
          </table:table-cell>
          <table:table-cell office:value-type="float" office:value="476114.45" calcext:value-type="float">
            <text:p>476114,45</text:p>
          </table:table-cell>
          <table:table-cell table:style-name="ce18" office:value-type="float" office:value="192107.68" calcext:value-type="float">
            <text:p>192107,68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47:.AK47])" office:value-type="currency" office:currency="EUR" office:value="1877863.82" calcext:value-type="currency">
            <text:p>1.877.863,82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Bloque Nacionalista Galeg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657226.52" calcext:value-type="float">
            <text:p>657226,52</text:p>
          </table:table-cell>
          <table:table-cell/>
          <table:table-cell office:value-type="float" office:value="129139.99" calcext:value-type="float">
            <text:p>129139,99</text:p>
          </table:table-cell>
          <table:table-cell office:value-type="float" office:value="518455.08" calcext:value-type="float">
            <text:p>518455,08</text:p>
          </table:table-cell>
          <table:table-cell table:style-name="ce18" office:value-type="float" office:value="557019.2" calcext:value-type="float">
            <text:p>557019,2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48:.AK48])" office:value-type="currency" office:currency="EUR" office:value="1861840.79" calcext:value-type="currency">
            <text:p>1.861.840,79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Unión del Pueblo Navarr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476241.2" calcext:value-type="float">
            <text:p>476241,2</text:p>
          </table:table-cell>
          <table:table-cell/>
          <table:table-cell office:value-type="float" office:value="94459.01" calcext:value-type="float">
            <text:p>94459,01</text:p>
          </table:table-cell>
          <table:table-cell office:value-type="float" office:value="976701.05" calcext:value-type="float">
            <text:p>976701,05</text:p>
          </table:table-cell>
          <table:table-cell table:style-name="ce18" office:value-type="float" office:value="67108.48" calcext:value-type="float">
            <text:p>67108,48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49:.AK49])" office:value-type="currency" office:currency="EUR" office:value="1614509.74" calcext:value-type="currency">
            <text:p>1.614.509,74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Arala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/>
          <table:table-cell office:value-type="float" office:value="377245.21" calcext:value-type="float">
            <text:p>377245,21</text:p>
          </table:table-cell>
          <table:table-cell/>
          <table:table-cell office:value-type="float" office:value="367808" calcext:value-type="float">
            <text:p>367808</text:p>
          </table:table-cell>
          <table:table-cell table:style-name="ce18" office:value-type="float" office:value="140449.68" calcext:value-type="float">
            <text:p>140449,68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50:.AK50])" office:value-type="currency" office:currency="EUR" office:value="885502.89" calcext:value-type="currency">
            <text:p>885.502,89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Unió Democrátic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660829.41" calcext:value-type="float">
            <text:p>660829,41</text:p>
          </table:table-cell>
          <table:table-cell table:number-columns-repeated="3"/>
          <table:table-cell table:style-name="ce18" office:value-type="float" office:value="78364.32" calcext:value-type="float">
            <text:p>78364,32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51:.AK51])" office:value-type="currency" office:currency="EUR" office:value="739193.73" calcext:value-type="currency">
            <text:p>739.193,73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Foro de Ciudadano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36630.47" calcext:value-type="float">
            <text:p>36630,47</text:p>
          </table:table-cell>
          <table:table-cell table:number-columns-repeated="2"/>
          <table:table-cell office:value-type="float" office:value="468278.43" calcext:value-type="float">
            <text:p>468278,43</text:p>
          </table:table-cell>
          <table:table-cell table:style-name="ce18" office:value-type="float" office:value="158159.28" calcext:value-type="float">
            <text:p>158159,28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52:.AK52])" office:value-type="currency" office:currency="EUR" office:value="663068.18" calcext:value-type="currency">
            <text:p>663.068,18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Partido Aragoné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41761.77" calcext:value-type="float">
            <text:p>41761,77</text:p>
          </table:table-cell>
          <table:table-cell table:number-columns-repeated="2"/>
          <table:table-cell office:value-type="float" office:value="448773.51" calcext:value-type="float">
            <text:p>448773,51</text:p>
          </table:table-cell>
          <table:table-cell table:style-name="ce18" office:value-type="float" office:value="167625.82" calcext:value-type="float">
            <text:p>167625,82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53:.AK53])" office:value-type="currency" office:currency="EUR" office:value="658161.1" calcext:value-type="currency">
            <text:p>658.161,10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Nafarroa Bai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202908.69" calcext:value-type="float">
            <text:p>202908,69</text:p>
          </table:table-cell>
          <table:table-cell/>
          <table:table-cell office:value-type="float" office:value="62573.4" calcext:value-type="float">
            <text:p>62573,4</text:p>
          </table:table-cell>
          <table:table-cell office:value-type="float" office:value="290564.27" calcext:value-type="float">
            <text:p>290564,27</text:p>
          </table:table-cell>
          <table:table-cell table:style-name="ce18" office:value-type="float" office:value="40941.68" calcext:value-type="float">
            <text:p>40941,68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54:.AK54])" office:value-type="currency" office:currency="EUR" office:value="596988.04" calcext:value-type="currency">
            <text:p>596.988,04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Chunta Aragonesist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20899.95" calcext:value-type="float">
            <text:p>20899,95</text:p>
          </table:table-cell>
          <table:table-cell table:number-columns-repeated="2"/>
          <table:table-cell office:value-type="float" office:value="328388.07" calcext:value-type="float">
            <text:p>328388,07</text:p>
          </table:table-cell>
          <table:table-cell table:style-name="ce18" office:value-type="float" office:value="125524.22" calcext:value-type="float">
            <text:p>125524,22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55:.AK55])" office:value-type="currency" office:currency="EUR" office:value="474812.24" calcext:value-type="currency">
            <text:p>474.812,24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Entesa Catalana de Progrè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/>
          <table:table-cell/>
          <table:table-cell office:value-type="float" office:value="472768.7" calcext:value-type="float">
            <text:p>472768,7</text:p>
          </table:table-cell>
          <table:table-cell/>
          <table:table-cell table:style-name="ce18"/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56:.AK56])" office:value-type="currency" office:currency="EUR" office:value="472768.7" calcext:value-type="currency">
            <text:p>472.768,70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Grupo Mixt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/>
          <table:table-cell/>
          <table:table-cell office:value-type="float" office:value="440910.54" calcext:value-type="float">
            <text:p>440910,54</text:p>
          </table:table-cell>
          <table:table-cell/>
          <table:table-cell table:style-name="ce18"/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57:.AK57])" office:value-type="currency" office:currency="EUR" office:value="440910.54" calcext:value-type="currency">
            <text:p>440.910,54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Eusko Alkartasun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/>
          <table:table-cell office:value-type="float" office:value="117675.23" calcext:value-type="float">
            <text:p>117675,23</text:p>
          </table:table-cell>
          <table:table-cell/>
          <table:table-cell office:value-type="float" office:value="110231.96" calcext:value-type="float">
            <text:p>110231,96</text:p>
          </table:table-cell>
          <table:table-cell table:style-name="ce18" office:value-type="float" office:value="140945.69" calcext:value-type="float">
            <text:p>140945,69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58:.AK58])" office:value-type="currency" office:currency="EUR" office:value="368852.88" calcext:value-type="currency">
            <text:p>368.852,88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Bloc-Iniciativa-Verds: Coalició Compromí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/>
          <table:table-cell office:value-type="float" office:value="97976.3" calcext:value-type="float">
            <text:p>97976,3</text:p>
          </table:table-cell>
          <table:table-cell/>
          <table:table-cell office:value-type="float" office:value="220983.79" calcext:value-type="float">
            <text:p>220983,79</text:p>
          </table:table-cell>
          <table:table-cell table:style-name="ce18" office:value-type="float" office:value="29513.43" calcext:value-type="float">
            <text:p>29513,43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59:.AK59])" office:value-type="currency" office:currency="EUR" office:value="348473.52" calcext:value-type="currency">
            <text:p>348.473,52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Grupo Senadores Nacionalista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/>
          <table:table-cell/>
          <table:table-cell office:value-type="float" office:value="266151.43" calcext:value-type="float">
            <text:p>266151,43</text:p>
          </table:table-cell>
          <table:table-cell/>
          <table:table-cell table:style-name="ce18"/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60:.AK60])" office:value-type="currency" office:currency="EUR" office:value="266151.43" calcext:value-type="currency">
            <text:p>266.151,43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Esquerra Unida- BLOC -VERDS -Izquierda Republicana: COMPROMÍS Pel País Valencià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/>
          <table:table-cell office:value-type="float" office:value="69095.12" calcext:value-type="float">
            <text:p>69095,12</text:p>
          </table:table-cell>
          <table:table-cell/>
          <table:table-cell office:value-type="float" office:value="173799.35" calcext:value-type="float">
            <text:p>173799,35</text:p>
          </table:table-cell>
          <table:table-cell table:style-name="ce18"/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61:.AK61])" office:value-type="currency" office:currency="EUR" office:value="242894.47" calcext:value-type="currency">
            <text:p>242.894,47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Amaiu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156503.06" calcext:value-type="float">
            <text:p>156503,06</text:p>
          </table:table-cell>
          <table:table-cell/>
          <table:table-cell office:value-type="float" office:value="13647.1" calcext:value-type="float">
            <text:p>13647,1</text:p>
          </table:table-cell>
          <table:table-cell/>
          <table:table-cell table:style-name="ce18"/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62:.AK62])" office:value-type="currency" office:currency="EUR" office:value="170150.16" calcext:value-type="currency">
            <text:p>170.150,16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Bloc Nacionalista Valenciá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/>
          <table:table-cell table:number-columns-repeated="3"/>
          <table:table-cell table:style-name="ce18" office:value-type="float" office:value="102386" calcext:value-type="float">
            <text:p>102386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63:.AK63])" office:value-type="currency" office:currency="EUR" office:value="102386" calcext:value-type="currency">
            <text:p>102.386,00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Bloc-Iniciativa-Verds-Equo-Coalició Compromí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43763.94" calcext:value-type="float">
            <text:p>43763,94</text:p>
          </table:table-cell>
          <table:table-cell/>
          <table:table-cell office:value-type="float" office:value="1996.6" calcext:value-type="float">
            <text:p>1996,6</text:p>
          </table:table-cell>
          <table:table-cell/>
          <table:table-cell table:style-name="ce18"/>
          <table:table-cell table:style-name="ce20" table:number-columns-repeated="17"/>
          <table:table-cell table:style-name="ce19"/>
          <table:table-cell table:style-name="ce20" table:number-columns-repeated="9"/>
          <table:table-cell table:style-name="ce10" table:formula="of:=SUM([.F64:.AK64])" office:value-type="currency" office:currency="EUR" office:value="45760.54" calcext:value-type="currency">
            <text:p>45.760,54 €</text:p>
          </table:table-cell>
          <table:table-cell table:style-name="ce4" table:number-columns-repeated="98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Geroa Bai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20874.6" calcext:value-type="float">
            <text:p>20874,6</text:p>
          </table:table-cell>
          <table:table-cell/>
          <table:table-cell office:value-type="float" office:value="1996.6" calcext:value-type="float">
            <text:p>1996,6</text:p>
          </table:table-cell>
          <table:table-cell/>
          <table:table-cell table:style-name="ce18"/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65:.AK65])" office:value-type="currency" office:currency="EUR" office:value="22871.2" calcext:value-type="currency">
            <text:p>22.871,20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Entesa pel Progres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/>
          <table:table-cell/>
          <table:table-cell office:value-type="float" office:value="20461.29" calcext:value-type="float">
            <text:p>20461,29</text:p>
          </table:table-cell>
          <table:table-cell/>
          <table:table-cell table:style-name="ce18"/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66:.AK66])" office:value-type="currency" office:currency="EUR" office:value="20461.29" calcext:value-type="currency">
            <text:p>20.461,29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Partido Popula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35739905.46" calcext:value-type="float">
            <text:p>35739905,46</text:p>
          </table:table-cell>
          <table:table-cell office:value-type="float" office:value="2834525.48" calcext:value-type="float">
            <text:p>2834525,48</text:p>
          </table:table-cell>
          <table:table-cell office:value-type="float" office:value="6564211.88" calcext:value-type="float">
            <text:p>6564211,88</text:p>
          </table:table-cell>
          <table:table-cell office:value-type="float" office:value="21962842.6" calcext:value-type="float">
            <text:p>21962842,6</text:p>
          </table:table-cell>
          <table:table-cell table:style-name="ce18" office:value-type="float" office:value="17518460.14" calcext:value-type="float">
            <text:p>17518460,14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67:.AK67])" office:value-type="currency" office:currency="EUR" office:value="84619945.56" calcext:value-type="currency">
            <text:p>84.619.945,56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Partido Socialista Obrero Español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33831136.9" calcext:value-type="float">
            <text:p>33831136,9</text:p>
          </table:table-cell>
          <table:table-cell office:value-type="float" office:value="3458987.91" calcext:value-type="float">
            <text:p>3458987,91</text:p>
          </table:table-cell>
          <table:table-cell office:value-type="float" office:value="6509214.09" calcext:value-type="float">
            <text:p>6509214,09</text:p>
          </table:table-cell>
          <table:table-cell office:value-type="float" office:value="19908246.46" calcext:value-type="float">
            <text:p>19908246,46</text:p>
          </table:table-cell>
          <table:table-cell table:style-name="ce18" office:value-type="float" office:value="17834171.96" calcext:value-type="float">
            <text:p>17834171,96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68:.AK68])" office:value-type="currency" office:currency="EUR" office:value="81541757.32" calcext:value-type="currency">
            <text:p>81.541.757,32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Partit dels Socialistes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5927514.22" calcext:value-type="float">
            <text:p>5927514,22</text:p>
          </table:table-cell>
          <table:table-cell table:number-columns-repeated="2"/>
          <table:table-cell office:value-type="float" office:value="3673693.76" calcext:value-type="float">
            <text:p>3673693,76</text:p>
          </table:table-cell>
          <table:table-cell table:style-name="ce18" office:value-type="float" office:value="4130226.07" calcext:value-type="float">
            <text:p>4130226,07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69:.AK69])" office:value-type="currency" office:currency="EUR" office:value="13731434.05" calcext:value-type="currency">
            <text:p>13.731.434,05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Izquierda Unid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1893923.32" calcext:value-type="float">
            <text:p>1893923,32</text:p>
          </table:table-cell>
          <table:table-cell office:value-type="float" office:value="211120.29" calcext:value-type="float">
            <text:p>211120,29</text:p>
          </table:table-cell>
          <table:table-cell/>
          <table:table-cell office:value-type="float" office:value="3201915.36" calcext:value-type="float">
            <text:p>3201915,36</text:p>
          </table:table-cell>
          <table:table-cell table:style-name="ce18" office:value-type="float" office:value="3997806.87" calcext:value-type="float">
            <text:p>3997806,87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70:.AK70])" office:value-type="currency" office:currency="EUR" office:value="9304765.84" calcext:value-type="currency">
            <text:p>9.304.765,84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Partido Nacionalista Vasc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1193414.78" calcext:value-type="float">
            <text:p>1193414,78</text:p>
          </table:table-cell>
          <table:table-cell office:value-type="float" office:value="2837336.22" calcext:value-type="float">
            <text:p>2837336,22</text:p>
          </table:table-cell>
          <table:table-cell office:value-type="float" office:value="485937.48" calcext:value-type="float">
            <text:p>485937,48</text:p>
          </table:table-cell>
          <table:table-cell office:value-type="float" office:value="1344417.49" calcext:value-type="float">
            <text:p>1344417,49</text:p>
          </table:table-cell>
          <table:table-cell table:style-name="ce18" office:value-type="float" office:value="2671982.66" calcext:value-type="float">
            <text:p>2671982,66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71:.AK71])" office:value-type="currency" office:currency="EUR" office:value="8533088.63" calcext:value-type="currency">
            <text:p>8.533.088,63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Convergencia i Unió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127436.72" calcext:value-type="float">
            <text:p>127436,72</text:p>
          </table:table-cell>
          <table:table-cell/>
          <table:table-cell office:value-type="float" office:value="918772.2" calcext:value-type="float">
            <text:p>918772,2</text:p>
          </table:table-cell>
          <table:table-cell office:value-type="float" office:value="4778012.32" calcext:value-type="float">
            <text:p>4778012,32</text:p>
          </table:table-cell>
          <table:table-cell table:style-name="ce18" office:value-type="float" office:value="2645484.52" calcext:value-type="float">
            <text:p>2645484,52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72:.AK72])" office:value-type="currency" office:currency="EUR" office:value="8469705.76" calcext:value-type="currency">
            <text:p>8.469.705,76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4" office:value-type="string" calcext:value-type="string">
            <text:p>Otras formaciones</text:p>
          </table:table-cell>
          <table:table-cell table:style-name="ce7" office:value-type="string" calcext:value-type="string">
            <text:p>Pública</text:p>
          </table:table-cell>
          <table:table-cell table:style-name="ce7" office:value-type="string" calcext:value-type="string">
            <text:p>Subvención</text:p>
          </table:table-cell>
          <table:table-cell table:style-name="ce7" office:value-type="string" calcext:value-type="string">
            <text:p>Funcionamiento Ordinario</text:p>
          </table:table-cell>
          <table:table-cell table:style-name="ce19" table:number-columns-repeated="4"/>
          <table:table-cell table:style-name="ce20" office:value-type="float" office:value="5347395.66" calcext:value-type="float">
            <text:p>5347395,66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73:.AK73])" office:value-type="currency" office:currency="EUR" office:value="5347395.66" calcext:value-type="currency">
            <text:p>5.347.395,66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Esquerra Republican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989699.41" calcext:value-type="float">
            <text:p>989699,41</text:p>
          </table:table-cell>
          <table:table-cell table:number-columns-repeated="2"/>
          <table:table-cell office:value-type="float" office:value="2213516.68" calcext:value-type="float">
            <text:p>2213516,68</text:p>
          </table:table-cell>
          <table:table-cell table:style-name="ce18" office:value-type="float" office:value="1398862.31" calcext:value-type="float">
            <text:p>1398862,31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74:.AK74])" office:value-type="currency" office:currency="EUR" office:value="4602078.4" calcext:value-type="currency">
            <text:p>4.602.078,40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Otras formaciones con representación parlamentar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/>
          <table:table-cell/>
          <table:table-cell office:value-type="float" office:value="465152.28" calcext:value-type="float">
            <text:p>465152,28</text:p>
          </table:table-cell>
          <table:table-cell office:value-type="float" office:value="3100760.22" calcext:value-type="float">
            <text:p>3100760,22</text:p>
          </table:table-cell>
          <table:table-cell table:style-name="ce18"/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75:.AK75])" office:value-type="currency" office:currency="EUR" office:value="3565912.5" calcext:value-type="currency">
            <text:p>3.565.912,50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Iniciativa per Catalunya-Verd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503832.38" calcext:value-type="float">
            <text:p>503832,38</text:p>
          </table:table-cell>
          <table:table-cell table:number-columns-repeated="2"/>
          <table:table-cell office:value-type="float" office:value="1415202.48" calcext:value-type="float">
            <text:p>1415202,48</text:p>
          </table:table-cell>
          <table:table-cell table:style-name="ce18" office:value-type="float" office:value="1369369.1" calcext:value-type="float">
            <text:p>1369369,1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76:.AK76])" office:value-type="currency" office:currency="EUR" office:value="3288403.96" calcext:value-type="currency">
            <text:p>3.288.403,96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Coalición Canar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565083.51" calcext:value-type="float">
            <text:p>565083,51</text:p>
          </table:table-cell>
          <table:table-cell/>
          <table:table-cell office:value-type="float" office:value="144777.92" calcext:value-type="float">
            <text:p>144777,92</text:p>
          </table:table-cell>
          <table:table-cell office:value-type="float" office:value="672600" calcext:value-type="float">
            <text:p>672600</text:p>
          </table:table-cell>
          <table:table-cell table:style-name="ce18" office:value-type="float" office:value="903169.71" calcext:value-type="float">
            <text:p>903169,71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77:.AK77])" office:value-type="currency" office:currency="EUR" office:value="2285631.14" calcext:value-type="currency">
            <text:p>2.285.631,14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Bloque Nacionalista Galeg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652458.09" calcext:value-type="float">
            <text:p>652458,09</text:p>
          </table:table-cell>
          <table:table-cell/>
          <table:table-cell office:value-type="float" office:value="144777.92" calcext:value-type="float">
            <text:p>144777,92</text:p>
          </table:table-cell>
          <table:table-cell office:value-type="float" office:value="518455.08" calcext:value-type="float">
            <text:p>518455,08</text:p>
          </table:table-cell>
          <table:table-cell table:style-name="ce18" office:value-type="float" office:value="620451.04" calcext:value-type="float">
            <text:p>620451,04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78:.AK78])" office:value-type="currency" office:currency="EUR" office:value="1936142.13" calcext:value-type="currency">
            <text:p>1.936.142,13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Convergencia Democrátic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1861499.04" calcext:value-type="float">
            <text:p>1861499,04</text:p>
          </table:table-cell>
          <table:table-cell table:number-columns-repeated="3"/>
          <table:table-cell table:style-name="ce18" office:value-type="float" office:value="66371.34" calcext:value-type="float">
            <text:p>66371,34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79:.AK79])" office:value-type="currency" office:currency="EUR" office:value="1927870.38" calcext:value-type="currency">
            <text:p>1.927.870,38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Unión del Pueblo Navarr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469283.52" calcext:value-type="float">
            <text:p>469283,52</text:p>
          </table:table-cell>
          <table:table-cell/>
          <table:table-cell office:value-type="float" office:value="72388.96" calcext:value-type="float">
            <text:p>72388,96</text:p>
          </table:table-cell>
          <table:table-cell office:value-type="float" office:value="1060128" calcext:value-type="float">
            <text:p>1060128</text:p>
          </table:table-cell>
          <table:table-cell table:style-name="ce18" office:value-type="float" office:value="66614.14" calcext:value-type="float">
            <text:p>66614,14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80:.AK80])" office:value-type="currency" office:currency="EUR" office:value="1668414.62" calcext:value-type="currency">
            <text:p>1.668.414,62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Unión Progreso y Democrac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786692.42" calcext:value-type="float">
            <text:p>786692,42</text:p>
          </table:table-cell>
          <table:table-cell office:value-type="float" office:value="53415.41" calcext:value-type="float">
            <text:p>53415,41</text:p>
          </table:table-cell>
          <table:table-cell office:value-type="float" office:value="72388.96" calcext:value-type="float">
            <text:p>72388,96</text:p>
          </table:table-cell>
          <table:table-cell office:value-type="float" office:value="110631.96" calcext:value-type="float">
            <text:p>110631,96</text:p>
          </table:table-cell>
          <table:table-cell table:style-name="ce18"/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81:.AK81])" office:value-type="currency" office:currency="EUR" office:value="1023128.75" calcext:value-type="currency">
            <text:p>1.023.128,75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Nafarroa Bai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225120.52" calcext:value-type="float">
            <text:p>225120,52</text:p>
          </table:table-cell>
          <table:table-cell/>
          <table:table-cell office:value-type="float" office:value="72388.92" calcext:value-type="float">
            <text:p>72388,92</text:p>
          </table:table-cell>
          <table:table-cell office:value-type="float" office:value="637824" calcext:value-type="float">
            <text:p>637824</text:p>
          </table:table-cell>
          <table:table-cell table:style-name="ce18" office:value-type="float" office:value="44570.51" calcext:value-type="float">
            <text:p>44570,51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82:.AK82])" office:value-type="currency" office:currency="EUR" office:value="979903.95" calcext:value-type="currency">
            <text:p>979.903,95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Arala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/>
          <table:table-cell office:value-type="float" office:value="377245.21" calcext:value-type="float">
            <text:p>377245,21</text:p>
          </table:table-cell>
          <table:table-cell/>
          <table:table-cell office:value-type="float" office:value="369408" calcext:value-type="float">
            <text:p>369408</text:p>
          </table:table-cell>
          <table:table-cell table:style-name="ce18" office:value-type="float" office:value="122470.48" calcext:value-type="float">
            <text:p>122470,48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83:.AK83])" office:value-type="currency" office:currency="EUR" office:value="869123.69" calcext:value-type="currency">
            <text:p>869.123,69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Unió Democrátic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620499.71" calcext:value-type="float">
            <text:p>620499,71</text:p>
          </table:table-cell>
          <table:table-cell table:number-columns-repeated="3"/>
          <table:table-cell table:style-name="ce18" office:value-type="float" office:value="30059.79" calcext:value-type="float">
            <text:p>30059,79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84:.AK84])" office:value-type="currency" office:currency="EUR" office:value="650559.5" calcext:value-type="currency">
            <text:p>650.559,50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Esquerra Unida- BLOC -VERDS -Izquierda Republicana: COMPROMÍS Pel País Valencià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/>
          <table:table-cell office:value-type="float" office:value="251500.82" calcext:value-type="float">
            <text:p>251500,82</text:p>
          </table:table-cell>
          <table:table-cell/>
          <table:table-cell office:value-type="float" office:value="380831.69" calcext:value-type="float">
            <text:p>380831,69</text:p>
          </table:table-cell>
          <table:table-cell table:style-name="ce18"/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85:.AK85])" office:value-type="currency" office:currency="EUR" office:value="632332.51" calcext:value-type="currency">
            <text:p>632.332,51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Eusko Alkartasun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/>
          <table:table-cell office:value-type="float" office:value="131684.18" calcext:value-type="float">
            <text:p>131684,18</text:p>
          </table:table-cell>
          <table:table-cell/>
          <table:table-cell office:value-type="float" office:value="110026.93" calcext:value-type="float">
            <text:p>110026,93</text:p>
          </table:table-cell>
          <table:table-cell table:style-name="ce18" office:value-type="float" office:value="314389.37" calcext:value-type="float">
            <text:p>314389,37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86:.AK86])" office:value-type="currency" office:currency="EUR" office:value="556100.48" calcext:value-type="currency">
            <text:p>556.100,48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Entesa Catalana de Progrè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/>
          <table:table-cell/>
          <table:table-cell office:value-type="float" office:value="543486.96" calcext:value-type="float">
            <text:p>543486,96</text:p>
          </table:table-cell>
          <table:table-cell/>
          <table:table-cell table:style-name="ce18"/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87:.AK87])" office:value-type="currency" office:currency="EUR" office:value="543486.96" calcext:value-type="currency">
            <text:p>543.486,96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Grupo Mixt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/>
          <table:table-cell/>
          <table:table-cell office:value-type="float" office:value="496821.96" calcext:value-type="float">
            <text:p>496821,96</text:p>
          </table:table-cell>
          <table:table-cell/>
          <table:table-cell table:style-name="ce18"/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88:.AK88])" office:value-type="currency" office:currency="EUR" office:value="496821.96" calcext:value-type="currency">
            <text:p>496.821,96 €</text:p>
          </table:table-cell>
          <table:table-cell table:number-columns-repeated="986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Grupo Senadores Nacionalista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/>
          <table:table-cell/>
          <table:table-cell office:value-type="float" office:value="286280.92" calcext:value-type="float">
            <text:p>286280,92</text:p>
          </table:table-cell>
          <table:table-cell/>
          <table:table-cell table:style-name="ce18"/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89:.AK89])" office:value-type="currency" office:currency="EUR" office:value="286280.92" calcext:value-type="currency">
            <text:p>286.280,92 €</text:p>
          </table:table-cell>
          <table:table-cell table:number-columns-repeated="98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Partido Popula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35811529.68" calcext:value-type="float">
            <text:p>35811529,68</text:p>
          </table:table-cell>
          <table:table-cell office:value-type="float" office:value="3090225.01" calcext:value-type="float">
            <text:p>3090225,01</text:p>
          </table:table-cell>
          <table:table-cell office:value-type="float" office:value="6548949" calcext:value-type="float">
            <text:p>6548949</text:p>
          </table:table-cell>
          <table:table-cell office:value-type="float" office:value="22833601.2" calcext:value-type="float">
            <text:p>22833601,2</text:p>
          </table:table-cell>
          <table:table-cell table:style-name="ce18" office:value-type="float" office:value="17438235.78" calcext:value-type="float">
            <text:p>17438235,78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90:.AK90])" office:value-type="currency" office:currency="EUR" office:value="85722540.67" calcext:value-type="currency">
            <text:p>85.722.540,67 €</text:p>
          </table:table-cell>
          <table:table-cell table:number-columns-repeated="98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Partido Socialista Obrero Español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33898935.87" calcext:value-type="float">
            <text:p>33898935,87</text:p>
          </table:table-cell>
          <table:table-cell office:value-type="float" office:value="3523065.9" calcext:value-type="float">
            <text:p>3523065,9</text:p>
          </table:table-cell>
          <table:table-cell office:value-type="float" office:value="6480569.49" calcext:value-type="float">
            <text:p>6480569,49</text:p>
          </table:table-cell>
          <table:table-cell office:value-type="float" office:value="20194874.41" calcext:value-type="float">
            <text:p>20194874,41</text:p>
          </table:table-cell>
          <table:table-cell table:style-name="ce18" office:value-type="float" office:value="17095716.68" calcext:value-type="float">
            <text:p>17095716,68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91:.AK91])" office:value-type="currency" office:currency="EUR" office:value="81193162.35" calcext:value-type="currency">
            <text:p>81.193.162,35 €</text:p>
          </table:table-cell>
          <table:table-cell table:number-columns-repeated="98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Partit dels Socialistes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5939393.21" calcext:value-type="float">
            <text:p>5939393,21</text:p>
          </table:table-cell>
          <table:table-cell table:number-columns-repeated="2"/>
          <table:table-cell office:value-type="float" office:value="4631754.4" calcext:value-type="float">
            <text:p>4631754,4</text:p>
          </table:table-cell>
          <table:table-cell table:style-name="ce18" office:value-type="float" office:value="4231638.45" calcext:value-type="float">
            <text:p>4231638,45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92:.AK92])" office:value-type="currency" office:currency="EUR" office:value="14802786.06" calcext:value-type="currency">
            <text:p>14.802.786,06 €</text:p>
          </table:table-cell>
          <table:table-cell table:number-columns-repeated="98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Convergencia i Unió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956683.08" calcext:value-type="float">
            <text:p>956683,08</text:p>
          </table:table-cell>
          <table:table-cell/>
          <table:table-cell office:value-type="float" office:value="917070.12" calcext:value-type="float">
            <text:p>917070,12</text:p>
          </table:table-cell>
          <table:table-cell office:value-type="float" office:value="5897747.8" calcext:value-type="float">
            <text:p>5897747,8</text:p>
          </table:table-cell>
          <table:table-cell table:style-name="ce18" office:value-type="float" office:value="2711757.51" calcext:value-type="float">
            <text:p>2711757,51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93:.AK93])" office:value-type="currency" office:currency="EUR" office:value="10483258.51" calcext:value-type="currency">
            <text:p>10.483.258,51 €</text:p>
          </table:table-cell>
          <table:table-cell table:number-columns-repeated="98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Izquierda Unid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1897718.82" calcext:value-type="float">
            <text:p>1897718,82</text:p>
          </table:table-cell>
          <table:table-cell office:value-type="float" office:value="236672.32" calcext:value-type="float">
            <text:p>236672,32</text:p>
          </table:table-cell>
          <table:table-cell/>
          <table:table-cell office:value-type="float" office:value="3151974.93" calcext:value-type="float">
            <text:p>3151974,93</text:p>
          </table:table-cell>
          <table:table-cell table:style-name="ce18" office:value-type="float" office:value="3842141.35" calcext:value-type="float">
            <text:p>3842141,35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94:.AK94])" office:value-type="currency" office:currency="EUR" office:value="9128507.42" calcext:value-type="currency">
            <text:p>9.128.507,42 €</text:p>
          </table:table-cell>
          <table:table-cell table:number-columns-repeated="98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Partido Nacionalista Vasc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1195806.42" calcext:value-type="float">
            <text:p>1195806,42</text:p>
          </table:table-cell>
          <table:table-cell office:value-type="float" office:value="2722676.56" calcext:value-type="float">
            <text:p>2722676,56</text:p>
          </table:table-cell>
          <table:table-cell office:value-type="float" office:value="484484.04" calcext:value-type="float">
            <text:p>484484,04</text:p>
          </table:table-cell>
          <table:table-cell office:value-type="float" office:value="1122209.31" calcext:value-type="float">
            <text:p>1122209,31</text:p>
          </table:table-cell>
          <table:table-cell table:style-name="ce18" office:value-type="float" office:value="2760941.04" calcext:value-type="float">
            <text:p>2760941,04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95:.AK95])" office:value-type="currency" office:currency="EUR" office:value="8286117.37" calcext:value-type="currency">
            <text:p>8.286.117,37 €</text:p>
          </table:table-cell>
          <table:table-cell table:number-columns-repeated="98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Esquerra Republican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991682.81" calcext:value-type="float">
            <text:p>991682,81</text:p>
          </table:table-cell>
          <table:table-cell table:number-columns-repeated="2"/>
          <table:table-cell office:value-type="float" office:value="2818186" calcext:value-type="float">
            <text:p>2818186</text:p>
          </table:table-cell>
          <table:table-cell table:style-name="ce18" office:value-type="float" office:value="1484914.58" calcext:value-type="float">
            <text:p>1484914,58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96:.AK96])" office:value-type="currency" office:currency="EUR" office:value="5294783.39" calcext:value-type="currency">
            <text:p>5.294.783,3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Otras formaciones</text:p>
          </table:table-cell>
          <table:table-cell table:style-name="ce7" office:value-type="string" calcext:value-type="string">
            <text:p>Pública</text:p>
          </table:table-cell>
          <table:table-cell table:style-name="ce7" office:value-type="string" calcext:value-type="string">
            <text:p>Subvención</text:p>
          </table:table-cell>
          <table:table-cell table:style-name="ce7" office:value-type="string" calcext:value-type="string">
            <text:p>Funcionamiento Ordinario</text:p>
          </table:table-cell>
          <table:table-cell table:number-columns-repeated="4"/>
          <table:table-cell office:value-type="float" office:value="5284213.27" calcext:value-type="float">
            <text:p>5284213,27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97:.AK97])" office:value-type="currency" office:currency="EUR" office:value="5284213.27" calcext:value-type="currency">
            <text:p>5.284.213,27 €</text:p>
          </table:table-cell>
          <table:table-cell table:number-columns-repeated="98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Otras formaciones con representación parlamentar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/>
          <table:table-cell/>
          <table:table-cell office:value-type="float" office:value="463761" calcext:value-type="float">
            <text:p>463761</text:p>
          </table:table-cell>
          <table:table-cell office:value-type="float" office:value="3452727.61" calcext:value-type="float">
            <text:p>3452727,61</text:p>
          </table:table-cell>
          <table:table-cell table:style-name="ce18"/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98:.AK98])" office:value-type="currency" office:currency="EUR" office:value="3916488.61" calcext:value-type="currency">
            <text:p>3.916.488,61 €</text:p>
          </table:table-cell>
          <table:table-cell table:number-columns-repeated="98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Iniciativa per Catalunya-Verd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504842.08" calcext:value-type="float">
            <text:p>504842,08</text:p>
          </table:table-cell>
          <table:table-cell table:number-columns-repeated="2"/>
          <table:table-cell office:value-type="float" office:value="1777063.4" calcext:value-type="float">
            <text:p>1777063,4</text:p>
          </table:table-cell>
          <table:table-cell table:style-name="ce18" office:value-type="float" office:value="1458711.43" calcext:value-type="float">
            <text:p>1458711,43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99:.AK99])" office:value-type="currency" office:currency="EUR" office:value="3740616.91" calcext:value-type="currency">
            <text:p>3.740.616,91 €</text:p>
          </table:table-cell>
          <table:table-cell table:number-columns-repeated="98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Coalición Canar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566215.96" calcext:value-type="float">
            <text:p>566215,96</text:p>
          </table:table-cell>
          <table:table-cell/>
          <table:table-cell office:value-type="float" office:value="142308.83" calcext:value-type="float">
            <text:p>142308,83</text:p>
          </table:table-cell>
          <table:table-cell office:value-type="float" office:value="672600" calcext:value-type="float">
            <text:p>672600</text:p>
          </table:table-cell>
          <table:table-cell table:style-name="ce18" office:value-type="float" office:value="646111.83" calcext:value-type="float">
            <text:p>646111,83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100:.AK100])" office:value-type="currency" office:currency="EUR" office:value="2027236.62" calcext:value-type="currency">
            <text:p>2.027.236,62 €</text:p>
          </table:table-cell>
          <table:table-cell table:number-columns-repeated="98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Bloque Nacionalista Galeg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653765.64" calcext:value-type="float">
            <text:p>653765,64</text:p>
          </table:table-cell>
          <table:table-cell/>
          <table:table-cell office:value-type="float" office:value="142308.83" calcext:value-type="float">
            <text:p>142308,83</text:p>
          </table:table-cell>
          <table:table-cell office:value-type="float" office:value="523966.11" calcext:value-type="float">
            <text:p>523966,11</text:p>
          </table:table-cell>
          <table:table-cell table:style-name="ce18" office:value-type="float" office:value="629796.38" calcext:value-type="float">
            <text:p>629796,38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101:.AK101])" office:value-type="currency" office:currency="EUR" office:value="1949836.96" calcext:value-type="currency">
            <text:p>1.949.836,96 €</text:p>
          </table:table-cell>
          <table:table-cell table:number-columns-repeated="98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Unión del Pueblo Navarr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470223.98" calcext:value-type="float">
            <text:p>470223,98</text:p>
          </table:table-cell>
          <table:table-cell/>
          <table:table-cell office:value-type="float" office:value="80907.29" calcext:value-type="float">
            <text:p>80907,29</text:p>
          </table:table-cell>
          <table:table-cell office:value-type="float" office:value="1018510.43" calcext:value-type="float">
            <text:p>1018510,43</text:p>
          </table:table-cell>
          <table:table-cell table:style-name="ce18" office:value-type="float" office:value="71007.63" calcext:value-type="float">
            <text:p>71007,63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102:.AK102])" office:value-type="currency" office:currency="EUR" office:value="1640649.33" calcext:value-type="currency">
            <text:p>1.640.649,33 €</text:p>
          </table:table-cell>
          <table:table-cell table:number-columns-repeated="98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Convergencia Democrátic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1243486.34" calcext:value-type="float">
            <text:p>1243486,34</text:p>
          </table:table-cell>
          <table:table-cell table:number-columns-repeated="3"/>
          <table:table-cell table:style-name="ce18" office:value-type="float" office:value="137879.44" calcext:value-type="float">
            <text:p>137879,44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103:.AK103])" office:value-type="currency" office:currency="EUR" office:value="1381365.78" calcext:value-type="currency">
            <text:p>1.381.365,78 €</text:p>
          </table:table-cell>
          <table:table-cell table:number-columns-repeated="98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Unión Progreso y Democrac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788268.99" calcext:value-type="float">
            <text:p>788268,99</text:p>
          </table:table-cell>
          <table:table-cell office:value-type="float" office:value="50092.22" calcext:value-type="float">
            <text:p>50092,22</text:p>
          </table:table-cell>
          <table:table-cell office:value-type="float" office:value="71154.41" calcext:value-type="float">
            <text:p>71154,41</text:p>
          </table:table-cell>
          <table:table-cell office:value-type="float" office:value="82359.35" calcext:value-type="float">
            <text:p>82359,35</text:p>
          </table:table-cell>
          <table:table-cell table:style-name="ce18"/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104:.AK104])" office:value-type="currency" office:currency="EUR" office:value="991874.97" calcext:value-type="currency">
            <text:p>991.874,97 €</text:p>
          </table:table-cell>
          <table:table-cell table:number-columns-repeated="98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Nafarroa Bai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225571.67" calcext:value-type="float">
            <text:p>225571,67</text:p>
          </table:table-cell>
          <table:table-cell/>
          <table:table-cell office:value-type="float" office:value="71154.41" calcext:value-type="float">
            <text:p>71154,41</text:p>
          </table:table-cell>
          <table:table-cell office:value-type="float" office:value="613344" calcext:value-type="float">
            <text:p>613344</text:p>
          </table:table-cell>
          <table:table-cell table:style-name="ce18" office:value-type="float" office:value="45368.44" calcext:value-type="float">
            <text:p>45368,44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105:.AK105])" office:value-type="currency" office:currency="EUR" office:value="955438.52" calcext:value-type="currency">
            <text:p>955.438,52 €</text:p>
          </table:table-cell>
          <table:table-cell table:number-columns-repeated="98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Eusko Alkartasun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/>
          <table:table-cell office:value-type="float" office:value="277377.15" calcext:value-type="float">
            <text:p>277377,15</text:p>
          </table:table-cell>
          <table:table-cell/>
          <table:table-cell office:value-type="float" office:value="169193.99" calcext:value-type="float">
            <text:p>169193,99</text:p>
          </table:table-cell>
          <table:table-cell table:style-name="ce18" office:value-type="float" office:value="493391" calcext:value-type="float">
            <text:p>493391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106:.AK106])" office:value-type="currency" office:currency="EUR" office:value="939962.14" calcext:value-type="currency">
            <text:p>939.962,14 €</text:p>
          </table:table-cell>
          <table:table-cell table:number-columns-repeated="98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Arala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/>
          <table:table-cell office:value-type="float" office:value="370987.48" calcext:value-type="float">
            <text:p>370987,48</text:p>
          </table:table-cell>
          <table:table-cell/>
          <table:table-cell office:value-type="float" office:value="289522.59" calcext:value-type="float">
            <text:p>289522,59</text:p>
          </table:table-cell>
          <table:table-cell table:style-name="ce18" office:value-type="float" office:value="235832.26" calcext:value-type="float">
            <text:p>235832,26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107:.AK107])" office:value-type="currency" office:currency="EUR" office:value="896342.33" calcext:value-type="currency">
            <text:p>896.342,33 €</text:p>
          </table:table-cell>
          <table:table-cell table:number-columns-repeated="98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Esquerra Unida- BLOC -VERDS -Izquierda Republicana: COMPROMÍS Pel País Valencià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/>
          <table:table-cell office:value-type="float" office:value="279445.36" calcext:value-type="float">
            <text:p>279445,36</text:p>
          </table:table-cell>
          <table:table-cell/>
          <table:table-cell office:value-type="float" office:value="382704.84" calcext:value-type="float">
            <text:p>382704,84</text:p>
          </table:table-cell>
          <table:table-cell table:style-name="ce18"/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108:.AK108])" office:value-type="currency" office:currency="EUR" office:value="662150.2" calcext:value-type="currency">
            <text:p>662.150,20 €</text:p>
          </table:table-cell>
          <table:table-cell table:number-columns-repeated="98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Entesa Catalana de Progrè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/>
          <table:table-cell/>
          <table:table-cell office:value-type="float" office:value="543486.96" calcext:value-type="float">
            <text:p>543486,96</text:p>
          </table:table-cell>
          <table:table-cell/>
          <table:table-cell table:style-name="ce18"/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109:.AK109])" office:value-type="currency" office:currency="EUR" office:value="543486.96" calcext:value-type="currency">
            <text:p>543.486,96 €</text:p>
          </table:table-cell>
          <table:table-cell table:number-columns-repeated="98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Grupo Mixt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/>
          <table:table-cell/>
          <table:table-cell office:value-type="float" office:value="517733.22" calcext:value-type="float">
            <text:p>517733,22</text:p>
          </table:table-cell>
          <table:table-cell/>
          <table:table-cell table:style-name="ce18"/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110:.AK110])" office:value-type="currency" office:currency="EUR" office:value="517733.22" calcext:value-type="currency">
            <text:p>517.733,22 €</text:p>
          </table:table-cell>
          <table:table-cell table:number-columns-repeated="98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Unió Democrátic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 office:value-type="float" office:value="414495.45" calcext:value-type="float">
            <text:p>414495,45</text:p>
          </table:table-cell>
          <table:table-cell table:number-columns-repeated="3"/>
          <table:table-cell table:style-name="ce18" office:value-type="float" office:value="41423.18" calcext:value-type="float">
            <text:p>41423,18</text:p>
          </table:table-cell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111:.AK111])" office:value-type="currency" office:currency="EUR" office:value="455918.63" calcext:value-type="currency">
            <text:p>455.918,63 €</text:p>
          </table:table-cell>
          <table:table-cell table:number-columns-repeated="98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Grupo Senadores Nacionalista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8"/>
          <table:table-cell/>
          <table:table-cell office:value-type="float" office:value="287105.67" calcext:value-type="float">
            <text:p>287105,67</text:p>
          </table:table-cell>
          <table:table-cell/>
          <table:table-cell table:style-name="ce18"/>
          <table:table-cell table:style-name="ce20" table:number-columns-repeated="17"/>
          <table:table-cell table:style-name="ce19"/>
          <table:table-cell table:number-columns-repeated="9"/>
          <table:table-cell table:style-name="ce10" table:formula="of:=SUM([.F112:.AK112])" office:value-type="currency" office:currency="EUR" office:value="287105.67" calcext:value-type="currency">
            <text:p>287.105,67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9"/>
          <table:table-cell office:value-type="float" office:value="1386290.27" calcext:value-type="float">
            <text:p>1386290,27</text:p>
          </table:table-cell>
          <table:table-cell office:value-type="float" office:value="2952037.51" calcext:value-type="float">
            <text:p>2952037,51</text:p>
          </table:table-cell>
          <table:table-cell/>
          <table:table-cell office:value-type="float" office:value="11771802.92" calcext:value-type="float">
            <text:p>11771802,92</text:p>
          </table:table-cell>
          <table:table-cell office:value-type="float" office:value="70104.18" calcext:value-type="float">
            <text:p>70104,18</text:p>
          </table:table-cell>
          <table:table-cell office:value-type="float" office:value="4119464.98" calcext:value-type="float">
            <text:p>4119464,98</text:p>
          </table:table-cell>
          <table:table-cell office:value-type="float" office:value="550655.31" calcext:value-type="float">
            <text:p>550655,31</text:p>
          </table:table-cell>
          <table:table-cell office:value-type="float" office:value="288740.57" calcext:value-type="float">
            <text:p>288740,57</text:p>
          </table:table-cell>
          <table:table-cell office:value-type="float" office:value="534543.29" calcext:value-type="float">
            <text:p>534543,29</text:p>
          </table:table-cell>
          <table:table-cell table:number-columns-repeated="4"/>
          <table:table-cell table:style-name="ce10" table:formula="of:=SUM([.F113:.AK113])" office:value-type="currency" office:currency="EUR" office:value="21673639.03" calcext:value-type="currency">
            <text:p>21.673.639,0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9"/>
          <table:table-cell office:value-type="float" office:value="1321207.44" calcext:value-type="float">
            <text:p>1321207,44</text:p>
          </table:table-cell>
          <table:table-cell office:value-type="float" office:value="2183830.64" calcext:value-type="float">
            <text:p>2183830,64</text:p>
          </table:table-cell>
          <table:table-cell office:value-type="float" office:value="90190.1" calcext:value-type="float">
            <text:p>90190,1</text:p>
          </table:table-cell>
          <table:table-cell office:value-type="float" office:value="9184517.59" calcext:value-type="float">
            <text:p>9184517,59</text:p>
          </table:table-cell>
          <table:table-cell office:value-type="float" office:value="105149.38" calcext:value-type="float">
            <text:p>105149,38</text:p>
          </table:table-cell>
          <table:table-cell office:value-type="float" office:value="4055908.68" calcext:value-type="float">
            <text:p>4055908,68</text:p>
          </table:table-cell>
          <table:table-cell office:value-type="float" office:value="417715.22" calcext:value-type="float">
            <text:p>417715,22</text:p>
          </table:table-cell>
          <table:table-cell office:value-type="float" office:value="429699.51" calcext:value-type="float">
            <text:p>429699,51</text:p>
          </table:table-cell>
          <table:table-cell table:number-columns-repeated="5"/>
          <table:table-cell table:style-name="ce10" table:formula="of:=SUM([.F114:.AK114])" office:value-type="currency" office:currency="EUR" office:value="17788218.56" calcext:value-type="currency">
            <text:p>17.788.218,56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9"/>
          <table:table-cell office:value-type="float" office:value="203398.96" calcext:value-type="float">
            <text:p>203398,96</text:p>
          </table:table-cell>
          <table:table-cell office:value-type="float" office:value="260041.44" calcext:value-type="float">
            <text:p>260041,44</text:p>
          </table:table-cell>
          <table:table-cell/>
          <table:table-cell office:value-type="float" office:value="5452111.34" calcext:value-type="float">
            <text:p>5452111,34</text:p>
          </table:table-cell>
          <table:table-cell office:value-type="float" office:value="31063.04" calcext:value-type="float">
            <text:p>31063,04</text:p>
          </table:table-cell>
          <table:table-cell office:value-type="float" office:value="1483153.79" calcext:value-type="float">
            <text:p>1483153,79</text:p>
          </table:table-cell>
          <table:table-cell table:number-columns-repeated="7"/>
          <table:table-cell table:style-name="ce10" table:formula="of:=SUM([.F115:.AK115])" office:value-type="currency" office:currency="EUR" office:value="7429768.57" calcext:value-type="currency">
            <text:p>7.429.768,57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9"/>
          <table:table-cell office:value-type="float" office:value="486976.85" calcext:value-type="float">
            <text:p>486976,85</text:p>
          </table:table-cell>
          <table:table-cell/>
          <table:table-cell office:value-type="float" office:value="1516761.57" calcext:value-type="float">
            <text:p>1516761,57</text:p>
          </table:table-cell>
          <table:table-cell office:value-type="float" office:value="1999381.11" calcext:value-type="float">
            <text:p>1999381,11</text:p>
          </table:table-cell>
          <table:table-cell table:number-columns-repeated="4"/>
          <table:table-cell office:value-type="float" office:value="982874.78" calcext:value-type="float">
            <text:p>982874,78</text:p>
          </table:table-cell>
          <table:table-cell table:number-columns-repeated="4"/>
          <table:table-cell table:style-name="ce10" table:formula="of:=SUM([.F116:.AK116])" office:value-type="currency" office:currency="EUR" office:value="4985994.31" calcext:value-type="currency">
            <text:p>4.985.994,31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8"/>
          <table:table-cell office:value-type="float" office:value="5454.74" calcext:value-type="float">
            <text:p>5454,74</text:p>
          </table:table-cell>
          <table:table-cell office:value-type="float" office:value="147838.59" calcext:value-type="float">
            <text:p>147838,59</text:p>
          </table:table-cell>
          <table:table-cell office:value-type="float" office:value="328682" calcext:value-type="float">
            <text:p>328682</text:p>
          </table:table-cell>
          <table:table-cell office:value-type="float" office:value="665235.66" calcext:value-type="float">
            <text:p>665235,66</text:p>
          </table:table-cell>
          <table:table-cell office:value-type="float" office:value="2011279.65" calcext:value-type="float">
            <text:p>2011279,65</text:p>
          </table:table-cell>
          <table:table-cell table:number-columns-repeated="3"/>
          <table:table-cell office:value-type="float" office:value="28495.28" calcext:value-type="float">
            <text:p>28495,28</text:p>
          </table:table-cell>
          <table:table-cell office:value-type="float" office:value="38632.02" calcext:value-type="float">
            <text:p>38632,02</text:p>
          </table:table-cell>
          <table:table-cell table:number-columns-repeated="4"/>
          <table:table-cell table:style-name="ce10" table:formula="of:=SUM([.F117:.AK117])" office:value-type="currency" office:currency="EUR" office:value="3225617.94" calcext:value-type="currency">
            <text:p>3.225.617,94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22"/>
          <table:table-cell office:value-type="float" office:value="914070" calcext:value-type="float">
            <text:p>914070</text:p>
          </table:table-cell>
          <table:table-cell table:number-columns-repeated="4"/>
          <table:table-cell office:value-type="float" office:value="617932.92" calcext:value-type="float">
            <text:p>617932,92</text:p>
          </table:table-cell>
          <table:table-cell table:number-columns-repeated="4"/>
          <table:table-cell table:style-name="ce10" table:formula="of:=SUM([.F118:.AK118])" office:value-type="currency" office:currency="EUR" office:value="1532002.92" calcext:value-type="currency">
            <text:p>1.532.002,92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9"/>
          <table:table-cell office:value-type="float" office:value="79529.84" calcext:value-type="float">
            <text:p>79529,84</text:p>
          </table:table-cell>
          <table:table-cell office:value-type="float" office:value="350794.99" calcext:value-type="float">
            <text:p>350794,99</text:p>
          </table:table-cell>
          <table:table-cell/>
          <table:table-cell office:value-type="float" office:value="1082476.75" calcext:value-type="float">
            <text:p>1082476,75</text:p>
          </table:table-cell>
          <table:table-cell table:number-columns-repeated="9"/>
          <table:table-cell table:style-name="ce10" table:formula="of:=SUM([.F119:.AK119])" office:value-type="currency" office:currency="EUR" office:value="1512801.58" calcext:value-type="currency">
            <text:p>1.512.801,58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22"/>
          <table:table-cell office:value-type="float" office:value="703258.23" calcext:value-type="float">
            <text:p>703258,23</text:p>
          </table:table-cell>
          <table:table-cell table:number-columns-repeated="3"/>
          <table:table-cell office:value-type="float" office:value="486905.48" calcext:value-type="float">
            <text:p>486905,48</text:p>
          </table:table-cell>
          <table:table-cell table:number-columns-repeated="5"/>
          <table:table-cell table:style-name="ce10" table:formula="of:=SUM([.F120:.AK120])" office:value-type="currency" office:currency="EUR" office:value="1190163.71" calcext:value-type="currency">
            <text:p>1.190.163,71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21"/>
          <table:table-cell office:value-type="float" office:value="385916.06" calcext:value-type="float">
            <text:p>385916,06</text:p>
          </table:table-cell>
          <table:table-cell table:number-columns-repeated="3"/>
          <table:table-cell office:value-type="float" office:value="287186.33" calcext:value-type="float">
            <text:p>287186,33</text:p>
          </table:table-cell>
          <table:table-cell table:number-columns-repeated="6"/>
          <table:table-cell table:style-name="ce10" table:formula="of:=SUM([.F121:.AK121])" office:value-type="currency" office:currency="EUR" office:value="673102.39" calcext:value-type="currency">
            <text:p>673.102,3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Amaiu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22"/>
          <table:table-cell office:value-type="float" office:value="499812.99" calcext:value-type="float">
            <text:p>499812,99</text:p>
          </table:table-cell>
          <table:table-cell table:number-columns-repeated="9"/>
          <table:table-cell table:style-name="ce10" table:formula="of:=SUM([.F122:.AK122])" office:value-type="currency" office:currency="EUR" office:value="499812.99" calcext:value-type="currency">
            <text:p>499.812,9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22"/>
          <table:table-cell office:value-type="float" office:value="40414.79" calcext:value-type="float">
            <text:p>40414,79</text:p>
          </table:table-cell>
          <table:table-cell table:number-columns-repeated="4"/>
          <table:table-cell office:value-type="float" office:value="441654.98" calcext:value-type="float">
            <text:p>441654,98</text:p>
          </table:table-cell>
          <table:table-cell table:number-columns-repeated="4"/>
          <table:table-cell table:style-name="ce10" table:formula="of:=SUM([.F123:.AK123])" office:value-type="currency" office:currency="EUR" office:value="482069.77" calcext:value-type="currency">
            <text:p>482.069,77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27"/>
          <table:table-cell office:value-type="float" office:value="429534.66" calcext:value-type="float">
            <text:p>429534,66</text:p>
          </table:table-cell>
          <table:table-cell table:number-columns-repeated="4"/>
          <table:table-cell table:style-name="ce10" table:formula="of:=SUM([.F124:.AK124])" office:value-type="currency" office:currency="EUR" office:value="429534.66" calcext:value-type="currency">
            <text:p>429.534,66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20"/>
          <table:table-cell office:value-type="float" office:value="295007.69" calcext:value-type="float">
            <text:p>295007,69</text:p>
          </table:table-cell>
          <table:table-cell office:value-type="float" office:value="21138.08" calcext:value-type="float">
            <text:p>21138,08</text:p>
          </table:table-cell>
          <table:table-cell office:value-type="float" office:value="107740.88" calcext:value-type="float">
            <text:p>107740,88</text:p>
          </table:table-cell>
          <table:table-cell table:number-columns-repeated="9"/>
          <table:table-cell table:style-name="ce10" table:formula="of:=SUM([.F125:.AK125])" office:value-type="currency" office:currency="EUR" office:value="423886.65" calcext:value-type="currency">
            <text:p>423.886,65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Foro de Ciudadano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22"/>
          <table:table-cell office:value-type="float" office:value="314324.95" calcext:value-type="float">
            <text:p>314324,95</text:p>
          </table:table-cell>
          <table:table-cell office:value-type="float" office:value="109189.13" calcext:value-type="float">
            <text:p>109189,13</text:p>
          </table:table-cell>
          <table:table-cell table:number-columns-repeated="8"/>
          <table:table-cell table:style-name="ce10" table:formula="of:=SUM([.F126:.AK126])" office:value-type="currency" office:currency="EUR" office:value="423514.08" calcext:value-type="currency">
            <text:p>423.514,08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Bloc-Iniciativa-Verds: Coalició Compromí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21"/>
          <table:table-cell office:value-type="float" office:value="347396.34" calcext:value-type="float">
            <text:p>347396,34</text:p>
          </table:table-cell>
          <table:table-cell table:number-columns-repeated="10"/>
          <table:table-cell table:style-name="ce10" table:formula="of:=SUM([.F127:.AK127])" office:value-type="currency" office:currency="EUR" office:value="347396.34" calcext:value-type="currency">
            <text:p>347.396,34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Euskal Herria Bildu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26"/>
          <table:table-cell office:value-type="float" office:value="210361.84" calcext:value-type="float">
            <text:p>210361,84</text:p>
          </table:table-cell>
          <table:table-cell table:number-columns-repeated="5"/>
          <table:table-cell table:style-name="ce10" table:formula="of:=SUM([.F128:.AK128])" office:value-type="currency" office:currency="EUR" office:value="210361.84" calcext:value-type="currency">
            <text:p>210.361,84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22"/>
          <table:table-cell office:value-type="float" office:value="144890.87" calcext:value-type="float">
            <text:p>144890,87</text:p>
          </table:table-cell>
          <table:table-cell table:number-columns-repeated="9"/>
          <table:table-cell table:style-name="ce10" table:formula="of:=SUM([.F129:.AK129])" office:value-type="currency" office:currency="EUR" office:value="144890.87" calcext:value-type="currency">
            <text:p>144.890,87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Ezker Bauta Berdeak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21"/>
          <table:table-cell office:value-type="float" office:value="43747.71" calcext:value-type="float">
            <text:p>43747,71</text:p>
          </table:table-cell>
          <table:table-cell table:number-columns-repeated="4"/>
          <table:table-cell office:value-type="float" office:value="59005.4" calcext:value-type="float">
            <text:p>59005,4</text:p>
          </table:table-cell>
          <table:table-cell table:number-columns-repeated="5"/>
          <table:table-cell table:style-name="ce10" table:formula="of:=SUM([.F130:.AK130])" office:value-type="currency" office:currency="EUR" office:value="102753.11" calcext:value-type="currency">
            <text:p>102.753,11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Bloc-Iniciativa-Verds-Equo-Coalició Compromí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22"/>
          <table:table-cell office:value-type="float" office:value="83560.36" calcext:value-type="float">
            <text:p>83560,36</text:p>
          </table:table-cell>
          <table:table-cell table:number-columns-repeated="9"/>
          <table:table-cell table:style-name="ce10" table:formula="of:=SUM([.F131:.AK131])" office:value-type="currency" office:currency="EUR" office:value="83560.36" calcext:value-type="currency">
            <text:p>83.560,36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Bloc Nacionalista Valenciá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21"/>
          <table:table-cell office:value-type="float" office:value="63530.23" calcext:value-type="float">
            <text:p>63530,23</text:p>
          </table:table-cell>
          <table:table-cell table:number-columns-repeated="10"/>
          <table:table-cell table:style-name="ce10" table:formula="of:=SUM([.F132:.AK132])" office:value-type="currency" office:currency="EUR" office:value="63530.23" calcext:value-type="currency">
            <text:p>63.530,2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Ge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22"/>
          <table:table-cell office:value-type="float" office:value="51154" calcext:value-type="float">
            <text:p>51154</text:p>
          </table:table-cell>
          <table:table-cell table:number-columns-repeated="9"/>
          <table:table-cell table:style-name="ce10" table:formula="of:=SUM([.F133:.AK133])" office:value-type="currency" office:currency="EUR" office:value="51154" calcext:value-type="currency">
            <text:p>51.154,0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21"/>
          <table:table-cell office:value-type="float" office:value="12595.4" calcext:value-type="float">
            <text:p>12595,4</text:p>
          </table:table-cell>
          <table:table-cell table:number-columns-repeated="4"/>
          <table:table-cell office:value-type="float" office:value="1344.37" calcext:value-type="float">
            <text:p>1344,37</text:p>
          </table:table-cell>
          <table:table-cell table:number-columns-repeated="5"/>
          <table:table-cell table:style-name="ce10" table:formula="of:=SUM([.F134:.AK134])" office:value-type="currency" office:currency="EUR" office:value="13939.77" calcext:value-type="currency">
            <text:p>13.939,77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4"/>
          <table:table-cell office:value-type="float" office:value="1157540.2" calcext:value-type="float">
            <text:p>1157540,2</text:p>
          </table:table-cell>
          <table:table-cell office:value-type="float" office:value="15273373.82" calcext:value-type="float">
            <text:p>15273373,82</text:p>
          </table:table-cell>
          <table:table-cell office:value-type="float" office:value="4017039.26" calcext:value-type="float">
            <text:p>4017039,26</text:p>
          </table:table-cell>
          <table:table-cell office:value-type="float" office:value="6842720.33" calcext:value-type="float">
            <text:p>6842720,33</text:p>
          </table:table-cell>
          <table:table-cell table:style-name="ce19"/>
          <table:table-cell table:number-columns-repeated="13"/>
          <table:table-cell table:style-name="ce10" table:formula="of:=SUM([.F135:.AK135])" office:value-type="currency" office:currency="EUR" office:value="27290673.61" calcext:value-type="currency">
            <text:p>27.290.673,61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5"/>
          <table:table-cell office:value-type="float" office:value="13924619.22" calcext:value-type="float">
            <text:p>13924619,22</text:p>
          </table:table-cell>
          <table:table-cell office:value-type="float" office:value="3610131.33" calcext:value-type="float">
            <text:p>3610131,33</text:p>
          </table:table-cell>
          <table:table-cell office:value-type="float" office:value="5785144.82" calcext:value-type="float">
            <text:p>5785144,82</text:p>
          </table:table-cell>
          <table:table-cell table:style-name="ce19"/>
          <table:table-cell table:number-columns-repeated="13"/>
          <table:table-cell table:style-name="ce10" table:formula="of:=SUM([.F136:.AK136])" office:value-type="currency" office:currency="EUR" office:value="23319895.37" calcext:value-type="currency">
            <text:p>23.319.895,37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5"/>
          <table:table-cell office:value-type="float" office:value="4316251.46" calcext:value-type="float">
            <text:p>4316251,46</text:p>
          </table:table-cell>
          <table:table-cell office:value-type="float" office:value="540556.82" calcext:value-type="float">
            <text:p>540556,82</text:p>
          </table:table-cell>
          <table:table-cell office:value-type="float" office:value="2230293.88" calcext:value-type="float">
            <text:p>2230293,88</text:p>
          </table:table-cell>
          <table:table-cell table:style-name="ce19"/>
          <table:table-cell table:number-columns-repeated="13"/>
          <table:table-cell table:style-name="ce10" table:formula="of:=SUM([.F137:.AK137])" office:value-type="currency" office:currency="EUR" office:value="7087102.16" calcext:value-type="currency">
            <text:p>7.087.102,16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4"/>
          <table:table-cell office:value-type="float" office:value="1243088.2" calcext:value-type="float">
            <text:p>1243088,2</text:p>
          </table:table-cell>
          <table:table-cell office:value-type="float" office:value="1695096.82" calcext:value-type="float">
            <text:p>1695096,82</text:p>
          </table:table-cell>
          <table:table-cell/>
          <table:table-cell office:value-type="float" office:value="887545.54" calcext:value-type="float">
            <text:p>887545,54</text:p>
          </table:table-cell>
          <table:table-cell table:style-name="ce19"/>
          <table:table-cell table:number-columns-repeated="13"/>
          <table:table-cell table:style-name="ce10" table:formula="of:=SUM([.F138:.AK138])" office:value-type="currency" office:currency="EUR" office:value="3825730.56" calcext:value-type="currency">
            <text:p>3.825.730,56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4"/>
          <table:table-cell office:value-type="float" office:value="2194360.94" calcext:value-type="float">
            <text:p>2194360,94</text:p>
          </table:table-cell>
          <table:table-cell office:value-type="float" office:value="681379.26" calcext:value-type="float">
            <text:p>681379,26</text:p>
          </table:table-cell>
          <table:table-cell/>
          <table:table-cell office:value-type="float" office:value="691330.73" calcext:value-type="float">
            <text:p>691330,73</text:p>
          </table:table-cell>
          <table:table-cell table:style-name="ce19"/>
          <table:table-cell table:number-columns-repeated="13"/>
          <table:table-cell table:style-name="ce10" table:formula="of:=SUM([.F139:.AK139])" office:value-type="currency" office:currency="EUR" office:value="3567070.93" calcext:value-type="currency">
            <text:p>3.567.070,9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4"/>
          <table:table-cell office:value-type="float" office:value="214496.91" calcext:value-type="float">
            <text:p>214496,91</text:p>
          </table:table-cell>
          <table:table-cell office:value-type="float" office:value="1987543.51" calcext:value-type="float">
            <text:p>1987543,51</text:p>
          </table:table-cell>
          <table:table-cell office:value-type="float" office:value="481108.74" calcext:value-type="float">
            <text:p>481108,74</text:p>
          </table:table-cell>
          <table:table-cell office:value-type="float" office:value="743093.33" calcext:value-type="float">
            <text:p>743093,33</text:p>
          </table:table-cell>
          <table:table-cell table:style-name="ce19"/>
          <table:table-cell table:number-columns-repeated="13"/>
          <table:table-cell table:style-name="ce10" table:formula="of:=SUM([.F140:.AK140])" office:value-type="currency" office:currency="EUR" office:value="3426242.49" calcext:value-type="currency">
            <text:p>3.426.242,4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4"/>
          <table:table-cell office:value-type="float" office:value="837963.86" calcext:value-type="float">
            <text:p>837963,86</text:p>
          </table:table-cell>
          <table:table-cell office:value-type="float" office:value="1068316.08" calcext:value-type="float">
            <text:p>1068316,08</text:p>
          </table:table-cell>
          <table:table-cell/>
          <table:table-cell office:value-type="float" office:value="401505.56" calcext:value-type="float">
            <text:p>401505,56</text:p>
          </table:table-cell>
          <table:table-cell table:style-name="ce19"/>
          <table:table-cell table:number-columns-repeated="13"/>
          <table:table-cell table:style-name="ce10" table:formula="of:=SUM([.F141:.AK141])" office:value-type="currency" office:currency="EUR" office:value="2307785.5" calcext:value-type="currency">
            <text:p>2.307.785,5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4"/>
          <table:table-cell office:value-type="float" office:value="859607.03" calcext:value-type="float">
            <text:p>859607,03</text:p>
          </table:table-cell>
          <table:table-cell office:value-type="float" office:value="893979.12" calcext:value-type="float">
            <text:p>893979,12</text:p>
          </table:table-cell>
          <table:table-cell table:number-columns-repeated="2"/>
          <table:table-cell table:style-name="ce19"/>
          <table:table-cell table:number-columns-repeated="13"/>
          <table:table-cell table:style-name="ce10" table:formula="of:=SUM([.F142:.AK142])" office:value-type="currency" office:currency="EUR" office:value="1753586.15" calcext:value-type="currency">
            <text:p>1.753.586,15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5"/>
          <table:table-cell office:value-type="float" office:value="1324809.83" calcext:value-type="float">
            <text:p>1324809,83</text:p>
          </table:table-cell>
          <table:table-cell/>
          <table:table-cell office:value-type="float" office:value="261870.53" calcext:value-type="float">
            <text:p>261870,53</text:p>
          </table:table-cell>
          <table:table-cell table:style-name="ce19"/>
          <table:table-cell table:number-columns-repeated="13"/>
          <table:table-cell table:style-name="ce10" table:formula="of:=SUM([.F143:.AK143])" office:value-type="currency" office:currency="EUR" office:value="1586680.36" calcext:value-type="currency">
            <text:p>1.586.680,36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5"/>
          <table:table-cell office:value-type="float" office:value="298990.01" calcext:value-type="float">
            <text:p>298990,01</text:p>
          </table:table-cell>
          <table:table-cell office:value-type="float" office:value="486554.73" calcext:value-type="float">
            <text:p>486554,73</text:p>
          </table:table-cell>
          <table:table-cell office:value-type="float" office:value="24036.31" calcext:value-type="float">
            <text:p>24036,31</text:p>
          </table:table-cell>
          <table:table-cell table:style-name="ce19"/>
          <table:table-cell table:number-columns-repeated="13"/>
          <table:table-cell table:style-name="ce10" table:formula="of:=SUM([.F144:.AK144])" office:value-type="currency" office:currency="EUR" office:value="809581.05" calcext:value-type="currency">
            <text:p>809.581,05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5"/>
          <table:table-cell office:value-type="float" office:value="105358.37" calcext:value-type="float">
            <text:p>105358,37</text:p>
          </table:table-cell>
          <table:table-cell office:value-type="float" office:value="409851.56" calcext:value-type="float">
            <text:p>409851,56</text:p>
          </table:table-cell>
          <table:table-cell office:value-type="float" office:value="96196.24" calcext:value-type="float">
            <text:p>96196,24</text:p>
          </table:table-cell>
          <table:table-cell table:style-name="ce19"/>
          <table:table-cell table:number-columns-repeated="13"/>
          <table:table-cell table:style-name="ce10" table:formula="of:=SUM([.F145:.AK145])" office:value-type="currency" office:currency="EUR" office:value="611406.17" calcext:value-type="currency">
            <text:p>611.406,17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5"/>
          <table:table-cell office:value-type="float" office:value="245885.84" calcext:value-type="float">
            <text:p>245885,84</text:p>
          </table:table-cell>
          <table:table-cell/>
          <table:table-cell office:value-type="float" office:value="215493.13" calcext:value-type="float">
            <text:p>215493,13</text:p>
          </table:table-cell>
          <table:table-cell table:style-name="ce19"/>
          <table:table-cell table:number-columns-repeated="13"/>
          <table:table-cell table:style-name="ce10" table:formula="of:=SUM([.F146:.AK146])" office:value-type="currency" office:currency="EUR" office:value="461378.97" calcext:value-type="currency">
            <text:p>461.378,97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5"/>
          <table:table-cell office:value-type="float" office:value="361224.83" calcext:value-type="float">
            <text:p>361224,83</text:p>
          </table:table-cell>
          <table:table-cell table:number-columns-repeated="2"/>
          <table:table-cell table:style-name="ce19"/>
          <table:table-cell table:number-columns-repeated="13"/>
          <table:table-cell table:style-name="ce10" table:formula="of:=SUM([.F147:.AK147])" office:value-type="currency" office:currency="EUR" office:value="361224.83" calcext:value-type="currency">
            <text:p>361.224,8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Partido Aragoné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5"/>
          <table:table-cell office:value-type="float" office:value="230764.16" calcext:value-type="float">
            <text:p>230764,16</text:p>
          </table:table-cell>
          <table:table-cell office:value-type="float" office:value="95176.17" calcext:value-type="float">
            <text:p>95176,17</text:p>
          </table:table-cell>
          <table:table-cell/>
          <table:table-cell table:style-name="ce19"/>
          <table:table-cell table:number-columns-repeated="13"/>
          <table:table-cell table:style-name="ce10" table:formula="of:=SUM([.F148:.AK148])" office:value-type="currency" office:currency="EUR" office:value="325940.33" calcext:value-type="currency">
            <text:p>325.940,3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Chunta Aragonesis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5"/>
          <table:table-cell office:value-type="float" office:value="197315.98" calcext:value-type="float">
            <text:p>197315,98</text:p>
          </table:table-cell>
          <table:table-cell office:value-type="float" office:value="75185" calcext:value-type="float">
            <text:p>75185</text:p>
          </table:table-cell>
          <table:table-cell/>
          <table:table-cell table:style-name="ce19"/>
          <table:table-cell table:number-columns-repeated="13"/>
          <table:table-cell table:style-name="ce10" table:formula="of:=SUM([.F149:.AK149])" office:value-type="currency" office:currency="EUR" office:value="272500.98" calcext:value-type="currency">
            <text:p>272.500,98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6"/>
          <table:table-cell office:value-type="float" office:value="242603.22" calcext:value-type="float">
            <text:p>242603,22</text:p>
          </table:table-cell>
          <table:table-cell/>
          <table:table-cell table:style-name="ce19"/>
          <table:table-cell table:number-columns-repeated="13"/>
          <table:table-cell table:style-name="ce10" table:formula="of:=SUM([.F150:.AK150])" office:value-type="currency" office:currency="EUR" office:value="242603.22" calcext:value-type="currency">
            <text:p>242.603,22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Foro de Ciudadano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5"/>
          <table:table-cell office:value-type="float" office:value="211112.16" calcext:value-type="float">
            <text:p>211112,16</text:p>
          </table:table-cell>
          <table:table-cell table:number-columns-repeated="2"/>
          <table:table-cell table:style-name="ce19"/>
          <table:table-cell table:number-columns-repeated="13"/>
          <table:table-cell table:style-name="ce10" table:formula="of:=SUM([.F151:.AK151])" office:value-type="currency" office:currency="EUR" office:value="211112.16" calcext:value-type="currency">
            <text:p>211.112,16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5"/>
          <table:table-cell office:value-type="float" office:value="117404.34" calcext:value-type="float">
            <text:p>117404,34</text:p>
          </table:table-cell>
          <table:table-cell table:number-columns-repeated="2"/>
          <table:table-cell table:style-name="ce19"/>
          <table:table-cell table:number-columns-repeated="13"/>
          <table:table-cell table:style-name="ce10" table:formula="of:=SUM([.F152:.AK152])" office:value-type="currency" office:currency="EUR" office:value="117404.34" calcext:value-type="currency">
            <text:p>117.404,34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4"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5"/>
          <table:table-cell office:value-type="float" office:value="12098.84" calcext:value-type="float">
            <text:p>12098,84</text:p>
          </table:table-cell>
          <table:table-cell table:number-columns-repeated="2"/>
          <table:table-cell table:style-name="ce19"/>
          <table:table-cell table:number-columns-repeated="13"/>
          <table:table-cell table:style-name="ce10" table:formula="of:=SUM([.F153:.AK153])" office:value-type="currency" office:currency="EUR" office:value="12098.84" calcext:value-type="currency">
            <text:p>12.098,84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4"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2"/>
          <table:table-cell office:value-type="float" office:value="3080082.64" calcext:value-type="float">
            <text:p>3080082,64</text:p>
          </table:table-cell>
          <table:table-cell office:value-type="float" office:value="447007.38" calcext:value-type="float">
            <text:p>447007,38</text:p>
          </table:table-cell>
          <table:table-cell table:number-columns-repeated="4"/>
          <table:table-cell table:style-name="ce19"/>
          <table:table-cell table:number-columns-repeated="13"/>
          <table:table-cell table:style-name="ce10" table:formula="of:=SUM([.F154:.AK154])" office:value-type="currency" office:currency="EUR" office:value="3527090.02" calcext:value-type="currency">
            <text:p>3.527.090,02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4"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2"/>
          <table:table-cell office:value-type="float" office:value="1933313.35" calcext:value-type="float">
            <text:p>1933313,35</text:p>
          </table:table-cell>
          <table:table-cell table:number-columns-repeated="5"/>
          <table:table-cell table:style-name="ce19"/>
          <table:table-cell table:number-columns-repeated="13"/>
          <table:table-cell table:style-name="ce10" table:formula="of:=SUM([.F155:.AK155])" office:value-type="currency" office:currency="EUR" office:value="1933313.35" calcext:value-type="currency">
            <text:p>1.933.313,35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4"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2"/>
          <table:table-cell office:value-type="float" office:value="542699.34" calcext:value-type="float">
            <text:p>542699,34</text:p>
          </table:table-cell>
          <table:table-cell office:value-type="float" office:value="671308.6" calcext:value-type="float">
            <text:p>671308,6</text:p>
          </table:table-cell>
          <table:table-cell table:number-columns-repeated="4"/>
          <table:table-cell table:style-name="ce19"/>
          <table:table-cell table:number-columns-repeated="13"/>
          <table:table-cell table:style-name="ce10" table:formula="of:=SUM([.F156:.AK156])" office:value-type="currency" office:currency="EUR" office:value="1214007.94" calcext:value-type="currency">
            <text:p>1.214.007,94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4"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2"/>
          <table:table-cell office:value-type="float" office:value="230252.5" calcext:value-type="float">
            <text:p>230252,5</text:p>
          </table:table-cell>
          <table:table-cell office:value-type="float" office:value="765198.41" calcext:value-type="float">
            <text:p>765198,41</text:p>
          </table:table-cell>
          <table:table-cell table:number-columns-repeated="4"/>
          <table:table-cell table:style-name="ce19"/>
          <table:table-cell table:number-columns-repeated="13"/>
          <table:table-cell table:style-name="ce10" table:formula="of:=SUM([.F157:.AK157])" office:value-type="currency" office:currency="EUR" office:value="995450.91" calcext:value-type="currency">
            <text:p>995.450,91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4"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2"/>
          <table:table-cell office:value-type="float" office:value="125057.55" calcext:value-type="float">
            <text:p>125057,55</text:p>
          </table:table-cell>
          <table:table-cell office:value-type="float" office:value="506830.5" calcext:value-type="float">
            <text:p>506830,5</text:p>
          </table:table-cell>
          <table:table-cell table:number-columns-repeated="4"/>
          <table:table-cell table:style-name="ce19"/>
          <table:table-cell table:number-columns-repeated="13"/>
          <table:table-cell table:style-name="ce10" table:formula="of:=SUM([.F158:.AK158])" office:value-type="currency" office:currency="EUR" office:value="631888.05" calcext:value-type="currency">
            <text:p>631.888,05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4" office:value-type="string" calcext:value-type="string">
            <text:p>Entesa Catalana de Progrè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2"/>
          <table:table-cell office:value-type="float" office:value="576400.91" calcext:value-type="float">
            <text:p>576400,91</text:p>
          </table:table-cell>
          <table:table-cell table:number-columns-repeated="5"/>
          <table:table-cell table:style-name="ce19"/>
          <table:table-cell table:number-columns-repeated="13"/>
          <table:table-cell table:style-name="ce10" table:formula="of:=SUM([.F159:.AK159])" office:value-type="currency" office:currency="EUR" office:value="576400.91" calcext:value-type="currency">
            <text:p>576.400,91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4"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2"/>
          <table:table-cell office:value-type="float" office:value="562863.71" calcext:value-type="float">
            <text:p>562863,71</text:p>
          </table:table-cell>
          <table:table-cell table:number-columns-repeated="5"/>
          <table:table-cell table:style-name="ce19"/>
          <table:table-cell table:number-columns-repeated="13"/>
          <table:table-cell table:style-name="ce10" table:formula="of:=SUM([.F160:.AK160])" office:value-type="currency" office:currency="EUR" office:value="562863.71" calcext:value-type="currency">
            <text:p>562.863,71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4"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2"/>
          <table:table-cell office:value-type="float" office:value="47415.86" calcext:value-type="float">
            <text:p>47415,86</text:p>
          </table:table-cell>
          <table:table-cell office:value-type="float" office:value="428996.94" calcext:value-type="float">
            <text:p>428996,94</text:p>
          </table:table-cell>
          <table:table-cell table:number-columns-repeated="4"/>
          <table:table-cell table:style-name="ce19"/>
          <table:table-cell table:number-columns-repeated="13"/>
          <table:table-cell table:style-name="ce10" table:formula="of:=SUM([.F161:.AK161])" office:value-type="currency" office:currency="EUR" office:value="476412.8" calcext:value-type="currency">
            <text:p>476.412,8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4"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2"/>
          <table:table-cell office:value-type="float" office:value="87289.99" calcext:value-type="float">
            <text:p>87289,99</text:p>
          </table:table-cell>
          <table:table-cell table:number-columns-repeated="5"/>
          <table:table-cell table:style-name="ce19"/>
          <table:table-cell table:number-columns-repeated="13"/>
          <table:table-cell table:style-name="ce10" table:formula="of:=SUM([.F162:.AK162])" office:value-type="currency" office:currency="EUR" office:value="87289.99" calcext:value-type="currency">
            <text:p>87.289,9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4"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2"/>
          <table:table-cell office:value-type="float" office:value="68021.75" calcext:value-type="float">
            <text:p>68021,75</text:p>
          </table:table-cell>
          <table:table-cell table:number-columns-repeated="5"/>
          <table:table-cell table:style-name="ce19"/>
          <table:table-cell table:number-columns-repeated="13"/>
          <table:table-cell table:style-name="ce10" table:formula="of:=SUM([.F163:.AK163])" office:value-type="currency" office:currency="EUR" office:value="68021.75" calcext:value-type="currency">
            <text:p>68.021,75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4"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2"/>
          <table:table-cell office:value-type="float" office:value="60924.3" calcext:value-type="float">
            <text:p>60924,3</text:p>
          </table:table-cell>
          <table:table-cell table:number-columns-repeated="5"/>
          <table:table-cell table:style-name="ce19"/>
          <table:table-cell table:number-columns-repeated="13"/>
          <table:table-cell table:style-name="ce10" table:formula="of:=SUM([.F164:.AK164])" office:value-type="currency" office:currency="EUR" office:value="60924.3" calcext:value-type="currency">
            <text:p>60.924,3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1"/>
          <table:table-cell office:value-type="float" office:value="5335.59" calcext:value-type="float">
            <text:p>5335,59</text:p>
          </table:table-cell>
          <table:table-cell office:value-type="float" office:value="9243.84" calcext:value-type="float">
            <text:p>9243,84</text:p>
          </table:table-cell>
          <table:table-cell/>
          <table:table-cell office:value-type="float" office:value="33078.44" calcext:value-type="float">
            <text:p>33078,44</text:p>
          </table:table-cell>
          <table:table-cell table:number-columns-repeated="3"/>
          <table:table-cell table:style-name="ce19"/>
          <table:table-cell table:number-columns-repeated="13"/>
          <table:table-cell table:style-name="ce10" table:formula="of:=SUM([.F165:.AK165])" office:value-type="currency" office:currency="EUR" office:value="47657.87" calcext:value-type="currency">
            <text:p>47.657,87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4"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2"/>
          <table:table-cell office:value-type="float" office:value="23849.31" calcext:value-type="float">
            <text:p>23849,31</text:p>
          </table:table-cell>
          <table:table-cell table:number-columns-repeated="5"/>
          <table:table-cell table:style-name="ce19"/>
          <table:table-cell table:number-columns-repeated="13"/>
          <table:table-cell table:style-name="ce10" table:formula="of:=SUM([.F166:.AK166])" office:value-type="currency" office:currency="EUR" office:value="23849.31" calcext:value-type="currency">
            <text:p>23.849,31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5"/>
          <table:table-cell office:value-type="float" office:value="148734.18" calcext:value-type="float">
            <text:p>148734,18</text:p>
          </table:table-cell>
          <table:table-cell office:value-type="float" office:value="2291173.06" calcext:value-type="float">
            <text:p>2291173,06</text:p>
          </table:table-cell>
          <table:table-cell office:value-type="float" office:value="397664.01" calcext:value-type="float">
            <text:p>397664,01</text:p>
          </table:table-cell>
          <table:table-cell office:value-type="float" office:value="1652185.53" calcext:value-type="float">
            <text:p>1652185,53</text:p>
          </table:table-cell>
          <table:table-cell office:value-type="float" office:value="944518" calcext:value-type="float">
            <text:p>944518</text:p>
          </table:table-cell>
          <table:table-cell office:value-type="float" office:value="11847753.45" calcext:value-type="float">
            <text:p>11847753,45</text:p>
          </table:table-cell>
          <table:table-cell table:number-columns-repeated="7"/>
          <table:table-cell table:style-name="ce19"/>
          <table:table-cell table:number-columns-repeated="13"/>
          <table:table-cell table:style-name="ce10" table:formula="of:=SUM([.F167:.AK167])" office:value-type="currency" office:currency="EUR" office:value="17282028.23" calcext:value-type="currency">
            <text:p>17.282.028,2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6"/>
          <table:table-cell office:value-type="float" office:value="1486366.66" calcext:value-type="float">
            <text:p>1486366,66</text:p>
          </table:table-cell>
          <table:table-cell office:value-type="float" office:value="398973.69" calcext:value-type="float">
            <text:p>398973,69</text:p>
          </table:table-cell>
          <table:table-cell office:value-type="float" office:value="1253365.25" calcext:value-type="float">
            <text:p>1253365,25</text:p>
          </table:table-cell>
          <table:table-cell office:value-type="float" office:value="1388264.24" calcext:value-type="float">
            <text:p>1388264,24</text:p>
          </table:table-cell>
          <table:table-cell office:value-type="float" office:value="11311226.92" calcext:value-type="float">
            <text:p>11311226,92</text:p>
          </table:table-cell>
          <table:table-cell table:number-columns-repeated="7"/>
          <table:table-cell table:style-name="ce19"/>
          <table:table-cell table:number-columns-repeated="13"/>
          <table:table-cell table:style-name="ce10" table:formula="of:=SUM([.F168:.AK168])" office:value-type="currency" office:currency="EUR" office:value="15838196.76" calcext:value-type="currency">
            <text:p>15.838.196,76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5"/>
          <table:table-cell office:value-type="float" office:value="22008.1" calcext:value-type="float">
            <text:p>22008,1</text:p>
          </table:table-cell>
          <table:table-cell office:value-type="float" office:value="413443.35" calcext:value-type="float">
            <text:p>413443,35</text:p>
          </table:table-cell>
          <table:table-cell table:number-columns-repeated="3"/>
          <table:table-cell office:value-type="float" office:value="3269323.28" calcext:value-type="float">
            <text:p>3269323,28</text:p>
          </table:table-cell>
          <table:table-cell table:number-columns-repeated="7"/>
          <table:table-cell table:style-name="ce19"/>
          <table:table-cell table:number-columns-repeated="13"/>
          <table:table-cell table:style-name="ce10" table:formula="of:=SUM([.F169:.AK169])" office:value-type="currency" office:currency="EUR" office:value="3704774.73" calcext:value-type="currency">
            <text:p>3.704.774,7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Izquierda Unida- Iniciativa per Catalunya Verds - Esquerra Unidad i Alternativa - Blouqe por Asturies: La Izquier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0"/>
          <table:table-cell office:value-type="float" office:value="1830590.63" calcext:value-type="float">
            <text:p>1830590,63</text:p>
          </table:table-cell>
          <table:table-cell table:number-columns-repeated="7"/>
          <table:table-cell table:style-name="ce19"/>
          <table:table-cell table:number-columns-repeated="13"/>
          <table:table-cell table:style-name="ce10" table:formula="of:=SUM([.F170:.AK170])" office:value-type="currency" office:currency="EUR" office:value="1830590.63" calcext:value-type="currency">
            <text:p>1.830.590,6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6"/>
          <table:table-cell office:value-type="float" office:value="61236.63" calcext:value-type="float">
            <text:p>61236,63</text:p>
          </table:table-cell>
          <table:table-cell table:number-columns-repeated="2"/>
          <table:table-cell office:value-type="float" office:value="1561643.66" calcext:value-type="float">
            <text:p>1561643,66</text:p>
          </table:table-cell>
          <table:table-cell table:number-columns-repeated="8"/>
          <table:table-cell table:style-name="ce19"/>
          <table:table-cell table:number-columns-repeated="13"/>
          <table:table-cell table:style-name="ce10" table:formula="of:=SUM([.F171:.AK171])" office:value-type="currency" office:currency="EUR" office:value="1622880.29" calcext:value-type="currency">
            <text:p>1.622.880,2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6"/>
          <table:table-cell office:value-type="float" office:value="414738.42" calcext:value-type="float">
            <text:p>414738,42</text:p>
          </table:table-cell>
          <table:table-cell office:value-type="float" office:value="750676.63" calcext:value-type="float">
            <text:p>750676,63</text:p>
          </table:table-cell>
          <table:table-cell/>
          <table:table-cell office:value-type="float" office:value="194861.73" calcext:value-type="float">
            <text:p>194861,73</text:p>
          </table:table-cell>
          <table:table-cell table:number-columns-repeated="8"/>
          <table:table-cell table:style-name="ce19"/>
          <table:table-cell table:number-columns-repeated="13"/>
          <table:table-cell table:style-name="ce10" table:formula="of:=SUM([.F172:.AK172])" office:value-type="currency" office:currency="EUR" office:value="1360276.78" calcext:value-type="currency">
            <text:p>1.360.276,78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6"/>
          <table:table-cell office:value-type="float" office:value="81961.95" calcext:value-type="float">
            <text:p>81961,95</text:p>
          </table:table-cell>
          <table:table-cell/>
          <table:table-cell office:value-type="float" office:value="957531.76" calcext:value-type="float">
            <text:p>957531,76</text:p>
          </table:table-cell>
          <table:table-cell table:number-columns-repeated="9"/>
          <table:table-cell table:style-name="ce19"/>
          <table:table-cell table:number-columns-repeated="13"/>
          <table:table-cell table:style-name="ce10" table:formula="of:=SUM([.F173:.AK173])" office:value-type="currency" office:currency="EUR" office:value="1039493.71" calcext:value-type="currency">
            <text:p>1.039.493,71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9"/>
          <table:table-cell office:value-type="float" office:value="100402.31" calcext:value-type="float">
            <text:p>100402,31</text:p>
          </table:table-cell>
          <table:table-cell office:value-type="float" office:value="715768.49" calcext:value-type="float">
            <text:p>715768,49</text:p>
          </table:table-cell>
          <table:table-cell table:number-columns-repeated="7"/>
          <table:table-cell table:style-name="ce19"/>
          <table:table-cell table:number-columns-repeated="13"/>
          <table:table-cell table:style-name="ce10" table:formula="of:=SUM([.F174:.AK174])" office:value-type="currency" office:currency="EUR" office:value="816170.8" calcext:value-type="currency">
            <text:p>816.170,8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5"/>
          <table:table-cell office:value-type="float" office:value="212507.46" calcext:value-type="float">
            <text:p>212507,46</text:p>
          </table:table-cell>
          <table:table-cell office:value-type="float" office:value="389370.54" calcext:value-type="float">
            <text:p>389370,54</text:p>
          </table:table-cell>
          <table:table-cell table:number-columns-repeated="11"/>
          <table:table-cell table:style-name="ce19"/>
          <table:table-cell table:number-columns-repeated="13"/>
          <table:table-cell table:style-name="ce10" table:formula="of:=SUM([.F175:.AK175])" office:value-type="currency" office:currency="EUR" office:value="601878" calcext:value-type="currency">
            <text:p>601.878,0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6"/>
          <table:table-cell office:value-type="float" office:value="16239.28" calcext:value-type="float">
            <text:p>16239,28</text:p>
          </table:table-cell>
          <table:table-cell table:number-columns-repeated="2"/>
          <table:table-cell office:value-type="float" office:value="500619.54" calcext:value-type="float">
            <text:p>500619,54</text:p>
          </table:table-cell>
          <table:table-cell table:number-columns-repeated="8"/>
          <table:table-cell table:style-name="ce19"/>
          <table:table-cell table:number-columns-repeated="13"/>
          <table:table-cell table:style-name="ce10" table:formula="of:=SUM([.F176:.AK176])" office:value-type="currency" office:currency="EUR" office:value="516858.82" calcext:value-type="currency">
            <text:p>516.858,82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5"/>
          <table:table-cell office:value-type="float" office:value="255066.14" calcext:value-type="float">
            <text:p>255066,14</text:p>
          </table:table-cell>
          <table:table-cell office:value-type="float" office:value="218240.11" calcext:value-type="float">
            <text:p>218240,11</text:p>
          </table:table-cell>
          <table:table-cell table:number-columns-repeated="11"/>
          <table:table-cell table:style-name="ce19"/>
          <table:table-cell table:number-columns-repeated="13"/>
          <table:table-cell table:style-name="ce10" table:formula="of:=SUM([.F177:.AK177])" office:value-type="currency" office:currency="EUR" office:value="473306.25" calcext:value-type="currency">
            <text:p>473.306,25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5"/>
          <table:table-cell office:value-type="float" office:value="168943.5" calcext:value-type="float">
            <text:p>168943,5</text:p>
          </table:table-cell>
          <table:table-cell office:value-type="float" office:value="127105.45" calcext:value-type="float">
            <text:p>127105,45</text:p>
          </table:table-cell>
          <table:table-cell table:number-columns-repeated="11"/>
          <table:table-cell table:style-name="ce19"/>
          <table:table-cell table:number-columns-repeated="13"/>
          <table:table-cell table:style-name="ce10" table:formula="of:=SUM([.F178:.AK178])" office:value-type="currency" office:currency="EUR" office:value="296048.95" calcext:value-type="currency">
            <text:p>296.048,95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6"/>
          <table:table-cell office:value-type="float" office:value="46862.4" calcext:value-type="float">
            <text:p>46862,4</text:p>
          </table:table-cell>
          <table:table-cell table:number-columns-repeated="2"/>
          <table:table-cell office:value-type="float" office:value="200586.59" calcext:value-type="float">
            <text:p>200586,59</text:p>
          </table:table-cell>
          <table:table-cell table:number-columns-repeated="8"/>
          <table:table-cell table:style-name="ce19"/>
          <table:table-cell table:number-columns-repeated="13"/>
          <table:table-cell table:style-name="ce10" table:formula="of:=SUM([.F179:.AK179])" office:value-type="currency" office:currency="EUR" office:value="247448.99" calcext:value-type="currency">
            <text:p>247.448,9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5"/>
          <table:table-cell office:value-type="float" office:value="142998.98" calcext:value-type="float">
            <text:p>142998,98</text:p>
          </table:table-cell>
          <table:table-cell office:value-type="float" office:value="26023.14" calcext:value-type="float">
            <text:p>26023,14</text:p>
          </table:table-cell>
          <table:table-cell table:number-columns-repeated="11"/>
          <table:table-cell table:style-name="ce19"/>
          <table:table-cell table:number-columns-repeated="13"/>
          <table:table-cell table:style-name="ce10" table:formula="of:=SUM([.F180:.AK180])" office:value-type="currency" office:currency="EUR" office:value="169022.12" calcext:value-type="currency">
            <text:p>169.022,12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6"/>
          <table:table-cell office:value-type="float" office:value="157800.55" calcext:value-type="float">
            <text:p>157800,55</text:p>
          </table:table-cell>
          <table:table-cell table:number-columns-repeated="11"/>
          <table:table-cell table:style-name="ce19"/>
          <table:table-cell table:number-columns-repeated="13"/>
          <table:table-cell table:style-name="ce10" table:formula="of:=SUM([.F181:.AK181])" office:value-type="currency" office:currency="EUR" office:value="157800.55" calcext:value-type="currency">
            <text:p>157.800,55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6"/>
          <table:table-cell office:value-type="float" office:value="22210.07" calcext:value-type="float">
            <text:p>22210,07</text:p>
          </table:table-cell>
          <table:table-cell table:number-columns-repeated="11"/>
          <table:table-cell table:style-name="ce19"/>
          <table:table-cell table:number-columns-repeated="13"/>
          <table:table-cell table:style-name="ce10" table:formula="of:=SUM([.F182:.AK182])" office:value-type="currency" office:currency="EUR" office:value="22210.07" calcext:value-type="currency">
            <text:p>22.210,07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6"/>
          <table:table-cell office:value-type="float" office:value="22038.95" calcext:value-type="float">
            <text:p>22038,95</text:p>
          </table:table-cell>
          <table:table-cell table:number-columns-repeated="11"/>
          <table:table-cell table:style-name="ce19"/>
          <table:table-cell table:number-columns-repeated="13"/>
          <table:table-cell table:style-name="ce10" table:formula="of:=SUM([.F183:.AK183])" office:value-type="currency" office:currency="EUR" office:value="22038.95" calcext:value-type="currency">
            <text:p>22.038,95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4" office:value-type="string" calcext:value-type="string">
            <text:p>Entesa Catalana de Progrè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6"/>
          <table:table-cell office:value-type="float" office:value="94.13" calcext:value-type="float">
            <text:p>94,13</text:p>
          </table:table-cell>
          <table:table-cell table:number-columns-repeated="11"/>
          <table:table-cell table:style-name="ce19"/>
          <table:table-cell table:number-columns-repeated="13"/>
          <table:table-cell table:style-name="ce10" table:formula="of:=SUM([.F184:.AK184])" office:value-type="currency" office:currency="EUR" office:value="94.13" calcext:value-type="currency">
            <text:p>94,1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13150515.17" calcext:value-type="float">
            <text:p>13150515,17</text:p>
          </table:table-cell>
          <table:table-cell office:value-type="float" office:value="2726204.47" calcext:value-type="float">
            <text:p>2726204,47</text:p>
          </table:table-cell>
          <table:table-cell office:value-type="float" office:value="7867363.76" calcext:value-type="float">
            <text:p>7867363,76</text:p>
          </table:table-cell>
          <table:table-cell/>
          <table:table-cell table:style-name="ce10" table:formula="of:=SUM([.F185:.AK185])" office:value-type="currency" office:currency="EUR" office:value="23744083.4" calcext:value-type="currency">
            <text:p>23.744.083,4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12503603.93" calcext:value-type="float">
            <text:p>12503603,93</text:p>
          </table:table-cell>
          <table:table-cell office:value-type="float" office:value="733996.12" calcext:value-type="float">
            <text:p>733996,12</text:p>
          </table:table-cell>
          <table:table-cell office:value-type="float" office:value="2386746.08" calcext:value-type="float">
            <text:p>2386746,08</text:p>
          </table:table-cell>
          <table:table-cell/>
          <table:table-cell table:style-name="ce10" table:formula="of:=SUM([.F186:.AK186])" office:value-type="currency" office:currency="EUR" office:value="15624346.13" calcext:value-type="currency">
            <text:p>15.624.346,1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/>
          <table:table-cell table:style-name="ce22"/>
          <table:table-cell table:style-name="ce20" table:number-columns-repeated="17"/>
          <table:table-cell table:style-name="ce19"/>
          <table:table-cell table:number-columns-repeated="5"/>
          <table:table-cell office:value-type="float" office:value="2813687.41" calcext:value-type="float">
            <text:p>2813687,41</text:p>
          </table:table-cell>
          <table:table-cell office:value-type="float" office:value="21034.5" calcext:value-type="float">
            <text:p>21034,5</text:p>
          </table:table-cell>
          <table:table-cell office:value-type="float" office:value="2243775.34" calcext:value-type="float">
            <text:p>2243775,34</text:p>
          </table:table-cell>
          <table:table-cell/>
          <table:table-cell table:style-name="ce10" table:formula="of:=SUM([.F187:.AK187])" office:value-type="currency" office:currency="EUR" office:value="5078497.25" calcext:value-type="currency">
            <text:p>5.078.497,25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7"/>
          <table:table-cell office:value-type="float" office:value="4847785.49" calcext:value-type="float">
            <text:p>4847785,49</text:p>
          </table:table-cell>
          <table:table-cell/>
          <table:table-cell table:style-name="ce10" table:formula="of:=SUM([.F188:.AK188])" office:value-type="currency" office:currency="EUR" office:value="4847785.49" calcext:value-type="currency">
            <text:p>4.847.785,4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1780368.31" calcext:value-type="float">
            <text:p>1780368,31</text:p>
          </table:table-cell>
          <table:table-cell office:value-type="float" office:value="68560.22" calcext:value-type="float">
            <text:p>68560,22</text:p>
          </table:table-cell>
          <table:table-cell office:value-type="float" office:value="2473201.82" calcext:value-type="float">
            <text:p>2473201,82</text:p>
          </table:table-cell>
          <table:table-cell/>
          <table:table-cell table:style-name="ce10" table:formula="of:=SUM([.F189:.AK189])" office:value-type="currency" office:currency="EUR" office:value="4322130.35" calcext:value-type="currency">
            <text:p>4.322.130,35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2463421.1" calcext:value-type="float">
            <text:p>2463421,1</text:p>
          </table:table-cell>
          <table:table-cell office:value-type="float" office:value="14905.56" calcext:value-type="float">
            <text:p>14905,56</text:p>
          </table:table-cell>
          <table:table-cell office:value-type="float" office:value="1081204.12" calcext:value-type="float">
            <text:p>1081204,12</text:p>
          </table:table-cell>
          <table:table-cell/>
          <table:table-cell table:style-name="ce10" table:formula="of:=SUM([.F190:.AK190])" office:value-type="currency" office:currency="EUR" office:value="3559530.78" calcext:value-type="currency">
            <text:p>3.559.530,78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/>
          <table:table-cell table:style-name="ce22"/>
          <table:table-cell table:style-name="ce20" table:number-columns-repeated="17"/>
          <table:table-cell table:style-name="ce19"/>
          <table:table-cell table:number-columns-repeated="5"/>
          <table:table-cell office:value-type="float" office:value="1036477.2" calcext:value-type="float">
            <text:p>1036477,2</text:p>
          </table:table-cell>
          <table:table-cell office:value-type="float" office:value="1189004.42" calcext:value-type="float">
            <text:p>1189004,42</text:p>
          </table:table-cell>
          <table:table-cell office:value-type="float" office:value="277454.35" calcext:value-type="float">
            <text:p>277454,35</text:p>
          </table:table-cell>
          <table:table-cell/>
          <table:table-cell table:style-name="ce10" table:formula="of:=SUM([.F191:.AK191])" office:value-type="currency" office:currency="EUR" office:value="2502935.97" calcext:value-type="currency">
            <text:p>2.502.935,97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549119.22" calcext:value-type="float">
            <text:p>549119,22</text:p>
          </table:table-cell>
          <table:table-cell office:value-type="float" office:value="2045.64" calcext:value-type="float">
            <text:p>2045,64</text:p>
          </table:table-cell>
          <table:table-cell office:value-type="float" office:value="1428620.85" calcext:value-type="float">
            <text:p>1428620,85</text:p>
          </table:table-cell>
          <table:table-cell/>
          <table:table-cell table:style-name="ce10" table:formula="of:=SUM([.F192:.AK192])" office:value-type="currency" office:currency="EUR" office:value="1979785.71" calcext:value-type="currency">
            <text:p>1.979.785,71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757161.27" calcext:value-type="float">
            <text:p>757161,27</text:p>
          </table:table-cell>
          <table:table-cell office:value-type="float" office:value="405762.04" calcext:value-type="float">
            <text:p>405762,04</text:p>
          </table:table-cell>
          <table:table-cell office:value-type="float" office:value="540934.85" calcext:value-type="float">
            <text:p>540934,85</text:p>
          </table:table-cell>
          <table:table-cell/>
          <table:table-cell table:style-name="ce10" table:formula="of:=SUM([.F193:.AK193])" office:value-type="currency" office:currency="EUR" office:value="1703858.16" calcext:value-type="currency">
            <text:p>1.703.858,16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1066899.08" calcext:value-type="float">
            <text:p>1066899,08</text:p>
          </table:table-cell>
          <table:table-cell office:value-type="float" office:value="162434.14" calcext:value-type="float">
            <text:p>162434,14</text:p>
          </table:table-cell>
          <table:table-cell office:value-type="float" office:value="101679.37" calcext:value-type="float">
            <text:p>101679,37</text:p>
          </table:table-cell>
          <table:table-cell/>
          <table:table-cell table:style-name="ce10" table:formula="of:=SUM([.F194:.AK194])" office:value-type="currency" office:currency="EUR" office:value="1331012.59" calcext:value-type="currency">
            <text:p>1.331.012,5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/>
          <table:table-cell table:style-name="ce22"/>
          <table:table-cell table:style-name="ce20" table:number-columns-repeated="17"/>
          <table:table-cell table:style-name="ce19"/>
          <table:table-cell table:number-columns-repeated="6"/>
          <table:table-cell office:value-type="float" office:value="906950" calcext:value-type="float">
            <text:p>906950</text:p>
          </table:table-cell>
          <table:table-cell office:value-type="float" office:value="309132.91" calcext:value-type="float">
            <text:p>309132,91</text:p>
          </table:table-cell>
          <table:table-cell/>
          <table:table-cell table:style-name="ce10" table:formula="of:=SUM([.F195:.AK195])" office:value-type="currency" office:currency="EUR" office:value="1216082.91" calcext:value-type="currency">
            <text:p>1.216.082,91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829251.85" calcext:value-type="float">
            <text:p>829251,85</text:p>
          </table:table-cell>
          <table:table-cell office:value-type="float" office:value="59577.2" calcext:value-type="float">
            <text:p>59577,2</text:p>
          </table:table-cell>
          <table:table-cell office:value-type="float" office:value="198983.68" calcext:value-type="float">
            <text:p>198983,68</text:p>
          </table:table-cell>
          <table:table-cell/>
          <table:table-cell table:style-name="ce10" table:formula="of:=SUM([.F196:.AK196])" office:value-type="currency" office:currency="EUR" office:value="1087812.73" calcext:value-type="currency">
            <text:p>1.087.812,7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354135.02" calcext:value-type="float">
            <text:p>354135,02</text:p>
          </table:table-cell>
          <table:table-cell/>
          <table:table-cell office:value-type="float" office:value="392732.12" calcext:value-type="float">
            <text:p>392732,12</text:p>
          </table:table-cell>
          <table:table-cell/>
          <table:table-cell table:style-name="ce10" table:formula="of:=SUM([.F197:.AK197])" office:value-type="currency" office:currency="EUR" office:value="746867.14" calcext:value-type="currency">
            <text:p>746.867,14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593732.26" calcext:value-type="float">
            <text:p>593732,26</text:p>
          </table:table-cell>
          <table:table-cell office:value-type="float" office:value="60000" calcext:value-type="float">
            <text:p>60000</text:p>
          </table:table-cell>
          <table:table-cell office:value-type="float" office:value="53922.15" calcext:value-type="float">
            <text:p>53922,15</text:p>
          </table:table-cell>
          <table:table-cell/>
          <table:table-cell table:style-name="ce10" table:formula="of:=SUM([.F198:.AK198])" office:value-type="currency" office:currency="EUR" office:value="707654.41" calcext:value-type="currency">
            <text:p>707.654,41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Partic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/>
          <table:table-cell table:style-name="ce22"/>
          <table:table-cell table:style-name="ce20" table:number-columns-repeated="17"/>
          <table:table-cell table:style-name="ce19"/>
          <table:table-cell table:number-columns-repeated="5"/>
          <table:table-cell office:value-type="float" office:value="157243.34" calcext:value-type="float">
            <text:p>157243,34</text:p>
          </table:table-cell>
          <table:table-cell office:value-type="float" office:value="26410" calcext:value-type="float">
            <text:p>26410</text:p>
          </table:table-cell>
          <table:table-cell office:value-type="float" office:value="456243.95" calcext:value-type="float">
            <text:p>456243,95</text:p>
          </table:table-cell>
          <table:table-cell/>
          <table:table-cell table:style-name="ce10" table:formula="of:=SUM([.F199:.AK199])" office:value-type="currency" office:currency="EUR" office:value="639897.29" calcext:value-type="currency">
            <text:p>639.897,2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Alternatiba Eraiktizen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502469.19" calcext:value-type="float">
            <text:p>502469,19</text:p>
          </table:table-cell>
          <table:table-cell/>
          <table:table-cell office:value-type="float" office:value="4734.06" calcext:value-type="float">
            <text:p>4734,06</text:p>
          </table:table-cell>
          <table:table-cell/>
          <table:table-cell table:style-name="ce10" table:formula="of:=SUM([.F200:.AK200])" office:value-type="currency" office:currency="EUR" office:value="507203.25" calcext:value-type="currency">
            <text:p>507.203,25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Chunta Aragonesist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138958.63" calcext:value-type="float">
            <text:p>138958,63</text:p>
          </table:table-cell>
          <table:table-cell/>
          <table:table-cell office:value-type="float" office:value="147284.96" calcext:value-type="float">
            <text:p>147284,96</text:p>
          </table:table-cell>
          <table:table-cell/>
          <table:table-cell table:style-name="ce10" table:formula="of:=SUM([.F201:.AK201])" office:value-type="currency" office:currency="EUR" office:value="286243.59" calcext:value-type="currency">
            <text:p>286.243,5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/>
          <table:table-cell table:style-name="ce22"/>
          <table:table-cell table:style-name="ce20" table:number-columns-repeated="17"/>
          <table:table-cell table:style-name="ce19"/>
          <table:table-cell table:number-columns-repeated="5"/>
          <table:table-cell office:value-type="float" office:value="159054.53" calcext:value-type="float">
            <text:p>159054,53</text:p>
          </table:table-cell>
          <table:table-cell office:value-type="float" office:value="6600" calcext:value-type="float">
            <text:p>6600</text:p>
          </table:table-cell>
          <table:table-cell office:value-type="float" office:value="20519.69" calcext:value-type="float">
            <text:p>20519,69</text:p>
          </table:table-cell>
          <table:table-cell/>
          <table:table-cell table:style-name="ce10" table:formula="of:=SUM([.F202:.AK202])" office:value-type="currency" office:currency="EUR" office:value="186174.22" calcext:value-type="currency">
            <text:p>186.174,22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Ezker Batua Berdeak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37053.04" calcext:value-type="float">
            <text:p>37053,04</text:p>
          </table:table-cell>
          <table:table-cell/>
          <table:table-cell office:value-type="float" office:value="147143.87" calcext:value-type="float">
            <text:p>147143,87</text:p>
          </table:table-cell>
          <table:table-cell/>
          <table:table-cell table:style-name="ce10" table:formula="of:=SUM([.F203:.AK203])" office:value-type="currency" office:currency="EUR" office:value="184196.91" calcext:value-type="currency">
            <text:p>184.196,91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Foro de Ciudadano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125031.5" calcext:value-type="float">
            <text:p>125031,5</text:p>
          </table:table-cell>
          <table:table-cell office:value-type="float" office:value="24252" calcext:value-type="float">
            <text:p>24252</text:p>
          </table:table-cell>
          <table:table-cell office:value-type="float" office:value="14645" calcext:value-type="float">
            <text:p>14645</text:p>
          </table:table-cell>
          <table:table-cell/>
          <table:table-cell table:style-name="ce10" table:formula="of:=SUM([.F204:.AK204])" office:value-type="currency" office:currency="EUR" office:value="163928.5" calcext:value-type="currency">
            <text:p>163.928,5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Bloc Nacionalista Venlenciá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76040.34" calcext:value-type="float">
            <text:p>76040,34</text:p>
          </table:table-cell>
          <table:table-cell/>
          <table:table-cell office:value-type="float" office:value="67965.22" calcext:value-type="float">
            <text:p>67965,22</text:p>
          </table:table-cell>
          <table:table-cell/>
          <table:table-cell table:style-name="ce10" table:formula="of:=SUM([.F205:.AK205])" office:value-type="currency" office:currency="EUR" office:value="144005.56" calcext:value-type="currency">
            <text:p>144.005,56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Esquerra Unida i Alternativ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/>
          <table:table-cell table:style-name="ce22"/>
          <table:table-cell table:style-name="ce20" table:number-columns-repeated="17"/>
          <table:table-cell table:style-name="ce19"/>
          <table:table-cell table:number-columns-repeated="5"/>
          <table:table-cell office:value-type="float" office:value="113423.15" calcext:value-type="float">
            <text:p>113423,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0" table:formula="of:=SUM([.F206:.AK206])" office:value-type="currency" office:currency="EUR" office:value="113423.15" calcext:value-type="currency">
            <text:p>113.423,15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67451" calcext:value-type="float">
            <text:p>67451</text:p>
          </table:table-cell>
          <table:table-cell/>
          <table:table-cell office:value-type="float" office:value="26878.65" calcext:value-type="float">
            <text:p>26878,65</text:p>
          </table:table-cell>
          <table:table-cell/>
          <table:table-cell table:style-name="ce10" table:formula="of:=SUM([.F207:.AK207])" office:value-type="currency" office:currency="EUR" office:value="94329.65" calcext:value-type="currency">
            <text:p>94.329,65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Nueva Canaria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/>
          <table:table-cell table:style-name="ce22"/>
          <table:table-cell table:style-name="ce20" table:number-columns-repeated="17"/>
          <table:table-cell table:style-name="ce19"/>
          <table:table-cell table:number-columns-repeated="5"/>
          <table:table-cell office:value-type="float" office:value="74495.19" calcext:value-type="float">
            <text:p>74495,19</text:p>
          </table:table-cell>
          <table:table-cell/>
          <table:table-cell office:value-type="float" office:value="201.440000000002" calcext:value-type="float">
            <text:p>201,44</text:p>
          </table:table-cell>
          <table:table-cell/>
          <table:table-cell table:style-name="ce10" table:formula="of:=SUM([.F208:.AK208])" office:value-type="currency" office:currency="EUR" office:value="74696.63" calcext:value-type="currency">
            <text:p>74.696,6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74634.14" calcext:value-type="float">
            <text:p>74634,1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0" table:formula="of:=SUM([.F209:.AK209])" office:value-type="currency" office:currency="EUR" office:value="74634.14" calcext:value-type="currency">
            <text:p>74.634,14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Geroa Bai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6"/>
          <table:table-cell office:value-type="float" office:value="6600" calcext:value-type="float">
            <text:p>6600</text:p>
          </table:table-cell>
          <table:table-cell office:value-type="float" office:value="20.2600000000002" calcext:value-type="float">
            <text:p>20,26</text:p>
          </table:table-cell>
          <table:table-cell/>
          <table:table-cell table:style-name="ce10" table:formula="of:=SUM([.F210:.AK210])" office:value-type="currency" office:currency="EUR" office:value="6620.26" calcext:value-type="currency">
            <text:p>6.620,26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Amaiu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0" table:formula="of:=SUM([.F211:.AK211])" office:value-type="currency" office:currency="EUR" office:value="0" calcext:value-type="currency">
            <text:p>0,0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Bloc-Inicitaiva-Verds: Coalició Compromí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0" table:formula="of:=SUM([.F212:.AK212])" office:value-type="currency" office:currency="EUR" office:value="0" calcext:value-type="currency">
            <text:p>0,0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Bloc- Iniciativa-Verds-Equo: Coaliciò Compromís-Q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0" table:formula="of:=SUM([.F213:.AK213])" office:value-type="currency" office:currency="EUR" office:value="0" calcext:value-type="currency">
            <text:p>0,0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Euskal Herria Bildu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/>
          <table:table-cell table:style-name="ce22"/>
          <table:table-cell table:style-name="ce20" table:number-columns-repeated="17"/>
          <table:table-cell table:style-name="ce19"/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0" table:formula="of:=SUM([.F214:.AK214])" office:value-type="currency" office:currency="EUR" office:value="0" calcext:value-type="currency">
            <text:p>0,0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18032378.04" calcext:value-type="float">
            <text:p>18032378,04</text:p>
          </table:table-cell>
          <table:table-cell office:value-type="float" office:value="2908251.86" calcext:value-type="float">
            <text:p>2908251,86</text:p>
          </table:table-cell>
          <table:table-cell office:value-type="float" office:value="1833015.08" calcext:value-type="float">
            <text:p>1833015,08</text:p>
          </table:table-cell>
          <table:table-cell/>
          <table:table-cell table:style-name="ce10" table:formula="of:=SUM([.F215:.AK215])" office:value-type="currency" office:currency="EUR" office:value="22773644.98" calcext:value-type="currency">
            <text:p>22.773.644,98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/>
          <table:table-cell table:style-name="ce22"/>
          <table:table-cell table:style-name="ce20" table:number-columns-repeated="17"/>
          <table:table-cell table:style-name="ce19"/>
          <table:table-cell table:number-columns-repeated="5"/>
          <table:table-cell office:value-type="float" office:value="12078165.31" calcext:value-type="float">
            <text:p>12078165,31</text:p>
          </table:table-cell>
          <table:table-cell office:value-type="float" office:value="2145070.55" calcext:value-type="float">
            <text:p>2145070,55</text:p>
          </table:table-cell>
          <table:table-cell office:value-type="float" office:value="1776137.39" calcext:value-type="float">
            <text:p>1776137,39</text:p>
          </table:table-cell>
          <table:table-cell/>
          <table:table-cell table:style-name="ce10" table:formula="of:=SUM([.F216:.AK216])" office:value-type="currency" office:currency="EUR" office:value="15999373.25" calcext:value-type="currency">
            <text:p>15.999.373,25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1965435.73" calcext:value-type="float">
            <text:p>1965435,73</text:p>
          </table:table-cell>
          <table:table-cell office:value-type="float" office:value="120702.88" calcext:value-type="float">
            <text:p>120702,88</text:p>
          </table:table-cell>
          <table:table-cell office:value-type="float" office:value="5434684.08" calcext:value-type="float">
            <text:p>5434684,08</text:p>
          </table:table-cell>
          <table:table-cell/>
          <table:table-cell table:style-name="ce10" table:formula="of:=SUM([.F217:.AK217])" office:value-type="currency" office:currency="EUR" office:value="7520822.69" calcext:value-type="currency">
            <text:p>7.520.822,6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3115007.44" calcext:value-type="float">
            <text:p>3115007,44</text:p>
          </table:table-cell>
          <table:table-cell office:value-type="float" office:value="50484" calcext:value-type="float">
            <text:p>50484</text:p>
          </table:table-cell>
          <table:table-cell office:value-type="float" office:value="2881741.57" calcext:value-type="float">
            <text:p>2881741,57</text:p>
          </table:table-cell>
          <table:table-cell/>
          <table:table-cell table:style-name="ce10" table:formula="of:=SUM([.F218:.AK218])" office:value-type="currency" office:currency="EUR" office:value="6047233.01" calcext:value-type="currency">
            <text:p>6.047.233,01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1631873" calcext:value-type="float">
            <text:p>1631873</text:p>
          </table:table-cell>
          <table:table-cell office:value-type="float" office:value="123704.68" calcext:value-type="float">
            <text:p>123704,68</text:p>
          </table:table-cell>
          <table:table-cell office:value-type="float" office:value="1105285.19" calcext:value-type="float">
            <text:p>1105285,19</text:p>
          </table:table-cell>
          <table:table-cell/>
          <table:table-cell table:style-name="ce10" table:formula="of:=SUM([.F219:.AK219])" office:value-type="currency" office:currency="EUR" office:value="2860862.87" calcext:value-type="currency">
            <text:p>2.860.862,87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1127244.95" calcext:value-type="float">
            <text:p>1127244,95</text:p>
          </table:table-cell>
          <table:table-cell office:value-type="float" office:value="1351846.46" calcext:value-type="float">
            <text:p>1351846,46</text:p>
          </table:table-cell>
          <table:table-cell office:value-type="float" office:value="286727.36" calcext:value-type="float">
            <text:p>286727,36</text:p>
          </table:table-cell>
          <table:table-cell/>
          <table:table-cell table:style-name="ce10" table:formula="of:=SUM([.F220:.AK220])" office:value-type="currency" office:currency="EUR" office:value="2765818.77" calcext:value-type="currency">
            <text:p>2.765.818,77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895158.62" calcext:value-type="float">
            <text:p>895158,62</text:p>
          </table:table-cell>
          <table:table-cell office:value-type="float" office:value="69676.83" calcext:value-type="float">
            <text:p>69676,83</text:p>
          </table:table-cell>
          <table:table-cell office:value-type="float" office:value="1462554.74" calcext:value-type="float">
            <text:p>1462554,74</text:p>
          </table:table-cell>
          <table:table-cell/>
          <table:table-cell table:style-name="ce10" table:formula="of:=SUM([.F221:.AK221])" office:value-type="currency" office:currency="EUR" office:value="2427390.19" calcext:value-type="currency">
            <text:p>2.427.390,1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/>
          <table:table-cell table:style-name="ce22"/>
          <table:table-cell table:style-name="ce20" table:number-columns-repeated="17"/>
          <table:table-cell table:style-name="ce19"/>
          <table:table-cell table:number-columns-repeated="5"/>
          <table:table-cell office:value-type="float" office:value="913139.3" calcext:value-type="float">
            <text:p>913139,3</text:p>
          </table:table-cell>
          <table:table-cell office:value-type="float" office:value="497135.99" calcext:value-type="float">
            <text:p>497135,99</text:p>
          </table:table-cell>
          <table:table-cell office:value-type="float" office:value="691559.06" calcext:value-type="float">
            <text:p>691559,06</text:p>
          </table:table-cell>
          <table:table-cell/>
          <table:table-cell table:style-name="ce10" table:formula="of:=SUM([.F222:.AK222])" office:value-type="currency" office:currency="EUR" office:value="2101834.35" calcext:value-type="currency">
            <text:p>2.101.834,35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/>
          <table:table-cell table:style-name="ce22"/>
          <table:table-cell table:style-name="ce20" table:number-columns-repeated="17"/>
          <table:table-cell table:style-name="ce19"/>
          <table:table-cell table:number-columns-repeated="5"/>
          <table:table-cell office:value-type="float" office:value="310075" calcext:value-type="float">
            <text:p>310075</text:p>
          </table:table-cell>
          <table:table-cell office:value-type="float" office:value="627450" calcext:value-type="float">
            <text:p>627450</text:p>
          </table:table-cell>
          <table:table-cell office:value-type="float" office:value="843977.27" calcext:value-type="float">
            <text:p>843977,27</text:p>
          </table:table-cell>
          <table:table-cell/>
          <table:table-cell table:style-name="ce10" table:formula="of:=SUM([.F223:.AK223])" office:value-type="currency" office:currency="EUR" office:value="1781502.27" calcext:value-type="currency">
            <text:p>1.781.502,27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/>
          <table:table-cell table:style-name="ce22"/>
          <table:table-cell table:style-name="ce20" table:number-columns-repeated="17"/>
          <table:table-cell table:style-name="ce19"/>
          <table:table-cell table:number-columns-repeated="5"/>
          <table:table-cell office:value-type="float" office:value="1039982.98" calcext:value-type="float">
            <text:p>1039982,98</text:p>
          </table:table-cell>
          <table:table-cell office:value-type="float" office:value="132232.82" calcext:value-type="float">
            <text:p>132232,82</text:p>
          </table:table-cell>
          <table:table-cell office:value-type="float" office:value="95858.0899999999" calcext:value-type="float">
            <text:p>95858,0899999999</text:p>
          </table:table-cell>
          <table:table-cell/>
          <table:table-cell table:style-name="ce10" table:formula="of:=SUM([.F224:.AK224])" office:value-type="currency" office:currency="EUR" office:value="1268073.89" calcext:value-type="currency">
            <text:p>1.268.073,8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247155.33" calcext:value-type="float">
            <text:p>247155,33</text:p>
          </table:table-cell>
          <table:table-cell/>
          <table:table-cell office:value-type="float" office:value="1010279.7" calcext:value-type="float">
            <text:p>1010279,7</text:p>
          </table:table-cell>
          <table:table-cell/>
          <table:table-cell table:style-name="ce10" table:formula="of:=SUM([.F225:.AK225])" office:value-type="currency" office:currency="EUR" office:value="1257435.03" calcext:value-type="currency">
            <text:p>1.257.435,0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149374.94" calcext:value-type="float">
            <text:p>149374,94</text:p>
          </table:table-cell>
          <table:table-cell office:value-type="float" office:value="18553" calcext:value-type="float">
            <text:p>18553</text:p>
          </table:table-cell>
          <table:table-cell office:value-type="float" office:value="395537.03" calcext:value-type="float">
            <text:p>395537,03</text:p>
          </table:table-cell>
          <table:table-cell/>
          <table:table-cell table:style-name="ce10" table:formula="of:=SUM([.F226:.AK226])" office:value-type="currency" office:currency="EUR" office:value="563464.97" calcext:value-type="currency">
            <text:p>563.464,97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Foro de Ciudadanos 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154168.05" calcext:value-type="float">
            <text:p>154168,05</text:p>
          </table:table-cell>
          <table:table-cell office:value-type="float" office:value="311212.67" calcext:value-type="float">
            <text:p>311212,67</text:p>
          </table:table-cell>
          <table:table-cell office:value-type="float" office:value="21209.2" calcext:value-type="float">
            <text:p>21209,2</text:p>
          </table:table-cell>
          <table:table-cell/>
          <table:table-cell table:style-name="ce10" table:formula="of:=SUM([.F227:.AK227])" office:value-type="currency" office:currency="EUR" office:value="486589.92" calcext:value-type="currency">
            <text:p>486.589,92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/>
          <table:table-cell table:style-name="ce22"/>
          <table:table-cell table:style-name="ce20" table:number-columns-repeated="17"/>
          <table:table-cell table:style-name="ce19"/>
          <table:table-cell table:number-columns-repeated="5"/>
          <table:table-cell office:value-type="float" office:value="346622.59" calcext:value-type="float">
            <text:p>346622,59</text:p>
          </table:table-cell>
          <table:table-cell office:value-type="float" office:value="2045.64" calcext:value-type="float">
            <text:p>2045,64</text:p>
          </table:table-cell>
          <table:table-cell office:value-type="float" office:value="111479.61" calcext:value-type="float">
            <text:p>111479,61</text:p>
          </table:table-cell>
          <table:table-cell/>
          <table:table-cell table:style-name="ce10" table:formula="of:=SUM([.F228:.AK228])" office:value-type="currency" office:currency="EUR" office:value="460147.84" calcext:value-type="currency">
            <text:p>460.147,84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Chunta Aragonesista 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185077.64" calcext:value-type="float">
            <text:p>185077,64</text:p>
          </table:table-cell>
          <table:table-cell/>
          <table:table-cell office:value-type="float" office:value="202490.65" calcext:value-type="float">
            <text:p>202490,65</text:p>
          </table:table-cell>
          <table:table-cell/>
          <table:table-cell table:style-name="ce10" table:formula="of:=SUM([.F229:.AK229])" office:value-type="currency" office:currency="EUR" office:value="387568.29" calcext:value-type="currency">
            <text:p>387.568,2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Bloc Nacionalista de Valencia 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314342.94" calcext:value-type="float">
            <text:p>314342,94</text:p>
          </table:table-cell>
          <table:table-cell/>
          <table:table-cell office:value-type="float" office:value="49323.43" calcext:value-type="float">
            <text:p>49323,43</text:p>
          </table:table-cell>
          <table:table-cell/>
          <table:table-cell table:style-name="ce10" table:formula="of:=SUM([.F230:.AK230])" office:value-type="currency" office:currency="EUR" office:value="363666.37" calcext:value-type="currency">
            <text:p>363.666,37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224762.71" calcext:value-type="float">
            <text:p>224762,71</text:p>
          </table:table-cell>
          <table:table-cell office:value-type="float" office:value="6362.26" calcext:value-type="float">
            <text:p>6362,26</text:p>
          </table:table-cell>
          <table:table-cell office:value-type="float" office:value="76772.82" calcext:value-type="float">
            <text:p>76772,82</text:p>
          </table:table-cell>
          <table:table-cell/>
          <table:table-cell table:style-name="ce10" table:formula="of:=SUM([.F231:.AK231])" office:value-type="currency" office:currency="EUR" office:value="307897.79" calcext:value-type="currency">
            <text:p>307.897,7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107658.13" calcext:value-type="float">
            <text:p>107658,13</text:p>
          </table:table-cell>
          <table:table-cell office:value-type="float" office:value="144580" calcext:value-type="float">
            <text:p>144580</text:p>
          </table:table-cell>
          <table:table-cell office:value-type="float" office:value="52116.68" calcext:value-type="float">
            <text:p>52116,68</text:p>
          </table:table-cell>
          <table:table-cell/>
          <table:table-cell table:style-name="ce10" table:formula="of:=SUM([.F232:.AK232])" office:value-type="currency" office:currency="EUR" office:value="304354.81" calcext:value-type="currency">
            <text:p>304.354,81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/>
          <table:table-cell table:style-name="ce22"/>
          <table:table-cell table:style-name="ce20" table:number-columns-repeated="17"/>
          <table:table-cell table:style-name="ce19"/>
          <table:table-cell table:number-columns-repeated="6"/>
          <table:table-cell office:value-type="float" office:value="250000" calcext:value-type="float">
            <text:p>250000</text:p>
          </table:table-cell>
          <table:table-cell office:value-type="float" office:value="100.179999999993" calcext:value-type="float">
            <text:p>100,18</text:p>
          </table:table-cell>
          <table:table-cell/>
          <table:table-cell table:style-name="ce10" table:formula="of:=SUM([.F233:.AK233])" office:value-type="currency" office:currency="EUR" office:value="250100.18" calcext:value-type="currency">
            <text:p>250.100,18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235229.28" calcext:value-type="float">
            <text:p>235229,28</text:p>
          </table:table-cell>
          <table:table-cell/>
          <table:table-cell office:value-type="float" office:value="8079.42000000001" calcext:value-type="float">
            <text:p>8079,42</text:p>
          </table:table-cell>
          <table:table-cell/>
          <table:table-cell table:style-name="ce10" table:formula="of:=SUM([.F234:.AK234])" office:value-type="currency" office:currency="EUR" office:value="243308.7" calcext:value-type="currency">
            <text:p>243.308,7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126787.09" calcext:value-type="float">
            <text:p>126787,09</text:p>
          </table:table-cell>
          <table:table-cell office:value-type="float" office:value="4240" calcext:value-type="float">
            <text:p>4240</text:p>
          </table:table-cell>
          <table:table-cell office:value-type="float" office:value="111097.28" calcext:value-type="float">
            <text:p>111097,28</text:p>
          </table:table-cell>
          <table:table-cell/>
          <table:table-cell table:style-name="ce10" table:formula="of:=SUM([.F235:.AK235])" office:value-type="currency" office:currency="EUR" office:value="242124.37" calcext:value-type="currency">
            <text:p>242.124,37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70053" calcext:value-type="float">
            <text:p>70053</text:p>
          </table:table-cell>
          <table:table-cell/>
          <table:table-cell office:value-type="float" office:value="31360.97" calcext:value-type="float">
            <text:p>31360,97</text:p>
          </table:table-cell>
          <table:table-cell/>
          <table:table-cell table:style-name="ce10" table:formula="of:=SUM([.F236:.AK236])" office:value-type="currency" office:currency="EUR" office:value="101413.97" calcext:value-type="currency">
            <text:p>101.413,97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7"/>
          <table:table-cell office:value-type="float" office:value="21252.72" calcext:value-type="float">
            <text:p>21252,72</text:p>
          </table:table-cell>
          <table:table-cell/>
          <table:table-cell table:style-name="ce10" table:formula="of:=SUM([.F237:.AK237])" office:value-type="currency" office:currency="EUR" office:value="21252.72" calcext:value-type="currency">
            <text:p>21.252,72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7"/>
          <table:table-cell office:value-type="float" office:value="3303.89" calcext:value-type="float">
            <text:p>3303,89</text:p>
          </table:table-cell>
          <table:table-cell/>
          <table:table-cell table:style-name="ce10" table:formula="of:=SUM([.F238:.AK238])" office:value-type="currency" office:currency="EUR" office:value="3303.89" calcext:value-type="currency">
            <text:p>3.303,8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/>
          <table:table-cell table:style-name="ce22"/>
          <table:table-cell table:style-name="ce20" table:number-columns-repeated="17"/>
          <table:table-cell table:style-name="ce19"/>
          <table:table-cell table:number-columns-repeated="7"/>
          <table:table-cell office:value-type="float" office:value="1199.32" calcext:value-type="float">
            <text:p>1199,32</text:p>
          </table:table-cell>
          <table:table-cell/>
          <table:table-cell table:style-name="ce10" table:formula="of:=SUM([.F239:.AK239])" office:value-type="currency" office:currency="EUR" office:value="1199.32" calcext:value-type="currency">
            <text:p>1.199,32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Amaiu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0" table:formula="of:=SUM([.F240:.AK240])" office:value-type="currency" office:currency="EUR" office:value="0" calcext:value-type="currency">
            <text:p>0,0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Bloc-Iniciativa-Verds-Equo-Coalició Compromí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0" table:formula="of:=SUM([.F241:.AK241])" office:value-type="currency" office:currency="EUR" office:value="0" calcext:value-type="currency">
            <text:p>0,0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Bloc-Iniciativa-Verds:Coalició Compromí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/>
          <table:table-cell table:style-name="ce22"/>
          <table:table-cell table:style-name="ce20" table:number-columns-repeated="17"/>
          <table:table-cell table:style-name="ce19"/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0" table:formula="of:=SUM([.F242:.AK242])" office:value-type="currency" office:currency="EUR" office:value="0" calcext:value-type="currency">
            <text:p>0,0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Geroa Bai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0" table:formula="of:=SUM([.F243:.AK243])" office:value-type="currency" office:currency="EUR" office:value="0" calcext:value-type="currency">
            <text:p>0,0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16384495.37" calcext:value-type="float">
            <text:p>16384495,37</text:p>
          </table:table-cell>
          <table:table-cell office:value-type="float" office:value="3030914.83" calcext:value-type="float">
            <text:p>3030914,83</text:p>
          </table:table-cell>
          <table:table-cell office:value-type="float" office:value="3455152.82" calcext:value-type="float">
            <text:p>3455152,82</text:p>
          </table:table-cell>
          <table:table-cell/>
          <table:table-cell table:style-name="ce10" table:formula="of:=SUM([.F244:.AK244])" office:value-type="currency" office:currency="EUR" office:value="22870563.02" calcext:value-type="currency">
            <text:p>22.870.563,02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11265509.89" calcext:value-type="float">
            <text:p>11265509,89</text:p>
          </table:table-cell>
          <table:table-cell office:value-type="float" office:value="537679.1" calcext:value-type="float">
            <text:p>537679,1</text:p>
          </table:table-cell>
          <table:table-cell office:value-type="float" office:value="1350063.43" calcext:value-type="float">
            <text:p>1350063,43</text:p>
          </table:table-cell>
          <table:table-cell/>
          <table:table-cell table:style-name="ce10" table:formula="of:=SUM([.F245:.AK245])" office:value-type="currency" office:currency="EUR" office:value="13153252.42" calcext:value-type="currency">
            <text:p>13.153.252,42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/>
          <table:table-cell table:style-name="ce22"/>
          <table:table-cell table:style-name="ce20" table:number-columns-repeated="17"/>
          <table:table-cell table:style-name="ce19"/>
          <table:table-cell table:number-columns-repeated="5"/>
          <table:table-cell office:value-type="float" office:value="2236866.17" calcext:value-type="float">
            <text:p>2236866,17</text:p>
          </table:table-cell>
          <table:table-cell office:value-type="float" office:value="37245.62" calcext:value-type="float">
            <text:p>37245,62</text:p>
          </table:table-cell>
          <table:table-cell office:value-type="float" office:value="5497493.15" calcext:value-type="float">
            <text:p>5497493,15</text:p>
          </table:table-cell>
          <table:table-cell/>
          <table:table-cell table:style-name="ce10" table:formula="of:=SUM([.F246:.AK246])" office:value-type="currency" office:currency="EUR" office:value="7771604.94" calcext:value-type="currency">
            <text:p>7.771.604,94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2903044.64" calcext:value-type="float">
            <text:p>2903044,64</text:p>
          </table:table-cell>
          <table:table-cell office:value-type="float" office:value="142254.99" calcext:value-type="float">
            <text:p>142254,99</text:p>
          </table:table-cell>
          <table:table-cell office:value-type="float" office:value="3957257.81" calcext:value-type="float">
            <text:p>3957257,81</text:p>
          </table:table-cell>
          <table:table-cell/>
          <table:table-cell table:style-name="ce10" table:formula="of:=SUM([.F247:.AK247])" office:value-type="currency" office:currency="EUR" office:value="7002557.44" calcext:value-type="currency">
            <text:p>7.002.557,44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1167830.39" calcext:value-type="float">
            <text:p>1167830,39</text:p>
          </table:table-cell>
          <table:table-cell office:value-type="float" office:value="1722971.67" calcext:value-type="float">
            <text:p>1722971,67</text:p>
          </table:table-cell>
          <table:table-cell office:value-type="float" office:value="305192" calcext:value-type="float">
            <text:p>305192</text:p>
          </table:table-cell>
          <table:table-cell/>
          <table:table-cell table:style-name="ce10" table:formula="of:=SUM([.F248:.AK248])" office:value-type="currency" office:currency="EUR" office:value="3195994.06" calcext:value-type="currency">
            <text:p>3.195.994,06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2183801.53" calcext:value-type="float">
            <text:p>2183801,53</text:p>
          </table:table-cell>
          <table:table-cell office:value-type="float" office:value="162712.99" calcext:value-type="float">
            <text:p>162712,99</text:p>
          </table:table-cell>
          <table:table-cell office:value-type="float" office:value="579487.59" calcext:value-type="float">
            <text:p>579487,59</text:p>
          </table:table-cell>
          <table:table-cell/>
          <table:table-cell table:style-name="ce10" table:formula="of:=SUM([.F249:.AK249])" office:value-type="currency" office:currency="EUR" office:value="2926002.11" calcext:value-type="currency">
            <text:p>2.926.002,11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/>
          <table:table-cell table:style-name="ce22"/>
          <table:table-cell table:style-name="ce20" table:number-columns-repeated="17"/>
          <table:table-cell table:style-name="ce19"/>
          <table:table-cell table:number-columns-repeated="5"/>
          <table:table-cell office:value-type="float" office:value="714582.38" calcext:value-type="float">
            <text:p>714582,38</text:p>
          </table:table-cell>
          <table:table-cell office:value-type="float" office:value="606551.42" calcext:value-type="float">
            <text:p>606551,42</text:p>
          </table:table-cell>
          <table:table-cell office:value-type="float" office:value="690344.05" calcext:value-type="float">
            <text:p>690344,05</text:p>
          </table:table-cell>
          <table:table-cell/>
          <table:table-cell table:style-name="ce10" table:formula="of:=SUM([.F250:.AK250])" office:value-type="currency" office:currency="EUR" office:value="2011477.85" calcext:value-type="currency">
            <text:p>2.011.477,85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85650" calcext:value-type="float">
            <text:p>85650</text:p>
          </table:table-cell>
          <table:table-cell office:value-type="float" office:value="709000" calcext:value-type="float">
            <text:p>709000</text:p>
          </table:table-cell>
          <table:table-cell office:value-type="float" office:value="415670.69" calcext:value-type="float">
            <text:p>415670,69</text:p>
          </table:table-cell>
          <table:table-cell/>
          <table:table-cell table:style-name="ce10" table:formula="of:=SUM([.F251:.AK251])" office:value-type="currency" office:currency="EUR" office:value="1210320.69" calcext:value-type="currency">
            <text:p>1.210.320,6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1004875.5" calcext:value-type="float">
            <text:p>1004875,5</text:p>
          </table:table-cell>
          <table:table-cell office:value-type="float" office:value="42150" calcext:value-type="float">
            <text:p>42150</text:p>
          </table:table-cell>
          <table:table-cell office:value-type="float" office:value="111400.08" calcext:value-type="float">
            <text:p>111400,08</text:p>
          </table:table-cell>
          <table:table-cell/>
          <table:table-cell table:style-name="ce10" table:formula="of:=SUM([.F252:.AK252])" office:value-type="currency" office:currency="EUR" office:value="1158425.58" calcext:value-type="currency">
            <text:p>1.158.425,58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994904.56" calcext:value-type="float">
            <text:p>994904,56</text:p>
          </table:table-cell>
          <table:table-cell office:value-type="float" office:value="2412" calcext:value-type="float">
            <text:p>2412</text:p>
          </table:table-cell>
          <table:table-cell office:value-type="float" office:value="106429.72" calcext:value-type="float">
            <text:p>106429,72</text:p>
          </table:table-cell>
          <table:table-cell/>
          <table:table-cell table:style-name="ce10" table:formula="of:=SUM([.F253:.AK253])" office:value-type="currency" office:currency="EUR" office:value="1103746.28" calcext:value-type="currency">
            <text:p>1.103.746,28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/>
          <table:table-cell table:style-name="ce22"/>
          <table:table-cell table:style-name="ce20" table:number-columns-repeated="17"/>
          <table:table-cell table:style-name="ce19"/>
          <table:table-cell table:number-columns-repeated="5"/>
          <table:table-cell office:value-type="float" office:value="298114.88" calcext:value-type="float">
            <text:p>298114,88</text:p>
          </table:table-cell>
          <table:table-cell/>
          <table:table-cell office:value-type="float" office:value="656993.05" calcext:value-type="float">
            <text:p>656993,05</text:p>
          </table:table-cell>
          <table:table-cell/>
          <table:table-cell table:style-name="ce10" table:formula="of:=SUM([.F254:.AK254])" office:value-type="currency" office:currency="EUR" office:value="955107.93" calcext:value-type="currency">
            <text:p>955.107,9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391948.15" calcext:value-type="float">
            <text:p>391948,15</text:p>
          </table:table-cell>
          <table:table-cell office:value-type="float" office:value="2880" calcext:value-type="float">
            <text:p>2880</text:p>
          </table:table-cell>
          <table:table-cell office:value-type="float" office:value="171400.3" calcext:value-type="float">
            <text:p>171400,3</text:p>
          </table:table-cell>
          <table:table-cell/>
          <table:table-cell table:style-name="ce10" table:formula="of:=SUM([.F255:.AK255])" office:value-type="currency" office:currency="EUR" office:value="566228.45" calcext:value-type="currency">
            <text:p>566.228,45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154724.88" calcext:value-type="float">
            <text:p>154724,88</text:p>
          </table:table-cell>
          <table:table-cell office:value-type="float" office:value="23591" calcext:value-type="float">
            <text:p>23591</text:p>
          </table:table-cell>
          <table:table-cell office:value-type="float" office:value="310425.24" calcext:value-type="float">
            <text:p>310425,24</text:p>
          </table:table-cell>
          <table:table-cell/>
          <table:table-cell table:style-name="ce10" table:formula="of:=SUM([.F256:.AK256])" office:value-type="currency" office:currency="EUR" office:value="488741.12" calcext:value-type="currency">
            <text:p>488.741,12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227667.85" calcext:value-type="float">
            <text:p>227667,85</text:p>
          </table:table-cell>
          <table:table-cell office:value-type="float" office:value="2045.64" calcext:value-type="float">
            <text:p>2045,64</text:p>
          </table:table-cell>
          <table:table-cell office:value-type="float" office:value="140115.66" calcext:value-type="float">
            <text:p>140115,66</text:p>
          </table:table-cell>
          <table:table-cell/>
          <table:table-cell table:style-name="ce10" table:formula="of:=SUM([.F257:.AK257])" office:value-type="currency" office:currency="EUR" office:value="369829.15" calcext:value-type="currency">
            <text:p>369.829,15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269164.24" calcext:value-type="float">
            <text:p>269164,24</text:p>
          </table:table-cell>
          <table:table-cell/>
          <table:table-cell office:value-type="float" office:value="1917.08000000002" calcext:value-type="float">
            <text:p>1917,08</text:p>
          </table:table-cell>
          <table:table-cell/>
          <table:table-cell table:style-name="ce10" table:formula="of:=SUM([.F258:.AK258])" office:value-type="currency" office:currency="EUR" office:value="271081.32" calcext:value-type="currency">
            <text:p>271.081,32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/>
          <table:table-cell table:style-name="ce22"/>
          <table:table-cell table:style-name="ce20" table:number-columns-repeated="17"/>
          <table:table-cell table:style-name="ce19"/>
          <table:table-cell table:number-columns-repeated="5"/>
          <table:table-cell office:value-type="float" office:value="243905.87" calcext:value-type="float">
            <text:p>243905,87</text:p>
          </table:table-cell>
          <table:table-cell/>
          <table:table-cell office:value-type="float" office:value="1086.39999999999" calcext:value-type="float">
            <text:p>1086,4</text:p>
          </table:table-cell>
          <table:table-cell/>
          <table:table-cell table:style-name="ce10" table:formula="of:=SUM([.F259:.AK259])" office:value-type="currency" office:currency="EUR" office:value="244992.27" calcext:value-type="currency">
            <text:p>244.992,27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180149.77" calcext:value-type="float">
            <text:p>180149,77</text:p>
          </table:table-cell>
          <table:table-cell/>
          <table:table-cell office:value-type="float" office:value="37111.32" calcext:value-type="float">
            <text:p>37111,32</text:p>
          </table:table-cell>
          <table:table-cell/>
          <table:table-cell table:style-name="ce10" table:formula="of:=SUM([.F260:.AK260])" office:value-type="currency" office:currency="EUR" office:value="217261.09" calcext:value-type="currency">
            <text:p>217.261,0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72721" calcext:value-type="float">
            <text:p>72721</text:p>
          </table:table-cell>
          <table:table-cell/>
          <table:table-cell office:value-type="float" office:value="53522.78" calcext:value-type="float">
            <text:p>53522,78</text:p>
          </table:table-cell>
          <table:table-cell/>
          <table:table-cell table:style-name="ce10" table:formula="of:=SUM([.F261:.AK261])" office:value-type="currency" office:currency="EUR" office:value="126243.78" calcext:value-type="currency">
            <text:p>126.243,78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/>
          <table:table-cell table:style-name="ce22"/>
          <table:table-cell table:style-name="ce20" table:number-columns-repeated="17"/>
          <table:table-cell table:style-name="ce19"/>
          <table:table-cell table:number-columns-repeated="7"/>
          <table:table-cell office:value-type="float" office:value="40259.59" calcext:value-type="float">
            <text:p>40259,59</text:p>
          </table:table-cell>
          <table:table-cell/>
          <table:table-cell table:style-name="ce10" table:formula="of:=SUM([.F262:.AK262])" office:value-type="currency" office:currency="EUR" office:value="40259.59" calcext:value-type="currency">
            <text:p>40.259,5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13463.71" calcext:value-type="float">
            <text:p>13463,71</text:p>
          </table:table-cell>
          <table:table-cell/>
          <table:table-cell table:style-name="ce10" table:formula="of:=SUM([.F263:.AK263])" office:value-type="currency" office:currency="EUR" office:value="13733.71" calcext:value-type="currency">
            <text:p>13.733,71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7"/>
          <table:table-cell office:value-type="float" office:value="1973.9" calcext:value-type="float">
            <text:p>1973,9</text:p>
          </table:table-cell>
          <table:table-cell/>
          <table:table-cell table:style-name="ce10" table:formula="of:=SUM([.F264:.AK264])" office:value-type="currency" office:currency="EUR" office:value="1973.9" calcext:value-type="currency">
            <text:p>1.973,9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17900436.31" calcext:value-type="float">
            <text:p>17900436,31</text:p>
          </table:table-cell>
          <table:table-cell office:value-type="float" office:value="2560532.94" calcext:value-type="float">
            <text:p>2560532,94</text:p>
          </table:table-cell>
          <table:table-cell office:value-type="float" office:value="7000179.15" calcext:value-type="float">
            <text:p>7000179,15</text:p>
          </table:table-cell>
          <table:table-cell/>
          <table:table-cell table:style-name="ce10" table:formula="of:=SUM([.F265:.AK265])" office:value-type="currency" office:currency="EUR" office:value="27461148.4" calcext:value-type="currency">
            <text:p>27.461.148,4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/>
          <table:table-cell table:style-name="ce22"/>
          <table:table-cell table:style-name="ce20" table:number-columns-repeated="17"/>
          <table:table-cell table:style-name="ce19"/>
          <table:table-cell table:number-columns-repeated="5"/>
          <table:table-cell office:value-type="float" office:value="10732993.79" calcext:value-type="float">
            <text:p>10732993,79</text:p>
          </table:table-cell>
          <table:table-cell office:value-type="float" office:value="679820.18" calcext:value-type="float">
            <text:p>679820,18</text:p>
          </table:table-cell>
          <table:table-cell office:value-type="float" office:value="1419412.06" calcext:value-type="float">
            <text:p>1419412,06</text:p>
          </table:table-cell>
          <table:table-cell/>
          <table:table-cell table:style-name="ce10" table:formula="of:=SUM([.F266:.AK266])" office:value-type="currency" office:currency="EUR" office:value="12832226.03" calcext:value-type="currency">
            <text:p>12.832.226,0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2535913.87" calcext:value-type="float">
            <text:p>2535913,87</text:p>
          </table:table-cell>
          <table:table-cell office:value-type="float" office:value="387500" calcext:value-type="float">
            <text:p>387500</text:p>
          </table:table-cell>
          <table:table-cell office:value-type="float" office:value="2873853.7" calcext:value-type="float">
            <text:p>2873853,7</text:p>
          </table:table-cell>
          <table:table-cell/>
          <table:table-cell table:style-name="ce10" table:formula="of:=SUM([.F267:.AK267])" office:value-type="currency" office:currency="EUR" office:value="5797267.57" calcext:value-type="currency">
            <text:p>5.797.267,57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1970215.87" calcext:value-type="float">
            <text:p>1970215,87</text:p>
          </table:table-cell>
          <table:table-cell office:value-type="float" office:value="20000" calcext:value-type="float">
            <text:p>20000</text:p>
          </table:table-cell>
          <table:table-cell office:value-type="float" office:value="2654287.32" calcext:value-type="float">
            <text:p>2654287,32</text:p>
          </table:table-cell>
          <table:table-cell/>
          <table:table-cell table:style-name="ce10" table:formula="of:=SUM([.F268:.AK268])" office:value-type="currency" office:currency="EUR" office:value="4644503.19" calcext:value-type="currency">
            <text:p>4.644.503,1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20" table:number-columns-repeated="19"/>
          <table:table-cell table:style-name="ce19"/>
          <table:table-cell table:number-columns-repeated="5"/>
          <table:table-cell office:value-type="float" office:value="1223399.84" calcext:value-type="float">
            <text:p>1223399,84</text:p>
          </table:table-cell>
          <table:table-cell office:value-type="float" office:value="1727923.26" calcext:value-type="float">
            <text:p>1727923,26</text:p>
          </table:table-cell>
          <table:table-cell office:value-type="float" office:value="362010.03" calcext:value-type="float">
            <text:p>362010,03</text:p>
          </table:table-cell>
          <table:table-cell/>
          <table:table-cell table:style-name="ce10" table:formula="of:=SUM([.F269:.AK269])" office:value-type="currency" office:currency="EUR" office:value="3313333.13" calcext:value-type="currency">
            <text:p>3.313.333,1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"/>
          <table:table-cell table:style-name="ce19" table:number-columns-repeated="25"/>
          <table:table-cell office:value-type="float" office:value="2238691.92" calcext:value-type="float">
            <text:p>2238691,92</text:p>
          </table:table-cell>
          <table:table-cell office:value-type="float" office:value="170789.54" calcext:value-type="float">
            <text:p>170789,54</text:p>
          </table:table-cell>
          <table:table-cell office:value-type="float" office:value="862651.38" calcext:value-type="float">
            <text:p>862651,38</text:p>
          </table:table-cell>
          <table:table-cell table:style-name="ce19"/>
          <table:table-cell table:style-name="ce10" table:formula="of:=SUM([.F270:.AK270])" office:value-type="currency" office:currency="EUR" office:value="3272132.84" calcext:value-type="currency">
            <text:p>3.272.132,84 €</text:p>
          </table:table-cell>
          <table:table-cell table:style-name="ce2"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28"/>
          <table:table-cell office:value-type="float" office:value="685591.44" calcext:value-type="float">
            <text:p>685591,44</text:p>
          </table:table-cell>
          <table:table-cell office:value-type="float" office:value="305230.45" calcext:value-type="float">
            <text:p>305230,45</text:p>
          </table:table-cell>
          <table:table-cell office:value-type="float" office:value="942409.25" calcext:value-type="float">
            <text:p>942409,25</text:p>
          </table:table-cell>
          <table:table-cell/>
          <table:table-cell table:style-name="ce10" table:formula="of:=SUM([.F271:.AK271])" office:value-type="currency" office:currency="EUR" office:value="1933231.14" calcext:value-type="currency">
            <text:p>1.933.231,14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28"/>
          <table:table-cell office:value-type="float" office:value="1135665.14" calcext:value-type="float">
            <text:p>1135665,14</text:p>
          </table:table-cell>
          <table:table-cell office:value-type="float" office:value="308" calcext:value-type="float">
            <text:p>308</text:p>
          </table:table-cell>
          <table:table-cell office:value-type="float" office:value="118243.07" calcext:value-type="float">
            <text:p>118243,07</text:p>
          </table:table-cell>
          <table:table-cell/>
          <table:table-cell table:style-name="ce10" table:formula="of:=SUM([.F272:.AK272])" office:value-type="currency" office:currency="EUR" office:value="1254216.21" calcext:value-type="currency">
            <text:p>1.254.216,21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28"/>
          <table:table-cell office:value-type="float" office:value="834347.01" calcext:value-type="float">
            <text:p>834347,01</text:p>
          </table:table-cell>
          <table:table-cell office:value-type="float" office:value="36456" calcext:value-type="float">
            <text:p>36456</text:p>
          </table:table-cell>
          <table:table-cell office:value-type="float" office:value="144356.28" calcext:value-type="float">
            <text:p>144356,28</text:p>
          </table:table-cell>
          <table:table-cell/>
          <table:table-cell table:style-name="ce10" table:formula="of:=SUM([.F273:.AK273])" office:value-type="currency" office:currency="EUR" office:value="1015159.29" calcext:value-type="currency">
            <text:p>1.015.159,2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28"/>
          <table:table-cell office:value-type="float" office:value="251637" calcext:value-type="float">
            <text:p>251637</text:p>
          </table:table-cell>
          <table:table-cell/>
          <table:table-cell office:value-type="float" office:value="632542.48" calcext:value-type="float">
            <text:p>632542,48</text:p>
          </table:table-cell>
          <table:table-cell/>
          <table:table-cell table:style-name="ce10" table:formula="of:=SUM([.F274:.AK274])" office:value-type="currency" office:currency="EUR" office:value="884179.48" calcext:value-type="currency">
            <text:p>884.179,48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28"/>
          <table:table-cell office:value-type="float" office:value="504188.4" calcext:value-type="float">
            <text:p>504188,4</text:p>
          </table:table-cell>
          <table:table-cell/>
          <table:table-cell office:value-type="float" office:value="182712.73" calcext:value-type="float">
            <text:p>182712,73</text:p>
          </table:table-cell>
          <table:table-cell/>
          <table:table-cell table:style-name="ce10" table:formula="of:=SUM([.F275:.AK275])" office:value-type="currency" office:currency="EUR" office:value="686901.13" calcext:value-type="currency">
            <text:p>686.901,1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28"/>
          <table:table-cell office:value-type="float" office:value="546006.37" calcext:value-type="float">
            <text:p>546006,37</text:p>
          </table:table-cell>
          <table:table-cell/>
          <table:table-cell office:value-type="float" office:value="100628.32" calcext:value-type="float">
            <text:p>100628,32</text:p>
          </table:table-cell>
          <table:table-cell/>
          <table:table-cell table:style-name="ce10" table:formula="of:=SUM([.F276:.AK276])" office:value-type="currency" office:currency="EUR" office:value="646634.69" calcext:value-type="currency">
            <text:p>646.634,6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28"/>
          <table:table-cell office:value-type="float" office:value="89750" calcext:value-type="float">
            <text:p>89750</text:p>
          </table:table-cell>
          <table:table-cell office:value-type="float" office:value="236500" calcext:value-type="float">
            <text:p>236500</text:p>
          </table:table-cell>
          <table:table-cell office:value-type="float" office:value="194401.63" calcext:value-type="float">
            <text:p>194401,63</text:p>
          </table:table-cell>
          <table:table-cell/>
          <table:table-cell table:style-name="ce10" table:formula="of:=SUM([.F277:.AK277])" office:value-type="currency" office:currency="EUR" office:value="520651.63" calcext:value-type="currency">
            <text:p>520.651,6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28"/>
          <table:table-cell office:value-type="float" office:value="88488.12" calcext:value-type="float">
            <text:p>88488,12</text:p>
          </table:table-cell>
          <table:table-cell office:value-type="float" office:value="18698.63" calcext:value-type="float">
            <text:p>18698,63</text:p>
          </table:table-cell>
          <table:table-cell office:value-type="float" office:value="354595.22" calcext:value-type="float">
            <text:p>354595,22</text:p>
          </table:table-cell>
          <table:table-cell/>
          <table:table-cell table:style-name="ce10" table:formula="of:=SUM([.F278:.AK278])" office:value-type="currency" office:currency="EUR" office:value="461781.97" calcext:value-type="currency">
            <text:p>461.781,97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28"/>
          <table:table-cell office:value-type="float" office:value="357526.34" calcext:value-type="float">
            <text:p>357526,34</text:p>
          </table:table-cell>
          <table:table-cell office:value-type="float" office:value="3000" calcext:value-type="float">
            <text:p>3000</text:p>
          </table:table-cell>
          <table:table-cell office:value-type="float" office:value="5120.03999999998" calcext:value-type="float">
            <text:p>5120,04</text:p>
          </table:table-cell>
          <table:table-cell/>
          <table:table-cell table:style-name="ce10" table:formula="of:=SUM([.F279:.AK279])" office:value-type="currency" office:currency="EUR" office:value="365646.38" calcext:value-type="currency">
            <text:p>365.646,38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28"/>
          <table:table-cell office:value-type="float" office:value="281684.25" calcext:value-type="float">
            <text:p>281684,25</text:p>
          </table:table-cell>
          <table:table-cell office:value-type="float" office:value="60000" calcext:value-type="float">
            <text:p>60000</text:p>
          </table:table-cell>
          <table:table-cell office:value-type="float" office:value="1253.92999999999" calcext:value-type="float">
            <text:p>1253,93</text:p>
          </table:table-cell>
          <table:table-cell/>
          <table:table-cell table:style-name="ce10" table:formula="of:=SUM([.F280:.AK280])" office:value-type="currency" office:currency="EUR" office:value="342938.18" calcext:value-type="currency">
            <text:p>342.938,18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28"/>
          <table:table-cell office:value-type="float" office:value="182754.56" calcext:value-type="float">
            <text:p>182754,56</text:p>
          </table:table-cell>
          <table:table-cell office:value-type="float" office:value="4507.5" calcext:value-type="float">
            <text:p>4507,5</text:p>
          </table:table-cell>
          <table:table-cell office:value-type="float" office:value="44645.43" calcext:value-type="float">
            <text:p>44645,43</text:p>
          </table:table-cell>
          <table:table-cell/>
          <table:table-cell table:style-name="ce10" table:formula="of:=SUM([.F281:.AK281])" office:value-type="currency" office:currency="EUR" office:value="231907.49" calcext:value-type="currency">
            <text:p>231.907,4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28"/>
          <table:table-cell office:value-type="float" office:value="79678" calcext:value-type="float">
            <text:p>79678</text:p>
          </table:table-cell>
          <table:table-cell/>
          <table:table-cell office:value-type="float" office:value="62090.04" calcext:value-type="float">
            <text:p>62090,04</text:p>
          </table:table-cell>
          <table:table-cell/>
          <table:table-cell table:style-name="ce10" table:formula="of:=SUM([.F282:.AK282])" office:value-type="currency" office:currency="EUR" office:value="141768.04" calcext:value-type="currency">
            <text:p>141.768,04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29"/>
          <table:table-cell office:value-type="float" office:value="3400" calcext:value-type="float">
            <text:p>3400</text:p>
          </table:table-cell>
          <table:table-cell office:value-type="float" office:value="55999.79" calcext:value-type="float">
            <text:p>55999,79</text:p>
          </table:table-cell>
          <table:table-cell/>
          <table:table-cell table:style-name="ce10" table:formula="of:=SUM([.F283:.AK283])" office:value-type="currency" office:currency="EUR" office:value="59399.79" calcext:value-type="currency">
            <text:p>59.399,7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30"/>
          <table:table-cell office:value-type="float" office:value="38215.75" calcext:value-type="float">
            <text:p>38215,75</text:p>
          </table:table-cell>
          <table:table-cell/>
          <table:table-cell table:style-name="ce10" table:formula="of:=SUM([.F284:.AK284])" office:value-type="currency" office:currency="EUR" office:value="38215.75" calcext:value-type="currency">
            <text:p>38.215,75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number-columns-repeated="29"/>
          <table:table-cell office:value-type="float" office:value="400" calcext:value-type="float">
            <text:p>400</text:p>
          </table:table-cell>
          <table:table-cell office:value-type="float" office:value="3909.67" calcext:value-type="float">
            <text:p>3909,67</text:p>
          </table:table-cell>
          <table:table-cell/>
          <table:table-cell table:style-name="ce10" table:formula="of:=SUM([.F285:.AK285])" office:value-type="currency" office:currency="EUR" office:value="4309.67" calcext:value-type="currency">
            <text:p>4.309,67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Partido Socialista Obrero Español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71625187.24" calcext:value-type="float">
            <text:p>71625187,24</text:p>
          </table:table-cell>
          <table:table-cell table:style-name="ce10" table:formula="of:=SUM([.F286:.AK286])" office:value-type="currency" office:currency="EUR" office:value="71625187.24" calcext:value-type="currency">
            <text:p>71.625.187,24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Partido Popular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54302679.56" calcext:value-type="float">
            <text:p>54302679,56</text:p>
          </table:table-cell>
          <table:table-cell table:style-name="ce10" table:formula="of:=SUM([.F287:.AK287])" office:value-type="currency" office:currency="EUR" office:value="54302679.56" calcext:value-type="currency">
            <text:p>54.302.679,56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Partido Nacionalista Vasco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28058629.79" calcext:value-type="float">
            <text:p>28058629,79</text:p>
          </table:table-cell>
          <table:table-cell table:style-name="ce10" table:formula="of:=SUM([.F288:.AK288])" office:value-type="currency" office:currency="EUR" office:value="28058629.79" calcext:value-type="currency">
            <text:p>28.058.629,7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Unió Democrática de Catalunya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16720385.68" calcext:value-type="float">
            <text:p>16720385,68</text:p>
          </table:table-cell>
          <table:table-cell table:style-name="ce10" table:formula="of:=SUM([.F289:.AK289])" office:value-type="currency" office:currency="EUR" office:value="16720385.68" calcext:value-type="currency">
            <text:p>16.720.385,68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Izquierda Unida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15167281.19" calcext:value-type="float">
            <text:p>15167281,19</text:p>
          </table:table-cell>
          <table:table-cell table:style-name="ce10" table:formula="of:=SUM([.F290:.AK290])" office:value-type="currency" office:currency="EUR" office:value="15167281.19" calcext:value-type="currency">
            <text:p>15.167.281,1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Iniciativa per Catalunya-Verds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14256288.34" calcext:value-type="float">
            <text:p>14256288,34</text:p>
          </table:table-cell>
          <table:table-cell table:style-name="ce10" table:formula="of:=SUM([.F291:.AK291])" office:value-type="currency" office:currency="EUR" office:value="14256288.34" calcext:value-type="currency">
            <text:p>14.256.288,34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Partit dels Socialistes de Catalunya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10885563.13" calcext:value-type="float">
            <text:p>10885563,13</text:p>
          </table:table-cell>
          <table:table-cell table:style-name="ce10" table:formula="of:=SUM([.F292:.AK292])" office:value-type="currency" office:currency="EUR" office:value="10885563.13" calcext:value-type="currency">
            <text:p>10.885.563,1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Convergencia i Unió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9980721.05" calcext:value-type="float">
            <text:p>9980721,05</text:p>
          </table:table-cell>
          <table:table-cell table:style-name="ce10" table:formula="of:=SUM([.F293:.AK293])" office:value-type="currency" office:currency="EUR" office:value="9980721.05" calcext:value-type="currency">
            <text:p>9.980.721,05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Bloque Nacionalista Galego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4299894.11" calcext:value-type="float">
            <text:p>4299894,11</text:p>
          </table:table-cell>
          <table:table-cell table:style-name="ce10" table:formula="of:=SUM([.F294:.AK294])" office:value-type="currency" office:currency="EUR" office:value="4299894.11" calcext:value-type="currency">
            <text:p>4.299.894,11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Convergencia Democrática de Catalunya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3559126.4" calcext:value-type="float">
            <text:p>3559126,4</text:p>
          </table:table-cell>
          <table:table-cell table:style-name="ce10" table:formula="of:=SUM([.F295:.AK295])" office:value-type="currency" office:currency="EUR" office:value="3559126.4" calcext:value-type="currency">
            <text:p>3.559.126,4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Eusko Alkartasuna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2224734.74" calcext:value-type="float">
            <text:p>2224734,74</text:p>
          </table:table-cell>
          <table:table-cell table:style-name="ce10" table:formula="of:=SUM([.F296:.AK296])" office:value-type="currency" office:currency="EUR" office:value="2224734.74" calcext:value-type="currency">
            <text:p>2.224.734,74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Esquerra Republicana de Catalunya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1952360.29" calcext:value-type="float">
            <text:p>1952360,29</text:p>
          </table:table-cell>
          <table:table-cell table:style-name="ce10" table:formula="of:=SUM([.F297:.AK297])" office:value-type="currency" office:currency="EUR" office:value="1952360.29" calcext:value-type="currency">
            <text:p>1.952.360,2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Ezker Batua Berdeak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972651.81" calcext:value-type="float">
            <text:p>972651,81</text:p>
          </table:table-cell>
          <table:table-cell table:style-name="ce10" table:formula="of:=SUM([.F298:.AK298])" office:value-type="currency" office:currency="EUR" office:value="972651.81" calcext:value-type="currency">
            <text:p>972.651,81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Coalición Canaria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671223.78" calcext:value-type="float">
            <text:p>671223,78</text:p>
          </table:table-cell>
          <table:table-cell table:style-name="ce10" table:formula="of:=SUM([.F299:.AK299])" office:value-type="currency" office:currency="EUR" office:value="671223.78" calcext:value-type="currency">
            <text:p>671.223,78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Chunta Aragonesista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657335.03" calcext:value-type="float">
            <text:p>657335,03</text:p>
          </table:table-cell>
          <table:table-cell table:style-name="ce10" table:formula="of:=SUM([.F300:.AK300])" office:value-type="currency" office:currency="EUR" office:value="657335.03" calcext:value-type="currency">
            <text:p>657.335,0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Bloc Nacionalista Venlenciá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416559.19" calcext:value-type="float">
            <text:p>416559,19</text:p>
          </table:table-cell>
          <table:table-cell table:style-name="ce10" table:formula="of:=SUM([.F301:.AK301])" office:value-type="currency" office:currency="EUR" office:value="416559.19" calcext:value-type="currency">
            <text:p>416.559,1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Partico Comunista de España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401042.27" calcext:value-type="float">
            <text:p>401042,27</text:p>
          </table:table-cell>
          <table:table-cell table:style-name="ce10" table:formula="of:=SUM([.F302:.AK302])" office:value-type="currency" office:currency="EUR" office:value="401042.27" calcext:value-type="currency">
            <text:p>401.042,27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Unión Progreso y Democracia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365935.49" calcext:value-type="float">
            <text:p>365935,49</text:p>
          </table:table-cell>
          <table:table-cell table:style-name="ce10" table:formula="of:=SUM([.F303:.AK303])" office:value-type="currency" office:currency="EUR" office:value="365935.49" calcext:value-type="currency">
            <text:p>365.935,4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Foro de Ciudadanos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327014.34" calcext:value-type="float">
            <text:p>327014,34</text:p>
          </table:table-cell>
          <table:table-cell table:style-name="ce10" table:formula="of:=SUM([.F304:.AK304])" office:value-type="currency" office:currency="EUR" office:value="327014.34" calcext:value-type="currency">
            <text:p>327.014,34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Unión del Pueblo Navarro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269616.89" calcext:value-type="float">
            <text:p>269616,89</text:p>
          </table:table-cell>
          <table:table-cell table:style-name="ce10" table:formula="of:=SUM([.F305:.AK305])" office:value-type="currency" office:currency="EUR" office:value="269616.89" calcext:value-type="currency">
            <text:p>269.616,8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Partido Aragonés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200000" calcext:value-type="float">
            <text:p>200000</text:p>
          </table:table-cell>
          <table:table-cell table:style-name="ce10" table:formula="of:=SUM([.F306:.AK306])" office:value-type="currency" office:currency="EUR" office:value="200000" calcext:value-type="currency">
            <text:p>200.000,0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Esquerra Unida i Alternativa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165039.6" calcext:value-type="float">
            <text:p>165039,6</text:p>
          </table:table-cell>
          <table:table-cell table:style-name="ce10" table:formula="of:=SUM([.F307:.AK307])" office:value-type="currency" office:currency="EUR" office:value="165039.6" calcext:value-type="currency">
            <text:p>165.039,6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Nueva Canarias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104354.5" calcext:value-type="float">
            <text:p>104354,5</text:p>
          </table:table-cell>
          <table:table-cell table:style-name="ce10" table:formula="of:=SUM([.F308:.AK308])" office:value-type="currency" office:currency="EUR" office:value="104354.5" calcext:value-type="currency">
            <text:p>104.354,5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Amaiur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17324.83" calcext:value-type="float">
            <text:p>17324,83</text:p>
          </table:table-cell>
          <table:table-cell table:style-name="ce10" table:formula="of:=SUM([.F309:.AK309])" office:value-type="currency" office:currency="EUR" office:value="17324.83" calcext:value-type="currency">
            <text:p>17.324,8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Alternatiba Eraiktizen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31"/>
          <table:table-cell table:style-name="ce20"/>
          <table:table-cell table:style-name="ce10" table:formula="of:=SUM([.F310:.AK310])" office:value-type="currency" office:currency="EUR" office:value="0" calcext:value-type="currency">
            <text:p>0,0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Aralar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31"/>
          <table:table-cell table:style-name="ce20"/>
          <table:table-cell table:style-name="ce10" table:formula="of:=SUM([.F311:.AK311])" office:value-type="currency" office:currency="EUR" office:value="0" calcext:value-type="currency">
            <text:p>0,0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Bloc-Inicitaiva-Verds: Coalició Compromís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31"/>
          <table:table-cell table:style-name="ce20"/>
          <table:table-cell table:style-name="ce10" table:formula="of:=SUM([.F312:.AK312])" office:value-type="currency" office:currency="EUR" office:value="0" calcext:value-type="currency">
            <text:p>0,0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Bloc- Iniciativa-Verds-Equo: Coaliciò Compromís-Q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31"/>
          <table:table-cell table:style-name="ce20"/>
          <table:table-cell table:style-name="ce10" table:formula="of:=SUM([.F313:.AK313])" office:value-type="currency" office:currency="EUR" office:value="0" calcext:value-type="currency">
            <text:p>0,0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Euskal Herria Bildu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31"/>
          <table:table-cell table:style-name="ce20"/>
          <table:table-cell table:style-name="ce10" table:formula="of:=SUM([.F314:.AK314])" office:value-type="currency" office:currency="EUR" office:value="0" calcext:value-type="currency">
            <text:p>0,0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Geroa Bai</text:p>
          </table:table-cell>
          <table:table-cell table:style-name="ce4" office:value-type="string" calcext:value-type="string">
            <text:p>Privada</text:p>
          </table:table-cell>
          <table:table-cell table:style-name="ce4" office:value-type="string" calcext:value-type="string">
            <text:p>Crédito</text:p>
          </table:table-cell>
          <table:table-cell table:style-name="ce4" office:value-type="string" calcext:value-type="string">
            <text:p>Deuda contraída con entidades de crédito</text:p>
          </table:table-cell>
          <table:table-cell table:number-columns-repeated="31"/>
          <table:table-cell table:style-name="ce20"/>
          <table:table-cell table:style-name="ce10" table:formula="of:=SUM([.F315:.AK315])" office:value-type="currency" office:currency="EUR" office:value="0" calcext:value-type="currency">
            <text:p>0,0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77991929.89" calcext:value-type="float">
            <text:p>77991929,89</text:p>
          </table:table-cell>
          <table:table-cell table:style-name="ce10" table:formula="of:=SUM([.F316:.AK316])" office:value-type="currency" office:currency="EUR" office:value="77991929.89" calcext:value-type="currency">
            <text:p>77.991.929,8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70101938.65" calcext:value-type="float">
            <text:p>70101938,65</text:p>
          </table:table-cell>
          <table:table-cell table:style-name="ce10" table:formula="of:=SUM([.F317:.AK317])" office:value-type="currency" office:currency="EUR" office:value="70101938.65" calcext:value-type="currency">
            <text:p>70.101.938,65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27703592.87" calcext:value-type="float">
            <text:p>27703592,87</text:p>
          </table:table-cell>
          <table:table-cell table:style-name="ce10" table:formula="of:=SUM([.F318:.AK318])" office:value-type="currency" office:currency="EUR" office:value="27703592.87" calcext:value-type="currency">
            <text:p>27.703.592,87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17420721.95" calcext:value-type="float">
            <text:p>17420721,95</text:p>
          </table:table-cell>
          <table:table-cell table:style-name="ce10" table:formula="of:=SUM([.F319:.AK319])" office:value-type="currency" office:currency="EUR" office:value="17420721.95" calcext:value-type="currency">
            <text:p>17.420.721,95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16276780.13" calcext:value-type="float">
            <text:p>16276780,13</text:p>
          </table:table-cell>
          <table:table-cell table:style-name="ce10" table:formula="of:=SUM([.F320:.AK320])" office:value-type="currency" office:currency="EUR" office:value="16276780.13" calcext:value-type="currency">
            <text:p>16.276.780,1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16136909.31" calcext:value-type="float">
            <text:p>16136909,31</text:p>
          </table:table-cell>
          <table:table-cell table:style-name="ce10" table:formula="of:=SUM([.F321:.AK321])" office:value-type="currency" office:currency="EUR" office:value="16136909.31" calcext:value-type="currency">
            <text:p>16.136.909,31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12967864.53" calcext:value-type="float">
            <text:p>12967864,53</text:p>
          </table:table-cell>
          <table:table-cell table:style-name="ce10" table:formula="of:=SUM([.F322:.AK322])" office:value-type="currency" office:currency="EUR" office:value="12967864.53" calcext:value-type="currency">
            <text:p>12.967.864,5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12609005.27" calcext:value-type="float">
            <text:p>12609005,27</text:p>
          </table:table-cell>
          <table:table-cell table:style-name="ce10" table:formula="of:=SUM([.F323:.AK323])" office:value-type="currency" office:currency="EUR" office:value="12609005.27" calcext:value-type="currency">
            <text:p>12.609.005,27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4709902.48" calcext:value-type="float">
            <text:p>4709902,48</text:p>
          </table:table-cell>
          <table:table-cell table:style-name="ce10" table:formula="of:=SUM([.F324:.AK324])" office:value-type="currency" office:currency="EUR" office:value="4709902.48" calcext:value-type="currency">
            <text:p>4.709.902,48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3607971.83" calcext:value-type="float">
            <text:p>3607971,83</text:p>
          </table:table-cell>
          <table:table-cell table:style-name="ce10" table:formula="of:=SUM([.F325:.AK325])" office:value-type="currency" office:currency="EUR" office:value="3607971.83" calcext:value-type="currency">
            <text:p>3.607.971,8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2947216.45" calcext:value-type="float">
            <text:p>2947216,45</text:p>
          </table:table-cell>
          <table:table-cell table:style-name="ce10" table:formula="of:=SUM([.F326:.AK326])" office:value-type="currency" office:currency="EUR" office:value="2947216.45" calcext:value-type="currency">
            <text:p>2.947.216,45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2482161.77" calcext:value-type="float">
            <text:p>2482161,77</text:p>
          </table:table-cell>
          <table:table-cell table:style-name="ce10" table:formula="of:=SUM([.F327:.AK327])" office:value-type="currency" office:currency="EUR" office:value="2482161.77" calcext:value-type="currency">
            <text:p>2.482.161,77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2396647.55" calcext:value-type="float">
            <text:p>2396647,55</text:p>
          </table:table-cell>
          <table:table-cell table:style-name="ce10" table:formula="of:=SUM([.F328:.AK328])" office:value-type="currency" office:currency="EUR" office:value="2396647.55" calcext:value-type="currency">
            <text:p>2.396.647,55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1066123.32" calcext:value-type="float">
            <text:p>1066123,32</text:p>
          </table:table-cell>
          <table:table-cell table:style-name="ce10" table:formula="of:=SUM([.F329:.AK329])" office:value-type="currency" office:currency="EUR" office:value="1066123.32" calcext:value-type="currency">
            <text:p>1.066.123,32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Foro de Ciudadanos 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1063403.57" calcext:value-type="float">
            <text:p>1063403,57</text:p>
          </table:table-cell>
          <table:table-cell table:style-name="ce10" table:formula="of:=SUM([.F330:.AK330])" office:value-type="currency" office:currency="EUR" office:value="1063403.57" calcext:value-type="currency">
            <text:p>1.063.403,57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1027719.21" calcext:value-type="float">
            <text:p>1027719,21</text:p>
          </table:table-cell>
          <table:table-cell table:style-name="ce10" table:formula="of:=SUM([.F331:.AK331])" office:value-type="currency" office:currency="EUR" office:value="1027719.21" calcext:value-type="currency">
            <text:p>1.027.719,21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Chunta Aragonesista 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999762.69" calcext:value-type="float">
            <text:p>999762,69</text:p>
          </table:table-cell>
          <table:table-cell table:style-name="ce10" table:formula="of:=SUM([.F332:.AK332])" office:value-type="currency" office:currency="EUR" office:value="999762.69" calcext:value-type="currency">
            <text:p>999.762,6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887606.42" calcext:value-type="float">
            <text:p>887606,42</text:p>
          </table:table-cell>
          <table:table-cell table:style-name="ce10" table:formula="of:=SUM([.F333:.AK333])" office:value-type="currency" office:currency="EUR" office:value="887606.42" calcext:value-type="currency">
            <text:p>887.606,42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Bloc Nacionalista de Valencia 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863359.31" calcext:value-type="float">
            <text:p>863359,31</text:p>
          </table:table-cell>
          <table:table-cell table:style-name="ce10" table:formula="of:=SUM([.F334:.AK334])" office:value-type="currency" office:currency="EUR" office:value="863359.31" calcext:value-type="currency">
            <text:p>863.359,31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769853.53" calcext:value-type="float">
            <text:p>769853,53</text:p>
          </table:table-cell>
          <table:table-cell table:style-name="ce10" table:formula="of:=SUM([.F335:.AK335])" office:value-type="currency" office:currency="EUR" office:value="769853.53" calcext:value-type="currency">
            <text:p>769.853,5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406228.16" calcext:value-type="float">
            <text:p>406228,16</text:p>
          </table:table-cell>
          <table:table-cell table:style-name="ce10" table:formula="of:=SUM([.F336:.AK336])" office:value-type="currency" office:currency="EUR" office:value="406228.16" calcext:value-type="currency">
            <text:p>406.228,16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Amaiu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318024.33" calcext:value-type="float">
            <text:p>318024,33</text:p>
          </table:table-cell>
          <table:table-cell table:style-name="ce10" table:formula="of:=SUM([.F337:.AK337])" office:value-type="currency" office:currency="EUR" office:value="318024.33" calcext:value-type="currency">
            <text:p>318.024,3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281866.55" calcext:value-type="float">
            <text:p>281866,55</text:p>
          </table:table-cell>
          <table:table-cell table:style-name="ce10" table:formula="of:=SUM([.F338:.AK338])" office:value-type="currency" office:currency="EUR" office:value="281866.55" calcext:value-type="currency">
            <text:p>281.866,55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35858.23" calcext:value-type="float">
            <text:p>35858,23</text:p>
          </table:table-cell>
          <table:table-cell table:style-name="ce10" table:formula="of:=SUM([.F339:.AK339])" office:value-type="currency" office:currency="EUR" office:value="35858.23" calcext:value-type="currency">
            <text:p>35.858,2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P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/>
          <table:table-cell table:style-name="ce10" table:formula="of:=SUM([.F340:.AK340])" office:value-type="currency" office:currency="EUR" office:value="0" calcext:value-type="currency">
            <text:p>0,0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/>
          <table:table-cell table:style-name="ce10" table:formula="of:=SUM([.F341:.AK341])" office:value-type="currency" office:currency="EUR" office:value="0" calcext:value-type="currency">
            <text:p>0,0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Bloc-Iniciativa-Verds:Coalició Compromí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/>
          <table:table-cell table:style-name="ce10" table:formula="of:=SUM([.F342:.AK342])" office:value-type="currency" office:currency="EUR" office:value="0" calcext:value-type="currency">
            <text:p>0,0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Bloc-Iniciativa-Verds-Equo-Coalició Compromí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/>
          <table:table-cell table:style-name="ce10" table:formula="of:=SUM([.F343:.AK343])" office:value-type="currency" office:currency="EUR" office:value="0" calcext:value-type="currency">
            <text:p>0,0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Ge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/>
          <table:table-cell table:style-name="ce10" table:formula="of:=SUM([.F344:.AK344])" office:value-type="currency" office:currency="EUR" office:value="0" calcext:value-type="currency">
            <text:p>0,0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56853117.14" calcext:value-type="float">
            <text:p>56853117,14</text:p>
          </table:table-cell>
          <table:table-cell table:style-name="ce10" table:formula="of:=SUM([.F345:.AK345])" office:value-type="currency" office:currency="EUR" office:value="56853117.14" calcext:value-type="currency">
            <text:p>56.853.117,14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54259417.05" calcext:value-type="float">
            <text:p>54259417,05</text:p>
          </table:table-cell>
          <table:table-cell table:style-name="ce10" table:formula="of:=SUM([.F346:.AK346])" office:value-type="currency" office:currency="EUR" office:value="54259417.05" calcext:value-type="currency">
            <text:p>54.259.417,05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28588068.21" calcext:value-type="float">
            <text:p>28588068,21</text:p>
          </table:table-cell>
          <table:table-cell table:style-name="ce10" table:formula="of:=SUM([.F347:.AK347])" office:value-type="currency" office:currency="EUR" office:value="28588068.21" calcext:value-type="currency">
            <text:p>28.588.068,21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14276381.19" calcext:value-type="float">
            <text:p>14276381,19</text:p>
          </table:table-cell>
          <table:table-cell table:style-name="ce10" table:formula="of:=SUM([.F348:.AK348])" office:value-type="currency" office:currency="EUR" office:value="14276381.19" calcext:value-type="currency">
            <text:p>14.276.381,1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14171343.5" calcext:value-type="float">
            <text:p>14171343,5</text:p>
          </table:table-cell>
          <table:table-cell table:style-name="ce10" table:formula="of:=SUM([.F349:.AK349])" office:value-type="currency" office:currency="EUR" office:value="14171343.5" calcext:value-type="currency">
            <text:p>14.171.343,5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14110547.27" calcext:value-type="float">
            <text:p>14110547,27</text:p>
          </table:table-cell>
          <table:table-cell table:style-name="ce10" table:formula="of:=SUM([.F350:.AK350])" office:value-type="currency" office:currency="EUR" office:value="14110547.27" calcext:value-type="currency">
            <text:p>14.110.547,27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12310369.93" calcext:value-type="float">
            <text:p>12310369,93</text:p>
          </table:table-cell>
          <table:table-cell table:style-name="ce10" table:formula="of:=SUM([.F351:.AK351])" office:value-type="currency" office:currency="EUR" office:value="12310369.93" calcext:value-type="currency">
            <text:p>12.310.369,9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11389467.24" calcext:value-type="float">
            <text:p>11389467,24</text:p>
          </table:table-cell>
          <table:table-cell table:style-name="ce10" table:formula="of:=SUM([.F352:.AK352])" office:value-type="currency" office:currency="EUR" office:value="11389467.24" calcext:value-type="currency">
            <text:p>11.389.467,24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3724493.88" calcext:value-type="float">
            <text:p>3724493,88</text:p>
          </table:table-cell>
          <table:table-cell table:style-name="ce10" table:formula="of:=SUM([.F353:.AK353])" office:value-type="currency" office:currency="EUR" office:value="3724493.88" calcext:value-type="currency">
            <text:p>3.724.493,88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2572271.1" calcext:value-type="float">
            <text:p>2572271,1</text:p>
          </table:table-cell>
          <table:table-cell table:style-name="ce10" table:formula="of:=SUM([.F354:.AK354])" office:value-type="currency" office:currency="EUR" office:value="2572271.1" calcext:value-type="currency">
            <text:p>2.572.271,1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2027607.27" calcext:value-type="float">
            <text:p>2027607,27</text:p>
          </table:table-cell>
          <table:table-cell table:style-name="ce10" table:formula="of:=SUM([.F355:.AK355])" office:value-type="currency" office:currency="EUR" office:value="2027607.27" calcext:value-type="currency">
            <text:p>2.027.607,27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1164755.64" calcext:value-type="float">
            <text:p>1164755,64</text:p>
          </table:table-cell>
          <table:table-cell table:style-name="ce10" table:formula="of:=SUM([.F356:.AK356])" office:value-type="currency" office:currency="EUR" office:value="1164755.64" calcext:value-type="currency">
            <text:p>1.164.755,64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774557.81" calcext:value-type="float">
            <text:p>774557,81</text:p>
          </table:table-cell>
          <table:table-cell table:style-name="ce10" table:formula="of:=SUM([.F357:.AK357])" office:value-type="currency" office:currency="EUR" office:value="774557.81" calcext:value-type="currency">
            <text:p>774.557,81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615623.08" calcext:value-type="float">
            <text:p>615623,08</text:p>
          </table:table-cell>
          <table:table-cell table:style-name="ce10" table:formula="of:=SUM([.F358:.AK358])" office:value-type="currency" office:currency="EUR" office:value="615623.08" calcext:value-type="currency">
            <text:p>615.623,08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489897.84" calcext:value-type="float">
            <text:p>489897,84</text:p>
          </table:table-cell>
          <table:table-cell table:style-name="ce10" table:formula="of:=SUM([.F359:.AK359])" office:value-type="currency" office:currency="EUR" office:value="489897.84" calcext:value-type="currency">
            <text:p>489.897,84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303236.82" calcext:value-type="float">
            <text:p>303236,82</text:p>
          </table:table-cell>
          <table:table-cell table:style-name="ce10" table:formula="of:=SUM([.F360:.AK360])" office:value-type="currency" office:currency="EUR" office:value="303236.82" calcext:value-type="currency">
            <text:p>303.236,82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293836.64" calcext:value-type="float">
            <text:p>293836,64</text:p>
          </table:table-cell>
          <table:table-cell table:style-name="ce10" table:formula="of:=SUM([.F361:.AK361])" office:value-type="currency" office:currency="EUR" office:value="293836.64" calcext:value-type="currency">
            <text:p>293.836,64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194981.08" calcext:value-type="float">
            <text:p>194981,08</text:p>
          </table:table-cell>
          <table:table-cell table:style-name="ce10" table:formula="of:=SUM([.F362:.AK362])" office:value-type="currency" office:currency="EUR" office:value="194981.08" calcext:value-type="currency">
            <text:p>194.981,08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120176.96" calcext:value-type="float">
            <text:p>120176,96</text:p>
          </table:table-cell>
          <table:table-cell table:style-name="ce10" table:formula="of:=SUM([.F363:.AK363])" office:value-type="currency" office:currency="EUR" office:value="120176.96" calcext:value-type="currency">
            <text:p>120.176,96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P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39820.31" calcext:value-type="float">
            <text:p>39820,31</text:p>
          </table:table-cell>
          <table:table-cell table:style-name="ce10" table:formula="of:=SUM([.F364:.AK364])" office:value-type="currency" office:currency="EUR" office:value="39820.31" calcext:value-type="currency">
            <text:p>39.820,31 €</text:p>
          </table:table-cell>
          <table:table-cell table:number-columns-repeated="98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/>
          <table:table-cell table:style-name="ce10" table:formula="of:=SUM([.F365:.AK365])" office:value-type="currency" office:currency="EUR" office:value="0" calcext:value-type="currency">
            <text:p>0,0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71516757.75" calcext:value-type="float">
            <text:p>71516757,75</text:p>
          </table:table-cell>
          <table:table-cell table:style-name="ce10" table:formula="of:=SUM([.F366:.AK366])" office:value-type="currency" office:currency="EUR" office:value="71516757.75" calcext:value-type="currency">
            <text:p>71.516.757,75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63662694.39" calcext:value-type="float">
            <text:p>63662694,39</text:p>
          </table:table-cell>
          <table:table-cell table:style-name="ce10" table:formula="of:=SUM([.F367:.AK367])" office:value-type="currency" office:currency="EUR" office:value="63662694.39" calcext:value-type="currency">
            <text:p>63.662.694,3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25953311.29" calcext:value-type="float">
            <text:p>25953311,29</text:p>
          </table:table-cell>
          <table:table-cell table:style-name="ce10" table:formula="of:=SUM([.F368:.AK368])" office:value-type="currency" office:currency="EUR" office:value="25953311.29" calcext:value-type="currency">
            <text:p>25.953.311,29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15076134.82" calcext:value-type="float">
            <text:p>15076134,82</text:p>
          </table:table-cell>
          <table:table-cell table:style-name="ce10" table:formula="of:=SUM([.F369:.AK369])" office:value-type="currency" office:currency="EUR" office:value="15076134.82" calcext:value-type="currency">
            <text:p>15.076.134,82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13602518.27" calcext:value-type="float">
            <text:p>13602518,27</text:p>
          </table:table-cell>
          <table:table-cell table:style-name="ce10" table:formula="of:=SUM([.F370:.AK370])" office:value-type="currency" office:currency="EUR" office:value="13602518.27" calcext:value-type="currency">
            <text:p>13.602.518,27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12467433.84" calcext:value-type="float">
            <text:p>12467433,84</text:p>
          </table:table-cell>
          <table:table-cell table:style-name="ce10" table:formula="of:=SUM([.F371:.AK371])" office:value-type="currency" office:currency="EUR" office:value="12467433.84" calcext:value-type="currency">
            <text:p>12.467.433,84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11268423.72" calcext:value-type="float">
            <text:p>11268423,72</text:p>
          </table:table-cell>
          <table:table-cell table:style-name="ce10" table:formula="of:=SUM([.F372:.AK372])" office:value-type="currency" office:currency="EUR" office:value="11268423.72" calcext:value-type="currency">
            <text:p>11.268.423,72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9603088.94" calcext:value-type="float">
            <text:p>9603088,94</text:p>
          </table:table-cell>
          <table:table-cell table:style-name="ce10" table:formula="of:=SUM([.F373:.AK373])" office:value-type="currency" office:currency="EUR" office:value="9603088.94" calcext:value-type="currency">
            <text:p>9.603.088,94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4329687.38" calcext:value-type="float">
            <text:p>4329687,38</text:p>
          </table:table-cell>
          <table:table-cell table:style-name="ce10" table:formula="of:=SUM([.F374:.AK374])" office:value-type="currency" office:currency="EUR" office:value="4329687.38" calcext:value-type="currency">
            <text:p>4.329.687,38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2745500.46" calcext:value-type="float">
            <text:p>2745500,46</text:p>
          </table:table-cell>
          <table:table-cell table:style-name="ce10" table:formula="of:=SUM([.F375:.AK375])" office:value-type="currency" office:currency="EUR" office:value="2745500.46" calcext:value-type="currency">
            <text:p>2.745.500,46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2551323.36" calcext:value-type="float">
            <text:p>2551323,36</text:p>
          </table:table-cell>
          <table:table-cell table:style-name="ce10" table:formula="of:=SUM([.F376:.AK376])" office:value-type="currency" office:currency="EUR" office:value="2551323.36" calcext:value-type="currency">
            <text:p>2.551.323,36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1270192.6" calcext:value-type="float">
            <text:p>1270192,6</text:p>
          </table:table-cell>
          <table:table-cell table:style-name="ce10" table:formula="of:=SUM([.F377:.AK377])" office:value-type="currency" office:currency="EUR" office:value="1270192.6" calcext:value-type="currency">
            <text:p>1.270.192,6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1070066.6" calcext:value-type="float">
            <text:p>1070066,6</text:p>
          </table:table-cell>
          <table:table-cell table:style-name="ce10" table:formula="of:=SUM([.F378:.AK378])" office:value-type="currency" office:currency="EUR" office:value="1070066.6" calcext:value-type="currency">
            <text:p>1.070.066,6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531044.17" calcext:value-type="float">
            <text:p>531044,17</text:p>
          </table:table-cell>
          <table:table-cell table:style-name="ce10" table:formula="of:=SUM([.F379:.AK379])" office:value-type="currency" office:currency="EUR" office:value="531044.17" calcext:value-type="currency">
            <text:p>531.044,17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380936.74" calcext:value-type="float">
            <text:p>380936,74</text:p>
          </table:table-cell>
          <table:table-cell table:style-name="ce10" table:formula="of:=SUM([.F380:.AK380])" office:value-type="currency" office:currency="EUR" office:value="380936.74" calcext:value-type="currency">
            <text:p>380.936,74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370881.74" calcext:value-type="float">
            <text:p>370881,74</text:p>
          </table:table-cell>
          <table:table-cell table:style-name="ce10" table:formula="of:=SUM([.F381:.AK381])" office:value-type="currency" office:currency="EUR" office:value="370881.74" calcext:value-type="currency">
            <text:p>370.881,74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212535.44" calcext:value-type="float">
            <text:p>212535,44</text:p>
          </table:table-cell>
          <table:table-cell table:style-name="ce10" table:formula="of:=SUM([.F382:.AK382])" office:value-type="currency" office:currency="EUR" office:value="212535.44" calcext:value-type="currency">
            <text:p>212.535,44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119733.61" calcext:value-type="float">
            <text:p>119733,61</text:p>
          </table:table-cell>
          <table:table-cell table:style-name="ce10" table:formula="of:=SUM([.F383:.AK383])" office:value-type="currency" office:currency="EUR" office:value="119733.61" calcext:value-type="currency">
            <text:p>119.733,61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P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59174.53" calcext:value-type="float">
            <text:p>59174,53</text:p>
          </table:table-cell>
          <table:table-cell table:style-name="ce10" table:formula="of:=SUM([.F384:.AK384])" office:value-type="currency" office:currency="EUR" office:value="59174.53" calcext:value-type="currency">
            <text:p>59.174,53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 office:value-type="float" office:value="0" calcext:value-type="float">
            <text:p>0</text:p>
          </table:table-cell>
          <table:table-cell table:style-name="ce10" table:formula="of:=SUM([.F385:.AK385])" office:value-type="currency" office:currency="EUR" office:value="0" calcext:value-type="currency">
            <text:p>0,00 €</text:p>
          </table:table-cell>
          <table:table-cell table:number-columns-repeated="98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31"/>
          <table:table-cell table:style-name="ce20"/>
          <table:table-cell table:style-name="ce10" table:formula="of:=SUM([.F386:.AK386])" office:value-type="currency" office:currency="EUR" office:value="0" calcext:value-type="currency">
            <text:p>0,00 €</text:p>
          </table:table-cell>
          <table:table-cell table:number-columns-repeated="986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number-columns-repeated="4"/>
          <table:table-cell table:style-name="ce10" table:formula="of:=SUM([.G2:.G386])" office:value-type="currency" office:currency="EUR" office:value="36547381.27" calcext:value-type="currency">
            <text:p>36.547.381,27 €</text:p>
          </table:table-cell>
          <table:table-cell table:style-name="ce10" table:formula="of:=SUM([.H2:.H386])" office:value-type="currency" office:currency="EUR" office:value="65615282.29" calcext:value-type="currency">
            <text:p>65.615.282,29 €</text:p>
          </table:table-cell>
          <table:table-cell table:style-name="ce10" table:formula="of:=SUM([.I2:.I386])" office:value-type="currency" office:currency="EUR" office:value="270030202.9" calcext:value-type="currency">
            <text:p>270.030.202,90 €</text:p>
          </table:table-cell>
          <table:table-cell table:style-name="ce10" table:formula="of:=SUM([.J2:.J386])" office:value-type="currency" office:currency="EUR" office:value="227378884.94" calcext:value-type="currency">
            <text:p>227.378.884,94 €</text:p>
          </table:table-cell>
          <table:table-cell table:style-name="ce10" table:formula="of:=SUM([.K2:.K386])" office:value-type="currency" office:currency="EUR" office:value="950258.36" calcext:value-type="currency">
            <text:p>950.258,36 €</text:p>
          </table:table-cell>
          <table:table-cell table:style-name="ce10" table:formula="of:=SUM([.L2:.L386])" office:value-type="currency" office:currency="EUR" office:value="5774904.69" calcext:value-type="currency">
            <text:p>5.774.904,69 €</text:p>
          </table:table-cell>
          <table:table-cell table:style-name="ce10" table:formula="of:=SUM([.M2:.M386])" office:value-type="currency" office:currency="EUR" office:value="1547314.33" calcext:value-type="currency">
            <text:p>1.547.314,33 €</text:p>
          </table:table-cell>
          <table:table-cell table:style-name="ce10" table:formula="of:=SUM([.N2:.N386])" office:value-type="currency" office:currency="EUR" office:value="3863082.54" calcext:value-type="currency">
            <text:p>3.863.082,54 €</text:p>
          </table:table-cell>
          <table:table-cell table:style-name="ce10" table:formula="of:=SUM([.O2:.O386])" office:value-type="currency" office:currency="EUR" office:value="4890896.07" calcext:value-type="currency">
            <text:p>4.890.896,07 €</text:p>
          </table:table-cell>
          <table:table-cell table:style-name="ce10" table:formula="of:=SUM([.P2:.P386])" office:value-type="currency" office:currency="EUR" office:value="28974662.77" calcext:value-type="currency">
            <text:p>28.974.662,77 €</text:p>
          </table:table-cell>
          <table:table-cell table:style-name="ce10" table:formula="of:=SUM([.Q2:.Q386])" office:value-type="currency" office:currency="EUR" office:value="5335.59" calcext:value-type="currency">
            <text:p>5.335,59 €</text:p>
          </table:table-cell>
          <table:table-cell table:style-name="ce10" table:formula="of:=SUM([.R2:.R386])" office:value-type="currency" office:currency="EUR" office:value="7347415.05" calcext:value-type="currency">
            <text:p>7.347.415,05 €</text:p>
          </table:table-cell>
          <table:table-cell table:style-name="ce10" table:formula="of:=SUM([.S2:.S386])" office:value-type="currency" office:currency="EUR" office:value="2819341.83" calcext:value-type="currency">
            <text:p>2.819.341,83 €</text:p>
          </table:table-cell>
          <table:table-cell table:style-name="ce10" table:formula="of:=SUM([.T2:.T386])" office:value-type="currency" office:currency="EUR" office:value="6540135.58" calcext:value-type="currency">
            <text:p>6.540.135,58 €</text:p>
          </table:table-cell>
          <table:table-cell table:style-name="ce10" table:formula="of:=SUM([.U2:.U386])" office:value-type="currency" office:currency="EUR" office:value="42945523.65" calcext:value-type="currency">
            <text:p>42.945.523,65 €</text:p>
          </table:table-cell>
          <table:table-cell table:style-name="ce10" table:formula="of:=SUM([.V2:.V386])" office:value-type="currency" office:currency="EUR" office:value="9958206.83" calcext:value-type="currency">
            <text:p>9.958.206,83 €</text:p>
          </table:table-cell>
          <table:table-cell table:style-name="ce10" table:formula="of:=SUM([.W2:.W386])" office:value-type="currency" office:currency="EUR" office:value="18179230.4" calcext:value-type="currency">
            <text:p>18.179.230,40 €</text:p>
          </table:table-cell>
          <table:table-cell table:style-name="ce10" table:formula="of:=SUM([.X2:.X386])" office:value-type="currency" office:currency="EUR" office:value="5454.74" calcext:value-type="currency">
            <text:p>5.454,74 €</text:p>
          </table:table-cell>
          <table:table-cell table:style-name="ce10" table:formula="of:=SUM([.Y2:.Y386])" office:value-type="currency" office:currency="EUR" office:value="3625241.95" calcext:value-type="currency">
            <text:p>3.625.241,95 €</text:p>
          </table:table-cell>
          <table:table-cell table:style-name="ce10" table:formula="of:=SUM([.Z2:.Z386])" office:value-type="currency" office:currency="EUR" office:value="6370394.27" calcext:value-type="currency">
            <text:p>6.370.394,27 €</text:p>
          </table:table-cell>
          <table:table-cell table:style-name="ce10" table:formula="of:=SUM([.AA2:.AA386])" office:value-type="currency" office:currency="EUR" office:value="3146511.15" calcext:value-type="currency">
            <text:p>3.146.511,15 €</text:p>
          </table:table-cell>
          <table:table-cell table:style-name="ce10" table:formula="of:=SUM([.AB2:.AB386])" office:value-type="currency" office:currency="EUR" office:value="34360796.43" calcext:value-type="currency">
            <text:p>34.360.796,43 €</text:p>
          </table:table-cell>
          <table:table-cell table:style-name="ce10" table:formula="of:=SUM([.AC2:.AC386])" office:value-type="currency" office:currency="EUR" office:value="315505.73" calcext:value-type="currency">
            <text:p>315.505,73 €</text:p>
          </table:table-cell>
          <table:table-cell table:style-name="ce10" table:formula="of:=SUM([.AD2:.AD386])" office:value-type="currency" office:currency="EUR" office:value="9658527.45" calcext:value-type="currency">
            <text:p>9.658.527,45 €</text:p>
          </table:table-cell>
          <table:table-cell table:style-name="ce10" table:formula="of:=SUM([.AE2:.AE386])" office:value-type="currency" office:currency="EUR" office:value="1255556.86" calcext:value-type="currency">
            <text:p>1.255.556,86 €</text:p>
          </table:table-cell>
          <table:table-cell table:style-name="ce10" table:formula="of:=SUM([.AF2:.AF386])" office:value-type="currency" office:currency="EUR" office:value="1504552.45" calcext:value-type="currency">
            <text:p>1.504.552,45 €</text:p>
          </table:table-cell>
          <table:table-cell table:style-name="ce10" table:formula="of:=SUM([.AG2:.AG386])" office:value-type="currency" office:currency="EUR" office:value="3045172.65" calcext:value-type="currency">
            <text:p>3.045.172,65 €</text:p>
          </table:table-cell>
          <table:table-cell table:style-name="ce10" table:formula="of:=SUM([.AH2:.AH386])" office:value-type="currency" office:currency="EUR" office:value="165112843.24" calcext:value-type="currency">
            <text:p>165.112.843,24 €</text:p>
          </table:table-cell>
          <table:table-cell table:style-name="ce10" table:formula="of:=SUM([.AI2:.AI386])" office:value-type="currency" office:currency="EUR" office:value="28415631.71" calcext:value-type="currency">
            <text:p>28.415.631,71 €</text:p>
          </table:table-cell>
          <table:table-cell table:style-name="ce10" table:formula="of:=SUM([.AJ2:.AJ386])" office:value-type="currency" office:currency="EUR" office:value="79546594.36" calcext:value-type="currency">
            <text:p>79.546.594,36 €</text:p>
          </table:table-cell>
          <table:table-cell table:style-name="ce10" table:formula="of:=SUM([.AK2:.AK386])" office:value-type="currency" office:currency="EUR" office:value="967744806.86" calcext:value-type="currency">
            <text:p>967.744.806,86 €</text:p>
          </table:table-cell>
          <table:table-cell table:style-name="ce19"/>
          <table:table-cell table:number-columns-repeated="986"/>
        </table:table-row>
        <table:table-row table:style-name="ro2" table:number-rows-repeated="1048185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posición y refinado" table:style-name="ta1">
        <office:forms form:automatic-focus="false" form:apply-design-mode="false"/>
        <table:table-column table:style-name="co1" table:default-cell-style-name="ce29"/>
        <table:table-column table:style-name="co57" table:default-cell-style-name="Default"/>
        <table:table-column table:style-name="co3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11" table:default-cell-style-name="ce37"/>
        <table:table-column table:style-name="co4" table:number-columns-repeated="1017" table:default-cell-style-name="Default"/>
        <table:table-row table:style-name="ro1">
          <table:table-cell office:value-type="string" calcext:value-type="string">
            <text:p>Año</text:p>
          </table:table-cell>
          <table:table-cell table:style-name="ce29" office:value-type="string" calcext:value-type="string">
            <text:p>Formación Política</text:p>
          </table:table-cell>
          <table:table-cell table:style-name="ce29" office:value-type="string" calcext:value-type="string">
            <text:p>Origen</text:p>
          </table:table-cell>
          <table:table-cell table:style-name="ce29" office:value-type="string" calcext:value-type="string">
            <text:p>Fuente</text:p>
          </table:table-cell>
          <table:table-cell table:style-name="ce29" office:value-type="string" calcext:value-type="string">
            <text:p>Tipo</text:p>
          </table:table-cell>
          <table:table-cell table:style-name="ce29" office:value-type="string" calcext:value-type="string">
            <text:p>Concepto</text:p>
          </table:table-cell>
          <table:table-cell office:value-type="string" calcext:value-type="string">
            <text:p>Cuantia</text:p>
          </table:table-cell>
          <table:table-cell table:style-name="ce29"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lternatiba Eraiktizen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502469.19" calcext:value-type="currency">
            <text:p>502.469,19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lternatiba Eraiktizen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4734.06" calcext:value-type="currency">
            <text:p>4.734,06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maiu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1126800.35" calcext:value-type="currency">
            <text:p>1.126.800,35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maiu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 2</text:p>
          </table:table-cell>
          <table:table-cell office:value-type="currency" office:currency="EUR" office:value="499812.99" calcext:value-type="currency">
            <text:p>499.812,99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maiu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17324.83" calcext:value-type="currency">
            <text:p>17.324,83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273657.38" calcext:value-type="currency">
            <text:p>273.657,38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290732.46" calcext:value-type="currency">
            <text:p>290.732,46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120968.74" calcext:value-type="currency">
            <text:p>120.968,74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 2</text:p>
          </table:table-cell>
          <table:table-cell office:value-type="currency" office:currency="EUR" office:value="12595.4" calcext:value-type="currency">
            <text:p>12.595,40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Vasco 21/10/2012</text:p>
          </table:table-cell>
          <table:table-cell office:value-type="currency" office:currency="EUR" office:value="1344.37" calcext:value-type="currency">
            <text:p>1.344,37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74634.14" calcext:value-type="currency">
            <text:p>74.634,14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loc Nacionalista Valenciá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129884.98" calcext:value-type="currency">
            <text:p>129.884,98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loc Nacionalista Valenciá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 2</text:p>
          </table:table-cell>
          <table:table-cell office:value-type="currency" office:currency="EUR" office:value="63530.23" calcext:value-type="currency">
            <text:p>63.530,23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loc Nacionalista Valenciá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76040.34" calcext:value-type="currency">
            <text:p>76.040,34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loc Nacionalista Valenciá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67965.22" calcext:value-type="currency">
            <text:p>67.965,22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loc Nacionalista Valenciá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416559.19" calcext:value-type="currency">
            <text:p>416.559,19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loc-Iniciativa-Verds-Equo-Coalició Compromí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315094.36" calcext:value-type="currency">
            <text:p>315.094,36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loc-Iniciativa-Verds-Equo-Coalició Compromí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 2</text:p>
          </table:table-cell>
          <table:table-cell office:value-type="currency" office:currency="EUR" office:value="83560.36" calcext:value-type="currency">
            <text:p>83.560,36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loc-Iniciativa-Verds:Coalició Compromí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31040.28" calcext:value-type="currency">
            <text:p>31.040,28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loc-Iniciativa-Verds:Coalició Compromí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420165.54" calcext:value-type="currency">
            <text:p>420.165,54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loc-Iniciativa-Verds:Coalició Compromí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47212.68" calcext:value-type="currency">
            <text:p>47.212,68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loc-Iniciativa-Verds:Coalició Compromí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 2</text:p>
          </table:table-cell>
          <table:table-cell office:value-type="currency" office:currency="EUR" office:value="347396.34" calcext:value-type="currency">
            <text:p>347.396,34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497827.3" calcext:value-type="currency">
            <text:p>497.827,30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504677.51" calcext:value-type="currency">
            <text:p>504.677,51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434657.48" calcext:value-type="currency">
            <text:p>434.657,48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 2</text:p>
          </table:table-cell>
          <table:table-cell office:value-type="currency" office:currency="EUR" office:value="385916.06" calcext:value-type="currency">
            <text:p>385.916,06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Galicia 21/10/2012</text:p>
          </table:table-cell>
          <table:table-cell office:value-type="currency" office:currency="EUR" office:value="287186.33" calcext:value-type="currency">
            <text:p>287.186,33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757161.27" calcext:value-type="currency">
            <text:p>757.161,27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405762.04" calcext:value-type="currency">
            <text:p>405.762,04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540934.85" calcext:value-type="currency">
            <text:p>540.934,85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4299894.11" calcext:value-type="currency">
            <text:p>4.299.894,11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hunta Aragonesista 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150476.85" calcext:value-type="currency">
            <text:p>150.476,85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hunta Aragonesista 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312072.24" calcext:value-type="currency">
            <text:p>312.072,24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hunta Aragonesista 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105967.79" calcext:value-type="currency">
            <text:p>105.967,79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hunta Aragonesista 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138958.63" calcext:value-type="currency">
            <text:p>138.958,63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hunta Aragonesista 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147284.96" calcext:value-type="currency">
            <text:p>147.284,96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hunta Aragonesista 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657335.03" calcext:value-type="currency">
            <text:p>657.335,03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262933.75" calcext:value-type="currency">
            <text:p>262.933,75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714600" calcext:value-type="currency">
            <text:p>714.600,00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882149.23" calcext:value-type="currency">
            <text:p>882.149,23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Autonómicas 22/05/2011 2</text:p>
          </table:table-cell>
          <table:table-cell office:value-type="currency" office:currency="EUR" office:value="295007.69" calcext:value-type="currency">
            <text:p>295.007,69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 2</text:p>
          </table:table-cell>
          <table:table-cell office:value-type="currency" office:currency="EUR" office:value="21138.08" calcext:value-type="currency">
            <text:p>21.138,08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 2</text:p>
          </table:table-cell>
          <table:table-cell office:value-type="currency" office:currency="EUR" office:value="107740.88" calcext:value-type="currency">
            <text:p>107.740,88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593732.26" calcext:value-type="currency">
            <text:p>593.732,26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60000" calcext:value-type="currency">
            <text:p>60.000,00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53922.15" calcext:value-type="currency">
            <text:p>53.922,15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671223.78" calcext:value-type="currency">
            <text:p>671.223,78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2193512.32" calcext:value-type="currency">
            <text:p>2.193.512,32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178315.82" calcext:value-type="currency">
            <text:p>178.315,82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2813687.41" calcext:value-type="currency">
            <text:p>2.813.687,41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21034.5" calcext:value-type="currency">
            <text:p>21.034,50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2243775.34" calcext:value-type="currency">
            <text:p>2.243.775,34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3559126.4" calcext:value-type="currency">
            <text:p>3.559.126,40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150134.13" calcext:value-type="currency">
            <text:p>150.134,13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1113746.92" calcext:value-type="currency">
            <text:p>1.113.746,92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5264942.6" calcext:value-type="currency">
            <text:p>5.264.942,60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2476594.48" calcext:value-type="currency">
            <text:p>2.476.594,48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Europeo 07/06/2009 2</text:p>
          </table:table-cell>
          <table:table-cell office:value-type="currency" office:currency="EUR" office:value="486976.85" calcext:value-type="currency">
            <text:p>486.976,85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 2</text:p>
          </table:table-cell>
          <table:table-cell office:value-type="currency" office:currency="EUR" office:value="1516761.57" calcext:value-type="currency">
            <text:p>1.516.761,57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 2</text:p>
          </table:table-cell>
          <table:table-cell office:value-type="currency" office:currency="EUR" office:value="1999381.11" calcext:value-type="currency">
            <text:p>1.999.381,11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Cataluña 25/11/2012</text:p>
          </table:table-cell>
          <table:table-cell office:value-type="currency" office:currency="EUR" office:value="982874.78" calcext:value-type="currency">
            <text:p>982.874,78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4847785.49" calcext:value-type="currency">
            <text:p>4.847.785,49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9980721.05" calcext:value-type="currency">
            <text:p>9.980.721,05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ntesa Pel Progres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393791.52" calcext:value-type="currency">
            <text:p>393.791,52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708825.87" calcext:value-type="currency">
            <text:p>708.825,87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1206593.71" calcext:value-type="currency">
            <text:p>1.206.593,71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783698.13" calcext:value-type="currency">
            <text:p>783.698,13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 2</text:p>
          </table:table-cell>
          <table:table-cell office:value-type="currency" office:currency="EUR" office:value="40414.79" calcext:value-type="currency">
            <text:p>40.414,79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Cataluña 25/11/2012</text:p>
          </table:table-cell>
          <table:table-cell office:value-type="currency" office:currency="EUR" office:value="441654.98" calcext:value-type="currency">
            <text:p>441.654,98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829251.85" calcext:value-type="currency">
            <text:p>829.251,85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59577.2" calcext:value-type="currency">
            <text:p>59.577,20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198983.68" calcext:value-type="currency">
            <text:p>198.983,68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1952360.29" calcext:value-type="currency">
            <text:p>1.952.360,29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squerra Unida i Alternativ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48178.88" calcext:value-type="currency">
            <text:p>48.178,88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squerra Unida i Alternativ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113423.15" calcext:value-type="currency">
            <text:p>113.423,15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squerra Unida i Alternativ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165039.6" calcext:value-type="currency">
            <text:p>165.039,60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uskal Herria Bildu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304130.07" calcext:value-type="currency">
            <text:p>304.130,07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uskal Herria Bildu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112402.87" calcext:value-type="currency">
            <text:p>112.402,87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uskal Herria Bildu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Vasco 21/10/2012</text:p>
          </table:table-cell>
          <table:table-cell office:value-type="currency" office:currency="EUR" office:value="210361.84" calcext:value-type="currency">
            <text:p>210.361,84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85362.77" calcext:value-type="currency">
            <text:p>85.362,77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97181.54" calcext:value-type="currency">
            <text:p>97.181,54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549119.22" calcext:value-type="currency">
            <text:p>549.119,22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2045.64" calcext:value-type="currency">
            <text:p>2.045,64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1428620.85" calcext:value-type="currency">
            <text:p>1.428.620,85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2224734.74" calcext:value-type="currency">
            <text:p>2.224.734,74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132263.73" calcext:value-type="currency">
            <text:p>132.263,73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88767.38" calcext:value-type="currency">
            <text:p>88.767,38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218461.18" calcext:value-type="currency">
            <text:p>218.461,18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 2</text:p>
          </table:table-cell>
          <table:table-cell office:value-type="currency" office:currency="EUR" office:value="43747.71" calcext:value-type="currency">
            <text:p>43.747,71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Vasco 21/10/2012</text:p>
          </table:table-cell>
          <table:table-cell office:value-type="currency" office:currency="EUR" office:value="59005.4" calcext:value-type="currency">
            <text:p>59.005,40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37053.04" calcext:value-type="currency">
            <text:p>37.053,04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147143.87" calcext:value-type="currency">
            <text:p>147.143,87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972651.81" calcext:value-type="currency">
            <text:p>972.651,81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oro de Ciudadanos 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263734.36" calcext:value-type="currency">
            <text:p>263.734,36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oro de Ciudadanos 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747188.76" calcext:value-type="currency">
            <text:p>747.188,76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oro de Ciudadanos 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323867.56" calcext:value-type="currency">
            <text:p>323.867,56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oro de Ciudadanos 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 2</text:p>
          </table:table-cell>
          <table:table-cell office:value-type="currency" office:currency="EUR" office:value="314324.95" calcext:value-type="currency">
            <text:p>314.324,95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oro de Ciudadanos 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Junta General Principado Asturias 25/03/2012</text:p>
          </table:table-cell>
          <table:table-cell office:value-type="currency" office:currency="EUR" office:value="109189.13" calcext:value-type="currency">
            <text:p>109.189,13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oro de Ciudadanos 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125031.5" calcext:value-type="currency">
            <text:p>125.031,50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oro de Ciudadanos 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24252" calcext:value-type="currency">
            <text:p>24.252,00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oro de Ciudadanos 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14645" calcext:value-type="currency">
            <text:p>14.645,00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oro de Ciudadanos 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327014.34" calcext:value-type="currency">
            <text:p>327.014,34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Ge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150294.26" calcext:value-type="currency">
            <text:p>150.294,26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Ge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6020.95" calcext:value-type="currency">
            <text:p>6.020,95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Ge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 2</text:p>
          </table:table-cell>
          <table:table-cell office:value-type="currency" office:currency="EUR" office:value="51154" calcext:value-type="currency">
            <text:p>51.154,00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Geroa Bai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6600" calcext:value-type="currency">
            <text:p>6.600,00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Geroa Bai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20.26" calcext:value-type="currency">
            <text:p>20,26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Grupo Mixt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1061133.11" calcext:value-type="currency">
            <text:p>1.061.133,11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754885.45" calcext:value-type="currency">
            <text:p>754.885,45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1175625.97" calcext:value-type="currency">
            <text:p>1.175.625,97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1323460.89" calcext:value-type="currency">
            <text:p>1.323.460,89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Cataluña 25/11/2012</text:p>
          </table:table-cell>
          <table:table-cell office:value-type="currency" office:currency="EUR" office:value="429534.66" calcext:value-type="currency">
            <text:p>429.534,66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354135.02" calcext:value-type="currency">
            <text:p>354.135,02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392732.12" calcext:value-type="currency">
            <text:p>392.732,12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14256288.34" calcext:value-type="currency">
            <text:p>14.256.288,34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3107791.43" calcext:value-type="currency">
            <text:p>3.107.791,43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106379.15" calcext:value-type="currency">
            <text:p>106.379,15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3870277.42" calcext:value-type="currency">
            <text:p>3.870.277,42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2786276.36" calcext:value-type="currency">
            <text:p>2.786.276,36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Europeo 07/06/2009 2</text:p>
          </table:table-cell>
          <table:table-cell office:value-type="currency" office:currency="EUR" office:value="203398.96" calcext:value-type="currency">
            <text:p>203.398,96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Autonómicas 22/05/2011 2</text:p>
          </table:table-cell>
          <table:table-cell office:value-type="currency" office:currency="EUR" office:value="260041.44" calcext:value-type="currency">
            <text:p>260.041,44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 2</text:p>
          </table:table-cell>
          <table:table-cell office:value-type="currency" office:currency="EUR" office:value="5452111.34" calcext:value-type="currency">
            <text:p>5.452.111,34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Junta General Principado Asturias 25/03/2012</text:p>
          </table:table-cell>
          <table:table-cell office:value-type="currency" office:currency="EUR" office:value="31063.04" calcext:value-type="currency">
            <text:p>31.063,04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Andalucía 25/03/2012</text:p>
          </table:table-cell>
          <table:table-cell office:value-type="currency" office:currency="EUR" office:value="1483153.79" calcext:value-type="currency">
            <text:p>1.483.153,79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2463421.1" calcext:value-type="currency">
            <text:p>2.463.421,10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14905.56" calcext:value-type="currency">
            <text:p>14.905,56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1081204.12" calcext:value-type="currency">
            <text:p>1.081.204,12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15167281.19" calcext:value-type="currency">
            <text:p>15.167.281,19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La Izquierda Plura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64490.08" calcext:value-type="currency">
            <text:p>64.490,08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La Izquierda Plura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560369.64" calcext:value-type="currency">
            <text:p>560.369,64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ueva Canaria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155057.23" calcext:value-type="currency">
            <text:p>155.057,23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ueva Canaria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104251" calcext:value-type="currency">
            <text:p>104.251,00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ueva Canaria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74495.19" calcext:value-type="currency">
            <text:p>74.495,19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ueva Canaria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201.44" calcext:value-type="currency">
            <text:p>201,44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ueva Canaria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104354.5" calcext:value-type="currency">
            <text:p>104.354,50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6176513.15" calcext:value-type="currency">
            <text:p>6.176.513,15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3669516.89" calcext:value-type="currency">
            <text:p>3.669.516,89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 3</text:p>
          </table:table-cell>
          <table:table-cell office:value-type="currency" office:currency="EUR" office:value="5454.74" calcext:value-type="currency">
            <text:p>5.454,74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Europeo 07/06/2009 2</text:p>
          </table:table-cell>
          <table:table-cell office:value-type="currency" office:currency="EUR" office:value="147838.59" calcext:value-type="currency">
            <text:p>147.838,59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Autonómicas 22/05/2011 2</text:p>
          </table:table-cell>
          <table:table-cell office:value-type="currency" office:currency="EUR" office:value="328682" calcext:value-type="currency">
            <text:p>328.682,00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 2</text:p>
          </table:table-cell>
          <table:table-cell office:value-type="currency" office:currency="EUR" office:value="665235.66" calcext:value-type="currency">
            <text:p>665.235,66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 2</text:p>
          </table:table-cell>
          <table:table-cell office:value-type="currency" office:currency="EUR" office:value="2011279.65" calcext:value-type="currency">
            <text:p>2.011.279,65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Vasco 21/10/2012</text:p>
          </table:table-cell>
          <table:table-cell office:value-type="currency" office:currency="EUR" office:value="28495.28" calcext:value-type="currency">
            <text:p>28.495,28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Cataluña 25/11/2012</text:p>
          </table:table-cell>
          <table:table-cell office:value-type="currency" office:currency="EUR" office:value="38632.02" calcext:value-type="currency">
            <text:p>38.632,02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300678.95" calcext:value-type="currency">
            <text:p>300.678,95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415126.32" calcext:value-type="currency">
            <text:p>415.126,32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143266.11" calcext:value-type="currency">
            <text:p>143.266,11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159054.53" calcext:value-type="currency">
            <text:p>159.054,53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6600" calcext:value-type="currency">
            <text:p>6.600,00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20519.69" calcext:value-type="currency">
            <text:p>20.519,69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200000" calcext:value-type="currency">
            <text:p>200.000,00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157243.34" calcext:value-type="currency">
            <text:p>157.243,34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26410" calcext:value-type="currency">
            <text:p>26.410,00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456243.95" calcext:value-type="currency">
            <text:p>456.243,95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401042.27" calcext:value-type="currency">
            <text:p>401.042,27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974625.62" calcext:value-type="currency">
            <text:p>974.625,62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2250184.28" calcext:value-type="currency">
            <text:p>2.250.184,28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734031.33" calcext:value-type="currency">
            <text:p>734.031,33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1126733.92" calcext:value-type="currency">
            <text:p>1.126.733,92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2557572.88" calcext:value-type="currency">
            <text:p>2.557.572,88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 2</text:p>
          </table:table-cell>
          <table:table-cell office:value-type="currency" office:currency="EUR" office:value="703258.23" calcext:value-type="currency">
            <text:p>703.258,23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Vasco 21/10/2012</text:p>
          </table:table-cell>
          <table:table-cell office:value-type="currency" office:currency="EUR" office:value="486905.48" calcext:value-type="currency">
            <text:p>486.905,48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1780368.31" calcext:value-type="currency">
            <text:p>1.780.368,31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68560.22" calcext:value-type="currency">
            <text:p>68.560,22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2473201.82" calcext:value-type="currency">
            <text:p>2.473.201,82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28058629.79" calcext:value-type="currency">
            <text:p>28.058.629,79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33190065.69" calcext:value-type="currency">
            <text:p>33.190.065,69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1825893.98" calcext:value-type="currency">
            <text:p>1.825.893,98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7709805.17" calcext:value-type="currency">
            <text:p>7.709.805,17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22754635.18" calcext:value-type="currency">
            <text:p>22.754.635,18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17967298.53" calcext:value-type="currency">
            <text:p>17.967.298,53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Europeo 07/06/2009 2</text:p>
          </table:table-cell>
          <table:table-cell office:value-type="currency" office:currency="EUR" office:value="1386290.27" calcext:value-type="currency">
            <text:p>1.386.290,27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Autonómicas 22/05/2011 2</text:p>
          </table:table-cell>
          <table:table-cell office:value-type="currency" office:currency="EUR" office:value="2952037.51" calcext:value-type="currency">
            <text:p>2.952.037,51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 2</text:p>
          </table:table-cell>
          <table:table-cell office:value-type="currency" office:currency="EUR" office:value="11771802.92" calcext:value-type="currency">
            <text:p>11.771.802,92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Junta General Principado Asturias 25/03/2012</text:p>
          </table:table-cell>
          <table:table-cell office:value-type="currency" office:currency="EUR" office:value="70104.18" calcext:value-type="currency">
            <text:p>70.104,18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Andalucía 25/03/2012</text:p>
          </table:table-cell>
          <table:table-cell office:value-type="currency" office:currency="EUR" office:value="4119464.98" calcext:value-type="currency">
            <text:p>4.119.464,98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Galicia 21/10/2012</text:p>
          </table:table-cell>
          <table:table-cell office:value-type="currency" office:currency="EUR" office:value="550655.31" calcext:value-type="currency">
            <text:p>550.655,31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Vasco 21/10/2012</text:p>
          </table:table-cell>
          <table:table-cell office:value-type="currency" office:currency="EUR" office:value="288740.57" calcext:value-type="currency">
            <text:p>288.740,57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Cataluña 25/11/2012</text:p>
          </table:table-cell>
          <table:table-cell office:value-type="currency" office:currency="EUR" office:value="534543.29" calcext:value-type="currency">
            <text:p>534.543,29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12503603.93" calcext:value-type="currency">
            <text:p>12.503.603,93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733996.12" calcext:value-type="currency">
            <text:p>733.996,12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2386746.08" calcext:value-type="currency">
            <text:p>2.386.746,08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54302679.56" calcext:value-type="currency">
            <text:p>54.302.679,56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18422695.51" calcext:value-type="currency">
            <text:p>18.422.695,51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2279522.5" calcext:value-type="currency">
            <text:p>2.279.522,50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4151412.16" calcext:value-type="currency">
            <text:p>4.151.412,16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16676854.93" calcext:value-type="currency">
            <text:p>16.676.854,93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13027063.89" calcext:value-type="currency">
            <text:p>13.027.063,89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Europeo 07/06/2009 2</text:p>
          </table:table-cell>
          <table:table-cell office:value-type="currency" office:currency="EUR" office:value="1321207.44" calcext:value-type="currency">
            <text:p>1.321.207,44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Autonómicas 22/05/2011 2</text:p>
          </table:table-cell>
          <table:table-cell office:value-type="currency" office:currency="EUR" office:value="2183830.64" calcext:value-type="currency">
            <text:p>2.183.830,64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 2</text:p>
          </table:table-cell>
          <table:table-cell office:value-type="currency" office:currency="EUR" office:value="90190.1" calcext:value-type="currency">
            <text:p>90.190,10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 2</text:p>
          </table:table-cell>
          <table:table-cell office:value-type="currency" office:currency="EUR" office:value="9184517.59" calcext:value-type="currency">
            <text:p>9.184.517,59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Junta General Principado Asturias 25/03/2012</text:p>
          </table:table-cell>
          <table:table-cell office:value-type="currency" office:currency="EUR" office:value="105149.38" calcext:value-type="currency">
            <text:p>105.149,38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Andalucía 25/03/2012</text:p>
          </table:table-cell>
          <table:table-cell office:value-type="currency" office:currency="EUR" office:value="4055908.68" calcext:value-type="currency">
            <text:p>4.055.908,68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Galicia 21/10/2012</text:p>
          </table:table-cell>
          <table:table-cell office:value-type="currency" office:currency="EUR" office:value="417715.22" calcext:value-type="currency">
            <text:p>417.715,22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Vasco 21/10/2012</text:p>
          </table:table-cell>
          <table:table-cell office:value-type="currency" office:currency="EUR" office:value="429699.51" calcext:value-type="currency">
            <text:p>429.699,51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13150515.17" calcext:value-type="currency">
            <text:p>13.150.515,17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2726204.47" calcext:value-type="currency">
            <text:p>2.726.204,47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7867363.76" calcext:value-type="currency">
            <text:p>7.867.363,76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71625187.24" calcext:value-type="currency">
            <text:p>71.625.187,24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2757699.23" calcext:value-type="currency">
            <text:p>2.757.699,23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2572846.02" calcext:value-type="currency">
            <text:p>2.572.846,02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3095054.23" calcext:value-type="currency">
            <text:p>3.095.054,23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 2</text:p>
          </table:table-cell>
          <table:table-cell office:value-type="currency" office:currency="EUR" office:value="914070" calcext:value-type="currency">
            <text:p>914.070,00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Cataluña 25/11/2012</text:p>
          </table:table-cell>
          <table:table-cell office:value-type="currency" office:currency="EUR" office:value="617932.92" calcext:value-type="currency">
            <text:p>617.932,92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1036477.2" calcext:value-type="currency">
            <text:p>1.036.477,20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1189004.42" calcext:value-type="currency">
            <text:p>1.189.004,42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277454.35" calcext:value-type="currency">
            <text:p>277.454,35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10885563.13" calcext:value-type="currency">
            <text:p>10.885.563,13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731170.77" calcext:value-type="currency">
            <text:p>731.170,77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42170.62" calcext:value-type="currency">
            <text:p>42.170,62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906950" calcext:value-type="currency">
            <text:p>906.950,00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309132.91" calcext:value-type="currency">
            <text:p>309.132,91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16720385.68" calcext:value-type="currency">
            <text:p>16.720.385,68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383466.67" calcext:value-type="currency">
            <text:p>383.466,67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910904.96" calcext:value-type="currency">
            <text:p>910.904,96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55923" calcext:value-type="currency">
            <text:p>55.923,00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 2</text:p>
          </table:table-cell>
          <table:table-cell office:value-type="currency" office:currency="EUR" office:value="144890.87" calcext:value-type="currency">
            <text:p>144.890,87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67451" calcext:value-type="currency">
            <text:p>67.451,00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26878.65" calcext:value-type="currency">
            <text:p>26.878,65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269616.89" calcext:value-type="currency">
            <text:p>269.616,89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2602741.15" calcext:value-type="currency">
            <text:p>2.602.741,15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47589.56" calcext:value-type="currency">
            <text:p>47.589,56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442058.91" calcext:value-type="currency">
            <text:p>442.058,91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828703.46" calcext:value-type="currency">
            <text:p>828.703,46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341592.75" calcext:value-type="currency">
            <text:p>341.592,75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Europeo 07/06/2009 2</text:p>
          </table:table-cell>
          <table:table-cell office:value-type="currency" office:currency="EUR" office:value="79529.84" calcext:value-type="currency">
            <text:p>79.529,84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Autonómicas 22/05/2011 2</text:p>
          </table:table-cell>
          <table:table-cell office:value-type="currency" office:currency="EUR" office:value="350794.99" calcext:value-type="currency">
            <text:p>350.794,99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 2</text:p>
          </table:table-cell>
          <table:table-cell office:value-type="currency" office:currency="EUR" office:value="1082476.75" calcext:value-type="currency">
            <text:p>1.082.476,75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1066899.08" calcext:value-type="currency">
            <text:p>1.066.899,08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162434.14" calcext:value-type="currency">
            <text:p>162.434,14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101679.37" calcext:value-type="currency">
            <text:p>101.679,37 €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365935.49" calcext:value-type="currency">
            <text:p>365.935,4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maiu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156503.06" calcext:value-type="currency">
            <text:p>156.503,06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maiu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13647.1" calcext:value-type="currency">
            <text:p>13.647,1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maiu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318024.33" calcext:value-type="currency">
            <text:p>318.024,3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377245.21" calcext:value-type="currency">
            <text:p>377.245,21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367808" calcext:value-type="currency">
            <text:p>367.808,0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140449.68" calcext:value-type="currency">
            <text:p>140.449,6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office:value-type="currency" office:currency="EUR" office:value="12098.84" calcext:value-type="currency">
            <text:p>12.098,84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235229.28" calcext:value-type="currency">
            <text:p>235.229,2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8079.42" calcext:value-type="currency">
            <text:p>8.079,4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35858.23" calcext:value-type="currency">
            <text:p>35.858,2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c Nacionalista Valenciá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102386" calcext:value-type="currency">
            <text:p>102.386,0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c Nacionalista Valenciá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314342.94" calcext:value-type="currency">
            <text:p>314.342,94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c Nacionalista Valenciá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49323.43" calcext:value-type="currency">
            <text:p>49.323,4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c Nacionalista Valenciá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863359.31" calcext:value-type="currency">
            <text:p>863.359,31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c-Iniciativa-Verds-Equo-Coalició Compromí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43763.94" calcext:value-type="currency">
            <text:p>43.763,94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c-Iniciativa-Verds-Equo-Coalició Compromí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1996.6" calcext:value-type="currency">
            <text:p>1.996,6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c-Iniciativa-Verds:Coalició Compromí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97976.3" calcext:value-type="currency">
            <text:p>97.976,3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c-Iniciativa-Verds:Coalició Compromí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220983.79" calcext:value-type="currency">
            <text:p>220.983,7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c-Iniciativa-Verds:Coalició Compromí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29513.43" calcext:value-type="currency">
            <text:p>29.513,4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657226.52" calcext:value-type="currency">
            <text:p>657.226,5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129139.99" calcext:value-type="currency">
            <text:p>129.139,9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518455.08" calcext:value-type="currency">
            <text:p>518.455,0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557019.2" calcext:value-type="currency">
            <text:p>557.019,2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office:value-type="currency" office:currency="EUR" office:value="245885.84" calcext:value-type="currency">
            <text:p>245.885,84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</text:p>
          </table:table-cell>
          <table:table-cell office:value-type="currency" office:currency="EUR" office:value="215493.13" calcext:value-type="currency">
            <text:p>215.493,1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913139.3" calcext:value-type="currency">
            <text:p>913.139,3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497135.99" calcext:value-type="currency">
            <text:p>497.135,9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691559.06" calcext:value-type="currency">
            <text:p>691.559,06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4709902.48" calcext:value-type="currency">
            <text:p>4.709.902,4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hunta Aragonesista 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20899.95" calcext:value-type="currency">
            <text:p>20.899,95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hunta Aragonesista 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328388.07" calcext:value-type="currency">
            <text:p>328.388,07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hunta Aragonesista 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125524.22" calcext:value-type="currency">
            <text:p>125.524,2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hunta Aragonesista 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office:value-type="currency" office:currency="EUR" office:value="197315.98" calcext:value-type="currency">
            <text:p>197.315,9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hunta Aragonesista 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Autonómicas 22/05/2011</text:p>
          </table:table-cell>
          <table:table-cell office:value-type="currency" office:currency="EUR" office:value="75185" calcext:value-type="currency">
            <text:p>75.185,0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hunta Aragonesista 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185077.64" calcext:value-type="currency">
            <text:p>185.077,64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hunta Aragonesista 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202490.65" calcext:value-type="currency">
            <text:p>202.490,65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hunta Aragonesista 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999762.69" calcext:value-type="currency">
            <text:p>999.762,6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567384.06" calcext:value-type="currency">
            <text:p>567.384,06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129139.99" calcext:value-type="currency">
            <text:p>129.139,9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649605" calcext:value-type="currency">
            <text:p>649.605,0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942049.49" calcext:value-type="currency">
            <text:p>942.049,4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office:value-type="currency" office:currency="EUR" office:value="298990.01" calcext:value-type="currency">
            <text:p>298.990,01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Autonómicas 22/05/2011</text:p>
          </table:table-cell>
          <table:table-cell office:value-type="currency" office:currency="EUR" office:value="486554.73" calcext:value-type="currency">
            <text:p>486.554,7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</text:p>
          </table:table-cell>
          <table:table-cell office:value-type="currency" office:currency="EUR" office:value="24036.31" calcext:value-type="currency">
            <text:p>24.036,31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250000" calcext:value-type="currency">
            <text:p>250.000,0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100.18" calcext:value-type="currency">
            <text:p>100,1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1027719.21" calcext:value-type="currency">
            <text:p>1.027.719,21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1982488.22" calcext:value-type="currency">
            <text:p>1.982.488,2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203866.3" calcext:value-type="currency">
            <text:p>203.866,3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3115007.44" calcext:value-type="currency">
            <text:p>3.115.007,44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50484" calcext:value-type="currency">
            <text:p>50.484,0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2881741.57" calcext:value-type="currency">
            <text:p>2.881.741,57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3607971.83" calcext:value-type="currency">
            <text:p>3.607.971,8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135719.5" calcext:value-type="currency">
            <text:p>135.719,5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902665.99" calcext:value-type="currency">
            <text:p>902.665,9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7924504.52" calcext:value-type="currency">
            <text:p>7.924.504,5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2559172.68" calcext:value-type="currency">
            <text:p>2.559.172,6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Cataluña 28/11/2010</text:p>
          </table:table-cell>
          <table:table-cell office:value-type="currency" office:currency="EUR" office:value="2194360.94" calcext:value-type="currency">
            <text:p>2.194.360,94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office:value-type="currency" office:currency="EUR" office:value="681379.26" calcext:value-type="currency">
            <text:p>681.379,26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</text:p>
          </table:table-cell>
          <table:table-cell office:value-type="currency" office:currency="EUR" office:value="691330.73" calcext:value-type="currency">
            <text:p>691.330,7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3303.89" calcext:value-type="currency">
            <text:p>3.303,8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12609005.27" calcext:value-type="currency">
            <text:p>12.609.005,27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ntesa Catalana de Progrè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472768.7" calcext:value-type="currency">
            <text:p>472.768,7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ntesa Pel Progres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20461.29" calcext:value-type="currency">
            <text:p>20.461,2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990499" calcext:value-type="currency">
            <text:p>990.499,0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4344.32" calcext:value-type="currency">
            <text:p>4.344,3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1900039.63" calcext:value-type="currency">
            <text:p>1.900.039,6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1085760.16" calcext:value-type="currency">
            <text:p>1.085.760,16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Cataluña 28/11/2010</text:p>
          </table:table-cell>
          <table:table-cell office:value-type="currency" office:currency="EUR" office:value="837963.86" calcext:value-type="currency">
            <text:p>837.963,86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office:value-type="currency" office:currency="EUR" office:value="1068316.08" calcext:value-type="currency">
            <text:p>1.068.316,0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</text:p>
          </table:table-cell>
          <table:table-cell office:value-type="currency" office:currency="EUR" office:value="401505.56" calcext:value-type="currency">
            <text:p>401.505,56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895158.62" calcext:value-type="currency">
            <text:p>895.158,6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69676.83" calcext:value-type="currency">
            <text:p>69.676,8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1462554.74" calcext:value-type="currency">
            <text:p>1.462.554,74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2482161.77" calcext:value-type="currency">
            <text:p>2.482.161,77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224762.71" calcext:value-type="currency">
            <text:p>224.762,71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6362.26" calcext:value-type="currency">
            <text:p>6.362,26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76772.82" calcext:value-type="currency">
            <text:p>76.772,8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769853.53" calcext:value-type="currency">
            <text:p>769.853,5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69095.12" calcext:value-type="currency">
            <text:p>69.095,1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173799.35" calcext:value-type="currency">
            <text:p>173.799,35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21252.72" calcext:value-type="currency">
            <text:p>21.252,7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117675.23" calcext:value-type="currency">
            <text:p>117.675,2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110231.96" calcext:value-type="currency">
            <text:p>110.231,96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140945.69" calcext:value-type="currency">
            <text:p>140.945,6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office:value-type="currency" office:currency="EUR" office:value="117404.34" calcext:value-type="currency">
            <text:p>117.404,34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346622.59" calcext:value-type="currency">
            <text:p>346.622,5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2045.64" calcext:value-type="currency">
            <text:p>2.045,64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111479.61" calcext:value-type="currency">
            <text:p>111.479,61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2396647.55" calcext:value-type="currency">
            <text:p>2.396.647,55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126787.09" calcext:value-type="currency">
            <text:p>126.787,0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4240" calcext:value-type="currency">
            <text:p>4.240,0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111097.28" calcext:value-type="currency">
            <text:p>111.097,2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1066123.32" calcext:value-type="currency">
            <text:p>1.066.123,3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o de Ciudadanos 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36630.47" calcext:value-type="currency">
            <text:p>36.630,47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o de Ciudadanos 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468278.43" calcext:value-type="currency">
            <text:p>468.278,4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o de Ciudadanos 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158159.28" calcext:value-type="currency">
            <text:p>158.159,2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o de Ciudadanos 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office:value-type="currency" office:currency="EUR" office:value="211112.16" calcext:value-type="currency">
            <text:p>211.112,16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o de Ciudadanos 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154168.05" calcext:value-type="currency">
            <text:p>154.168,05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o de Ciudadanos 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311212.67" calcext:value-type="currency">
            <text:p>311.212,67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o de Ciudadanos 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21209.2" calcext:value-type="currency">
            <text:p>21.209,2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o de Ciudadanos 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1063403.57" calcext:value-type="currency">
            <text:p>1.063.403,57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Ge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20874.6" calcext:value-type="currency">
            <text:p>20.874,6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Ge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1996.6" calcext:value-type="currency">
            <text:p>1.996,6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Grupo Mixt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440910.54" calcext:value-type="currency">
            <text:p>440.910,54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Grupo Senadores Nacionalista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266151.43" calcext:value-type="currency">
            <text:p>266.151,4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558968.07" calcext:value-type="currency">
            <text:p>558.968,07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1792325.63" calcext:value-type="currency">
            <text:p>1.792.325,6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1017465.19" calcext:value-type="currency">
            <text:p>1.017.465,1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Cataluña 28/11/2010</text:p>
          </table:table-cell>
          <table:table-cell office:value-type="currency" office:currency="EUR" office:value="859607.03" calcext:value-type="currency">
            <text:p>859.607,0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office:value-type="currency" office:currency="EUR" office:value="893979.12" calcext:value-type="currency">
            <text:p>893.979,1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247155.33" calcext:value-type="currency">
            <text:p>247.155,3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1010279.7" calcext:value-type="currency">
            <text:p>1.010.279,7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16136909.31" calcext:value-type="currency">
            <text:p>16.136.909,31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2147659.34" calcext:value-type="currency">
            <text:p>2.147.659,34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263114.89" calcext:value-type="currency">
            <text:p>263.114,8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29663.94" calcext:value-type="currency">
            <text:p>29.663,94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3271795.33" calcext:value-type="currency">
            <text:p>3.271.795,3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3288117.19" calcext:value-type="currency">
            <text:p>3.288.117,1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office:value-type="currency" office:currency="EUR" office:value="4316251.46" calcext:value-type="currency">
            <text:p>4.316.251,46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Autonómicas 22/05/2011</text:p>
          </table:table-cell>
          <table:table-cell office:value-type="currency" office:currency="EUR" office:value="540556.82" calcext:value-type="currency">
            <text:p>540.556,8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</text:p>
          </table:table-cell>
          <table:table-cell office:value-type="currency" office:currency="EUR" office:value="2230293.88" calcext:value-type="currency">
            <text:p>2.230.293,8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1631873" calcext:value-type="currency">
            <text:p>1.631.873,0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123704.68" calcext:value-type="currency">
            <text:p>123.704,6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1105285.19" calcext:value-type="currency">
            <text:p>1.105.285,1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17420721.95" calcext:value-type="currency">
            <text:p>17.420.721,95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202908.69" calcext:value-type="currency">
            <text:p>202.908,6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62573.4" calcext:value-type="currency">
            <text:p>62.573,4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290564.27" calcext:value-type="currency">
            <text:p>290.564,27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40941.68" calcext:value-type="currency">
            <text:p>40.941,6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Autonómicas 22/05/2011</text:p>
          </table:table-cell>
          <table:table-cell office:value-type="currency" office:currency="EUR" office:value="242603.22" calcext:value-type="currency">
            <text:p>242.603,2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1199.32" calcext:value-type="currency">
            <text:p>1.199,3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6283637.14" calcext:value-type="currency">
            <text:p>6.283.637,14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419799.63" calcext:value-type="currency">
            <text:p>419.799,6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3827528.74" calcext:value-type="currency">
            <text:p>3.827.528,74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Cataluña 28/11/2010</text:p>
          </table:table-cell>
          <table:table-cell office:value-type="currency" office:currency="EUR" office:value="214496.91" calcext:value-type="currency">
            <text:p>214.496,91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office:value-type="currency" office:currency="EUR" office:value="1987543.51" calcext:value-type="currency">
            <text:p>1.987.543,51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Autonómicas 22/05/2011</text:p>
          </table:table-cell>
          <table:table-cell office:value-type="currency" office:currency="EUR" office:value="481108.74" calcext:value-type="currency">
            <text:p>481.108,74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</text:p>
          </table:table-cell>
          <table:table-cell office:value-type="currency" office:currency="EUR" office:value="743093.33" calcext:value-type="currency">
            <text:p>743.093,3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41761.77" calcext:value-type="currency">
            <text:p>41.761,77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448773.51" calcext:value-type="currency">
            <text:p>448.773,51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167625.82" calcext:value-type="currency">
            <text:p>167.625,8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office:value-type="currency" office:currency="EUR" office:value="230764.16" calcext:value-type="currency">
            <text:p>230.764,16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Autonómicas 22/05/2011</text:p>
          </table:table-cell>
          <table:table-cell office:value-type="currency" office:currency="EUR" office:value="95176.17" calcext:value-type="currency">
            <text:p>95.176,17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107658.13" calcext:value-type="currency">
            <text:p>107.658,1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144580" calcext:value-type="currency">
            <text:p>144.580,0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52116.68" calcext:value-type="currency">
            <text:p>52.116,6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887606.42" calcext:value-type="currency">
            <text:p>887.606,4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149374.94" calcext:value-type="currency">
            <text:p>149.374,94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18553" calcext:value-type="currency">
            <text:p>18.553,0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395537.03" calcext:value-type="currency">
            <text:p>395.537,0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406228.16" calcext:value-type="currency">
            <text:p>406.228,16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1211031.7" calcext:value-type="currency">
            <text:p>1.211.031,7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2535491.94" calcext:value-type="currency">
            <text:p>2.535.491,94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470691.49" calcext:value-type="currency">
            <text:p>470.691,4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1332720" calcext:value-type="currency">
            <text:p>1.332.720,0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2446660.38" calcext:value-type="currency">
            <text:p>2.446.660,3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office:value-type="currency" office:currency="EUR" office:value="1324809.83" calcext:value-type="currency">
            <text:p>1.324.809,8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</text:p>
          </table:table-cell>
          <table:table-cell office:value-type="currency" office:currency="EUR" office:value="261870.53" calcext:value-type="currency">
            <text:p>261.870,5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1965435.73" calcext:value-type="currency">
            <text:p>1.965.435,7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120702.88" calcext:value-type="currency">
            <text:p>120.702,8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5434684.08" calcext:value-type="currency">
            <text:p>5.434.684,0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27703592.87" calcext:value-type="currency">
            <text:p>27.703.592,87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36823386.29" calcext:value-type="currency">
            <text:p>36.823.386,2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2195748.59" calcext:value-type="currency">
            <text:p>2.195.748,5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6317143.18" calcext:value-type="currency">
            <text:p>6.317.143,1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23367279.64" calcext:value-type="currency">
            <text:p>23.367.279,64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17822757.05" calcext:value-type="currency">
            <text:p>17.822.757,05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Cataluña 28/11/2010</text:p>
          </table:table-cell>
          <table:table-cell office:value-type="currency" office:currency="EUR" office:value="1157540.2" calcext:value-type="currency">
            <text:p>1.157.540,2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office:value-type="currency" office:currency="EUR" office:value="15273373.82" calcext:value-type="currency">
            <text:p>15.273.373,8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Autonómicas 22/05/2011</text:p>
          </table:table-cell>
          <table:table-cell office:value-type="currency" office:currency="EUR" office:value="4017039.26" calcext:value-type="currency">
            <text:p>4.017.039,26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</text:p>
          </table:table-cell>
          <table:table-cell office:value-type="currency" office:currency="EUR" office:value="6842720.33" calcext:value-type="currency">
            <text:p>6.842.720,3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12078165.31" calcext:value-type="currency">
            <text:p>12.078.165,31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2145070.55" calcext:value-type="currency">
            <text:p>2.145.070,55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1776137.39" calcext:value-type="currency">
            <text:p>1.776.137,3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77991929.89" calcext:value-type="currency">
            <text:p>77.991.929,8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33051886.63" calcext:value-type="currency">
            <text:p>33.051.886,6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2795237.36" calcext:value-type="currency">
            <text:p>2.795.237,36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6058131.22" calcext:value-type="currency">
            <text:p>6.058.131,2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18702616.18" calcext:value-type="currency">
            <text:p>18.702.616,1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15153967.09" calcext:value-type="currency">
            <text:p>15.153.967,0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office:value-type="currency" office:currency="EUR" office:value="13924619.22" calcext:value-type="currency">
            <text:p>13.924.619,2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Autonómicas 22/05/2011</text:p>
          </table:table-cell>
          <table:table-cell office:value-type="currency" office:currency="EUR" office:value="3610131.33" calcext:value-type="currency">
            <text:p>3.610.131,3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</text:p>
          </table:table-cell>
          <table:table-cell office:value-type="currency" office:currency="EUR" office:value="5785144.82" calcext:value-type="currency">
            <text:p>5.785.144,8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18032378.04" calcext:value-type="currency">
            <text:p>18.032.378,04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2908251.86" calcext:value-type="currency">
            <text:p>2.908.251,86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1833015.08" calcext:value-type="currency">
            <text:p>1.833.015,0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70101938.65" calcext:value-type="currency">
            <text:p>70.101.938,65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5725686.96" calcext:value-type="currency">
            <text:p>5.725.686,96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4030287.19" calcext:value-type="currency">
            <text:p>4.030.287,1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3707929.56" calcext:value-type="currency">
            <text:p>3.707.929,56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Cataluña 28/11/2010</text:p>
          </table:table-cell>
          <table:table-cell office:value-type="currency" office:currency="EUR" office:value="1243088.2" calcext:value-type="currency">
            <text:p>1.243.088,2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office:value-type="currency" office:currency="EUR" office:value="1695096.82" calcext:value-type="currency">
            <text:p>1.695.096,8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</text:p>
          </table:table-cell>
          <table:table-cell office:value-type="currency" office:currency="EUR" office:value="887545.54" calcext:value-type="currency">
            <text:p>887.545,54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1127244.95" calcext:value-type="currency">
            <text:p>1.127.244,95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1351846.46" calcext:value-type="currency">
            <text:p>1.351.846,46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286727.36" calcext:value-type="currency">
            <text:p>286.727,36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12967864.53" calcext:value-type="currency">
            <text:p>12.967.864,5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660829.41" calcext:value-type="currency">
            <text:p>660.829,41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78364.32" calcext:value-type="currency">
            <text:p>78.364,3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310075" calcext:value-type="currency">
            <text:p>310.075,0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627450" calcext:value-type="currency">
            <text:p>627.450,0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843977.27" calcext:value-type="currency">
            <text:p>843.977,27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16276780.13" calcext:value-type="currency">
            <text:p>16.276.780,1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476241.2" calcext:value-type="currency">
            <text:p>476.241,2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94459.01" calcext:value-type="currency">
            <text:p>94.459,01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976701.05" calcext:value-type="currency">
            <text:p>976.701,05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67108.48" calcext:value-type="currency">
            <text:p>67.108,4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office:value-type="currency" office:currency="EUR" office:value="105358.37" calcext:value-type="currency">
            <text:p>105.358,37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Autonómicas 22/05/2011</text:p>
          </table:table-cell>
          <table:table-cell office:value-type="currency" office:currency="EUR" office:value="409851.56" calcext:value-type="currency">
            <text:p>409.851,56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</text:p>
          </table:table-cell>
          <table:table-cell office:value-type="currency" office:currency="EUR" office:value="96196.24" calcext:value-type="currency">
            <text:p>96.196,24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70053" calcext:value-type="currency">
            <text:p>70.053,0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31360.97" calcext:value-type="currency">
            <text:p>31.360,97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281866.55" calcext:value-type="currency">
            <text:p>281.866,55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1070570.89" calcext:value-type="currency">
            <text:p>1.070.570,8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53415.41" calcext:value-type="currency">
            <text:p>53.415,41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85655.39" calcext:value-type="currency">
            <text:p>85.655,3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476114.45" calcext:value-type="currency">
            <text:p>476.114,45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192107.68" calcext:value-type="currency">
            <text:p>192.107,6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office:value-type="currency" office:currency="EUR" office:value="361224.83" calcext:value-type="currency">
            <text:p>361.224,8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1039982.98" calcext:value-type="currency">
            <text:p>1.039.982,9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132232.82" calcext:value-type="currency">
            <text:p>132.232,8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95858.0899999999" calcext:value-type="currency">
            <text:p>95.858,0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2947216.45" calcext:value-type="currency">
            <text:p>2.947.216,45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377245.21" calcext:value-type="currency">
            <text:p>377.245,21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369408" calcext:value-type="currency">
            <text:p>369.408,0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122470.48" calcext:value-type="currency">
            <text:p>122.470,4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243905.87" calcext:value-type="currency">
            <text:p>243.905,87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1086.4" calcext:value-type="currency">
            <text:p>1.086,4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120176.96" calcext:value-type="currency">
            <text:p>120.176,96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652458.09" calcext:value-type="currency">
            <text:p>652.458,09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144777.92" calcext:value-type="currency">
            <text:p>144.777,92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518455.08" calcext:value-type="currency">
            <text:p>518.455,0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620451.04" calcext:value-type="currency">
            <text:p>620.451,04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09/03/2008</text:p>
          </table:table-cell>
          <table:table-cell office:value-type="currency" office:currency="EUR" office:value="68021.75" calcext:value-type="currency">
            <text:p>68.021,75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714582.38" calcext:value-type="currency">
            <text:p>714.582,3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606551.42" calcext:value-type="currency">
            <text:p>606.551,42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690344.05" calcext:value-type="currency">
            <text:p>690.344,05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3724493.88" calcext:value-type="currency">
            <text:p>3.724.493,8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565083.51" calcext:value-type="currency">
            <text:p>565.083,51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144777.92" calcext:value-type="currency">
            <text:p>144.777,92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672600" calcext:value-type="currency">
            <text:p>672.600,0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903169.71" calcext:value-type="currency">
            <text:p>903.169,71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269164.24" calcext:value-type="currency">
            <text:p>269.164,24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1917.08" calcext:value-type="currency">
            <text:p>1.917,0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194981.08" calcext:value-type="currency">
            <text:p>194.981,0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1861499.04" calcext:value-type="currency">
            <text:p>1.861.499,04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66371.34" calcext:value-type="currency">
            <text:p>66.371,34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2903044.64" calcext:value-type="currency">
            <text:p>2.903.044,64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142254.99" calcext:value-type="currency">
            <text:p>142.254,99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3957257.81" calcext:value-type="currency">
            <text:p>3.957.257,81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2027607.27" calcext:value-type="currency">
            <text:p>2.027.607,27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127436.72" calcext:value-type="currency">
            <text:p>127.436,72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918772.2" calcext:value-type="currency">
            <text:p>918.772,2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4778012.32" calcext:value-type="currency">
            <text:p>4.778.012,32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2645484.52" calcext:value-type="currency">
            <text:p>2.645.484,52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09/03/2008</text:p>
          </table:table-cell>
          <table:table-cell office:value-type="currency" office:currency="EUR" office:value="230252.5" calcext:value-type="currency">
            <text:p>230.252,5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<text:s/>de Cataluña 28/11/2010</text:p>
          </table:table-cell>
          <table:table-cell office:value-type="currency" office:currency="EUR" office:value="765198.41" calcext:value-type="currency">
            <text:p>765.198,41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270" calcext:value-type="currency">
            <text:p>270,0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13463.71" calcext:value-type="currency">
            <text:p>13.463,71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12310369.93" calcext:value-type="currency">
            <text:p>12.310.369,93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ntesa Catalana de Progrè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543486.96" calcext:value-type="currency">
            <text:p>543.486,96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ntesa Catalana de Progrè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09/03/2008</text:p>
          </table:table-cell>
          <table:table-cell office:value-type="currency" office:currency="EUR" office:value="576400.91" calcext:value-type="currency">
            <text:p>576.400,91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989699.41" calcext:value-type="currency">
            <text:p>989.699,41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2213516.68" calcext:value-type="currency">
            <text:p>2.213.516,6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1398862.31" calcext:value-type="currency">
            <text:p>1.398.862,31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09/03/2008</text:p>
          </table:table-cell>
          <table:table-cell office:value-type="currency" office:currency="EUR" office:value="125057.55" calcext:value-type="currency">
            <text:p>125.057,55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<text:s/>de Cataluña 28/11/2010</text:p>
          </table:table-cell>
          <table:table-cell office:value-type="currency" office:currency="EUR" office:value="506830.5" calcext:value-type="currency">
            <text:p>506.830,5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994904.56" calcext:value-type="currency">
            <text:p>994.904,56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2412" calcext:value-type="currency">
            <text:p>2.412,0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106429.72" calcext:value-type="currency">
            <text:p>106.429,72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615623.08" calcext:value-type="currency">
            <text:p>615.623,0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180149.77" calcext:value-type="currency">
            <text:p>180.149,77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37111.32" calcext:value-type="currency">
            <text:p>37.111,32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774557.81" calcext:value-type="currency">
            <text:p>774.557,81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251500.82" calcext:value-type="currency">
            <text:p>251.500,82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380831.69" calcext:value-type="currency">
            <text:p>380.831,69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40259.59" calcext:value-type="currency">
            <text:p>40.259,59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39820.31" calcext:value-type="currency">
            <text:p>39.820,31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131684.18" calcext:value-type="currency">
            <text:p>131.684,1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110026.93" calcext:value-type="currency">
            <text:p>110.026,93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314389.37" calcext:value-type="currency">
            <text:p>314.389,37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227667.85" calcext:value-type="currency">
            <text:p>227.667,85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2045.64" calcext:value-type="currency">
            <text:p>2.045,64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140115.66" calcext:value-type="currency">
            <text:p>140.115,66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2572271.1" calcext:value-type="currency">
            <text:p>2.572.271,1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391948.15" calcext:value-type="currency">
            <text:p>391.948,15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2880" calcext:value-type="currency">
            <text:p>2.880,0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171400.3" calcext:value-type="currency">
            <text:p>171.400,3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1164755.64" calcext:value-type="currency">
            <text:p>1.164.755,64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Grupo Mixt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496821.96" calcext:value-type="currency">
            <text:p>496.821,96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Grupo Senadores Nacionalista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286280.92" calcext:value-type="currency">
            <text:p>286.280,92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503832.38" calcext:value-type="currency">
            <text:p>503.832,3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1415202.48" calcext:value-type="currency">
            <text:p>1.415.202,4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1369369.1" calcext:value-type="currency">
            <text:p>1.369.369,1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09/03/2008</text:p>
          </table:table-cell>
          <table:table-cell office:value-type="currency" office:currency="EUR" office:value="47415.86" calcext:value-type="currency">
            <text:p>47.415,86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<text:s/>de Cataluña 28/11/2010</text:p>
          </table:table-cell>
          <table:table-cell office:value-type="currency" office:currency="EUR" office:value="428996.94" calcext:value-type="currency">
            <text:p>428.996,94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298114.88" calcext:value-type="currency">
            <text:p>298.114,8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656993.05" calcext:value-type="currency">
            <text:p>656.993,05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14171343.5" calcext:value-type="currency">
            <text:p>14.171.343,5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1893923.32" calcext:value-type="currency">
            <text:p>1.893.923,32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211120.29" calcext:value-type="currency">
            <text:p>211.120,29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3201915.36" calcext:value-type="currency">
            <text:p>3.201.915,36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3997806.87" calcext:value-type="currency">
            <text:p>3.997.806,87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09/03/2008</text:p>
          </table:table-cell>
          <table:table-cell office:value-type="currency" office:currency="EUR" office:value="562863.71" calcext:value-type="currency">
            <text:p>562.863,71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2183801.53" calcext:value-type="currency">
            <text:p>2.183.801,53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162712.99" calcext:value-type="currency">
            <text:p>162.712,99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579487.59" calcext:value-type="currency">
            <text:p>579.487,59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14276381.19" calcext:value-type="currency">
            <text:p>14.276.381,19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225120.52" calcext:value-type="currency">
            <text:p>225.120,52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72388.92" calcext:value-type="currency">
            <text:p>72.388,92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637824" calcext:value-type="currency">
            <text:p>637.824,0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44570.51" calcext:value-type="currency">
            <text:p>44.570,51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1973.9" calcext:value-type="currency">
            <text:p>1.973,9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5347395.66" calcext:value-type="currency">
            <text:p>5.347.395,66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465152.28" calcext:value-type="currency">
            <text:p>465.152,2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3100760.22" calcext:value-type="currency">
            <text:p>3.100.760,22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 2</text:p>
          </table:table-cell>
          <table:table-cell office:value-type="currency" office:currency="EUR" office:value="5335.59" calcext:value-type="currency">
            <text:p>5.335,59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09/03/2008</text:p>
          </table:table-cell>
          <table:table-cell office:value-type="currency" office:currency="EUR" office:value="9243.84" calcext:value-type="currency">
            <text:p>9.243,84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Cataluña 28/11/2010</text:p>
          </table:table-cell>
          <table:table-cell office:value-type="currency" office:currency="EUR" office:value="33078.44" calcext:value-type="currency">
            <text:p>33.078,44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154724.88" calcext:value-type="currency">
            <text:p>154.724,8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23591" calcext:value-type="currency">
            <text:p>23.591,0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310425.24" calcext:value-type="currency">
            <text:p>310.425,24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489897.84" calcext:value-type="currency">
            <text:p>489.897,84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1193414.78" calcext:value-type="currency">
            <text:p>1.193.414,7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2837336.22" calcext:value-type="currency">
            <text:p>2.837.336,22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485937.48" calcext:value-type="currency">
            <text:p>485.937,4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1344417.49" calcext:value-type="currency">
            <text:p>1.344.417,49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2671982.66" calcext:value-type="currency">
            <text:p>2.671.982,66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09/03/2008</text:p>
          </table:table-cell>
          <table:table-cell office:value-type="currency" office:currency="EUR" office:value="87289.99" calcext:value-type="currency">
            <text:p>87.289,99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2236866.17" calcext:value-type="currency">
            <text:p>2.236.866,17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37245.62" calcext:value-type="currency">
            <text:p>37.245,62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5497493.15" calcext:value-type="currency">
            <text:p>5.497.493,15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28588068.21" calcext:value-type="currency">
            <text:p>28.588.068,21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35739905.46" calcext:value-type="currency">
            <text:p>35.739.905,46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2834525.48" calcext:value-type="currency">
            <text:p>2.834.525,4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6564211.88" calcext:value-type="currency">
            <text:p>6.564.211,8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21962842.6" calcext:value-type="currency">
            <text:p>21.962.842,6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17518460.14" calcext:value-type="currency">
            <text:p>17.518.460,14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09/03/2008</text:p>
          </table:table-cell>
          <table:table-cell office:value-type="currency" office:currency="EUR" office:value="3080082.64" calcext:value-type="currency">
            <text:p>3.080.082,64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<text:s/>de Cataluña 28/11/2010</text:p>
          </table:table-cell>
          <table:table-cell office:value-type="currency" office:currency="EUR" office:value="447007.38" calcext:value-type="currency">
            <text:p>447.007,3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11265509.89" calcext:value-type="currency">
            <text:p>11.265.509,89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537679.1" calcext:value-type="currency">
            <text:p>537.679,1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1350063.43" calcext:value-type="currency">
            <text:p>1.350.063,43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54259417.05" calcext:value-type="currency">
            <text:p>54.259.417,05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33831136.9" calcext:value-type="currency">
            <text:p>33.831.136,9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3458987.91" calcext:value-type="currency">
            <text:p>3.458.987,91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6509214.09" calcext:value-type="currency">
            <text:p>6.509.214,09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19908246.46" calcext:value-type="currency">
            <text:p>19.908.246,46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17834171.96" calcext:value-type="currency">
            <text:p>17.834.171,96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09/03/2008</text:p>
          </table:table-cell>
          <table:table-cell office:value-type="currency" office:currency="EUR" office:value="1933313.35" calcext:value-type="currency">
            <text:p>1.933.313,35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16384495.37" calcext:value-type="currency">
            <text:p>16.384.495,37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3030914.83" calcext:value-type="currency">
            <text:p>3.030.914,83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3455152.82" calcext:value-type="currency">
            <text:p>3.455.152,82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56853117.14" calcext:value-type="currency">
            <text:p>56.853.117,14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5927514.22" calcext:value-type="currency">
            <text:p>5.927.514,22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3673693.76" calcext:value-type="currency">
            <text:p>3.673.693,76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4130226.07" calcext:value-type="currency">
            <text:p>4.130.226,07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09/03/2008</text:p>
          </table:table-cell>
          <table:table-cell office:value-type="currency" office:currency="EUR" office:value="542699.34" calcext:value-type="currency">
            <text:p>542.699,34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<text:s/>de Cataluña 28/11/2010</text:p>
          </table:table-cell>
          <table:table-cell office:value-type="currency" office:currency="EUR" office:value="671308.6" calcext:value-type="currency">
            <text:p>671.308,6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1167830.39" calcext:value-type="currency">
            <text:p>1.167.830,39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1722971.67" calcext:value-type="currency">
            <text:p>1.722.971,67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305192" calcext:value-type="currency">
            <text:p>305.192,0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11389467.24" calcext:value-type="currency">
            <text:p>11.389.467,24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620499.71" calcext:value-type="currency">
            <text:p>620.499,71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30059.79" calcext:value-type="currency">
            <text:p>30.059,79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85650" calcext:value-type="currency">
            <text:p>85.650,0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709000" calcext:value-type="currency">
            <text:p>709.000,0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415670.69" calcext:value-type="currency">
            <text:p>415.670,69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14110547.27" calcext:value-type="currency">
            <text:p>14.110.547,27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469283.52" calcext:value-type="currency">
            <text:p>469.283,52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72388.96" calcext:value-type="currency">
            <text:p>72.388,96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1060128" calcext:value-type="currency">
            <text:p>1.060.128,0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66614.14" calcext:value-type="currency">
            <text:p>66.614,14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09/03/2008</text:p>
          </table:table-cell>
          <table:table-cell office:value-type="currency" office:currency="EUR" office:value="60924.3" calcext:value-type="currency">
            <text:p>60.924,3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72721" calcext:value-type="currency">
            <text:p>72.721,0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53522.78" calcext:value-type="currency">
            <text:p>53.522,7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293836.64" calcext:value-type="currency">
            <text:p>293.836,64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786692.42" calcext:value-type="currency">
            <text:p>786.692,42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53415.41" calcext:value-type="currency">
            <text:p>53.415,41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72388.96" calcext:value-type="currency">
            <text:p>72.388,96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110631.96" calcext:value-type="currency">
            <text:p>110.631,96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09/03/2008</text:p>
          </table:table-cell>
          <table:table-cell office:value-type="currency" office:currency="EUR" office:value="23849.31" calcext:value-type="currency">
            <text:p>23.849,31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1004875.5" calcext:value-type="currency">
            <text:p>1.004.875,5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42150" calcext:value-type="currency">
            <text:p>42.150,0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111400.08" calcext:value-type="currency">
            <text:p>111.400,0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303236.82" calcext:value-type="currency">
            <text:p>303.236,82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370987.48" calcext:value-type="currency">
            <text:p>370.987,48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289522.59" calcext:value-type="currency">
            <text:p>289.522,59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235832.26" calcext:value-type="currency">
            <text:p>235.832,26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</text:p>
          </table:table-cell>
          <table:table-cell office:value-type="currency" office:currency="EUR" office:value="16239.28" calcext:value-type="currency">
            <text:p>16.239,28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Vasco 01/03/2009</text:p>
          </table:table-cell>
          <table:table-cell office:value-type="currency" office:currency="EUR" office:value="500619.54" calcext:value-type="currency">
            <text:p>500.619,54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357526.34" calcext:value-type="currency">
            <text:p>357.526,34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3000" calcext:value-type="currency">
            <text:p>3.000,0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5120.04" calcext:value-type="currency">
            <text:p>5.120,04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212535.44" calcext:value-type="currency">
            <text:p>212.535,44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653765.64" calcext:value-type="currency">
            <text:p>653.765,64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142308.83" calcext:value-type="currency">
            <text:p>142.308,83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523966.11" calcext:value-type="currency">
            <text:p>523.966,11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629796.38" calcext:value-type="currency">
            <text:p>629.796,38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</text:p>
          </table:table-cell>
          <table:table-cell office:value-type="currency" office:currency="EUR" office:value="81961.95" calcext:value-type="currency">
            <text:p>81.961,95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Galicia 01/03/2009</text:p>
          </table:table-cell>
          <table:table-cell office:value-type="currency" office:currency="EUR" office:value="957531.76" calcext:value-type="currency">
            <text:p>957.531,76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685591.44" calcext:value-type="currency">
            <text:p>685.591,44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305230.45" calcext:value-type="currency">
            <text:p>305.230,45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942409.25" calcext:value-type="currency">
            <text:p>942.409,25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4329687.38" calcext:value-type="currency">
            <text:p>4.329.687,38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566215.96" calcext:value-type="currency">
            <text:p>566.215,96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142308.83" calcext:value-type="currency">
            <text:p>142.308,83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672600" calcext:value-type="currency">
            <text:p>672.600,0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646111.83" calcext:value-type="currency">
            <text:p>646.111,83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</text:p>
          </table:table-cell>
          <table:table-cell office:value-type="currency" office:currency="EUR" office:value="157800.55" calcext:value-type="currency">
            <text:p>157.800,55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281684.25" calcext:value-type="currency">
            <text:p>281.684,25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60000" calcext:value-type="currency">
            <text:p>60.000,0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1253.93" calcext:value-type="currency">
            <text:p>1.253,93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531044.17" calcext:value-type="currency">
            <text:p>531.044,17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1243486.34" calcext:value-type="currency">
            <text:p>1.243.486,34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137879.44" calcext:value-type="currency">
            <text:p>137.879,44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2535913.87" calcext:value-type="currency">
            <text:p>2.535.913,87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387500" calcext:value-type="currency">
            <text:p>387.500,0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2873853.7" calcext:value-type="currency">
            <text:p>2.873.853,7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2551323.36" calcext:value-type="currency">
            <text:p>2.551.323,36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956683.08" calcext:value-type="currency">
            <text:p>956.683,08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917070.12" calcext:value-type="currency">
            <text:p>917.070,12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5897747.8" calcext:value-type="currency">
            <text:p>5.897.747,8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2711757.51" calcext:value-type="currency">
            <text:p>2.711.757,51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<text:s/>de Cataluña 01/11/2006</text:p>
          </table:table-cell>
          <table:table-cell office:value-type="currency" office:currency="EUR" office:value="255066.14" calcext:value-type="currency">
            <text:p>255.066,14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</text:p>
          </table:table-cell>
          <table:table-cell office:value-type="currency" office:currency="EUR" office:value="218240.11" calcext:value-type="currency">
            <text:p>218.240,11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3400" calcext:value-type="currency">
            <text:p>3.400,0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55999.79" calcext:value-type="currency">
            <text:p>55.999,79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12467433.84" calcext:value-type="currency">
            <text:p>12.467.433,84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ntesa Catalana de Progrè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543486.96" calcext:value-type="currency">
            <text:p>543.486,96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ntesa Catalana de Progrè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</text:p>
          </table:table-cell>
          <table:table-cell office:value-type="currency" office:currency="EUR" office:value="94.13" calcext:value-type="currency">
            <text:p>94,13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991682.81" calcext:value-type="currency">
            <text:p>991.682,81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2818186" calcext:value-type="currency">
            <text:p>2.818.186,0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1484914.58" calcext:value-type="currency">
            <text:p>1.484.914,58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<text:s/>de Cataluña 01/11/2006</text:p>
          </table:table-cell>
          <table:table-cell office:value-type="currency" office:currency="EUR" office:value="168943.5" calcext:value-type="currency">
            <text:p>168.943,5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</text:p>
          </table:table-cell>
          <table:table-cell office:value-type="currency" office:currency="EUR" office:value="127105.45" calcext:value-type="currency">
            <text:p>127.105,45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1135665.14" calcext:value-type="currency">
            <text:p>1.135.665,14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308" calcext:value-type="currency">
            <text:p>308,0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118243.07" calcext:value-type="currency">
            <text:p>118.243,07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1070066.6" calcext:value-type="currency">
            <text:p>1.070.066,6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182754.56" calcext:value-type="currency">
            <text:p>182.754,56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4507.5" calcext:value-type="currency">
            <text:p>4.507,5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44645.43" calcext:value-type="currency">
            <text:p>44.645,43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380936.74" calcext:value-type="currency">
            <text:p>380.936,74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279445.36" calcext:value-type="currency">
            <text:p>279.445,36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382704.84" calcext:value-type="currency">
            <text:p>382.704,84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38215.75" calcext:value-type="currency">
            <text:p>38.215,75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59174.53" calcext:value-type="currency">
            <text:p>59.174,53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277377.15" calcext:value-type="currency">
            <text:p>277.377,15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169193.99" calcext:value-type="currency">
            <text:p>169.193,99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493391" calcext:value-type="currency">
            <text:p>493.391,0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</text:p>
          </table:table-cell>
          <table:table-cell office:value-type="currency" office:currency="EUR" office:value="46862.4" calcext:value-type="currency">
            <text:p>46.862,4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Vasco 01/03/2009</text:p>
          </table:table-cell>
          <table:table-cell office:value-type="currency" office:currency="EUR" office:value="200586.59" calcext:value-type="currency">
            <text:p>200.586,59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504188.4" calcext:value-type="currency">
            <text:p>504.188,4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182712.73" calcext:value-type="currency">
            <text:p>182.712,73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2745500.46" calcext:value-type="currency">
            <text:p>2.745.500,46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546006.37" calcext:value-type="currency">
            <text:p>546.006,37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100628.32" calcext:value-type="currency">
            <text:p>100.628,32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1270192.6" calcext:value-type="currency">
            <text:p>1.270.192,6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Grupo Mixt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517733.22" calcext:value-type="currency">
            <text:p>517.733,22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Grupo Senadores Nacionalista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287105.67" calcext:value-type="currency">
            <text:p>287.105,67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504842.08" calcext:value-type="currency">
            <text:p>504.842,08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1777063.4" calcext:value-type="currency">
            <text:p>1.777.063,4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1458711.43" calcext:value-type="currency">
            <text:p>1.458.711,43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<text:s/>de Cataluña 01/11/2006</text:p>
          </table:table-cell>
          <table:table-cell office:value-type="currency" office:currency="EUR" office:value="142998.98" calcext:value-type="currency">
            <text:p>142.998,98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</text:p>
          </table:table-cell>
          <table:table-cell office:value-type="currency" office:currency="EUR" office:value="26023.14" calcext:value-type="currency">
            <text:p>26.023,14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251637" calcext:value-type="currency">
            <text:p>251.637,0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632542.48" calcext:value-type="currency">
            <text:p>632.542,48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11268423.72" calcext:value-type="currency">
            <text:p>11.268.423,72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1897718.82" calcext:value-type="currency">
            <text:p>1.897.718,82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236672.32" calcext:value-type="currency">
            <text:p>236.672,32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3151974.93" calcext:value-type="currency">
            <text:p>3.151.974,93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3842141.35" calcext:value-type="currency">
            <text:p>3.842.141,35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</text:p>
          </table:table-cell>
          <table:table-cell office:value-type="currency" office:currency="EUR" office:value="414738.42" calcext:value-type="currency">
            <text:p>414.738,42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Andalucía 09/03/2008</text:p>
          </table:table-cell>
          <table:table-cell office:value-type="currency" office:currency="EUR" office:value="750676.63" calcext:value-type="currency">
            <text:p>750.676,63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Vasco 01/03/2009</text:p>
          </table:table-cell>
          <table:table-cell office:value-type="currency" office:currency="EUR" office:value="194861.73" calcext:value-type="currency">
            <text:p>194.861,73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2238691.92" calcext:value-type="currency">
            <text:p>2.238.691,92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170789.54" calcext:value-type="currency">
            <text:p>170.789,54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862651.38" calcext:value-type="currency">
            <text:p>862.651,38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15076134.82" calcext:value-type="currency">
            <text:p>15.076.134,82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- Iniciativa per Catalunya Verds - Esquerra Unidad i Alternativa - Blouqe por Asturies: La Izquier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Europeo 07/06/2009</text:p>
          </table:table-cell>
          <table:table-cell office:value-type="currency" office:currency="EUR" office:value="1830590.63" calcext:value-type="currency">
            <text:p>1.830.590,63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225571.67" calcext:value-type="currency">
            <text:p>225.571,67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71154.41" calcext:value-type="currency">
            <text:p>71.154,41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613344" calcext:value-type="currency">
            <text:p>613.344,0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45368.44" calcext:value-type="currency">
            <text:p>45.368,44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</text:p>
          </table:table-cell>
          <table:table-cell office:value-type="currency" office:currency="EUR" office:value="22038.95" calcext:value-type="currency">
            <text:p>22.038,95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400" calcext:value-type="currency">
            <text:p>400,0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3909.67" calcext:value-type="currency">
            <text:p>3.909,67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5284213.27" calcext:value-type="currency">
            <text:p>5.284.213,27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463761" calcext:value-type="currency">
            <text:p>463.761,0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3452727.61" calcext:value-type="currency">
            <text:p>3.452.727,61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<text:s/>de Cataluña 01/11/2006</text:p>
          </table:table-cell>
          <table:table-cell office:value-type="currency" office:currency="EUR" office:value="22008.1" calcext:value-type="currency">
            <text:p>22.008,1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</text:p>
          </table:table-cell>
          <table:table-cell office:value-type="currency" office:currency="EUR" office:value="413443.35" calcext:value-type="currency">
            <text:p>413.443,35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Europeo 07/06/2009</text:p>
          </table:table-cell>
          <table:table-cell office:value-type="currency" office:currency="EUR" office:value="3269323.28" calcext:value-type="currency">
            <text:p>3.269.323,28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88488.12" calcext:value-type="currency">
            <text:p>88.488,12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18698.63" calcext:value-type="currency">
            <text:p>18.698,63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354595.22" calcext:value-type="currency">
            <text:p>354.595,22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370881.74" calcext:value-type="currency">
            <text:p>370.881,74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1195806.42" calcext:value-type="currency">
            <text:p>1.195.806,42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2722676.56" calcext:value-type="currency">
            <text:p>2.722.676,56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484484.04" calcext:value-type="currency">
            <text:p>484.484,04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1122209.31" calcext:value-type="currency">
            <text:p>1.122.209,31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2760941.04" calcext:value-type="currency">
            <text:p>2.760.941,04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</text:p>
          </table:table-cell>
          <table:table-cell office:value-type="currency" office:currency="EUR" office:value="61236.63" calcext:value-type="currency">
            <text:p>61.236,63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Vasco 01/03/2009</text:p>
          </table:table-cell>
          <table:table-cell office:value-type="currency" office:currency="EUR" office:value="1561643.66" calcext:value-type="currency">
            <text:p>1.561.643,66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1970215.87" calcext:value-type="currency">
            <text:p>1.970.215,87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20000" calcext:value-type="currency">
            <text:p>20.000,0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2654287.32" calcext:value-type="currency">
            <text:p>2.654.287,32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25953311.29" calcext:value-type="currency">
            <text:p>25.953.311,29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35811529.68" calcext:value-type="currency">
            <text:p>35.811.529,68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3090225.01" calcext:value-type="currency">
            <text:p>3.090.225,01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6548949" calcext:value-type="currency">
            <text:p>6.548.949,0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22833601.2" calcext:value-type="currency">
            <text:p>22.833.601,2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17438235.78" calcext:value-type="currency">
            <text:p>17.438.235,78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<text:s/>de Cataluña 01/11/2006</text:p>
          </table:table-cell>
          <table:table-cell office:value-type="currency" office:currency="EUR" office:value="148734.18" calcext:value-type="currency">
            <text:p>148.734,18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</text:p>
          </table:table-cell>
          <table:table-cell office:value-type="currency" office:currency="EUR" office:value="2291173.06" calcext:value-type="currency">
            <text:p>2.291.173,06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Andalucía 09/03/2008</text:p>
          </table:table-cell>
          <table:table-cell office:value-type="currency" office:currency="EUR" office:value="397664.01" calcext:value-type="currency">
            <text:p>397.664,01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Galicia 01/03/2009</text:p>
          </table:table-cell>
          <table:table-cell office:value-type="currency" office:currency="EUR" office:value="1652185.53" calcext:value-type="currency">
            <text:p>1.652.185,53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Vasco 01/03/2009</text:p>
          </table:table-cell>
          <table:table-cell office:value-type="currency" office:currency="EUR" office:value="944518" calcext:value-type="currency">
            <text:p>944.518,0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Europeo 07/06/2009</text:p>
          </table:table-cell>
          <table:table-cell office:value-type="currency" office:currency="EUR" office:value="11847753.45" calcext:value-type="currency">
            <text:p>11.847.753,45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10732993.79" calcext:value-type="currency">
            <text:p>10.732.993,79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679820.18" calcext:value-type="currency">
            <text:p>679.820,18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1419412.06" calcext:value-type="currency">
            <text:p>1.419.412,06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63662694.39" calcext:value-type="currency">
            <text:p>63.662.694,39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33898935.87" calcext:value-type="currency">
            <text:p>33.898.935,87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3523065.9" calcext:value-type="currency">
            <text:p>3.523.065,9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6480569.49" calcext:value-type="currency">
            <text:p>6.480.569,49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20194874.41" calcext:value-type="currency">
            <text:p>20.194.874,41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17095716.68" calcext:value-type="currency">
            <text:p>17.095.716,68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</text:p>
          </table:table-cell>
          <table:table-cell office:value-type="currency" office:currency="EUR" office:value="1486366.66" calcext:value-type="currency">
            <text:p>1.486.366,66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Andalucía 09/03/2008</text:p>
          </table:table-cell>
          <table:table-cell office:value-type="currency" office:currency="EUR" office:value="398973.69" calcext:value-type="currency">
            <text:p>398.973,69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Galicia 01/03/2009</text:p>
          </table:table-cell>
          <table:table-cell office:value-type="currency" office:currency="EUR" office:value="1253365.25" calcext:value-type="currency">
            <text:p>1.253.365,25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Vasco 01/03/2009</text:p>
          </table:table-cell>
          <table:table-cell office:value-type="currency" office:currency="EUR" office:value="1388264.24" calcext:value-type="currency">
            <text:p>1.388.264,24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Europeo 07/06/2009</text:p>
          </table:table-cell>
          <table:table-cell office:value-type="currency" office:currency="EUR" office:value="11311226.92" calcext:value-type="currency">
            <text:p>11.311.226,92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17900436.31" calcext:value-type="currency">
            <text:p>17.900.436,31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2560532.94" calcext:value-type="currency">
            <text:p>2.560.532,94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7000179.15" calcext:value-type="currency">
            <text:p>7.000.179,15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71516757.75" calcext:value-type="currency">
            <text:p>71.516.757,75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5939393.21" calcext:value-type="currency">
            <text:p>5.939.393,21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4631754.4" calcext:value-type="currency">
            <text:p>4.631.754,4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4231638.45" calcext:value-type="currency">
            <text:p>4.231.638,45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<text:s/>de Cataluña 01/11/2006</text:p>
          </table:table-cell>
          <table:table-cell office:value-type="currency" office:currency="EUR" office:value="212507.46" calcext:value-type="currency">
            <text:p>212.507,46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</text:p>
          </table:table-cell>
          <table:table-cell office:value-type="currency" office:currency="EUR" office:value="389370.54" calcext:value-type="currency">
            <text:p>389.370,54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1223399.84" calcext:value-type="currency">
            <text:p>1.223.399,84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1727923.26" calcext:value-type="currency">
            <text:p>1.727.923,26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362010.03" calcext:value-type="currency">
            <text:p>362.010,03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9603088.94" calcext:value-type="currency">
            <text:p>9.603.088,94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414495.45" calcext:value-type="currency">
            <text:p>414.495,45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41423.18" calcext:value-type="currency">
            <text:p>41.423,18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89750" calcext:value-type="currency">
            <text:p>89.750,0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236500" calcext:value-type="currency">
            <text:p>236.500,0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194401.63" calcext:value-type="currency">
            <text:p>194.401,63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13602518.27" calcext:value-type="currency">
            <text:p>13.602.518,27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470223.98" calcext:value-type="currency">
            <text:p>470.223,98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80907.29" calcext:value-type="currency">
            <text:p>80.907,29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1018510.43" calcext:value-type="currency">
            <text:p>1.018.510,43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office:value-type="currency" office:currency="EUR" office:value="71007.63" calcext:value-type="currency">
            <text:p>71.007,63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</text:p>
          </table:table-cell>
          <table:table-cell office:value-type="currency" office:currency="EUR" office:value="22210.07" calcext:value-type="currency">
            <text:p>22.210,07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79678" calcext:value-type="currency">
            <text:p>79.678,0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62090.04" calcext:value-type="currency">
            <text:p>62.090,04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office:value-type="currency" office:currency="EUR" office:value="788268.99" calcext:value-type="currency">
            <text:p>788.268,99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office:value-type="currency" office:currency="EUR" office:value="50092.22" calcext:value-type="currency">
            <text:p>50.092,22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office:value-type="currency" office:currency="EUR" office:value="71154.41" calcext:value-type="currency">
            <text:p>71.154,41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office:value-type="currency" office:currency="EUR" office:value="82359.35" calcext:value-type="currency">
            <text:p>82.359,35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Vasco 01/03/2009</text:p>
          </table:table-cell>
          <table:table-cell office:value-type="currency" office:currency="EUR" office:value="100402.31" calcext:value-type="currency">
            <text:p>100.402,31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Europeo 07/06/2009</text:p>
          </table:table-cell>
          <table:table-cell office:value-type="currency" office:currency="EUR" office:value="715768.49" calcext:value-type="currency">
            <text:p>715.768,49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office:value-type="currency" office:currency="EUR" office:value="834347.01" calcext:value-type="currency">
            <text:p>834.347,01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office:value-type="currency" office:currency="EUR" office:value="36456" calcext:value-type="currency">
            <text:p>36.456,0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office:value-type="currency" office:currency="EUR" office:value="144356.28" calcext:value-type="currency">
            <text:p>144.356,28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office:value-type="currency" office:currency="EUR" office:value="119733.61" calcext:value-type="currency">
            <text:p>119.733,61 €</text:p>
          </table:table-cell>
          <table:table-cell table:number-columns-repeated="1017"/>
        </table:table-row>
        <table:table-row table:style-name="ro1">
          <table:table-cell/>
          <table:table-cell table:style-name="ce32" office:value-type="string" calcext:value-type="string">
            <text:p>Total</text:p>
          </table:table-cell>
          <table:table-cell table:number-columns-repeated="4"/>
          <table:table-cell table:formula="of:=SUM([.G2:.G805])" office:value-type="currency" office:currency="EUR" office:value="2364269690.54" calcext:value-type="currency">
            <text:p>2.364.269.690,54 €</text:p>
          </table:table-cell>
          <table:table-cell table:number-columns-repeated="1017"/>
        </table:table-row>
        <table:table-row table:style-name="ro1" table:number-rows-repeated="10477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publica_ordinario.A1:publica_ordinario.K113">
          <table:sort>
            <table:sort-by table:field-number="0" table:order="descending" table:data-type="automatic"/>
            <table:sort-by table:field-number="10" table:order="descending" table:data-type="automatic"/>
          </table:sort>
        </table:database-range>
        <table:database-range table:name="__Anonymous_Sheet_DB__1" table:target-range-address="publica_electoral.A1:publica_electoral.AC74">
          <table:sort>
            <table:sort-by table:field-number="0" table:order="descending" table:data-type="automatic"/>
            <table:sort-by table:field-number="28" table:order="descending" table:data-type="automatic"/>
          </table:sort>
        </table:database-range>
        <table:database-range table:name="__Anonymous_Sheet_DB__2" table:target-range-address="privada_ingresos.A1:privada_ingresos.I103">
          <table:sort>
            <table:sort-by table:field-number="0" table:order="descending" table:data-type="automatic"/>
            <table:sort-by table:field-number="8" table:order="descending" table:data-type="automatic"/>
          </table:sort>
        </table:database-range>
        <table:database-range table:name="__Anonymous_Sheet_DB__3" table:target-range-address="privada_creditos.A1:privada_creditos.F103">
          <table:sort>
            <table:sort-by table:field-number="0" table:order="descending" table:data-type="automatic"/>
            <table:sort-by table:field-number="5" table:order="descending" table:data-type="automatic"/>
          </table:sort>
        </table:database-range>
        <table:database-range table:name="__Anonymous_Sheet_DB__4" table:target-range-address="Integrado.A1:Integrado.AB269">
          <table:sort>
            <table:sort-by table:field-number="0" table:order="descending" table:data-type="automatic"/>
            <table:sort-by table:field-number="1" table:data-type="automatic"/>
          </table:sort>
        </table:database-range>
        <table:database-range table:name="__Anonymous_Sheet_DB__5" table:target-range-address="'Transposición y refinado'.A1:'Transposición y refinado'.G805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3">00/00/0000</text:date>, <text:time style:data-style-name="N2" text:time-value="00:25:06.1905717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. Ontañón</meta:initial-creator>
    <meta:creation-date>2013-11-19T12:09:35</meta:creation-date>
    <dc:date>2014-07-13T00:29:09.740477315</dc:date>
    <dc:creator>J. Ontañón</dc:creator>
    <meta:editing-duration>PT3H25M57S</meta:editing-duration>
    <meta:editing-cycles>69</meta:editing-cycles>
    <meta:generator>LibreOffice/4.2.4.2$Linux_x86 LibreOffice_project/420m0$Build-2</meta:generator>
    <meta:document-statistic meta:table-count="6" meta:cell-count="11949" meta:object-count="0"/>
  </office:meta>
</office:document-meta>
</file>